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4472c4" loext:decorative="false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4472c4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  <style:text-properties fo:color="#000000" loext:opacity="100%"/>
    </style:style>
    <style:style style:name="P9" style:family="paragraph">
      <loext:graphic-properties draw:fill="none"/>
      <style:paragraph-properties fo:text-align="start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/>
      <style:paragraph-properties fo:text-align="start"/>
      <style:text-properties fo:color="#000000" loext:opacity="100%" fo:font-size="13pt" style:font-size-asian="13pt" style:font-size-complex="13pt"/>
    </style:style>
    <style:style style:name="P11" style:family="paragraph">
      <loext:graphic-properties draw:fill="solid" draw:fill-color="#4472c4"/>
      <style:text-properties fo:color="#000000" loext:opacity="100%"/>
    </style:style>
    <style:style style:name="P12" style:family="paragraph">
      <loext:graphic-properties draw:fill="solid" draw:fill-color="#000000"/>
      <style:text-properties fo:color="#000000" loext:opacity="100%"/>
    </style:style>
    <style:style style:name="P13" style:family="paragraph">
      <loext:graphic-properties draw:fill="none"/>
      <style:paragraph-properties fo:text-align="start"/>
      <style:text-properties fo:color="#000000" loext:opacity="100%" fo:font-size="1pt" style:font-size-asian="1pt" style:font-size-complex="1pt"/>
    </style:style>
    <style:style style:name="P1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5" style:family="paragraph">
      <loext:graphic-properties draw:fill="none"/>
      <style:text-properties fo:font-size="19pt" style:font-size-asian="19pt" style:font-size-complex="19pt"/>
    </style:style>
    <style:style style:name="T1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3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/>
    </style:style>
    <style:style style:name="T4" style:family="text">
      <style:text-properties fo:color="#000000" loext:opacity="100%" style:font-name="TimesNewRoman" fo:font-size="13pt" fo:font-weight="normal" style:font-name-asian="TimesNewRoman" style:font-size-asian="13pt" style:font-weight-asian="normal" style:font-name-complex="TimesNewRoman" style:font-size-complex="13pt" style:font-weight-complex="normal"/>
    </style:style>
    <style:style style:name="T5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6" style:family="text">
      <style:text-properties fo:color="#000000" loext:opacity="100%" style:font-name="TimesNewRoman" fo:font-size="13pt" fo:font-weight="bold" style:font-name-asian="TimesNewRoman" style:font-size-asian="13pt" style:font-weight-asian="bold" style:font-name-complex="TimesNewRoman" style:font-size-complex="13pt" style:font-weight-complex="bold"/>
    </style:style>
    <style:style style:name="T7" style:family="text">
      <style:text-properties fo:color="#000000" loext:opacity="100%" style:font-name="TimesNewRoman"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8" style:family="text">
      <style:text-properties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0" style:family="text">
      <style:text-properties style:font-name="TimesNewRoman" fo:font-size="13pt" fo:font-weight="bold" style:font-name-asian="TimesNewRoman" style:font-size-asian="13pt" style:font-weight-asian="bold" style:font-name-complex="TimesNewRoman" style:font-size-complex="13pt" style:font-weight-complex="bold"/>
    </style:style>
    <style:style style:name="T11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TimesNewRoman" fo:font-size="13pt" fo:font-weight="normal" style:font-name-asian="TimesNewRoman" style:font-size-asian="13pt" style:font-weight-asian="normal" style:font-name-complex="TimesNewRoman" style:font-size-complex="13pt" style:font-weight-complex="normal"/>
    </style:style>
    <style:style style:name="T13" style:family="text">
      <style:text-properties style:font-name="TimesNewRoman" fo:font-size="1pt" fo:font-weight="normal" style:font-name-asian="TimesNewRoman" style:font-size-asian="1pt" style:font-weight-asian="normal" style:font-name-complex="TimesNewRoman" style:font-size-complex="1pt" style:font-weight-complex="normal"/>
    </style:style>
    <style:style style:name="T14" style:family="text">
      <style:text-properties style:font-name="TimesNewRoman" fo:font-size="13pt" fo:font-style="italic" fo:font-weight="normal" style:font-name-asian="TimesNewRoman" style:font-size-asian="13pt" style:font-style-asian="italic" style:font-weight-asian="normal" style:font-name-complex="TimesNewRoman" style:font-size-complex="13pt" style:font-style-complex="italic" style:font-weight-complex="normal"/>
    </style:style>
    <style:style style:name="T15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6" style:family="text">
      <style:text-properties fo:color="#ff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7" style:family="text">
      <style:text-properties fo:color="#ff0000" loext:opacity="100%" style:font-name="TimesNewRoman" fo:font-size="13pt" fo:font-weight="normal" style:font-name-asian="TimesNewRoman" style:font-size-asian="13pt" style:font-weight-asian="normal" style:font-name-complex="TimesNewRoman" style:font-size-complex="13pt" style:font-weight-complex="normal"/>
    </style:style>
    <style:style style:name="T18" style:family="text">
      <style:text-properties fo:color="#000000" loext:opacity="100%" style:font-name="TimesNewRoman" fo:font-size="13pt" fo:font-style="italic" fo:font-weight="normal" style:font-name-asian="TimesNewRoman" style:font-size-asian="13pt" style:font-style-asian="italic" style:font-weight-asian="normal" style:font-name-complex="TimesNewRoman" style:font-size-complex="13pt" style:font-style-complex="italic" style:font-weight-complex="normal"/>
    </style:style>
    <style:style style:name="T19" style:family="text">
      <style:text-properties fo:color="#000000" loext:opacity="100%" style:font-name="TimesNewRoman" fo:font-size="6.90000009536743pt" fo:font-weight="normal" style:font-name-asian="TimesNewRoman" style:font-size-asian="6.90000009536743pt" style:font-weight-asian="normal" style:font-name-complex="TimesNewRoman" style:font-size-complex="6.90000009536743pt" style:font-weight-complex="normal"/>
    </style:style>
    <style:style style:name="T20" style:family="text">
      <style:text-properties fo:color="#000000" loext:opacity="100%" style:font-name="TimesNewRoman" fo:font-size="19pt" fo:font-weight="bold" style:font-name-asian="TimesNewRoman" style:font-size-asian="19pt" style:font-weight-asian="bold" style:font-name-complex="TimesNewRoman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635cm" svg:height="0.471cm" svg:x="9.26cm" svg:y="26.987cm">
          <draw:text-box>
            <text:p text:style-name="P1"><text:span text:style-name="T1">Trang </text:span><text:span text:style-name="T2">1 </text:span><text:span text:style-name="T1">/ </text:span><text:span text:style-name="T2">4 – Đề 101 </text:span></text:p>
          </draw:text-box>
        </draw:frame>
        <draw:frame draw:style-name="gr1" draw:text-style-name="P2" draw:layer="layout" svg:width="0.422cm" svg:height="0.471cm" svg:x="2.541cm" svg:y="27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738cm" svg:height="0.471cm" svg:x="2.431cm" svg:y="1.287cm">
          <draw:text-box>
            <text:p text:style-name="P1"><text:span text:style-name="T1">TRƯỜNG ĐẠI HỌC CÔNG NGHỆ THÔNG TIN </text:span></text:p>
          </draw:text-box>
        </draw:frame>
        <draw:frame draw:style-name="gr1" draw:text-style-name="P2" draw:layer="layout" svg:width="5.821cm" svg:height="0.471cm" svg:x="12.3cm" svg:y="1.287cm">
          <draw:text-box>
            <text:p text:style-name="P1"><text:span text:style-name="T1">ĐỀ THI GIỮA HK1 (2022-2023) </text:span></text:p>
          </draw:text-box>
        </draw:frame>
        <draw:frame draw:style-name="gr1" draw:text-style-name="P2" draw:layer="layout" svg:width="6.058cm" svg:height="0.471cm" svg:x="3.76cm" svg:y="1.773cm">
          <draw:text-box>
            <text:p text:style-name="P1"><text:span text:style-name="T2">KHOA KỸ THUẬT MÁY TÍNH </text:span></text:p>
          </draw:text-box>
        </draw:frame>
        <draw:frame draw:style-name="gr1" draw:text-style-name="P2" draw:layer="layout" svg:width="4.8cm" svg:height="0.471cm" svg:x="12.813cm" svg:y="1.773cm">
          <draw:text-box>
            <text:p text:style-name="P1"><text:span text:style-name="T2">KIẾN TRÚC MÁY TÍNH </text:span></text:p>
          </draw:text-box>
        </draw:frame>
        <draw:frame draw:style-name="gr1" draw:text-style-name="P2" draw:layer="layout" svg:width="0.919cm" svg:height="0.471cm" svg:x="6.33cm" svg:y="2.26cm">
          <draw:text-box>
            <text:p text:style-name="P1"><text:span text:style-name="T2">Đề 5 </text:span></text:p>
          </draw:text-box>
        </draw:frame>
        <draw:frame draw:style-name="gr1" draw:text-style-name="P2" draw:layer="layout" svg:width="3.259cm" svg:height="0.471cm" svg:x="13.583cm" svg:y="2.26cm">
          <draw:text-box>
            <text:p text:style-name="P1"><text:span text:style-name="T1">Thời gian: 65 phút </text:span></text:p>
          </draw:text-box>
        </draw:frame>
        <draw:frame draw:style-name="gr1" draw:text-style-name="P2" draw:layer="layout" svg:width="11.633cm" svg:height="0.471cm" svg:x="5.259cm" svg:y="2.748cm">
          <draw:text-box>
            <text:p text:style-name="P1"><text:span text:style-name="T1">(</text:span><text:span text:style-name="T3">Sinh viên không được sử dụng tài liệu. Làm bài trực tiếp trên đề</text:span><text:span text:style-name="T1">) </text:span></text:p>
          </draw:text-box>
        </draw:frame>
        <draw:polygon draw:style-name="gr2" draw:text-style-name="P3" draw:layer="layout" svg:width="0.818cm" svg:height="0.021cm" svg:x="2.167cm" svg:y="3.798cm" svg:viewBox="0 0 819 22" draw:points="0,0 819,0 819,22 0,22">
          <text:p/>
        </draw:polygon>
        <draw:frame draw:style-name="gr3" draw:text-style-name="P4" draw:layer="layout" svg:width="0.929cm" svg:height="0.505cm" svg:x="2.167cm" svg:y="3.34cm">
          <draw:text-box>
            <text:p text:style-name="P1"><text:span text:style-name="T4">STT </text:span></text:p>
          </draw:text-box>
        </draw:frame>
        <draw:frame draw:style-name="gr3" draw:text-style-name="P4" draw:layer="layout" svg:width="0.456cm" svg:height="0.505cm" svg:x="2.575cm" svg:y="3.86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145cm" svg:height="0.505cm" svg:x="2.057cm" svg:y="4.394cm">
          <draw:text-box>
            <text:p text:style-name="P1"><text:span text:style-name="T4">……. </text:span></text:p>
          </draw:text-box>
        </draw:frame>
        <draw:frame draw:style-name="gr3" draw:text-style-name="P4" draw:layer="layout" svg:width="9.907cm" svg:height="0.505cm" svg:x="3.65cm" svg:y="3.34cm">
          <draw:text-box>
            <text:p text:style-name="P1"><text:span text:style-name="T4">Họ và tên: …………………………………………… </text:span></text:p>
          </draw:text-box>
        </draw:frame>
        <draw:frame draw:style-name="gr3" draw:text-style-name="P4" draw:layer="layout" svg:width="9.947cm" svg:height="0.505cm" svg:x="3.633cm" svg:y="3.869cm">
          <draw:text-box>
            <text:p text:style-name="P1"><text:span text:style-name="T4">MSSV: ………………………………………………. </text:span></text:p>
          </draw:text-box>
        </draw:frame>
        <draw:frame draw:style-name="gr3" draw:text-style-name="P4" draw:layer="layout" svg:width="10.01cm" svg:height="0.505cm" svg:x="3.599cm" svg:y="4.394cm">
          <draw:text-box>
            <text:p text:style-name="P1"><text:span text:style-name="T4">Phòng thi: ……………………………………………. </text:span></text:p>
          </draw:text-box>
        </draw:frame>
        <draw:polygon draw:style-name="gr2" draw:text-style-name="P3" draw:layer="layout" svg:width="1.172cm" svg:height="0.021cm" svg:x="14.332cm" svg:y="3.798cm" svg:viewBox="0 0 1173 22" draw:points="0,0 1173,0 1173,22 0,22">
          <text:p/>
        </draw:polygon>
        <draw:frame draw:style-name="gr3" draw:text-style-name="P4" draw:layer="layout" svg:width="1.285cm" svg:height="0.505cm" svg:x="14.332cm" svg:y="3.34cm">
          <draw:text-box>
            <text:p text:style-name="P1"><text:span text:style-name="T4">ĐIỂM </text:span></text:p>
          </draw:text-box>
        </draw:frame>
        <draw:frame draw:style-name="gr3" draw:text-style-name="P4" draw:layer="layout" svg:width="0.456cm" svg:height="0.505cm" svg:x="14.921cm" svg:y="3.86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831cm" svg:height="0.505cm" svg:x="14.002cm" svg:y="4.394cm">
          <draw:text-box>
            <text:p text:style-name="P1"><text:span text:style-name="T4">…………</text:span></text:p>
          </draw:text-box>
        </draw:frame>
        <draw:polygon draw:style-name="gr2" draw:text-style-name="P3" draw:layer="layout" svg:width="1.833cm" svg:height="0.021cm" svg:x="14.002cm" svg:y="4.852cm" svg:viewBox="0 0 1834 22" draw:points="0,0 1834,0 1834,22 0,22">
          <text:p/>
        </draw:polygon>
        <draw:frame draw:style-name="gr1" draw:text-style-name="P2" draw:layer="layout" svg:width="0.422cm" svg:height="0.471cm" svg:x="15.835cm" svg:y="4.424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963cm" svg:height="0.017cm" svg:x="16.458cm" svg:y="3.709cm" svg:viewBox="0 0 2964 18" draw:points="0,0 2964,0 2964,18 0,18">
          <text:p/>
        </draw:polygon>
        <draw:polygon draw:style-name="gr2" draw:text-style-name="P3" draw:layer="layout" svg:width="0.017cm" svg:height="0.016cm" svg:x="1.778cm" svg:y="3.29cm" svg:viewBox="0 0 18 17" draw:points="0,0 18,0 18,17 0,17">
          <text:p/>
        </draw:polygon>
        <draw:polygon draw:style-name="gr2" draw:text-style-name="P3" draw:layer="layout" svg:width="0.017cm" svg:height="0.016cm" svg:x="1.778cm" svg:y="3.29cm" svg:viewBox="0 0 18 17" draw:points="0,0 18,0 18,17 0,17">
          <text:p/>
        </draw:polygon>
        <draw:polygon draw:style-name="gr2" draw:text-style-name="P3" draw:layer="layout" svg:width="1.568cm" svg:height="0.016cm" svg:x="1.794cm" svg:y="3.29cm" svg:viewBox="0 0 1569 17" draw:points="0,0 1569,0 1569,17 0,17">
          <text:p/>
        </draw:polygon>
        <draw:polygon draw:style-name="gr2" draw:text-style-name="P3" draw:layer="layout" svg:width="0.017cm" svg:height="0.016cm" svg:x="3.362cm" svg:y="3.29cm" svg:viewBox="0 0 18 17" draw:points="0,0 18,0 18,17 0,17">
          <text:p/>
        </draw:polygon>
        <draw:polygon draw:style-name="gr2" draw:text-style-name="P3" draw:layer="layout" svg:width="10.369cm" svg:height="0.016cm" svg:x="3.379cm" svg:y="3.29cm" svg:viewBox="0 0 10370 17" draw:points="0,0 10370,0 10370,17 0,17">
          <text:p/>
        </draw:polygon>
        <draw:polygon draw:style-name="gr2" draw:text-style-name="P3" draw:layer="layout" svg:width="0.017cm" svg:height="0.016cm" svg:x="13.748cm" svg:y="3.29cm" svg:viewBox="0 0 18 17" draw:points="0,0 18,0 18,17 0,17">
          <text:p/>
        </draw:polygon>
        <draw:polygon draw:style-name="gr2" draw:text-style-name="P3" draw:layer="layout" svg:width="2.311cm" svg:height="0.016cm" svg:x="13.765cm" svg:y="3.29cm" svg:viewBox="0 0 2312 17" draw:points="0,0 2312,0 2312,17 0,17">
          <text:p/>
        </draw:polygon>
        <draw:polygon draw:style-name="gr2" draw:text-style-name="P3" draw:layer="layout" svg:width="0.017cm" svg:height="0.016cm" svg:x="16.076cm" svg:y="3.29cm" svg:viewBox="0 0 18 17" draw:points="0,0 18,0 18,17 0,17">
          <text:p/>
        </draw:polygon>
        <draw:polygon draw:style-name="gr2" draw:text-style-name="P3" draw:layer="layout" svg:width="3.692cm" svg:height="0.016cm" svg:x="16.093cm" svg:y="3.29cm" svg:viewBox="0 0 3693 17" draw:points="0,0 3693,0 3693,17 0,17">
          <text:p/>
        </draw:polygon>
        <draw:polygon draw:style-name="gr2" draw:text-style-name="P3" draw:layer="layout" svg:width="0.017cm" svg:height="0.016cm" svg:x="19.785cm" svg:y="3.29cm" svg:viewBox="0 0 18 17" draw:points="0,0 18,0 18,17 0,17">
          <text:p/>
        </draw:polygon>
        <draw:polygon draw:style-name="gr2" draw:text-style-name="P3" draw:layer="layout" svg:width="0.017cm" svg:height="0.016cm" svg:x="19.785cm" svg:y="3.29cm" svg:viewBox="0 0 18 17" draw:points="0,0 18,0 18,17 0,17">
          <text:p/>
        </draw:polygon>
        <draw:polygon draw:style-name="gr2" draw:text-style-name="P3" draw:layer="layout" svg:width="0.017cm" svg:height="1.605cm" svg:x="1.778cm" svg:y="3.306cm" svg:viewBox="0 0 18 1606" draw:points="0,0 18,0 18,1606 0,1606">
          <text:p/>
        </draw:polygon>
        <draw:polygon draw:style-name="gr2" draw:text-style-name="P3" draw:layer="layout" svg:width="0.017cm" svg:height="0.017cm" svg:x="1.778cm" svg:y="4.911cm" svg:viewBox="0 0 18 18" draw:points="0,0 18,0 18,18 0,18">
          <text:p/>
        </draw:polygon>
        <draw:polygon draw:style-name="gr2" draw:text-style-name="P3" draw:layer="layout" svg:width="0.017cm" svg:height="0.017cm" svg:x="1.778cm" svg:y="4.911cm" svg:viewBox="0 0 18 18" draw:points="0,0 18,0 18,18 0,18">
          <text:p/>
        </draw:polygon>
        <draw:polygon draw:style-name="gr2" draw:text-style-name="P3" draw:layer="layout" svg:width="1.568cm" svg:height="0.017cm" svg:x="1.794cm" svg:y="4.911cm" svg:viewBox="0 0 1569 18" draw:points="0,0 1569,0 1569,18 0,18">
          <text:p/>
        </draw:polygon>
        <draw:polygon draw:style-name="gr2" draw:text-style-name="P3" draw:layer="layout" svg:width="0.017cm" svg:height="1.605cm" svg:x="3.362cm" svg:y="3.306cm" svg:viewBox="0 0 18 1606" draw:points="0,0 18,0 18,1606 0,1606">
          <text:p/>
        </draw:polygon>
        <draw:polygon draw:style-name="gr2" draw:text-style-name="P3" draw:layer="layout" svg:width="0.017cm" svg:height="0.017cm" svg:x="3.362cm" svg:y="4.911cm" svg:viewBox="0 0 18 18" draw:points="0,0 18,0 18,18 0,18">
          <text:p/>
        </draw:polygon>
        <draw:polygon draw:style-name="gr2" draw:text-style-name="P3" draw:layer="layout" svg:width="10.369cm" svg:height="0.017cm" svg:x="3.379cm" svg:y="4.911cm" svg:viewBox="0 0 10370 18" draw:points="0,0 10370,0 10370,18 0,18">
          <text:p/>
        </draw:polygon>
        <draw:polygon draw:style-name="gr2" draw:text-style-name="P3" draw:layer="layout" svg:width="0.017cm" svg:height="1.605cm" svg:x="13.748cm" svg:y="3.306cm" svg:viewBox="0 0 18 1606" draw:points="0,0 18,0 18,1606 0,1606">
          <text:p/>
        </draw:polygon>
        <draw:polygon draw:style-name="gr2" draw:text-style-name="P3" draw:layer="layout" svg:width="0.017cm" svg:height="0.017cm" svg:x="13.748cm" svg:y="4.911cm" svg:viewBox="0 0 18 18" draw:points="0,0 18,0 18,18 0,18">
          <text:p/>
        </draw:polygon>
        <draw:polygon draw:style-name="gr2" draw:text-style-name="P3" draw:layer="layout" svg:width="2.311cm" svg:height="0.017cm" svg:x="13.765cm" svg:y="4.911cm" svg:viewBox="0 0 2312 18" draw:points="0,0 2312,0 2312,18 0,18">
          <text:p/>
        </draw:polygon>
        <draw:polygon draw:style-name="gr2" draw:text-style-name="P3" draw:layer="layout" svg:width="0.017cm" svg:height="1.605cm" svg:x="16.076cm" svg:y="3.306cm" svg:viewBox="0 0 18 1606" draw:points="0,0 18,0 18,1606 0,1606">
          <text:p/>
        </draw:polygon>
        <draw:polygon draw:style-name="gr2" draw:text-style-name="P3" draw:layer="layout" svg:width="0.017cm" svg:height="0.017cm" svg:x="16.076cm" svg:y="4.911cm" svg:viewBox="0 0 18 18" draw:points="0,0 18,0 18,18 0,18">
          <text:p/>
        </draw:polygon>
        <draw:polygon draw:style-name="gr2" draw:text-style-name="P3" draw:layer="layout" svg:width="3.692cm" svg:height="0.017cm" svg:x="16.093cm" svg:y="4.911cm" svg:viewBox="0 0 3693 18" draw:points="0,0 3693,0 3693,18 0,18">
          <text:p/>
        </draw:polygon>
        <draw:polygon draw:style-name="gr2" draw:text-style-name="P3" draw:layer="layout" svg:width="0.017cm" svg:height="1.605cm" svg:x="19.785cm" svg:y="3.306cm" svg:viewBox="0 0 18 1606" draw:points="0,0 18,0 18,1606 0,1606">
          <text:p/>
        </draw:polygon>
        <draw:polygon draw:style-name="gr2" draw:text-style-name="P3" draw:layer="layout" svg:width="0.017cm" svg:height="0.017cm" svg:x="19.785cm" svg:y="4.911cm" svg:viewBox="0 0 18 18" draw:points="0,0 18,0 18,18 0,18">
          <text:p/>
        </draw:polygon>
        <draw:polygon draw:style-name="gr2" draw:text-style-name="P3" draw:layer="layout" svg:width="0.017cm" svg:height="0.017cm" svg:x="19.785cm" svg:y="4.911cm" svg:viewBox="0 0 18 18" draw:points="0,0 18,0 18,18 0,18">
          <text:p/>
        </draw:polygon>
        <draw:frame draw:style-name="gr4" draw:text-style-name="P5" draw:layer="layout" svg:width="3.074cm" svg:height="0.433cm" svg:x="16.458cm" svg:y="3.32cm">
          <draw:text-box>
            <text:p text:style-name="P1"><text:span text:style-name="T5">CÁN BỘ COI THI </text:span></text:p>
          </draw:text-box>
        </draw:frame>
        <draw:polygon draw:style-name="gr5" draw:text-style-name="P6" draw:layer="layout" svg:width="17.067cm" svg:height="0.034cm" svg:x="2.49cm" svg:y="5.707cm" svg:viewBox="0 0 17068 35" draw:points="0,0 17068,0 17068,35 0,35">
          <text:p/>
        </draw:polygon>
        <draw:frame draw:style-name="gr3" draw:text-style-name="P4" draw:layer="layout" svg:width="7.064cm" svg:height="0.505cm" svg:x="2.541cm" svg:y="4.949cm">
          <draw:text-box>
            <text:p text:style-name="P1"><text:span text:style-name="T6">BẢNG TRẢ LỜI TRẮC NGHIỆM <text:s/></text:span></text:p>
          </draw:text-box>
        </draw:frame>
        <draw:frame draw:style-name="gr1" draw:text-style-name="P2" draw:layer="layout" svg:width="1.06cm" svg:height="0.471cm" svg:x="2.541cm" svg:y="5.974cm">
          <draw:text-box>
            <text:p text:style-name="P1"><text:span text:style-name="T2">Đề 1: </text:span></text:p>
          </draw:text-box>
        </draw:frame>
        <draw:frame draw:style-name="gr3" draw:text-style-name="P4" draw:layer="layout" svg:width="1.272cm" svg:height="0.505cm" svg:x="2.049cm" svg:y="6.909cm">
          <draw:text-box>
            <text:p text:style-name="P1"><text:span text:style-name="T6">Câu 1 </text:span></text:p>
          </draw:text-box>
        </draw:frame>
        <draw:frame draw:style-name="gr3" draw:text-style-name="P4" draw:layer="layout" svg:width="1.272cm" svg:height="0.505cm" svg:x="3.823cm" svg:y="6.909cm">
          <draw:text-box>
            <text:p text:style-name="P1"><text:span text:style-name="T6">Câu 2 </text:span></text:p>
          </draw:text-box>
        </draw:frame>
        <draw:frame draw:style-name="gr3" draw:text-style-name="P4" draw:layer="layout" svg:width="1.272cm" svg:height="0.505cm" svg:x="5.597cm" svg:y="6.909cm">
          <draw:text-box>
            <text:p text:style-name="P1"><text:span text:style-name="T6">Câu 3 </text:span></text:p>
          </draw:text-box>
        </draw:frame>
        <draw:frame draw:style-name="gr3" draw:text-style-name="P4" draw:layer="layout" svg:width="1.272cm" svg:height="0.505cm" svg:x="7.368cm" svg:y="6.909cm">
          <draw:text-box>
            <text:p text:style-name="P1"><text:span text:style-name="T6">Câu 4 </text:span></text:p>
          </draw:text-box>
        </draw:frame>
        <draw:frame draw:style-name="gr3" draw:text-style-name="P4" draw:layer="layout" svg:width="1.272cm" svg:height="0.505cm" svg:x="9.137cm" svg:y="6.909cm">
          <draw:text-box>
            <text:p text:style-name="P1"><text:span text:style-name="T6">Câu 5 </text:span></text:p>
          </draw:text-box>
        </draw:frame>
        <draw:frame draw:style-name="gr3" draw:text-style-name="P4" draw:layer="layout" svg:width="1.272cm" svg:height="0.505cm" svg:x="10.911cm" svg:y="6.909cm">
          <draw:text-box>
            <text:p text:style-name="P1"><text:span text:style-name="T6">Câu 6 </text:span></text:p>
          </draw:text-box>
        </draw:frame>
        <draw:frame draw:style-name="gr3" draw:text-style-name="P4" draw:layer="layout" svg:width="1.272cm" svg:height="0.505cm" svg:x="12.753cm" svg:y="6.909cm">
          <draw:text-box>
            <text:p text:style-name="P1"><text:span text:style-name="T6">Câu 7 </text:span></text:p>
          </draw:text-box>
        </draw:frame>
        <draw:frame draw:style-name="gr3" draw:text-style-name="P4" draw:layer="layout" svg:width="1.272cm" svg:height="0.505cm" svg:x="14.663cm" svg:y="6.909cm">
          <draw:text-box>
            <text:p text:style-name="P1"><text:span text:style-name="T6">Câu 8 </text:span></text:p>
          </draw:text-box>
        </draw:frame>
        <draw:frame draw:style-name="gr3" draw:text-style-name="P4" draw:layer="layout" svg:width="1.272cm" svg:height="0.505cm" svg:x="16.514cm" svg:y="6.909cm">
          <draw:text-box>
            <text:p text:style-name="P1"><text:span text:style-name="T6">Câu 9 </text:span></text:p>
          </draw:text-box>
        </draw:frame>
        <draw:polygon draw:style-name="gr2" draw:text-style-name="P3" draw:layer="layout" svg:width="0.018cm" svg:height="0.018cm" svg:x="1.735cm" svg:y="6.871cm" svg:viewBox="0 0 19 19" draw:points="0,0 19,0 19,19 0,19">
          <text:p/>
        </draw:polygon>
        <draw:polygon draw:style-name="gr2" draw:text-style-name="P3" draw:layer="layout" svg:width="0.018cm" svg:height="0.018cm" svg:x="1.735cm" svg:y="6.871cm" svg:viewBox="0 0 19 19" draw:points="0,0 19,0 19,19 0,19">
          <text:p/>
        </draw:polygon>
        <draw:polygon draw:style-name="gr2" draw:text-style-name="P3" draw:layer="layout" svg:width="1.758cm" svg:height="0.018cm" svg:x="1.752cm" svg:y="6.871cm" svg:viewBox="0 0 1759 19" draw:points="0,0 1759,0 1759,19 0,19">
          <text:p/>
        </draw:polygon>
        <draw:polygon draw:style-name="gr2" draw:text-style-name="P3" draw:layer="layout" svg:width="0.017cm" svg:height="0.018cm" svg:x="3.51cm" svg:y="6.871cm" svg:viewBox="0 0 18 19" draw:points="0,0 18,0 18,19 0,19">
          <text:p/>
        </draw:polygon>
        <draw:polygon draw:style-name="gr2" draw:text-style-name="P3" draw:layer="layout" svg:width="1.757cm" svg:height="0.018cm" svg:x="3.527cm" svg:y="6.871cm" svg:viewBox="0 0 1758 19" draw:points="0,0 1758,0 1758,19 0,19">
          <text:p/>
        </draw:polygon>
        <draw:polygon draw:style-name="gr2" draw:text-style-name="P3" draw:layer="layout" svg:width="0.017cm" svg:height="0.018cm" svg:x="5.283cm" svg:y="6.871cm" svg:viewBox="0 0 18 19" draw:points="0,0 18,0 18,19 0,19">
          <text:p/>
        </draw:polygon>
        <draw:polygon draw:style-name="gr2" draw:text-style-name="P3" draw:layer="layout" svg:width="1.754cm" svg:height="0.018cm" svg:x="5.3cm" svg:y="6.871cm" svg:viewBox="0 0 1755 19" draw:points="0,0 1755,0 1755,19 0,19">
          <text:p/>
        </draw:polygon>
        <draw:polygon draw:style-name="gr2" draw:text-style-name="P3" draw:layer="layout" svg:width="0.017cm" svg:height="0.018cm" svg:x="7.054cm" svg:y="6.871cm" svg:viewBox="0 0 18 19" draw:points="0,0 18,0 18,19 0,19">
          <text:p/>
        </draw:polygon>
        <draw:polygon draw:style-name="gr2" draw:text-style-name="P3" draw:layer="layout" svg:width="1.753cm" svg:height="0.018cm" svg:x="7.071cm" svg:y="6.871cm" svg:viewBox="0 0 1754 19" draw:points="0,0 1754,0 1754,19 0,19">
          <text:p/>
        </draw:polygon>
        <draw:polygon draw:style-name="gr2" draw:text-style-name="P3" draw:layer="layout" svg:width="0.016cm" svg:height="0.018cm" svg:x="8.824cm" svg:y="6.871cm" svg:viewBox="0 0 17 19" draw:points="0,0 17,0 17,19 0,19">
          <text:p/>
        </draw:polygon>
        <draw:polygon draw:style-name="gr2" draw:text-style-name="P3" draw:layer="layout" svg:width="1.757cm" svg:height="0.018cm" svg:x="8.84cm" svg:y="6.871cm" svg:viewBox="0 0 1758 19" draw:points="0,0 1758,0 1758,19 0,19">
          <text:p/>
        </draw:polygon>
        <draw:polygon draw:style-name="gr2" draw:text-style-name="P3" draw:layer="layout" svg:width="0.017cm" svg:height="0.018cm" svg:x="10.597cm" svg:y="6.871cm" svg:viewBox="0 0 18 19" draw:points="0,0 18,0 18,19 0,19">
          <text:p/>
        </draw:polygon>
        <draw:polygon draw:style-name="gr2" draw:text-style-name="P3" draw:layer="layout" svg:width="1.758cm" svg:height="0.018cm" svg:x="10.614cm" svg:y="6.871cm" svg:viewBox="0 0 1759 19" draw:points="0,0 1759,0 1759,19 0,19">
          <text:p/>
        </draw:polygon>
        <draw:polygon draw:style-name="gr2" draw:text-style-name="P3" draw:layer="layout" svg:width="0.017cm" svg:height="0.018cm" svg:x="12.372cm" svg:y="6.871cm" svg:viewBox="0 0 18 19" draw:points="0,0 18,0 18,19 0,19">
          <text:p/>
        </draw:polygon>
        <draw:polygon draw:style-name="gr2" draw:text-style-name="P3" draw:layer="layout" svg:width="1.892cm" svg:height="0.018cm" svg:x="12.389cm" svg:y="6.871cm" svg:viewBox="0 0 1893 19" draw:points="0,0 1893,0 1893,19 0,19">
          <text:p/>
        </draw:polygon>
        <draw:polygon draw:style-name="gr2" draw:text-style-name="P3" draw:layer="layout" svg:width="0.017cm" svg:height="0.018cm" svg:x="14.281cm" svg:y="6.871cm" svg:viewBox="0 0 18 19" draw:points="0,0 18,0 18,19 0,19">
          <text:p/>
        </draw:polygon>
        <draw:polygon draw:style-name="gr2" draw:text-style-name="P3" draw:layer="layout" svg:width="1.888cm" svg:height="0.018cm" svg:x="14.298cm" svg:y="6.871cm" svg:viewBox="0 0 1889 19" draw:points="0,0 1889,0 1889,19 0,19">
          <text:p/>
        </draw:polygon>
        <draw:polygon draw:style-name="gr2" draw:text-style-name="P3" draw:layer="layout" svg:width="0.017cm" svg:height="0.018cm" svg:x="16.186cm" svg:y="6.871cm" svg:viewBox="0 0 18 19" draw:points="0,0 18,0 18,19 0,19">
          <text:p/>
        </draw:polygon>
        <draw:polygon draw:style-name="gr2" draw:text-style-name="P3" draw:layer="layout" svg:width="1.783cm" svg:height="0.018cm" svg:x="16.203cm" svg:y="6.871cm" svg:viewBox="0 0 1784 19" draw:points="0,0 1784,0 1784,19 0,19">
          <text:p/>
        </draw:polygon>
        <draw:polygon draw:style-name="gr2" draw:text-style-name="P3" draw:layer="layout" svg:width="0.017cm" svg:height="0.018cm" svg:x="17.986cm" svg:y="6.871cm" svg:viewBox="0 0 18 19" draw:points="0,0 18,0 18,19 0,19">
          <text:p/>
        </draw:polygon>
        <draw:polygon draw:style-name="gr2" draw:text-style-name="P3" draw:layer="layout" svg:width="1.846cm" svg:height="0.018cm" svg:x="18.003cm" svg:y="6.871cm" svg:viewBox="0 0 1847 19" draw:points="0,0 1847,0 1847,19 0,19">
          <text:p/>
        </draw:polygon>
        <draw:polygon draw:style-name="gr2" draw:text-style-name="P3" draw:layer="layout" svg:width="0.017cm" svg:height="0.018cm" svg:x="19.849cm" svg:y="6.871cm" svg:viewBox="0 0 18 19" draw:points="0,0 18,0 18,19 0,19">
          <text:p/>
        </draw:polygon>
        <draw:polygon draw:style-name="gr2" draw:text-style-name="P3" draw:layer="layout" svg:width="0.017cm" svg:height="0.018cm" svg:x="19.849cm" svg:y="6.871cm" svg:viewBox="0 0 18 19" draw:points="0,0 18,0 18,19 0,19">
          <text:p/>
        </draw:polygon>
        <draw:polygon draw:style-name="gr2" draw:text-style-name="P3" draw:layer="layout" svg:width="0.018cm" svg:height="0.525cm" svg:x="1.735cm" svg:y="6.888cm" svg:viewBox="0 0 19 526" draw:points="0,0 19,0 19,526 0,526">
          <text:p/>
        </draw:polygon>
        <draw:polygon draw:style-name="gr2" draw:text-style-name="P3" draw:layer="layout" svg:width="0.017cm" svg:height="0.525cm" svg:x="3.51cm" svg:y="6.888cm" svg:viewBox="0 0 18 526" draw:points="0,0 18,0 18,526 0,526">
          <text:p/>
        </draw:polygon>
        <draw:polygon draw:style-name="gr2" draw:text-style-name="P3" draw:layer="layout" svg:width="0.017cm" svg:height="0.525cm" svg:x="5.283cm" svg:y="6.888cm" svg:viewBox="0 0 18 526" draw:points="0,0 18,0 18,526 0,526">
          <text:p/>
        </draw:polygon>
        <draw:polygon draw:style-name="gr2" draw:text-style-name="P3" draw:layer="layout" svg:width="0.017cm" svg:height="0.525cm" svg:x="7.054cm" svg:y="6.888cm" svg:viewBox="0 0 18 526" draw:points="0,0 18,0 18,526 0,526">
          <text:p/>
        </draw:polygon>
        <draw:polygon draw:style-name="gr2" draw:text-style-name="P3" draw:layer="layout" svg:width="0.016cm" svg:height="0.525cm" svg:x="8.824cm" svg:y="6.888cm" svg:viewBox="0 0 17 526" draw:points="0,0 17,0 17,526 0,526">
          <text:p/>
        </draw:polygon>
        <draw:polygon draw:style-name="gr2" draw:text-style-name="P3" draw:layer="layout" svg:width="0.017cm" svg:height="0.525cm" svg:x="10.597cm" svg:y="6.888cm" svg:viewBox="0 0 18 526" draw:points="0,0 18,0 18,526 0,526">
          <text:p/>
        </draw:polygon>
        <draw:polygon draw:style-name="gr2" draw:text-style-name="P3" draw:layer="layout" svg:width="0.017cm" svg:height="0.525cm" svg:x="12.372cm" svg:y="6.888cm" svg:viewBox="0 0 18 526" draw:points="0,0 18,0 18,526 0,526">
          <text:p/>
        </draw:polygon>
        <draw:polygon draw:style-name="gr2" draw:text-style-name="P3" draw:layer="layout" svg:width="0.017cm" svg:height="0.525cm" svg:x="14.281cm" svg:y="6.888cm" svg:viewBox="0 0 18 526" draw:points="0,0 18,0 18,526 0,526">
          <text:p/>
        </draw:polygon>
        <draw:polygon draw:style-name="gr2" draw:text-style-name="P3" draw:layer="layout" svg:width="0.017cm" svg:height="0.525cm" svg:x="16.186cm" svg:y="6.888cm" svg:viewBox="0 0 18 526" draw:points="0,0 18,0 18,526 0,526">
          <text:p/>
        </draw:polygon>
        <draw:polygon draw:style-name="gr2" draw:text-style-name="P3" draw:layer="layout" svg:width="0.017cm" svg:height="0.525cm" svg:x="17.986cm" svg:y="6.888cm" svg:viewBox="0 0 18 526" draw:points="0,0 18,0 18,526 0,526">
          <text:p/>
        </draw:polygon>
        <draw:polygon draw:style-name="gr2" draw:text-style-name="P3" draw:layer="layout" svg:width="0.017cm" svg:height="0.525cm" svg:x="19.849cm" svg:y="6.888cm" svg:viewBox="0 0 18 526" draw:points="0,0 18,0 18,526 0,526">
          <text:p/>
        </draw:polygon>
        <draw:frame draw:style-name="gr3" draw:text-style-name="P4" draw:layer="layout" svg:width="1.501cm" svg:height="0.505cm" svg:x="18.232cm" svg:y="6.909cm">
          <draw:text-box>
            <text:p text:style-name="P1"><text:span text:style-name="T6">Câu 10 </text:span></text:p>
          </draw:text-box>
        </draw:frame>
        <draw:frame draw:style-name="gr3" draw:text-style-name="P4" draw:layer="layout" svg:width="0.456cm" svg:height="0.505cm" svg:x="2.465cm" svg:y="7.455cm">
          <draw:text-box>
            <text:p text:style-name="P1"><text:span text:style-name="T6">D </text:span></text:p>
          </draw:text-box>
        </draw:frame>
        <draw:frame draw:style-name="gr3" draw:text-style-name="P4" draw:layer="layout" svg:width="0.456cm" svg:height="0.505cm" svg:x="4.238cm" svg:y="7.455cm">
          <draw:text-box>
            <text:p text:style-name="P1"><text:span text:style-name="T6">C </text:span></text:p>
          </draw:text-box>
        </draw:frame>
        <draw:frame draw:style-name="gr3" draw:text-style-name="P4" draw:layer="layout" svg:width="0.456cm" svg:height="0.505cm" svg:x="6.012cm" svg:y="7.455cm">
          <draw:text-box>
            <text:p text:style-name="P1"><text:span text:style-name="T6">C </text:span></text:p>
          </draw:text-box>
        </draw:frame>
        <draw:frame draw:style-name="gr3" draw:text-style-name="P4" draw:layer="layout" svg:width="0.456cm" svg:height="0.505cm" svg:x="7.783cm" svg:y="7.455cm">
          <draw:text-box>
            <text:p text:style-name="P1"><text:span text:style-name="T6">A </text:span></text:p>
          </draw:text-box>
        </draw:frame>
        <draw:frame draw:style-name="gr3" draw:text-style-name="P4" draw:layer="layout" svg:width="0.456cm" svg:height="0.505cm" svg:x="9.565cm" svg:y="7.455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1.339cm" svg:y="7.455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3.181cm" svg:y="7.455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5.077cm" svg:y="7.455cm">
          <draw:text-box>
            <text:p text:style-name="P1"><text:span text:style-name="T6">A </text:span></text:p>
          </draw:text-box>
        </draw:frame>
        <draw:frame draw:style-name="gr3" draw:text-style-name="P4" draw:layer="layout" svg:width="0.456cm" svg:height="0.505cm" svg:x="16.941cm" svg:y="7.455cm">
          <draw:text-box>
            <text:p text:style-name="P1"><text:span text:style-name="T6">B </text:span></text:p>
          </draw:text-box>
        </draw:frame>
        <draw:polygon draw:style-name="gr2" draw:text-style-name="P3" draw:layer="layout" svg:width="0.018cm" svg:height="0.017cm" svg:x="1.735cm" svg:y="7.413cm" svg:viewBox="0 0 19 18" draw:points="0,0 19,0 19,18 0,18">
          <text:p/>
        </draw:polygon>
        <draw:polygon draw:style-name="gr2" draw:text-style-name="P3" draw:layer="layout" svg:width="1.758cm" svg:height="0.017cm" svg:x="1.752cm" svg:y="7.413cm" svg:viewBox="0 0 1759 18" draw:points="0,0 1759,0 1759,18 0,18">
          <text:p/>
        </draw:polygon>
        <draw:polygon draw:style-name="gr2" draw:text-style-name="P3" draw:layer="layout" svg:width="0.017cm" svg:height="0.017cm" svg:x="3.51cm" svg:y="7.413cm" svg:viewBox="0 0 18 18" draw:points="0,0 18,0 18,18 0,18">
          <text:p/>
        </draw:polygon>
        <draw:polygon draw:style-name="gr2" draw:text-style-name="P3" draw:layer="layout" svg:width="1.757cm" svg:height="0.017cm" svg:x="3.527cm" svg:y="7.413cm" svg:viewBox="0 0 1758 18" draw:points="0,0 1758,0 1758,18 0,18">
          <text:p/>
        </draw:polygon>
        <draw:polygon draw:style-name="gr2" draw:text-style-name="P3" draw:layer="layout" svg:width="0.017cm" svg:height="0.017cm" svg:x="5.283cm" svg:y="7.413cm" svg:viewBox="0 0 18 18" draw:points="0,0 18,0 18,18 0,18">
          <text:p/>
        </draw:polygon>
        <draw:polygon draw:style-name="gr2" draw:text-style-name="P3" draw:layer="layout" svg:width="1.754cm" svg:height="0.017cm" svg:x="5.3cm" svg:y="7.413cm" svg:viewBox="0 0 1755 18" draw:points="0,0 1755,0 1755,18 0,18">
          <text:p/>
        </draw:polygon>
        <draw:polygon draw:style-name="gr2" draw:text-style-name="P3" draw:layer="layout" svg:width="0.017cm" svg:height="0.017cm" svg:x="7.054cm" svg:y="7.413cm" svg:viewBox="0 0 18 18" draw:points="0,0 18,0 18,18 0,18">
          <text:p/>
        </draw:polygon>
        <draw:polygon draw:style-name="gr2" draw:text-style-name="P3" draw:layer="layout" svg:width="1.753cm" svg:height="0.017cm" svg:x="7.071cm" svg:y="7.413cm" svg:viewBox="0 0 1754 18" draw:points="0,0 1754,0 1754,18 0,18">
          <text:p/>
        </draw:polygon>
        <draw:polygon draw:style-name="gr2" draw:text-style-name="P3" draw:layer="layout" svg:width="0.016cm" svg:height="0.017cm" svg:x="8.824cm" svg:y="7.413cm" svg:viewBox="0 0 17 18" draw:points="0,0 17,0 17,18 0,18">
          <text:p/>
        </draw:polygon>
        <draw:polygon draw:style-name="gr2" draw:text-style-name="P3" draw:layer="layout" svg:width="1.757cm" svg:height="0.017cm" svg:x="8.84cm" svg:y="7.413cm" svg:viewBox="0 0 1758 18" draw:points="0,0 1758,0 1758,18 0,18">
          <text:p/>
        </draw:polygon>
        <draw:polygon draw:style-name="gr2" draw:text-style-name="P3" draw:layer="layout" svg:width="0.017cm" svg:height="0.017cm" svg:x="10.597cm" svg:y="7.413cm" svg:viewBox="0 0 18 18" draw:points="0,0 18,0 18,18 0,18">
          <text:p/>
        </draw:polygon>
        <draw:polygon draw:style-name="gr2" draw:text-style-name="P3" draw:layer="layout" svg:width="1.758cm" svg:height="0.017cm" svg:x="10.614cm" svg:y="7.413cm" svg:viewBox="0 0 1759 18" draw:points="0,0 1759,0 1759,18 0,18">
          <text:p/>
        </draw:polygon>
        <draw:polygon draw:style-name="gr2" draw:text-style-name="P3" draw:layer="layout" svg:width="0.017cm" svg:height="0.017cm" svg:x="12.372cm" svg:y="7.413cm" svg:viewBox="0 0 18 18" draw:points="0,0 18,0 18,18 0,18">
          <text:p/>
        </draw:polygon>
        <draw:polygon draw:style-name="gr2" draw:text-style-name="P3" draw:layer="layout" svg:width="1.892cm" svg:height="0.017cm" svg:x="12.389cm" svg:y="7.413cm" svg:viewBox="0 0 1893 18" draw:points="0,0 1893,0 1893,18 0,18">
          <text:p/>
        </draw:polygon>
        <draw:polygon draw:style-name="gr2" draw:text-style-name="P3" draw:layer="layout" svg:width="0.017cm" svg:height="0.017cm" svg:x="14.281cm" svg:y="7.413cm" svg:viewBox="0 0 18 18" draw:points="0,0 18,0 18,18 0,18">
          <text:p/>
        </draw:polygon>
        <draw:polygon draw:style-name="gr2" draw:text-style-name="P3" draw:layer="layout" svg:width="1.888cm" svg:height="0.017cm" svg:x="14.298cm" svg:y="7.413cm" svg:viewBox="0 0 1889 18" draw:points="0,0 1889,0 1889,18 0,18">
          <text:p/>
        </draw:polygon>
        <draw:polygon draw:style-name="gr2" draw:text-style-name="P3" draw:layer="layout" svg:width="0.017cm" svg:height="0.017cm" svg:x="16.186cm" svg:y="7.413cm" svg:viewBox="0 0 18 18" draw:points="0,0 18,0 18,18 0,18">
          <text:p/>
        </draw:polygon>
        <draw:polygon draw:style-name="gr2" draw:text-style-name="P3" draw:layer="layout" svg:width="1.783cm" svg:height="0.017cm" svg:x="16.203cm" svg:y="7.413cm" svg:viewBox="0 0 1784 18" draw:points="0,0 1784,0 1784,18 0,18">
          <text:p/>
        </draw:polygon>
        <draw:polygon draw:style-name="gr2" draw:text-style-name="P3" draw:layer="layout" svg:width="0.017cm" svg:height="0.017cm" svg:x="17.986cm" svg:y="7.413cm" svg:viewBox="0 0 18 18" draw:points="0,0 18,0 18,18 0,18">
          <text:p/>
        </draw:polygon>
        <draw:polygon draw:style-name="gr2" draw:text-style-name="P3" draw:layer="layout" svg:width="1.846cm" svg:height="0.017cm" svg:x="18.003cm" svg:y="7.413cm" svg:viewBox="0 0 1847 18" draw:points="0,0 1847,0 1847,18 0,18">
          <text:p/>
        </draw:polygon>
        <draw:polygon draw:style-name="gr2" draw:text-style-name="P3" draw:layer="layout" svg:width="0.017cm" svg:height="0.017cm" svg:x="19.849cm" svg:y="7.413cm" svg:viewBox="0 0 18 18" draw:points="0,0 18,0 18,18 0,18">
          <text:p/>
        </draw:polygon>
        <draw:polygon draw:style-name="gr2" draw:text-style-name="P3" draw:layer="layout" svg:width="0.018cm" svg:height="0.529cm" svg:x="1.735cm" svg:y="7.43cm" svg:viewBox="0 0 19 530" draw:points="0,0 19,0 19,530 0,530">
          <text:p/>
        </draw:polygon>
        <draw:polygon draw:style-name="gr2" draw:text-style-name="P3" draw:layer="layout" svg:width="0.017cm" svg:height="0.529cm" svg:x="3.51cm" svg:y="7.43cm" svg:viewBox="0 0 18 530" draw:points="0,0 18,0 18,530 0,530">
          <text:p/>
        </draw:polygon>
        <draw:polygon draw:style-name="gr2" draw:text-style-name="P3" draw:layer="layout" svg:width="0.017cm" svg:height="0.529cm" svg:x="5.283cm" svg:y="7.43cm" svg:viewBox="0 0 18 530" draw:points="0,0 18,0 18,530 0,530">
          <text:p/>
        </draw:polygon>
        <draw:polygon draw:style-name="gr2" draw:text-style-name="P3" draw:layer="layout" svg:width="0.017cm" svg:height="0.529cm" svg:x="7.054cm" svg:y="7.43cm" svg:viewBox="0 0 18 530" draw:points="0,0 18,0 18,530 0,530">
          <text:p/>
        </draw:polygon>
        <draw:polygon draw:style-name="gr2" draw:text-style-name="P3" draw:layer="layout" svg:width="0.016cm" svg:height="0.529cm" svg:x="8.824cm" svg:y="7.43cm" svg:viewBox="0 0 17 530" draw:points="0,0 17,0 17,530 0,530">
          <text:p/>
        </draw:polygon>
        <draw:polygon draw:style-name="gr2" draw:text-style-name="P3" draw:layer="layout" svg:width="0.017cm" svg:height="0.529cm" svg:x="10.597cm" svg:y="7.43cm" svg:viewBox="0 0 18 530" draw:points="0,0 18,0 18,530 0,530">
          <text:p/>
        </draw:polygon>
        <draw:polygon draw:style-name="gr2" draw:text-style-name="P3" draw:layer="layout" svg:width="0.017cm" svg:height="0.529cm" svg:x="12.372cm" svg:y="7.43cm" svg:viewBox="0 0 18 530" draw:points="0,0 18,0 18,530 0,530">
          <text:p/>
        </draw:polygon>
        <draw:polygon draw:style-name="gr2" draw:text-style-name="P3" draw:layer="layout" svg:width="0.017cm" svg:height="0.529cm" svg:x="14.281cm" svg:y="7.43cm" svg:viewBox="0 0 18 530" draw:points="0,0 18,0 18,530 0,530">
          <text:p/>
        </draw:polygon>
        <draw:polygon draw:style-name="gr2" draw:text-style-name="P3" draw:layer="layout" svg:width="0.017cm" svg:height="0.529cm" svg:x="16.186cm" svg:y="7.43cm" svg:viewBox="0 0 18 530" draw:points="0,0 18,0 18,530 0,530">
          <text:p/>
        </draw:polygon>
        <draw:polygon draw:style-name="gr2" draw:text-style-name="P3" draw:layer="layout" svg:width="0.017cm" svg:height="0.529cm" svg:x="17.986cm" svg:y="7.43cm" svg:viewBox="0 0 18 530" draw:points="0,0 18,0 18,530 0,530">
          <text:p/>
        </draw:polygon>
        <draw:polygon draw:style-name="gr2" draw:text-style-name="P3" draw:layer="layout" svg:width="0.017cm" svg:height="0.529cm" svg:x="19.849cm" svg:y="7.43cm" svg:viewBox="0 0 18 530" draw:points="0,0 18,0 18,530 0,530">
          <text:p/>
        </draw:polygon>
        <draw:frame draw:style-name="gr3" draw:text-style-name="P4" draw:layer="layout" svg:width="0.456cm" svg:height="0.505cm" svg:x="18.761cm" svg:y="7.455cm">
          <draw:text-box>
            <text:p text:style-name="P1"><text:span text:style-name="T6">D </text:span></text:p>
          </draw:text-box>
        </draw:frame>
        <draw:frame draw:style-name="gr3" draw:text-style-name="P4" draw:layer="layout" svg:width="1.501cm" svg:height="0.505cm" svg:x="1.935cm" svg:y="8.001cm">
          <draw:text-box>
            <text:p text:style-name="P1"><text:span text:style-name="T6">Câu 11 </text:span></text:p>
          </draw:text-box>
        </draw:frame>
        <draw:frame draw:style-name="gr3" draw:text-style-name="P4" draw:layer="layout" svg:width="1.501cm" svg:height="0.505cm" svg:x="3.709cm" svg:y="8.001cm">
          <draw:text-box>
            <text:p text:style-name="P1"><text:span text:style-name="T6">Câu 12 </text:span></text:p>
          </draw:text-box>
        </draw:frame>
        <draw:frame draw:style-name="gr3" draw:text-style-name="P4" draw:layer="layout" svg:width="1.501cm" svg:height="0.505cm" svg:x="5.483cm" svg:y="8.001cm">
          <draw:text-box>
            <text:p text:style-name="P1"><text:span text:style-name="T6">Câu 13 </text:span></text:p>
          </draw:text-box>
        </draw:frame>
        <draw:frame draw:style-name="gr3" draw:text-style-name="P4" draw:layer="layout" svg:width="1.501cm" svg:height="0.505cm" svg:x="7.253cm" svg:y="8.001cm">
          <draw:text-box>
            <text:p text:style-name="P1"><text:span text:style-name="T6">Câu 14 </text:span></text:p>
          </draw:text-box>
        </draw:frame>
        <draw:frame draw:style-name="gr3" draw:text-style-name="P4" draw:layer="layout" svg:width="1.501cm" svg:height="0.505cm" svg:x="9.023cm" svg:y="8.001cm">
          <draw:text-box>
            <text:p text:style-name="P1"><text:span text:style-name="T6">Câu 15 </text:span></text:p>
          </draw:text-box>
        </draw:frame>
        <draw:frame draw:style-name="gr3" draw:text-style-name="P4" draw:layer="layout" svg:width="1.501cm" svg:height="0.505cm" svg:x="10.797cm" svg:y="8.001cm">
          <draw:text-box>
            <text:p text:style-name="P1"><text:span text:style-name="T6">Câu 16 </text:span></text:p>
          </draw:text-box>
        </draw:frame>
        <draw:frame draw:style-name="gr3" draw:text-style-name="P4" draw:layer="layout" svg:width="1.501cm" svg:height="0.505cm" svg:x="12.639cm" svg:y="8.001cm">
          <draw:text-box>
            <text:p text:style-name="P1"><text:span text:style-name="T6">Câu 17 </text:span></text:p>
          </draw:text-box>
        </draw:frame>
        <draw:frame draw:style-name="gr3" draw:text-style-name="P4" draw:layer="layout" svg:width="1.501cm" svg:height="0.505cm" svg:x="14.548cm" svg:y="8.001cm">
          <draw:text-box>
            <text:p text:style-name="P1"><text:span text:style-name="T6">Câu 18 </text:span></text:p>
          </draw:text-box>
        </draw:frame>
        <draw:frame draw:style-name="gr3" draw:text-style-name="P4" draw:layer="layout" svg:width="0.456cm" svg:height="0.505cm" svg:x="17.093cm" svg:y="8.001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18cm" svg:height="0.018cm" svg:x="1.735cm" svg:y="7.959cm" svg:viewBox="0 0 19 19" draw:points="0,0 19,0 19,19 0,19">
          <text:p/>
        </draw:polygon>
        <draw:polygon draw:style-name="gr2" draw:text-style-name="P3" draw:layer="layout" svg:width="1.758cm" svg:height="0.018cm" svg:x="1.752cm" svg:y="7.959cm" svg:viewBox="0 0 1759 19" draw:points="0,0 1759,0 1759,19 0,19">
          <text:p/>
        </draw:polygon>
        <draw:polygon draw:style-name="gr2" draw:text-style-name="P3" draw:layer="layout" svg:width="0.017cm" svg:height="0.018cm" svg:x="3.51cm" svg:y="7.959cm" svg:viewBox="0 0 18 19" draw:points="0,0 18,0 18,19 0,19">
          <text:p/>
        </draw:polygon>
        <draw:polygon draw:style-name="gr2" draw:text-style-name="P3" draw:layer="layout" svg:width="1.757cm" svg:height="0.018cm" svg:x="3.527cm" svg:y="7.959cm" svg:viewBox="0 0 1758 19" draw:points="0,0 1758,0 1758,19 0,19">
          <text:p/>
        </draw:polygon>
        <draw:polygon draw:style-name="gr2" draw:text-style-name="P3" draw:layer="layout" svg:width="0.017cm" svg:height="0.018cm" svg:x="5.283cm" svg:y="7.959cm" svg:viewBox="0 0 18 19" draw:points="0,0 18,0 18,19 0,19">
          <text:p/>
        </draw:polygon>
        <draw:polygon draw:style-name="gr2" draw:text-style-name="P3" draw:layer="layout" svg:width="1.754cm" svg:height="0.018cm" svg:x="5.3cm" svg:y="7.959cm" svg:viewBox="0 0 1755 19" draw:points="0,0 1755,0 1755,19 0,19">
          <text:p/>
        </draw:polygon>
        <draw:polygon draw:style-name="gr2" draw:text-style-name="P3" draw:layer="layout" svg:width="0.017cm" svg:height="0.018cm" svg:x="7.054cm" svg:y="7.959cm" svg:viewBox="0 0 18 19" draw:points="0,0 18,0 18,19 0,19">
          <text:p/>
        </draw:polygon>
        <draw:polygon draw:style-name="gr2" draw:text-style-name="P3" draw:layer="layout" svg:width="1.753cm" svg:height="0.018cm" svg:x="7.071cm" svg:y="7.959cm" svg:viewBox="0 0 1754 19" draw:points="0,0 1754,0 1754,19 0,19">
          <text:p/>
        </draw:polygon>
        <draw:polygon draw:style-name="gr2" draw:text-style-name="P3" draw:layer="layout" svg:width="0.016cm" svg:height="0.018cm" svg:x="8.824cm" svg:y="7.959cm" svg:viewBox="0 0 17 19" draw:points="0,0 17,0 17,19 0,19">
          <text:p/>
        </draw:polygon>
        <draw:polygon draw:style-name="gr2" draw:text-style-name="P3" draw:layer="layout" svg:width="1.757cm" svg:height="0.018cm" svg:x="8.84cm" svg:y="7.959cm" svg:viewBox="0 0 1758 19" draw:points="0,0 1758,0 1758,19 0,19">
          <text:p/>
        </draw:polygon>
        <draw:polygon draw:style-name="gr2" draw:text-style-name="P3" draw:layer="layout" svg:width="0.017cm" svg:height="0.018cm" svg:x="10.597cm" svg:y="7.959cm" svg:viewBox="0 0 18 19" draw:points="0,0 18,0 18,19 0,19">
          <text:p/>
        </draw:polygon>
        <draw:polygon draw:style-name="gr2" draw:text-style-name="P3" draw:layer="layout" svg:width="1.758cm" svg:height="0.018cm" svg:x="10.614cm" svg:y="7.959cm" svg:viewBox="0 0 1759 19" draw:points="0,0 1759,0 1759,19 0,19">
          <text:p/>
        </draw:polygon>
        <draw:polygon draw:style-name="gr2" draw:text-style-name="P3" draw:layer="layout" svg:width="0.017cm" svg:height="0.018cm" svg:x="12.372cm" svg:y="7.959cm" svg:viewBox="0 0 18 19" draw:points="0,0 18,0 18,19 0,19">
          <text:p/>
        </draw:polygon>
        <draw:polygon draw:style-name="gr2" draw:text-style-name="P3" draw:layer="layout" svg:width="1.892cm" svg:height="0.018cm" svg:x="12.389cm" svg:y="7.959cm" svg:viewBox="0 0 1893 19" draw:points="0,0 1893,0 1893,19 0,19">
          <text:p/>
        </draw:polygon>
        <draw:polygon draw:style-name="gr2" draw:text-style-name="P3" draw:layer="layout" svg:width="0.017cm" svg:height="0.018cm" svg:x="14.281cm" svg:y="7.959cm" svg:viewBox="0 0 18 19" draw:points="0,0 18,0 18,19 0,19">
          <text:p/>
        </draw:polygon>
        <draw:polygon draw:style-name="gr2" draw:text-style-name="P3" draw:layer="layout" svg:width="1.888cm" svg:height="0.018cm" svg:x="14.298cm" svg:y="7.959cm" svg:viewBox="0 0 1889 19" draw:points="0,0 1889,0 1889,19 0,19">
          <text:p/>
        </draw:polygon>
        <draw:polygon draw:style-name="gr2" draw:text-style-name="P3" draw:layer="layout" svg:width="0.017cm" svg:height="0.018cm" svg:x="16.186cm" svg:y="7.959cm" svg:viewBox="0 0 18 19" draw:points="0,0 18,0 18,19 0,19">
          <text:p/>
        </draw:polygon>
        <draw:polygon draw:style-name="gr2" draw:text-style-name="P3" draw:layer="layout" svg:width="1.783cm" svg:height="0.018cm" svg:x="16.203cm" svg:y="7.959cm" svg:viewBox="0 0 1784 19" draw:points="0,0 1784,0 1784,19 0,19">
          <text:p/>
        </draw:polygon>
        <draw:polygon draw:style-name="gr2" draw:text-style-name="P3" draw:layer="layout" svg:width="0.017cm" svg:height="0.018cm" svg:x="17.986cm" svg:y="7.959cm" svg:viewBox="0 0 18 19" draw:points="0,0 18,0 18,19 0,19">
          <text:p/>
        </draw:polygon>
        <draw:polygon draw:style-name="gr2" draw:text-style-name="P3" draw:layer="layout" svg:width="1.846cm" svg:height="0.018cm" svg:x="18.003cm" svg:y="7.959cm" svg:viewBox="0 0 1847 19" draw:points="0,0 1847,0 1847,19 0,19">
          <text:p/>
        </draw:polygon>
        <draw:polygon draw:style-name="gr2" draw:text-style-name="P3" draw:layer="layout" svg:width="0.017cm" svg:height="0.018cm" svg:x="19.849cm" svg:y="7.959cm" svg:viewBox="0 0 18 19" draw:points="0,0 18,0 18,19 0,19">
          <text:p/>
        </draw:polygon>
        <draw:polygon draw:style-name="gr2" draw:text-style-name="P3" draw:layer="layout" svg:width="0.018cm" svg:height="0.529cm" svg:x="1.735cm" svg:y="7.976cm" svg:viewBox="0 0 19 530" draw:points="0,0 19,0 19,530 0,530">
          <text:p/>
        </draw:polygon>
        <draw:polygon draw:style-name="gr2" draw:text-style-name="P3" draw:layer="layout" svg:width="0.017cm" svg:height="0.529cm" svg:x="3.51cm" svg:y="7.976cm" svg:viewBox="0 0 18 530" draw:points="0,0 18,0 18,530 0,530">
          <text:p/>
        </draw:polygon>
        <draw:polygon draw:style-name="gr2" draw:text-style-name="P3" draw:layer="layout" svg:width="0.017cm" svg:height="0.529cm" svg:x="5.283cm" svg:y="7.976cm" svg:viewBox="0 0 18 530" draw:points="0,0 18,0 18,530 0,530">
          <text:p/>
        </draw:polygon>
        <draw:polygon draw:style-name="gr2" draw:text-style-name="P3" draw:layer="layout" svg:width="0.017cm" svg:height="0.529cm" svg:x="7.054cm" svg:y="7.976cm" svg:viewBox="0 0 18 530" draw:points="0,0 18,0 18,530 0,530">
          <text:p/>
        </draw:polygon>
        <draw:polygon draw:style-name="gr2" draw:text-style-name="P3" draw:layer="layout" svg:width="0.016cm" svg:height="0.529cm" svg:x="8.824cm" svg:y="7.976cm" svg:viewBox="0 0 17 530" draw:points="0,0 17,0 17,530 0,530">
          <text:p/>
        </draw:polygon>
        <draw:polygon draw:style-name="gr2" draw:text-style-name="P3" draw:layer="layout" svg:width="0.017cm" svg:height="0.529cm" svg:x="10.597cm" svg:y="7.976cm" svg:viewBox="0 0 18 530" draw:points="0,0 18,0 18,530 0,530">
          <text:p/>
        </draw:polygon>
        <draw:polygon draw:style-name="gr2" draw:text-style-name="P3" draw:layer="layout" svg:width="0.017cm" svg:height="0.529cm" svg:x="12.372cm" svg:y="7.976cm" svg:viewBox="0 0 18 530" draw:points="0,0 18,0 18,530 0,530">
          <text:p/>
        </draw:polygon>
        <draw:polygon draw:style-name="gr2" draw:text-style-name="P3" draw:layer="layout" svg:width="0.017cm" svg:height="0.529cm" svg:x="14.281cm" svg:y="7.976cm" svg:viewBox="0 0 18 530" draw:points="0,0 18,0 18,530 0,530">
          <text:p/>
        </draw:polygon>
        <draw:polygon draw:style-name="gr2" draw:text-style-name="P3" draw:layer="layout" svg:width="0.017cm" svg:height="0.529cm" svg:x="16.186cm" svg:y="7.976cm" svg:viewBox="0 0 18 530" draw:points="0,0 18,0 18,530 0,530">
          <text:p/>
        </draw:polygon>
        <draw:polygon draw:style-name="gr2" draw:text-style-name="P3" draw:layer="layout" svg:width="0.017cm" svg:height="0.529cm" svg:x="17.986cm" svg:y="7.976cm" svg:viewBox="0 0 18 530" draw:points="0,0 18,0 18,530 0,530">
          <text:p/>
        </draw:polygon>
        <draw:polygon draw:style-name="gr2" draw:text-style-name="P3" draw:layer="layout" svg:width="0.017cm" svg:height="0.529cm" svg:x="19.849cm" svg:y="7.976cm" svg:viewBox="0 0 18 530" draw:points="0,0 18,0 18,530 0,530">
          <text:p/>
        </draw:polygon>
        <draw:frame draw:style-name="gr3" draw:text-style-name="P4" draw:layer="layout" svg:width="0.456cm" svg:height="0.505cm" svg:x="18.927cm" svg:y="8.001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456cm" svg:height="0.505cm" svg:x="2.465cm" svg:y="8.547cm">
          <draw:text-box>
            <text:p text:style-name="P1"><text:span text:style-name="T6">C </text:span></text:p>
          </draw:text-box>
        </draw:frame>
        <draw:frame draw:style-name="gr3" draw:text-style-name="P4" draw:layer="layout" svg:width="0.456cm" svg:height="0.505cm" svg:x="4.251cm" svg:y="8.547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6.012cm" svg:y="8.547cm">
          <draw:text-box>
            <text:p text:style-name="P1"><text:span text:style-name="T6">A </text:span></text:p>
          </draw:text-box>
        </draw:frame>
        <draw:frame draw:style-name="gr3" draw:text-style-name="P4" draw:layer="layout" svg:width="0.456cm" svg:height="0.505cm" svg:x="7.795cm" svg:y="8.547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9.565cm" svg:y="8.547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1.339cm" svg:y="8.547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3.168cm" svg:y="8.547cm">
          <draw:text-box>
            <text:p text:style-name="P1"><text:span text:style-name="T6">D </text:span></text:p>
          </draw:text-box>
        </draw:frame>
        <draw:frame draw:style-name="gr3" draw:text-style-name="P4" draw:layer="layout" svg:width="0.456cm" svg:height="0.505cm" svg:x="15.077cm" svg:y="8.547cm">
          <draw:text-box>
            <text:p text:style-name="P1"><text:span text:style-name="T6">D </text:span></text:p>
          </draw:text-box>
        </draw:frame>
        <draw:frame draw:style-name="gr3" draw:text-style-name="P4" draw:layer="layout" svg:width="0.456cm" svg:height="0.505cm" svg:x="17.093cm" svg:y="8.547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18cm" svg:height="0.017cm" svg:x="1.735cm" svg:y="8.505cm" svg:viewBox="0 0 19 18" draw:points="0,0 19,0 19,18 0,18">
          <text:p/>
        </draw:polygon>
        <draw:polygon draw:style-name="gr2" draw:text-style-name="P3" draw:layer="layout" svg:width="1.758cm" svg:height="0.017cm" svg:x="1.752cm" svg:y="8.505cm" svg:viewBox="0 0 1759 18" draw:points="0,0 1759,0 1759,18 0,18">
          <text:p/>
        </draw:polygon>
        <draw:polygon draw:style-name="gr2" draw:text-style-name="P3" draw:layer="layout" svg:width="0.017cm" svg:height="0.017cm" svg:x="3.51cm" svg:y="8.505cm" svg:viewBox="0 0 18 18" draw:points="0,0 18,0 18,18 0,18">
          <text:p/>
        </draw:polygon>
        <draw:polygon draw:style-name="gr2" draw:text-style-name="P3" draw:layer="layout" svg:width="1.757cm" svg:height="0.017cm" svg:x="3.527cm" svg:y="8.505cm" svg:viewBox="0 0 1758 18" draw:points="0,0 1758,0 1758,18 0,18">
          <text:p/>
        </draw:polygon>
        <draw:polygon draw:style-name="gr2" draw:text-style-name="P3" draw:layer="layout" svg:width="0.017cm" svg:height="0.017cm" svg:x="5.283cm" svg:y="8.505cm" svg:viewBox="0 0 18 18" draw:points="0,0 18,0 18,18 0,18">
          <text:p/>
        </draw:polygon>
        <draw:polygon draw:style-name="gr2" draw:text-style-name="P3" draw:layer="layout" svg:width="1.754cm" svg:height="0.017cm" svg:x="5.3cm" svg:y="8.505cm" svg:viewBox="0 0 1755 18" draw:points="0,0 1755,0 1755,18 0,18">
          <text:p/>
        </draw:polygon>
        <draw:polygon draw:style-name="gr2" draw:text-style-name="P3" draw:layer="layout" svg:width="0.017cm" svg:height="0.017cm" svg:x="7.054cm" svg:y="8.505cm" svg:viewBox="0 0 18 18" draw:points="0,0 18,0 18,18 0,18">
          <text:p/>
        </draw:polygon>
        <draw:polygon draw:style-name="gr2" draw:text-style-name="P3" draw:layer="layout" svg:width="1.753cm" svg:height="0.017cm" svg:x="7.071cm" svg:y="8.505cm" svg:viewBox="0 0 1754 18" draw:points="0,0 1754,0 1754,18 0,18">
          <text:p/>
        </draw:polygon>
        <draw:polygon draw:style-name="gr2" draw:text-style-name="P3" draw:layer="layout" svg:width="0.016cm" svg:height="0.017cm" svg:x="8.824cm" svg:y="8.505cm" svg:viewBox="0 0 17 18" draw:points="0,0 17,0 17,18 0,18">
          <text:p/>
        </draw:polygon>
        <draw:polygon draw:style-name="gr2" draw:text-style-name="P3" draw:layer="layout" svg:width="1.757cm" svg:height="0.017cm" svg:x="8.84cm" svg:y="8.505cm" svg:viewBox="0 0 1758 18" draw:points="0,0 1758,0 1758,18 0,18">
          <text:p/>
        </draw:polygon>
        <draw:polygon draw:style-name="gr2" draw:text-style-name="P3" draw:layer="layout" svg:width="0.017cm" svg:height="0.017cm" svg:x="10.597cm" svg:y="8.505cm" svg:viewBox="0 0 18 18" draw:points="0,0 18,0 18,18 0,18">
          <text:p/>
        </draw:polygon>
        <draw:polygon draw:style-name="gr2" draw:text-style-name="P3" draw:layer="layout" svg:width="1.758cm" svg:height="0.017cm" svg:x="10.614cm" svg:y="8.505cm" svg:viewBox="0 0 1759 18" draw:points="0,0 1759,0 1759,18 0,18">
          <text:p/>
        </draw:polygon>
        <draw:polygon draw:style-name="gr2" draw:text-style-name="P3" draw:layer="layout" svg:width="0.017cm" svg:height="0.017cm" svg:x="12.372cm" svg:y="8.505cm" svg:viewBox="0 0 18 18" draw:points="0,0 18,0 18,18 0,18">
          <text:p/>
        </draw:polygon>
        <draw:polygon draw:style-name="gr2" draw:text-style-name="P3" draw:layer="layout" svg:width="1.892cm" svg:height="0.017cm" svg:x="12.389cm" svg:y="8.505cm" svg:viewBox="0 0 1893 18" draw:points="0,0 1893,0 1893,18 0,18">
          <text:p/>
        </draw:polygon>
        <draw:polygon draw:style-name="gr2" draw:text-style-name="P3" draw:layer="layout" svg:width="0.017cm" svg:height="0.017cm" svg:x="14.281cm" svg:y="8.505cm" svg:viewBox="0 0 18 18" draw:points="0,0 18,0 18,18 0,18">
          <text:p/>
        </draw:polygon>
        <draw:polygon draw:style-name="gr2" draw:text-style-name="P3" draw:layer="layout" svg:width="1.888cm" svg:height="0.017cm" svg:x="14.298cm" svg:y="8.505cm" svg:viewBox="0 0 1889 18" draw:points="0,0 1889,0 1889,18 0,18">
          <text:p/>
        </draw:polygon>
        <draw:polygon draw:style-name="gr2" draw:text-style-name="P3" draw:layer="layout" svg:width="0.017cm" svg:height="0.017cm" svg:x="16.186cm" svg:y="8.505cm" svg:viewBox="0 0 18 18" draw:points="0,0 18,0 18,18 0,18">
          <text:p/>
        </draw:polygon>
        <draw:polygon draw:style-name="gr2" draw:text-style-name="P3" draw:layer="layout" svg:width="1.783cm" svg:height="0.017cm" svg:x="16.203cm" svg:y="8.505cm" svg:viewBox="0 0 1784 18" draw:points="0,0 1784,0 1784,18 0,18">
          <text:p/>
        </draw:polygon>
        <draw:polygon draw:style-name="gr2" draw:text-style-name="P3" draw:layer="layout" svg:width="0.017cm" svg:height="0.017cm" svg:x="17.986cm" svg:y="8.505cm" svg:viewBox="0 0 18 18" draw:points="0,0 18,0 18,18 0,18">
          <text:p/>
        </draw:polygon>
        <draw:polygon draw:style-name="gr2" draw:text-style-name="P3" draw:layer="layout" svg:width="1.846cm" svg:height="0.017cm" svg:x="18.003cm" svg:y="8.505cm" svg:viewBox="0 0 1847 18" draw:points="0,0 1847,0 1847,18 0,18">
          <text:p/>
        </draw:polygon>
        <draw:polygon draw:style-name="gr2" draw:text-style-name="P3" draw:layer="layout" svg:width="0.017cm" svg:height="0.017cm" svg:x="19.849cm" svg:y="8.505cm" svg:viewBox="0 0 18 18" draw:points="0,0 18,0 18,18 0,18">
          <text:p/>
        </draw:polygon>
        <draw:polygon draw:style-name="gr2" draw:text-style-name="P3" draw:layer="layout" svg:width="0.018cm" svg:height="0.53cm" svg:x="1.735cm" svg:y="8.522cm" svg:viewBox="0 0 19 531" draw:points="0,0 19,0 19,531 0,531">
          <text:p/>
        </draw:polygon>
        <draw:polygon draw:style-name="gr2" draw:text-style-name="P3" draw:layer="layout" svg:width="0.018cm" svg:height="0.017cm" svg:x="1.735cm" svg:y="9.052cm" svg:viewBox="0 0 19 18" draw:points="0,0 19,0 19,18 0,18">
          <text:p/>
        </draw:polygon>
        <draw:polygon draw:style-name="gr2" draw:text-style-name="P3" draw:layer="layout" svg:width="0.018cm" svg:height="0.017cm" svg:x="1.735cm" svg:y="9.052cm" svg:viewBox="0 0 19 18" draw:points="0,0 19,0 19,18 0,18">
          <text:p/>
        </draw:polygon>
        <draw:polygon draw:style-name="gr2" draw:text-style-name="P3" draw:layer="layout" svg:width="1.758cm" svg:height="0.017cm" svg:x="1.752cm" svg:y="9.052cm" svg:viewBox="0 0 1759 18" draw:points="0,0 1759,0 1759,18 0,18">
          <text:p/>
        </draw:polygon>
        <draw:polygon draw:style-name="gr2" draw:text-style-name="P3" draw:layer="layout" svg:width="0.017cm" svg:height="0.53cm" svg:x="3.51cm" svg:y="8.522cm" svg:viewBox="0 0 18 531" draw:points="0,0 18,0 18,531 0,531">
          <text:p/>
        </draw:polygon>
        <draw:polygon draw:style-name="gr2" draw:text-style-name="P3" draw:layer="layout" svg:width="0.017cm" svg:height="0.017cm" svg:x="3.51cm" svg:y="9.052cm" svg:viewBox="0 0 18 18" draw:points="0,0 18,0 18,18 0,18">
          <text:p/>
        </draw:polygon>
        <draw:polygon draw:style-name="gr2" draw:text-style-name="P3" draw:layer="layout" svg:width="1.757cm" svg:height="0.017cm" svg:x="3.527cm" svg:y="9.052cm" svg:viewBox="0 0 1758 18" draw:points="0,0 1758,0 1758,18 0,18">
          <text:p/>
        </draw:polygon>
        <draw:polygon draw:style-name="gr2" draw:text-style-name="P3" draw:layer="layout" svg:width="0.017cm" svg:height="0.53cm" svg:x="5.283cm" svg:y="8.522cm" svg:viewBox="0 0 18 531" draw:points="0,0 18,0 18,531 0,531">
          <text:p/>
        </draw:polygon>
        <draw:polygon draw:style-name="gr2" draw:text-style-name="P3" draw:layer="layout" svg:width="0.017cm" svg:height="0.017cm" svg:x="5.283cm" svg:y="9.052cm" svg:viewBox="0 0 18 18" draw:points="0,0 18,0 18,18 0,18">
          <text:p/>
        </draw:polygon>
        <draw:polygon draw:style-name="gr2" draw:text-style-name="P3" draw:layer="layout" svg:width="1.754cm" svg:height="0.017cm" svg:x="5.3cm" svg:y="9.052cm" svg:viewBox="0 0 1755 18" draw:points="0,0 1755,0 1755,18 0,18">
          <text:p/>
        </draw:polygon>
        <draw:polygon draw:style-name="gr2" draw:text-style-name="P3" draw:layer="layout" svg:width="0.017cm" svg:height="0.53cm" svg:x="7.054cm" svg:y="8.522cm" svg:viewBox="0 0 18 531" draw:points="0,0 18,0 18,531 0,531">
          <text:p/>
        </draw:polygon>
        <draw:polygon draw:style-name="gr2" draw:text-style-name="P3" draw:layer="layout" svg:width="0.017cm" svg:height="0.017cm" svg:x="7.054cm" svg:y="9.052cm" svg:viewBox="0 0 18 18" draw:points="0,0 18,0 18,18 0,18">
          <text:p/>
        </draw:polygon>
        <draw:polygon draw:style-name="gr2" draw:text-style-name="P3" draw:layer="layout" svg:width="1.753cm" svg:height="0.017cm" svg:x="7.071cm" svg:y="9.052cm" svg:viewBox="0 0 1754 18" draw:points="0,0 1754,0 1754,18 0,18">
          <text:p/>
        </draw:polygon>
        <draw:polygon draw:style-name="gr2" draw:text-style-name="P3" draw:layer="layout" svg:width="0.016cm" svg:height="0.53cm" svg:x="8.824cm" svg:y="8.522cm" svg:viewBox="0 0 17 531" draw:points="0,0 17,0 17,531 0,531">
          <text:p/>
        </draw:polygon>
        <draw:polygon draw:style-name="gr2" draw:text-style-name="P3" draw:layer="layout" svg:width="0.016cm" svg:height="0.017cm" svg:x="8.824cm" svg:y="9.052cm" svg:viewBox="0 0 17 18" draw:points="0,0 17,0 17,18 0,18">
          <text:p/>
        </draw:polygon>
        <draw:polygon draw:style-name="gr2" draw:text-style-name="P3" draw:layer="layout" svg:width="1.757cm" svg:height="0.017cm" svg:x="8.84cm" svg:y="9.052cm" svg:viewBox="0 0 1758 18" draw:points="0,0 1758,0 1758,18 0,18">
          <text:p/>
        </draw:polygon>
        <draw:polygon draw:style-name="gr2" draw:text-style-name="P3" draw:layer="layout" svg:width="0.017cm" svg:height="0.53cm" svg:x="10.597cm" svg:y="8.522cm" svg:viewBox="0 0 18 531" draw:points="0,0 18,0 18,531 0,531">
          <text:p/>
        </draw:polygon>
        <draw:polygon draw:style-name="gr2" draw:text-style-name="P3" draw:layer="layout" svg:width="0.017cm" svg:height="0.017cm" svg:x="10.597cm" svg:y="9.052cm" svg:viewBox="0 0 18 18" draw:points="0,0 18,0 18,18 0,18">
          <text:p/>
        </draw:polygon>
        <draw:polygon draw:style-name="gr2" draw:text-style-name="P3" draw:layer="layout" svg:width="1.758cm" svg:height="0.017cm" svg:x="10.614cm" svg:y="9.052cm" svg:viewBox="0 0 1759 18" draw:points="0,0 1759,0 1759,18 0,18">
          <text:p/>
        </draw:polygon>
        <draw:polygon draw:style-name="gr2" draw:text-style-name="P3" draw:layer="layout" svg:width="0.017cm" svg:height="0.53cm" svg:x="12.372cm" svg:y="8.522cm" svg:viewBox="0 0 18 531" draw:points="0,0 18,0 18,531 0,531">
          <text:p/>
        </draw:polygon>
        <draw:polygon draw:style-name="gr2" draw:text-style-name="P3" draw:layer="layout" svg:width="0.017cm" svg:height="0.017cm" svg:x="12.372cm" svg:y="9.052cm" svg:viewBox="0 0 18 18" draw:points="0,0 18,0 18,18 0,18">
          <text:p/>
        </draw:polygon>
        <draw:polygon draw:style-name="gr2" draw:text-style-name="P3" draw:layer="layout" svg:width="1.892cm" svg:height="0.017cm" svg:x="12.389cm" svg:y="9.052cm" svg:viewBox="0 0 1893 18" draw:points="0,0 1893,0 1893,18 0,18">
          <text:p/>
        </draw:polygon>
        <draw:polygon draw:style-name="gr2" draw:text-style-name="P3" draw:layer="layout" svg:width="0.017cm" svg:height="0.53cm" svg:x="14.281cm" svg:y="8.522cm" svg:viewBox="0 0 18 531" draw:points="0,0 18,0 18,531 0,531">
          <text:p/>
        </draw:polygon>
        <draw:polygon draw:style-name="gr2" draw:text-style-name="P3" draw:layer="layout" svg:width="0.017cm" svg:height="0.017cm" svg:x="14.281cm" svg:y="9.052cm" svg:viewBox="0 0 18 18" draw:points="0,0 18,0 18,18 0,18">
          <text:p/>
        </draw:polygon>
        <draw:polygon draw:style-name="gr2" draw:text-style-name="P3" draw:layer="layout" svg:width="1.888cm" svg:height="0.017cm" svg:x="14.298cm" svg:y="9.052cm" svg:viewBox="0 0 1889 18" draw:points="0,0 1889,0 1889,18 0,18">
          <text:p/>
        </draw:polygon>
        <draw:polygon draw:style-name="gr2" draw:text-style-name="P3" draw:layer="layout" svg:width="0.017cm" svg:height="0.53cm" svg:x="16.186cm" svg:y="8.522cm" svg:viewBox="0 0 18 531" draw:points="0,0 18,0 18,531 0,531">
          <text:p/>
        </draw:polygon>
        <draw:polygon draw:style-name="gr2" draw:text-style-name="P3" draw:layer="layout" svg:width="0.017cm" svg:height="0.017cm" svg:x="16.186cm" svg:y="9.052cm" svg:viewBox="0 0 18 18" draw:points="0,0 18,0 18,18 0,18">
          <text:p/>
        </draw:polygon>
        <draw:polygon draw:style-name="gr2" draw:text-style-name="P3" draw:layer="layout" svg:width="1.783cm" svg:height="0.017cm" svg:x="16.203cm" svg:y="9.052cm" svg:viewBox="0 0 1784 18" draw:points="0,0 1784,0 1784,18 0,18">
          <text:p/>
        </draw:polygon>
        <draw:polygon draw:style-name="gr2" draw:text-style-name="P3" draw:layer="layout" svg:width="0.017cm" svg:height="0.53cm" svg:x="17.986cm" svg:y="8.522cm" svg:viewBox="0 0 18 531" draw:points="0,0 18,0 18,531 0,531">
          <text:p/>
        </draw:polygon>
        <draw:polygon draw:style-name="gr2" draw:text-style-name="P3" draw:layer="layout" svg:width="0.017cm" svg:height="0.017cm" svg:x="17.986cm" svg:y="9.052cm" svg:viewBox="0 0 18 18" draw:points="0,0 18,0 18,18 0,18">
          <text:p/>
        </draw:polygon>
        <draw:polygon draw:style-name="gr2" draw:text-style-name="P3" draw:layer="layout" svg:width="1.846cm" svg:height="0.017cm" svg:x="18.003cm" svg:y="9.052cm" svg:viewBox="0 0 1847 18" draw:points="0,0 1847,0 1847,18 0,18">
          <text:p/>
        </draw:polygon>
        <draw:polygon draw:style-name="gr2" draw:text-style-name="P3" draw:layer="layout" svg:width="0.017cm" svg:height="0.53cm" svg:x="19.849cm" svg:y="8.522cm" svg:viewBox="0 0 18 531" draw:points="0,0 18,0 18,531 0,531">
          <text:p/>
        </draw:polygon>
        <draw:polygon draw:style-name="gr2" draw:text-style-name="P3" draw:layer="layout" svg:width="0.017cm" svg:height="0.017cm" svg:x="19.849cm" svg:y="9.052cm" svg:viewBox="0 0 18 18" draw:points="0,0 18,0 18,18 0,18">
          <text:p/>
        </draw:polygon>
        <draw:polygon draw:style-name="gr2" draw:text-style-name="P3" draw:layer="layout" svg:width="0.017cm" svg:height="0.017cm" svg:x="19.849cm" svg:y="9.052cm" svg:viewBox="0 0 18 18" draw:points="0,0 18,0 18,18 0,18">
          <text:p/>
        </draw:polygon>
        <draw:frame draw:style-name="gr3" draw:text-style-name="P4" draw:layer="layout" svg:width="0.456cm" svg:height="0.505cm" svg:x="18.927cm" svg:y="8.54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06cm" svg:height="0.471cm" svg:x="2.541cm" svg:y="9.086cm">
          <draw:text-box>
            <text:p text:style-name="P1"><text:span text:style-name="T2">Đề 5: </text:span></text:p>
          </draw:text-box>
        </draw:frame>
        <draw:frame draw:style-name="gr3" draw:text-style-name="P4" draw:layer="layout" svg:width="1.272cm" svg:height="0.505cm" svg:x="2.049cm" svg:y="10.021cm">
          <draw:text-box>
            <text:p text:style-name="P1"><text:span text:style-name="T6">Câu 1 </text:span></text:p>
          </draw:text-box>
        </draw:frame>
        <draw:frame draw:style-name="gr3" draw:text-style-name="P4" draw:layer="layout" svg:width="1.272cm" svg:height="0.505cm" svg:x="3.823cm" svg:y="10.021cm">
          <draw:text-box>
            <text:p text:style-name="P1"><text:span text:style-name="T6">Câu 2 </text:span></text:p>
          </draw:text-box>
        </draw:frame>
        <draw:frame draw:style-name="gr3" draw:text-style-name="P4" draw:layer="layout" svg:width="1.272cm" svg:height="0.505cm" svg:x="5.597cm" svg:y="10.021cm">
          <draw:text-box>
            <text:p text:style-name="P1"><text:span text:style-name="T6">Câu 3 </text:span></text:p>
          </draw:text-box>
        </draw:frame>
        <draw:frame draw:style-name="gr3" draw:text-style-name="P4" draw:layer="layout" svg:width="1.272cm" svg:height="0.505cm" svg:x="7.368cm" svg:y="10.021cm">
          <draw:text-box>
            <text:p text:style-name="P1"><text:span text:style-name="T6">Câu 4 </text:span></text:p>
          </draw:text-box>
        </draw:frame>
        <draw:frame draw:style-name="gr3" draw:text-style-name="P4" draw:layer="layout" svg:width="1.272cm" svg:height="0.505cm" svg:x="9.137cm" svg:y="10.021cm">
          <draw:text-box>
            <text:p text:style-name="P1"><text:span text:style-name="T6">Câu 5 </text:span></text:p>
          </draw:text-box>
        </draw:frame>
        <draw:frame draw:style-name="gr3" draw:text-style-name="P4" draw:layer="layout" svg:width="1.272cm" svg:height="0.505cm" svg:x="10.911cm" svg:y="10.021cm">
          <draw:text-box>
            <text:p text:style-name="P1"><text:span text:style-name="T6">Câu 6 </text:span></text:p>
          </draw:text-box>
        </draw:frame>
        <draw:frame draw:style-name="gr3" draw:text-style-name="P4" draw:layer="layout" svg:width="1.272cm" svg:height="0.505cm" svg:x="12.753cm" svg:y="10.021cm">
          <draw:text-box>
            <text:p text:style-name="P1"><text:span text:style-name="T6">Câu 7 </text:span></text:p>
          </draw:text-box>
        </draw:frame>
        <draw:frame draw:style-name="gr3" draw:text-style-name="P4" draw:layer="layout" svg:width="1.272cm" svg:height="0.505cm" svg:x="14.663cm" svg:y="10.021cm">
          <draw:text-box>
            <text:p text:style-name="P1"><text:span text:style-name="T6">Câu 8 </text:span></text:p>
          </draw:text-box>
        </draw:frame>
        <draw:frame draw:style-name="gr3" draw:text-style-name="P4" draw:layer="layout" svg:width="1.272cm" svg:height="0.505cm" svg:x="16.514cm" svg:y="10.021cm">
          <draw:text-box>
            <text:p text:style-name="P1"><text:span text:style-name="T6">Câu 9 </text:span></text:p>
          </draw:text-box>
        </draw:frame>
        <draw:polygon draw:style-name="gr2" draw:text-style-name="P3" draw:layer="layout" svg:width="0.018cm" svg:height="0.017cm" svg:x="1.735cm" svg:y="9.979cm" svg:viewBox="0 0 19 18" draw:points="0,0 19,0 19,18 0,18">
          <text:p/>
        </draw:polygon>
        <draw:polygon draw:style-name="gr2" draw:text-style-name="P3" draw:layer="layout" svg:width="0.018cm" svg:height="0.017cm" svg:x="1.735cm" svg:y="9.979cm" svg:viewBox="0 0 19 18" draw:points="0,0 19,0 19,18 0,18">
          <text:p/>
        </draw:polygon>
        <draw:polygon draw:style-name="gr2" draw:text-style-name="P3" draw:layer="layout" svg:width="1.758cm" svg:height="0.017cm" svg:x="1.752cm" svg:y="9.979cm" svg:viewBox="0 0 1759 18" draw:points="0,0 1759,0 1759,18 0,18">
          <text:p/>
        </draw:polygon>
        <draw:polygon draw:style-name="gr2" draw:text-style-name="P3" draw:layer="layout" svg:width="0.017cm" svg:height="0.017cm" svg:x="3.51cm" svg:y="9.979cm" svg:viewBox="0 0 18 18" draw:points="0,0 18,0 18,18 0,18">
          <text:p/>
        </draw:polygon>
        <draw:polygon draw:style-name="gr2" draw:text-style-name="P3" draw:layer="layout" svg:width="1.757cm" svg:height="0.017cm" svg:x="3.527cm" svg:y="9.979cm" svg:viewBox="0 0 1758 18" draw:points="0,0 1758,0 1758,18 0,18">
          <text:p/>
        </draw:polygon>
        <draw:polygon draw:style-name="gr2" draw:text-style-name="P3" draw:layer="layout" svg:width="0.017cm" svg:height="0.017cm" svg:x="5.283cm" svg:y="9.979cm" svg:viewBox="0 0 18 18" draw:points="0,0 18,0 18,18 0,18">
          <text:p/>
        </draw:polygon>
        <draw:polygon draw:style-name="gr2" draw:text-style-name="P3" draw:layer="layout" svg:width="1.754cm" svg:height="0.017cm" svg:x="5.3cm" svg:y="9.979cm" svg:viewBox="0 0 1755 18" draw:points="0,0 1755,0 1755,18 0,18">
          <text:p/>
        </draw:polygon>
        <draw:polygon draw:style-name="gr2" draw:text-style-name="P3" draw:layer="layout" svg:width="0.017cm" svg:height="0.017cm" svg:x="7.054cm" svg:y="9.979cm" svg:viewBox="0 0 18 18" draw:points="0,0 18,0 18,18 0,18">
          <text:p/>
        </draw:polygon>
        <draw:polygon draw:style-name="gr2" draw:text-style-name="P3" draw:layer="layout" svg:width="1.753cm" svg:height="0.017cm" svg:x="7.071cm" svg:y="9.979cm" svg:viewBox="0 0 1754 18" draw:points="0,0 1754,0 1754,18 0,18">
          <text:p/>
        </draw:polygon>
        <draw:polygon draw:style-name="gr2" draw:text-style-name="P3" draw:layer="layout" svg:width="0.016cm" svg:height="0.017cm" svg:x="8.824cm" svg:y="9.979cm" svg:viewBox="0 0 17 18" draw:points="0,0 17,0 17,18 0,18">
          <text:p/>
        </draw:polygon>
        <draw:polygon draw:style-name="gr2" draw:text-style-name="P3" draw:layer="layout" svg:width="1.757cm" svg:height="0.017cm" svg:x="8.84cm" svg:y="9.979cm" svg:viewBox="0 0 1758 18" draw:points="0,0 1758,0 1758,18 0,18">
          <text:p/>
        </draw:polygon>
        <draw:polygon draw:style-name="gr2" draw:text-style-name="P3" draw:layer="layout" svg:width="0.017cm" svg:height="0.017cm" svg:x="10.597cm" svg:y="9.979cm" svg:viewBox="0 0 18 18" draw:points="0,0 18,0 18,18 0,18">
          <text:p/>
        </draw:polygon>
        <draw:polygon draw:style-name="gr2" draw:text-style-name="P3" draw:layer="layout" svg:width="1.758cm" svg:height="0.017cm" svg:x="10.614cm" svg:y="9.979cm" svg:viewBox="0 0 1759 18" draw:points="0,0 1759,0 1759,18 0,18">
          <text:p/>
        </draw:polygon>
        <draw:polygon draw:style-name="gr2" draw:text-style-name="P3" draw:layer="layout" svg:width="0.017cm" svg:height="0.017cm" svg:x="12.372cm" svg:y="9.979cm" svg:viewBox="0 0 18 18" draw:points="0,0 18,0 18,18 0,18">
          <text:p/>
        </draw:polygon>
        <draw:polygon draw:style-name="gr2" draw:text-style-name="P3" draw:layer="layout" svg:width="1.892cm" svg:height="0.017cm" svg:x="12.389cm" svg:y="9.979cm" svg:viewBox="0 0 1893 18" draw:points="0,0 1893,0 1893,18 0,18">
          <text:p/>
        </draw:polygon>
        <draw:polygon draw:style-name="gr2" draw:text-style-name="P3" draw:layer="layout" svg:width="0.017cm" svg:height="0.017cm" svg:x="14.281cm" svg:y="9.979cm" svg:viewBox="0 0 18 18" draw:points="0,0 18,0 18,18 0,18">
          <text:p/>
        </draw:polygon>
        <draw:polygon draw:style-name="gr2" draw:text-style-name="P3" draw:layer="layout" svg:width="1.888cm" svg:height="0.017cm" svg:x="14.298cm" svg:y="9.979cm" svg:viewBox="0 0 1889 18" draw:points="0,0 1889,0 1889,18 0,18">
          <text:p/>
        </draw:polygon>
        <draw:polygon draw:style-name="gr2" draw:text-style-name="P3" draw:layer="layout" svg:width="0.017cm" svg:height="0.017cm" svg:x="16.186cm" svg:y="9.979cm" svg:viewBox="0 0 18 18" draw:points="0,0 18,0 18,18 0,18">
          <text:p/>
        </draw:polygon>
        <draw:polygon draw:style-name="gr2" draw:text-style-name="P3" draw:layer="layout" svg:width="1.783cm" svg:height="0.017cm" svg:x="16.203cm" svg:y="9.979cm" svg:viewBox="0 0 1784 18" draw:points="0,0 1784,0 1784,18 0,18">
          <text:p/>
        </draw:polygon>
        <draw:polygon draw:style-name="gr2" draw:text-style-name="P3" draw:layer="layout" svg:width="0.017cm" svg:height="0.017cm" svg:x="17.986cm" svg:y="9.979cm" svg:viewBox="0 0 18 18" draw:points="0,0 18,0 18,18 0,18">
          <text:p/>
        </draw:polygon>
        <draw:polygon draw:style-name="gr2" draw:text-style-name="P3" draw:layer="layout" svg:width="1.846cm" svg:height="0.017cm" svg:x="18.003cm" svg:y="9.979cm" svg:viewBox="0 0 1847 18" draw:points="0,0 1847,0 1847,18 0,18">
          <text:p/>
        </draw:polygon>
        <draw:polygon draw:style-name="gr2" draw:text-style-name="P3" draw:layer="layout" svg:width="0.017cm" svg:height="0.017cm" svg:x="19.849cm" svg:y="9.979cm" svg:viewBox="0 0 18 18" draw:points="0,0 18,0 18,18 0,18">
          <text:p/>
        </draw:polygon>
        <draw:polygon draw:style-name="gr2" draw:text-style-name="P3" draw:layer="layout" svg:width="0.017cm" svg:height="0.017cm" svg:x="19.849cm" svg:y="9.979cm" svg:viewBox="0 0 18 18" draw:points="0,0 18,0 18,18 0,18">
          <text:p/>
        </draw:polygon>
        <draw:polygon draw:style-name="gr2" draw:text-style-name="P3" draw:layer="layout" svg:width="0.018cm" svg:height="0.529cm" svg:x="1.735cm" svg:y="9.996cm" svg:viewBox="0 0 19 530" draw:points="0,0 19,0 19,530 0,530">
          <text:p/>
        </draw:polygon>
        <draw:polygon draw:style-name="gr2" draw:text-style-name="P3" draw:layer="layout" svg:width="0.017cm" svg:height="0.529cm" svg:x="3.51cm" svg:y="9.996cm" svg:viewBox="0 0 18 530" draw:points="0,0 18,0 18,530 0,530">
          <text:p/>
        </draw:polygon>
        <draw:polygon draw:style-name="gr2" draw:text-style-name="P3" draw:layer="layout" svg:width="0.017cm" svg:height="0.529cm" svg:x="5.283cm" svg:y="9.996cm" svg:viewBox="0 0 18 530" draw:points="0,0 18,0 18,530 0,530">
          <text:p/>
        </draw:polygon>
        <draw:polygon draw:style-name="gr2" draw:text-style-name="P3" draw:layer="layout" svg:width="0.017cm" svg:height="0.529cm" svg:x="7.054cm" svg:y="9.996cm" svg:viewBox="0 0 18 530" draw:points="0,0 18,0 18,530 0,530">
          <text:p/>
        </draw:polygon>
        <draw:polygon draw:style-name="gr2" draw:text-style-name="P3" draw:layer="layout" svg:width="0.016cm" svg:height="0.529cm" svg:x="8.824cm" svg:y="9.996cm" svg:viewBox="0 0 17 530" draw:points="0,0 17,0 17,530 0,530">
          <text:p/>
        </draw:polygon>
        <draw:polygon draw:style-name="gr2" draw:text-style-name="P3" draw:layer="layout" svg:width="0.017cm" svg:height="0.529cm" svg:x="10.597cm" svg:y="9.996cm" svg:viewBox="0 0 18 530" draw:points="0,0 18,0 18,530 0,530">
          <text:p/>
        </draw:polygon>
        <draw:polygon draw:style-name="gr2" draw:text-style-name="P3" draw:layer="layout" svg:width="0.017cm" svg:height="0.529cm" svg:x="12.372cm" svg:y="9.996cm" svg:viewBox="0 0 18 530" draw:points="0,0 18,0 18,530 0,530">
          <text:p/>
        </draw:polygon>
        <draw:polygon draw:style-name="gr2" draw:text-style-name="P3" draw:layer="layout" svg:width="0.017cm" svg:height="0.529cm" svg:x="14.281cm" svg:y="9.996cm" svg:viewBox="0 0 18 530" draw:points="0,0 18,0 18,530 0,530">
          <text:p/>
        </draw:polygon>
        <draw:polygon draw:style-name="gr2" draw:text-style-name="P3" draw:layer="layout" svg:width="0.017cm" svg:height="0.529cm" svg:x="16.186cm" svg:y="9.996cm" svg:viewBox="0 0 18 530" draw:points="0,0 18,0 18,530 0,530">
          <text:p/>
        </draw:polygon>
        <draw:polygon draw:style-name="gr2" draw:text-style-name="P3" draw:layer="layout" svg:width="0.017cm" svg:height="0.529cm" svg:x="17.986cm" svg:y="9.996cm" svg:viewBox="0 0 18 530" draw:points="0,0 18,0 18,530 0,530">
          <text:p/>
        </draw:polygon>
        <draw:polygon draw:style-name="gr2" draw:text-style-name="P3" draw:layer="layout" svg:width="0.017cm" svg:height="0.529cm" svg:x="19.849cm" svg:y="9.996cm" svg:viewBox="0 0 18 530" draw:points="0,0 18,0 18,530 0,530">
          <text:p/>
        </draw:polygon>
        <draw:frame draw:style-name="gr3" draw:text-style-name="P4" draw:layer="layout" svg:width="1.501cm" svg:height="0.505cm" svg:x="18.232cm" svg:y="10.021cm">
          <draw:text-box>
            <text:p text:style-name="P1"><text:span text:style-name="T6">Câu 10 </text:span></text:p>
          </draw:text-box>
        </draw:frame>
        <draw:frame draw:style-name="gr3" draw:text-style-name="P4" draw:layer="layout" svg:width="0.456cm" svg:height="0.505cm" svg:x="2.477cm" svg:y="10.567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4.238cm" svg:y="10.567cm">
          <draw:text-box>
            <text:p text:style-name="P1"><text:span text:style-name="T6">C </text:span></text:p>
          </draw:text-box>
        </draw:frame>
        <draw:frame draw:style-name="gr3" draw:text-style-name="P4" draw:layer="layout" svg:width="0.456cm" svg:height="0.505cm" svg:x="6.012cm" svg:y="10.567cm">
          <draw:text-box>
            <text:p text:style-name="P1"><text:span text:style-name="T6">D </text:span></text:p>
          </draw:text-box>
        </draw:frame>
        <draw:frame draw:style-name="gr3" draw:text-style-name="P4" draw:layer="layout" svg:width="0.456cm" svg:height="0.505cm" svg:x="7.783cm" svg:y="10.567cm">
          <draw:text-box>
            <text:p text:style-name="P1"><text:span text:style-name="T6">A </text:span></text:p>
          </draw:text-box>
        </draw:frame>
        <draw:frame draw:style-name="gr3" draw:text-style-name="P4" draw:layer="layout" svg:width="0.456cm" svg:height="0.505cm" svg:x="9.552cm" svg:y="10.567cm">
          <draw:text-box>
            <text:p text:style-name="P1"><text:span text:style-name="T6">A </text:span></text:p>
          </draw:text-box>
        </draw:frame>
        <draw:frame draw:style-name="gr3" draw:text-style-name="P4" draw:layer="layout" svg:width="0.456cm" svg:height="0.505cm" svg:x="11.339cm" svg:y="10.567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3.181cm" svg:y="10.567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5.077cm" svg:y="10.567cm">
          <draw:text-box>
            <text:p text:style-name="P1"><text:span text:style-name="T6">A </text:span></text:p>
          </draw:text-box>
        </draw:frame>
        <draw:frame draw:style-name="gr3" draw:text-style-name="P4" draw:layer="layout" svg:width="0.456cm" svg:height="0.505cm" svg:x="16.941cm" svg:y="10.567cm">
          <draw:text-box>
            <text:p text:style-name="P1"><text:span text:style-name="T6">B </text:span></text:p>
          </draw:text-box>
        </draw:frame>
        <draw:polygon draw:style-name="gr2" draw:text-style-name="P3" draw:layer="layout" svg:width="0.018cm" svg:height="0.017cm" svg:x="1.735cm" svg:y="10.525cm" svg:viewBox="0 0 19 18" draw:points="0,0 19,0 19,18 0,18">
          <text:p/>
        </draw:polygon>
        <draw:polygon draw:style-name="gr2" draw:text-style-name="P3" draw:layer="layout" svg:width="1.758cm" svg:height="0.017cm" svg:x="1.752cm" svg:y="10.525cm" svg:viewBox="0 0 1759 18" draw:points="0,0 1759,0 1759,18 0,18">
          <text:p/>
        </draw:polygon>
        <draw:polygon draw:style-name="gr2" draw:text-style-name="P3" draw:layer="layout" svg:width="0.017cm" svg:height="0.017cm" svg:x="3.51cm" svg:y="10.525cm" svg:viewBox="0 0 18 18" draw:points="0,0 18,0 18,18 0,18">
          <text:p/>
        </draw:polygon>
        <draw:polygon draw:style-name="gr2" draw:text-style-name="P3" draw:layer="layout" svg:width="1.757cm" svg:height="0.017cm" svg:x="3.527cm" svg:y="10.525cm" svg:viewBox="0 0 1758 18" draw:points="0,0 1758,0 1758,18 0,18">
          <text:p/>
        </draw:polygon>
        <draw:polygon draw:style-name="gr2" draw:text-style-name="P3" draw:layer="layout" svg:width="0.017cm" svg:height="0.017cm" svg:x="5.283cm" svg:y="10.525cm" svg:viewBox="0 0 18 18" draw:points="0,0 18,0 18,18 0,18">
          <text:p/>
        </draw:polygon>
        <draw:polygon draw:style-name="gr2" draw:text-style-name="P3" draw:layer="layout" svg:width="1.754cm" svg:height="0.017cm" svg:x="5.3cm" svg:y="10.525cm" svg:viewBox="0 0 1755 18" draw:points="0,0 1755,0 1755,18 0,18">
          <text:p/>
        </draw:polygon>
        <draw:polygon draw:style-name="gr2" draw:text-style-name="P3" draw:layer="layout" svg:width="0.017cm" svg:height="0.017cm" svg:x="7.054cm" svg:y="10.525cm" svg:viewBox="0 0 18 18" draw:points="0,0 18,0 18,18 0,18">
          <text:p/>
        </draw:polygon>
        <draw:polygon draw:style-name="gr2" draw:text-style-name="P3" draw:layer="layout" svg:width="1.753cm" svg:height="0.017cm" svg:x="7.071cm" svg:y="10.525cm" svg:viewBox="0 0 1754 18" draw:points="0,0 1754,0 1754,18 0,18">
          <text:p/>
        </draw:polygon>
        <draw:polygon draw:style-name="gr2" draw:text-style-name="P3" draw:layer="layout" svg:width="0.016cm" svg:height="0.017cm" svg:x="8.824cm" svg:y="10.525cm" svg:viewBox="0 0 17 18" draw:points="0,0 17,0 17,18 0,18">
          <text:p/>
        </draw:polygon>
        <draw:polygon draw:style-name="gr2" draw:text-style-name="P3" draw:layer="layout" svg:width="1.757cm" svg:height="0.017cm" svg:x="8.84cm" svg:y="10.525cm" svg:viewBox="0 0 1758 18" draw:points="0,0 1758,0 1758,18 0,18">
          <text:p/>
        </draw:polygon>
        <draw:polygon draw:style-name="gr2" draw:text-style-name="P3" draw:layer="layout" svg:width="0.017cm" svg:height="0.017cm" svg:x="10.597cm" svg:y="10.525cm" svg:viewBox="0 0 18 18" draw:points="0,0 18,0 18,18 0,18">
          <text:p/>
        </draw:polygon>
        <draw:polygon draw:style-name="gr2" draw:text-style-name="P3" draw:layer="layout" svg:width="1.758cm" svg:height="0.017cm" svg:x="10.614cm" svg:y="10.525cm" svg:viewBox="0 0 1759 18" draw:points="0,0 1759,0 1759,18 0,18">
          <text:p/>
        </draw:polygon>
        <draw:polygon draw:style-name="gr2" draw:text-style-name="P3" draw:layer="layout" svg:width="0.017cm" svg:height="0.017cm" svg:x="12.372cm" svg:y="10.525cm" svg:viewBox="0 0 18 18" draw:points="0,0 18,0 18,18 0,18">
          <text:p/>
        </draw:polygon>
        <draw:polygon draw:style-name="gr2" draw:text-style-name="P3" draw:layer="layout" svg:width="1.892cm" svg:height="0.017cm" svg:x="12.389cm" svg:y="10.525cm" svg:viewBox="0 0 1893 18" draw:points="0,0 1893,0 1893,18 0,18">
          <text:p/>
        </draw:polygon>
        <draw:polygon draw:style-name="gr2" draw:text-style-name="P3" draw:layer="layout" svg:width="0.017cm" svg:height="0.017cm" svg:x="14.281cm" svg:y="10.525cm" svg:viewBox="0 0 18 18" draw:points="0,0 18,0 18,18 0,18">
          <text:p/>
        </draw:polygon>
        <draw:polygon draw:style-name="gr2" draw:text-style-name="P3" draw:layer="layout" svg:width="1.888cm" svg:height="0.017cm" svg:x="14.298cm" svg:y="10.525cm" svg:viewBox="0 0 1889 18" draw:points="0,0 1889,0 1889,18 0,18">
          <text:p/>
        </draw:polygon>
        <draw:polygon draw:style-name="gr2" draw:text-style-name="P3" draw:layer="layout" svg:width="0.017cm" svg:height="0.017cm" svg:x="16.186cm" svg:y="10.525cm" svg:viewBox="0 0 18 18" draw:points="0,0 18,0 18,18 0,18">
          <text:p/>
        </draw:polygon>
        <draw:polygon draw:style-name="gr2" draw:text-style-name="P3" draw:layer="layout" svg:width="1.783cm" svg:height="0.017cm" svg:x="16.203cm" svg:y="10.525cm" svg:viewBox="0 0 1784 18" draw:points="0,0 1784,0 1784,18 0,18">
          <text:p/>
        </draw:polygon>
        <draw:polygon draw:style-name="gr2" draw:text-style-name="P3" draw:layer="layout" svg:width="0.017cm" svg:height="0.017cm" svg:x="17.986cm" svg:y="10.525cm" svg:viewBox="0 0 18 18" draw:points="0,0 18,0 18,18 0,18">
          <text:p/>
        </draw:polygon>
        <draw:polygon draw:style-name="gr2" draw:text-style-name="P3" draw:layer="layout" svg:width="1.846cm" svg:height="0.017cm" svg:x="18.003cm" svg:y="10.525cm" svg:viewBox="0 0 1847 18" draw:points="0,0 1847,0 1847,18 0,18">
          <text:p/>
        </draw:polygon>
        <draw:polygon draw:style-name="gr2" draw:text-style-name="P3" draw:layer="layout" svg:width="0.017cm" svg:height="0.017cm" svg:x="19.849cm" svg:y="10.525cm" svg:viewBox="0 0 18 18" draw:points="0,0 18,0 18,18 0,18">
          <text:p/>
        </draw:polygon>
        <draw:polygon draw:style-name="gr2" draw:text-style-name="P3" draw:layer="layout" svg:width="0.018cm" svg:height="0.529cm" svg:x="1.735cm" svg:y="10.542cm" svg:viewBox="0 0 19 530" draw:points="0,0 19,0 19,530 0,530">
          <text:p/>
        </draw:polygon>
        <draw:polygon draw:style-name="gr2" draw:text-style-name="P3" draw:layer="layout" svg:width="0.017cm" svg:height="0.529cm" svg:x="3.51cm" svg:y="10.542cm" svg:viewBox="0 0 18 530" draw:points="0,0 18,0 18,530 0,530">
          <text:p/>
        </draw:polygon>
        <draw:polygon draw:style-name="gr2" draw:text-style-name="P3" draw:layer="layout" svg:width="0.017cm" svg:height="0.529cm" svg:x="5.283cm" svg:y="10.542cm" svg:viewBox="0 0 18 530" draw:points="0,0 18,0 18,530 0,530">
          <text:p/>
        </draw:polygon>
        <draw:polygon draw:style-name="gr2" draw:text-style-name="P3" draw:layer="layout" svg:width="0.017cm" svg:height="0.529cm" svg:x="7.054cm" svg:y="10.542cm" svg:viewBox="0 0 18 530" draw:points="0,0 18,0 18,530 0,530">
          <text:p/>
        </draw:polygon>
        <draw:polygon draw:style-name="gr2" draw:text-style-name="P3" draw:layer="layout" svg:width="0.016cm" svg:height="0.529cm" svg:x="8.824cm" svg:y="10.542cm" svg:viewBox="0 0 17 530" draw:points="0,0 17,0 17,530 0,530">
          <text:p/>
        </draw:polygon>
        <draw:polygon draw:style-name="gr2" draw:text-style-name="P3" draw:layer="layout" svg:width="0.017cm" svg:height="0.529cm" svg:x="10.597cm" svg:y="10.542cm" svg:viewBox="0 0 18 530" draw:points="0,0 18,0 18,530 0,530">
          <text:p/>
        </draw:polygon>
        <draw:polygon draw:style-name="gr2" draw:text-style-name="P3" draw:layer="layout" svg:width="0.017cm" svg:height="0.529cm" svg:x="12.372cm" svg:y="10.542cm" svg:viewBox="0 0 18 530" draw:points="0,0 18,0 18,530 0,530">
          <text:p/>
        </draw:polygon>
        <draw:polygon draw:style-name="gr2" draw:text-style-name="P3" draw:layer="layout" svg:width="0.017cm" svg:height="0.529cm" svg:x="14.281cm" svg:y="10.542cm" svg:viewBox="0 0 18 530" draw:points="0,0 18,0 18,530 0,530">
          <text:p/>
        </draw:polygon>
        <draw:polygon draw:style-name="gr2" draw:text-style-name="P3" draw:layer="layout" svg:width="0.017cm" svg:height="0.529cm" svg:x="16.186cm" svg:y="10.542cm" svg:viewBox="0 0 18 530" draw:points="0,0 18,0 18,530 0,530">
          <text:p/>
        </draw:polygon>
        <draw:polygon draw:style-name="gr2" draw:text-style-name="P3" draw:layer="layout" svg:width="0.017cm" svg:height="0.529cm" svg:x="17.986cm" svg:y="10.542cm" svg:viewBox="0 0 18 530" draw:points="0,0 18,0 18,530 0,530">
          <text:p/>
        </draw:polygon>
        <draw:polygon draw:style-name="gr2" draw:text-style-name="P3" draw:layer="layout" svg:width="0.017cm" svg:height="0.529cm" svg:x="19.849cm" svg:y="10.542cm" svg:viewBox="0 0 18 530" draw:points="0,0 18,0 18,530 0,530">
          <text:p/>
        </draw:polygon>
        <draw:frame draw:style-name="gr3" draw:text-style-name="P4" draw:layer="layout" svg:width="0.456cm" svg:height="0.505cm" svg:x="18.774cm" svg:y="10.567cm">
          <draw:text-box>
            <text:p text:style-name="P1"><text:span text:style-name="T6">B </text:span></text:p>
          </draw:text-box>
        </draw:frame>
        <draw:frame draw:style-name="gr3" draw:text-style-name="P4" draw:layer="layout" svg:width="1.501cm" svg:height="0.505cm" svg:x="1.935cm" svg:y="11.113cm">
          <draw:text-box>
            <text:p text:style-name="P1"><text:span text:style-name="T6">Câu 11 </text:span></text:p>
          </draw:text-box>
        </draw:frame>
        <draw:frame draw:style-name="gr3" draw:text-style-name="P4" draw:layer="layout" svg:width="1.501cm" svg:height="0.505cm" svg:x="3.709cm" svg:y="11.113cm">
          <draw:text-box>
            <text:p text:style-name="P1"><text:span text:style-name="T6">Câu 12 </text:span></text:p>
          </draw:text-box>
        </draw:frame>
        <draw:frame draw:style-name="gr3" draw:text-style-name="P4" draw:layer="layout" svg:width="1.501cm" svg:height="0.505cm" svg:x="5.483cm" svg:y="11.113cm">
          <draw:text-box>
            <text:p text:style-name="P1"><text:span text:style-name="T6">Câu 13 </text:span></text:p>
          </draw:text-box>
        </draw:frame>
        <draw:frame draw:style-name="gr3" draw:text-style-name="P4" draw:layer="layout" svg:width="1.501cm" svg:height="0.505cm" svg:x="7.253cm" svg:y="11.113cm">
          <draw:text-box>
            <text:p text:style-name="P1"><text:span text:style-name="T6">Câu 14 </text:span></text:p>
          </draw:text-box>
        </draw:frame>
        <draw:frame draw:style-name="gr3" draw:text-style-name="P4" draw:layer="layout" svg:width="1.501cm" svg:height="0.505cm" svg:x="9.023cm" svg:y="11.113cm">
          <draw:text-box>
            <text:p text:style-name="P1"><text:span text:style-name="T6">Câu 15 </text:span></text:p>
          </draw:text-box>
        </draw:frame>
        <draw:frame draw:style-name="gr3" draw:text-style-name="P4" draw:layer="layout" svg:width="1.501cm" svg:height="0.505cm" svg:x="10.797cm" svg:y="11.113cm">
          <draw:text-box>
            <text:p text:style-name="P1"><text:span text:style-name="T6">Câu 16 </text:span></text:p>
          </draw:text-box>
        </draw:frame>
        <draw:frame draw:style-name="gr3" draw:text-style-name="P4" draw:layer="layout" svg:width="1.501cm" svg:height="0.505cm" svg:x="12.639cm" svg:y="11.113cm">
          <draw:text-box>
            <text:p text:style-name="P1"><text:span text:style-name="T6">Câu 17 </text:span></text:p>
          </draw:text-box>
        </draw:frame>
        <draw:frame draw:style-name="gr3" draw:text-style-name="P4" draw:layer="layout" svg:width="1.501cm" svg:height="0.505cm" svg:x="14.548cm" svg:y="11.113cm">
          <draw:text-box>
            <text:p text:style-name="P1"><text:span text:style-name="T6">Câu 18 </text:span></text:p>
          </draw:text-box>
        </draw:frame>
        <draw:frame draw:style-name="gr3" draw:text-style-name="P4" draw:layer="layout" svg:width="0.456cm" svg:height="0.505cm" svg:x="17.093cm" svg:y="11.113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18cm" svg:height="0.017cm" svg:x="1.735cm" svg:y="11.071cm" svg:viewBox="0 0 19 18" draw:points="0,0 19,0 19,18 0,18">
          <text:p/>
        </draw:polygon>
        <draw:polygon draw:style-name="gr2" draw:text-style-name="P3" draw:layer="layout" svg:width="1.758cm" svg:height="0.017cm" svg:x="1.752cm" svg:y="11.071cm" svg:viewBox="0 0 1759 18" draw:points="0,0 1759,0 1759,18 0,18">
          <text:p/>
        </draw:polygon>
        <draw:polygon draw:style-name="gr2" draw:text-style-name="P3" draw:layer="layout" svg:width="0.017cm" svg:height="0.017cm" svg:x="3.51cm" svg:y="11.071cm" svg:viewBox="0 0 18 18" draw:points="0,0 18,0 18,18 0,18">
          <text:p/>
        </draw:polygon>
        <draw:polygon draw:style-name="gr2" draw:text-style-name="P3" draw:layer="layout" svg:width="1.757cm" svg:height="0.017cm" svg:x="3.527cm" svg:y="11.071cm" svg:viewBox="0 0 1758 18" draw:points="0,0 1758,0 1758,18 0,18">
          <text:p/>
        </draw:polygon>
        <draw:polygon draw:style-name="gr2" draw:text-style-name="P3" draw:layer="layout" svg:width="0.017cm" svg:height="0.017cm" svg:x="5.283cm" svg:y="11.071cm" svg:viewBox="0 0 18 18" draw:points="0,0 18,0 18,18 0,18">
          <text:p/>
        </draw:polygon>
        <draw:polygon draw:style-name="gr2" draw:text-style-name="P3" draw:layer="layout" svg:width="1.754cm" svg:height="0.017cm" svg:x="5.3cm" svg:y="11.071cm" svg:viewBox="0 0 1755 18" draw:points="0,0 1755,0 1755,18 0,18">
          <text:p/>
        </draw:polygon>
        <draw:polygon draw:style-name="gr2" draw:text-style-name="P3" draw:layer="layout" svg:width="0.017cm" svg:height="0.017cm" svg:x="7.054cm" svg:y="11.071cm" svg:viewBox="0 0 18 18" draw:points="0,0 18,0 18,18 0,18">
          <text:p/>
        </draw:polygon>
        <draw:polygon draw:style-name="gr2" draw:text-style-name="P3" draw:layer="layout" svg:width="1.753cm" svg:height="0.017cm" svg:x="7.071cm" svg:y="11.071cm" svg:viewBox="0 0 1754 18" draw:points="0,0 1754,0 1754,18 0,18">
          <text:p/>
        </draw:polygon>
        <draw:polygon draw:style-name="gr2" draw:text-style-name="P3" draw:layer="layout" svg:width="0.016cm" svg:height="0.017cm" svg:x="8.824cm" svg:y="11.071cm" svg:viewBox="0 0 17 18" draw:points="0,0 17,0 17,18 0,18">
          <text:p/>
        </draw:polygon>
        <draw:polygon draw:style-name="gr2" draw:text-style-name="P3" draw:layer="layout" svg:width="1.757cm" svg:height="0.017cm" svg:x="8.84cm" svg:y="11.071cm" svg:viewBox="0 0 1758 18" draw:points="0,0 1758,0 1758,18 0,18">
          <text:p/>
        </draw:polygon>
        <draw:polygon draw:style-name="gr2" draw:text-style-name="P3" draw:layer="layout" svg:width="0.017cm" svg:height="0.017cm" svg:x="10.597cm" svg:y="11.071cm" svg:viewBox="0 0 18 18" draw:points="0,0 18,0 18,18 0,18">
          <text:p/>
        </draw:polygon>
        <draw:polygon draw:style-name="gr2" draw:text-style-name="P3" draw:layer="layout" svg:width="1.758cm" svg:height="0.017cm" svg:x="10.614cm" svg:y="11.071cm" svg:viewBox="0 0 1759 18" draw:points="0,0 1759,0 1759,18 0,18">
          <text:p/>
        </draw:polygon>
        <draw:polygon draw:style-name="gr2" draw:text-style-name="P3" draw:layer="layout" svg:width="0.017cm" svg:height="0.017cm" svg:x="12.372cm" svg:y="11.071cm" svg:viewBox="0 0 18 18" draw:points="0,0 18,0 18,18 0,18">
          <text:p/>
        </draw:polygon>
        <draw:polygon draw:style-name="gr2" draw:text-style-name="P3" draw:layer="layout" svg:width="1.892cm" svg:height="0.017cm" svg:x="12.389cm" svg:y="11.071cm" svg:viewBox="0 0 1893 18" draw:points="0,0 1893,0 1893,18 0,18">
          <text:p/>
        </draw:polygon>
        <draw:polygon draw:style-name="gr2" draw:text-style-name="P3" draw:layer="layout" svg:width="0.017cm" svg:height="0.017cm" svg:x="14.281cm" svg:y="11.071cm" svg:viewBox="0 0 18 18" draw:points="0,0 18,0 18,18 0,18">
          <text:p/>
        </draw:polygon>
        <draw:polygon draw:style-name="gr2" draw:text-style-name="P3" draw:layer="layout" svg:width="1.888cm" svg:height="0.017cm" svg:x="14.298cm" svg:y="11.071cm" svg:viewBox="0 0 1889 18" draw:points="0,0 1889,0 1889,18 0,18">
          <text:p/>
        </draw:polygon>
        <draw:polygon draw:style-name="gr2" draw:text-style-name="P3" draw:layer="layout" svg:width="0.017cm" svg:height="0.017cm" svg:x="16.186cm" svg:y="11.071cm" svg:viewBox="0 0 18 18" draw:points="0,0 18,0 18,18 0,18">
          <text:p/>
        </draw:polygon>
        <draw:polygon draw:style-name="gr2" draw:text-style-name="P3" draw:layer="layout" svg:width="1.783cm" svg:height="0.017cm" svg:x="16.203cm" svg:y="11.071cm" svg:viewBox="0 0 1784 18" draw:points="0,0 1784,0 1784,18 0,18">
          <text:p/>
        </draw:polygon>
        <draw:polygon draw:style-name="gr2" draw:text-style-name="P3" draw:layer="layout" svg:width="0.017cm" svg:height="0.017cm" svg:x="17.986cm" svg:y="11.071cm" svg:viewBox="0 0 18 18" draw:points="0,0 18,0 18,18 0,18">
          <text:p/>
        </draw:polygon>
        <draw:polygon draw:style-name="gr2" draw:text-style-name="P3" draw:layer="layout" svg:width="1.846cm" svg:height="0.017cm" svg:x="18.003cm" svg:y="11.071cm" svg:viewBox="0 0 1847 18" draw:points="0,0 1847,0 1847,18 0,18">
          <text:p/>
        </draw:polygon>
        <draw:polygon draw:style-name="gr2" draw:text-style-name="P3" draw:layer="layout" svg:width="0.017cm" svg:height="0.017cm" svg:x="19.849cm" svg:y="11.071cm" svg:viewBox="0 0 18 18" draw:points="0,0 18,0 18,18 0,18">
          <text:p/>
        </draw:polygon>
        <draw:polygon draw:style-name="gr2" draw:text-style-name="P3" draw:layer="layout" svg:width="0.018cm" svg:height="0.53cm" svg:x="1.735cm" svg:y="11.088cm" svg:viewBox="0 0 19 531" draw:points="0,0 19,0 19,531 0,531">
          <text:p/>
        </draw:polygon>
        <draw:polygon draw:style-name="gr2" draw:text-style-name="P3" draw:layer="layout" svg:width="0.017cm" svg:height="0.53cm" svg:x="3.51cm" svg:y="11.088cm" svg:viewBox="0 0 18 531" draw:points="0,0 18,0 18,531 0,531">
          <text:p/>
        </draw:polygon>
        <draw:polygon draw:style-name="gr2" draw:text-style-name="P3" draw:layer="layout" svg:width="0.017cm" svg:height="0.53cm" svg:x="5.283cm" svg:y="11.088cm" svg:viewBox="0 0 18 531" draw:points="0,0 18,0 18,531 0,531">
          <text:p/>
        </draw:polygon>
        <draw:polygon draw:style-name="gr2" draw:text-style-name="P3" draw:layer="layout" svg:width="0.017cm" svg:height="0.53cm" svg:x="7.054cm" svg:y="11.088cm" svg:viewBox="0 0 18 531" draw:points="0,0 18,0 18,531 0,531">
          <text:p/>
        </draw:polygon>
        <draw:polygon draw:style-name="gr2" draw:text-style-name="P3" draw:layer="layout" svg:width="0.016cm" svg:height="0.53cm" svg:x="8.824cm" svg:y="11.088cm" svg:viewBox="0 0 17 531" draw:points="0,0 17,0 17,531 0,531">
          <text:p/>
        </draw:polygon>
        <draw:polygon draw:style-name="gr2" draw:text-style-name="P3" draw:layer="layout" svg:width="0.017cm" svg:height="0.53cm" svg:x="10.597cm" svg:y="11.088cm" svg:viewBox="0 0 18 531" draw:points="0,0 18,0 18,531 0,531">
          <text:p/>
        </draw:polygon>
        <draw:polygon draw:style-name="gr2" draw:text-style-name="P3" draw:layer="layout" svg:width="0.017cm" svg:height="0.53cm" svg:x="12.372cm" svg:y="11.088cm" svg:viewBox="0 0 18 531" draw:points="0,0 18,0 18,531 0,531">
          <text:p/>
        </draw:polygon>
        <draw:polygon draw:style-name="gr2" draw:text-style-name="P3" draw:layer="layout" svg:width="0.017cm" svg:height="0.53cm" svg:x="14.281cm" svg:y="11.088cm" svg:viewBox="0 0 18 531" draw:points="0,0 18,0 18,531 0,531">
          <text:p/>
        </draw:polygon>
        <draw:polygon draw:style-name="gr2" draw:text-style-name="P3" draw:layer="layout" svg:width="0.017cm" svg:height="0.53cm" svg:x="16.186cm" svg:y="11.088cm" svg:viewBox="0 0 18 531" draw:points="0,0 18,0 18,531 0,531">
          <text:p/>
        </draw:polygon>
        <draw:polygon draw:style-name="gr2" draw:text-style-name="P3" draw:layer="layout" svg:width="0.017cm" svg:height="0.53cm" svg:x="17.986cm" svg:y="11.088cm" svg:viewBox="0 0 18 531" draw:points="0,0 18,0 18,531 0,531">
          <text:p/>
        </draw:polygon>
        <draw:polygon draw:style-name="gr2" draw:text-style-name="P3" draw:layer="layout" svg:width="0.017cm" svg:height="0.53cm" svg:x="19.849cm" svg:y="11.088cm" svg:viewBox="0 0 18 531" draw:points="0,0 18,0 18,531 0,531">
          <text:p/>
        </draw:polygon>
        <draw:frame draw:style-name="gr3" draw:text-style-name="P4" draw:layer="layout" svg:width="0.456cm" svg:height="0.505cm" svg:x="18.927cm" svg:y="11.11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456cm" svg:height="0.505cm" svg:x="2.465cm" svg:y="11.655cm">
          <draw:text-box>
            <text:p text:style-name="P1"><text:span text:style-name="T6">D </text:span></text:p>
          </draw:text-box>
        </draw:frame>
        <draw:frame draw:style-name="gr3" draw:text-style-name="P4" draw:layer="layout" svg:width="0.456cm" svg:height="0.505cm" svg:x="4.251cm" svg:y="11.655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6.012cm" svg:y="11.655cm">
          <draw:text-box>
            <text:p text:style-name="P1"><text:span text:style-name="T6">C </text:span></text:p>
          </draw:text-box>
        </draw:frame>
        <draw:frame draw:style-name="gr3" draw:text-style-name="P4" draw:layer="layout" svg:width="0.456cm" svg:height="0.505cm" svg:x="7.795cm" svg:y="11.655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9.552cm" svg:y="11.655cm">
          <draw:text-box>
            <text:p text:style-name="P1"><text:span text:style-name="T6">A </text:span></text:p>
          </draw:text-box>
        </draw:frame>
        <draw:frame draw:style-name="gr3" draw:text-style-name="P4" draw:layer="layout" svg:width="0.456cm" svg:height="0.505cm" svg:x="11.339cm" svg:y="11.655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3.181cm" svg:y="11.655cm">
          <draw:text-box>
            <text:p text:style-name="P1"><text:span text:style-name="T6">B </text:span></text:p>
          </draw:text-box>
        </draw:frame>
        <draw:frame draw:style-name="gr3" draw:text-style-name="P4" draw:layer="layout" svg:width="0.456cm" svg:height="0.505cm" svg:x="15.077cm" svg:y="11.655cm">
          <draw:text-box>
            <text:p text:style-name="P1"><text:span text:style-name="T6">D </text:span></text:p>
          </draw:text-box>
        </draw:frame>
        <draw:frame draw:style-name="gr3" draw:text-style-name="P4" draw:layer="layout" svg:width="0.456cm" svg:height="0.505cm" svg:x="17.093cm" svg:y="11.655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18cm" svg:height="0.016cm" svg:x="1.735cm" svg:y="11.618cm" svg:viewBox="0 0 19 17" draw:points="0,0 19,0 19,17 0,17">
          <text:p/>
        </draw:polygon>
        <draw:polygon draw:style-name="gr2" draw:text-style-name="P3" draw:layer="layout" svg:width="1.758cm" svg:height="0.016cm" svg:x="1.752cm" svg:y="11.618cm" svg:viewBox="0 0 1759 17" draw:points="0,0 1759,0 1759,17 0,17">
          <text:p/>
        </draw:polygon>
        <draw:polygon draw:style-name="gr2" draw:text-style-name="P3" draw:layer="layout" svg:width="0.017cm" svg:height="0.016cm" svg:x="3.51cm" svg:y="11.618cm" svg:viewBox="0 0 18 17" draw:points="0,0 18,0 18,17 0,17">
          <text:p/>
        </draw:polygon>
        <draw:polygon draw:style-name="gr2" draw:text-style-name="P3" draw:layer="layout" svg:width="1.757cm" svg:height="0.016cm" svg:x="3.527cm" svg:y="11.618cm" svg:viewBox="0 0 1758 17" draw:points="0,0 1758,0 1758,17 0,17">
          <text:p/>
        </draw:polygon>
        <draw:polygon draw:style-name="gr2" draw:text-style-name="P3" draw:layer="layout" svg:width="0.017cm" svg:height="0.016cm" svg:x="5.283cm" svg:y="11.618cm" svg:viewBox="0 0 18 17" draw:points="0,0 18,0 18,17 0,17">
          <text:p/>
        </draw:polygon>
        <draw:polygon draw:style-name="gr2" draw:text-style-name="P3" draw:layer="layout" svg:width="1.754cm" svg:height="0.016cm" svg:x="5.3cm" svg:y="11.618cm" svg:viewBox="0 0 1755 17" draw:points="0,0 1755,0 1755,17 0,17">
          <text:p/>
        </draw:polygon>
        <draw:polygon draw:style-name="gr2" draw:text-style-name="P3" draw:layer="layout" svg:width="0.017cm" svg:height="0.016cm" svg:x="7.054cm" svg:y="11.618cm" svg:viewBox="0 0 18 17" draw:points="0,0 18,0 18,17 0,17">
          <text:p/>
        </draw:polygon>
        <draw:polygon draw:style-name="gr2" draw:text-style-name="P3" draw:layer="layout" svg:width="1.753cm" svg:height="0.016cm" svg:x="7.071cm" svg:y="11.618cm" svg:viewBox="0 0 1754 17" draw:points="0,0 1754,0 1754,17 0,17">
          <text:p/>
        </draw:polygon>
        <draw:polygon draw:style-name="gr2" draw:text-style-name="P3" draw:layer="layout" svg:width="0.016cm" svg:height="0.016cm" svg:x="8.824cm" svg:y="11.618cm" svg:viewBox="0 0 17 17" draw:points="0,0 17,0 17,17 0,17">
          <text:p/>
        </draw:polygon>
        <draw:polygon draw:style-name="gr2" draw:text-style-name="P3" draw:layer="layout" svg:width="1.757cm" svg:height="0.016cm" svg:x="8.84cm" svg:y="11.618cm" svg:viewBox="0 0 1758 17" draw:points="0,0 1758,0 1758,17 0,17">
          <text:p/>
        </draw:polygon>
        <draw:polygon draw:style-name="gr2" draw:text-style-name="P3" draw:layer="layout" svg:width="0.017cm" svg:height="0.016cm" svg:x="10.597cm" svg:y="11.618cm" svg:viewBox="0 0 18 17" draw:points="0,0 18,0 18,17 0,17">
          <text:p/>
        </draw:polygon>
        <draw:polygon draw:style-name="gr2" draw:text-style-name="P3" draw:layer="layout" svg:width="1.758cm" svg:height="0.016cm" svg:x="10.614cm" svg:y="11.618cm" svg:viewBox="0 0 1759 17" draw:points="0,0 1759,0 1759,17 0,17">
          <text:p/>
        </draw:polygon>
        <draw:polygon draw:style-name="gr2" draw:text-style-name="P3" draw:layer="layout" svg:width="0.017cm" svg:height="0.016cm" svg:x="12.372cm" svg:y="11.618cm" svg:viewBox="0 0 18 17" draw:points="0,0 18,0 18,17 0,17">
          <text:p/>
        </draw:polygon>
        <draw:polygon draw:style-name="gr2" draw:text-style-name="P3" draw:layer="layout" svg:width="1.892cm" svg:height="0.016cm" svg:x="12.389cm" svg:y="11.618cm" svg:viewBox="0 0 1893 17" draw:points="0,0 1893,0 1893,17 0,17">
          <text:p/>
        </draw:polygon>
        <draw:polygon draw:style-name="gr2" draw:text-style-name="P3" draw:layer="layout" svg:width="0.017cm" svg:height="0.016cm" svg:x="14.281cm" svg:y="11.618cm" svg:viewBox="0 0 18 17" draw:points="0,0 18,0 18,17 0,17">
          <text:p/>
        </draw:polygon>
        <draw:polygon draw:style-name="gr2" draw:text-style-name="P3" draw:layer="layout" svg:width="1.888cm" svg:height="0.016cm" svg:x="14.298cm" svg:y="11.618cm" svg:viewBox="0 0 1889 17" draw:points="0,0 1889,0 1889,17 0,17">
          <text:p/>
        </draw:polygon>
        <draw:polygon draw:style-name="gr2" draw:text-style-name="P3" draw:layer="layout" svg:width="0.017cm" svg:height="0.016cm" svg:x="16.186cm" svg:y="11.618cm" svg:viewBox="0 0 18 17" draw:points="0,0 18,0 18,17 0,17">
          <text:p/>
        </draw:polygon>
        <draw:polygon draw:style-name="gr2" draw:text-style-name="P3" draw:layer="layout" svg:width="1.783cm" svg:height="0.016cm" svg:x="16.203cm" svg:y="11.618cm" svg:viewBox="0 0 1784 17" draw:points="0,0 1784,0 1784,17 0,17">
          <text:p/>
        </draw:polygon>
        <draw:polygon draw:style-name="gr2" draw:text-style-name="P3" draw:layer="layout" svg:width="0.017cm" svg:height="0.016cm" svg:x="17.986cm" svg:y="11.618cm" svg:viewBox="0 0 18 17" draw:points="0,0 18,0 18,17 0,17">
          <text:p/>
        </draw:polygon>
        <draw:polygon draw:style-name="gr2" draw:text-style-name="P3" draw:layer="layout" svg:width="1.846cm" svg:height="0.016cm" svg:x="18.003cm" svg:y="11.618cm" svg:viewBox="0 0 1847 17" draw:points="0,0 1847,0 1847,17 0,17">
          <text:p/>
        </draw:polygon>
        <draw:polygon draw:style-name="gr2" draw:text-style-name="P3" draw:layer="layout" svg:width="0.017cm" svg:height="0.016cm" svg:x="19.849cm" svg:y="11.618cm" svg:viewBox="0 0 18 17" draw:points="0,0 18,0 18,17 0,17">
          <text:p/>
        </draw:polygon>
        <draw:polygon draw:style-name="gr2" draw:text-style-name="P3" draw:layer="layout" svg:width="0.018cm" svg:height="0.53cm" svg:x="1.735cm" svg:y="11.634cm" svg:viewBox="0 0 19 531" draw:points="0,0 19,0 19,531 0,531">
          <text:p/>
        </draw:polygon>
        <draw:polygon draw:style-name="gr2" draw:text-style-name="P3" draw:layer="layout" svg:width="0.018cm" svg:height="0.017cm" svg:x="1.735cm" svg:y="12.164cm" svg:viewBox="0 0 19 18" draw:points="0,0 19,0 19,18 0,18">
          <text:p/>
        </draw:polygon>
        <draw:polygon draw:style-name="gr2" draw:text-style-name="P3" draw:layer="layout" svg:width="0.018cm" svg:height="0.017cm" svg:x="1.735cm" svg:y="12.164cm" svg:viewBox="0 0 19 18" draw:points="0,0 19,0 19,18 0,18">
          <text:p/>
        </draw:polygon>
        <draw:polygon draw:style-name="gr2" draw:text-style-name="P3" draw:layer="layout" svg:width="1.758cm" svg:height="0.017cm" svg:x="1.752cm" svg:y="12.164cm" svg:viewBox="0 0 1759 18" draw:points="0,0 1759,0 1759,18 0,18">
          <text:p/>
        </draw:polygon>
        <draw:polygon draw:style-name="gr2" draw:text-style-name="P3" draw:layer="layout" svg:width="0.017cm" svg:height="0.53cm" svg:x="3.51cm" svg:y="11.634cm" svg:viewBox="0 0 18 531" draw:points="0,0 18,0 18,531 0,531">
          <text:p/>
        </draw:polygon>
        <draw:polygon draw:style-name="gr2" draw:text-style-name="P3" draw:layer="layout" svg:width="0.017cm" svg:height="0.017cm" svg:x="3.51cm" svg:y="12.164cm" svg:viewBox="0 0 18 18" draw:points="0,0 18,0 18,18 0,18">
          <text:p/>
        </draw:polygon>
        <draw:polygon draw:style-name="gr2" draw:text-style-name="P3" draw:layer="layout" svg:width="1.757cm" svg:height="0.017cm" svg:x="3.527cm" svg:y="12.164cm" svg:viewBox="0 0 1758 18" draw:points="0,0 1758,0 1758,18 0,18">
          <text:p/>
        </draw:polygon>
        <draw:polygon draw:style-name="gr2" draw:text-style-name="P3" draw:layer="layout" svg:width="0.017cm" svg:height="0.53cm" svg:x="5.283cm" svg:y="11.634cm" svg:viewBox="0 0 18 531" draw:points="0,0 18,0 18,531 0,531">
          <text:p/>
        </draw:polygon>
        <draw:polygon draw:style-name="gr2" draw:text-style-name="P3" draw:layer="layout" svg:width="0.017cm" svg:height="0.017cm" svg:x="5.283cm" svg:y="12.164cm" svg:viewBox="0 0 18 18" draw:points="0,0 18,0 18,18 0,18">
          <text:p/>
        </draw:polygon>
        <draw:polygon draw:style-name="gr2" draw:text-style-name="P3" draw:layer="layout" svg:width="1.754cm" svg:height="0.017cm" svg:x="5.3cm" svg:y="12.164cm" svg:viewBox="0 0 1755 18" draw:points="0,0 1755,0 1755,18 0,18">
          <text:p/>
        </draw:polygon>
        <draw:polygon draw:style-name="gr2" draw:text-style-name="P3" draw:layer="layout" svg:width="0.017cm" svg:height="0.53cm" svg:x="7.054cm" svg:y="11.634cm" svg:viewBox="0 0 18 531" draw:points="0,0 18,0 18,531 0,531">
          <text:p/>
        </draw:polygon>
        <draw:polygon draw:style-name="gr2" draw:text-style-name="P3" draw:layer="layout" svg:width="0.017cm" svg:height="0.017cm" svg:x="7.054cm" svg:y="12.164cm" svg:viewBox="0 0 18 18" draw:points="0,0 18,0 18,18 0,18">
          <text:p/>
        </draw:polygon>
        <draw:polygon draw:style-name="gr2" draw:text-style-name="P3" draw:layer="layout" svg:width="1.753cm" svg:height="0.017cm" svg:x="7.071cm" svg:y="12.164cm" svg:viewBox="0 0 1754 18" draw:points="0,0 1754,0 1754,18 0,18">
          <text:p/>
        </draw:polygon>
        <draw:polygon draw:style-name="gr2" draw:text-style-name="P3" draw:layer="layout" svg:width="0.016cm" svg:height="0.53cm" svg:x="8.824cm" svg:y="11.634cm" svg:viewBox="0 0 17 531" draw:points="0,0 17,0 17,531 0,531">
          <text:p/>
        </draw:polygon>
        <draw:polygon draw:style-name="gr2" draw:text-style-name="P3" draw:layer="layout" svg:width="0.016cm" svg:height="0.017cm" svg:x="8.824cm" svg:y="12.164cm" svg:viewBox="0 0 17 18" draw:points="0,0 17,0 17,18 0,18">
          <text:p/>
        </draw:polygon>
        <draw:polygon draw:style-name="gr2" draw:text-style-name="P3" draw:layer="layout" svg:width="1.757cm" svg:height="0.017cm" svg:x="8.84cm" svg:y="12.164cm" svg:viewBox="0 0 1758 18" draw:points="0,0 1758,0 1758,18 0,18">
          <text:p/>
        </draw:polygon>
        <draw:polygon draw:style-name="gr2" draw:text-style-name="P3" draw:layer="layout" svg:width="0.017cm" svg:height="0.53cm" svg:x="10.597cm" svg:y="11.634cm" svg:viewBox="0 0 18 531" draw:points="0,0 18,0 18,531 0,531">
          <text:p/>
        </draw:polygon>
        <draw:polygon draw:style-name="gr2" draw:text-style-name="P3" draw:layer="layout" svg:width="0.017cm" svg:height="0.017cm" svg:x="10.597cm" svg:y="12.164cm" svg:viewBox="0 0 18 18" draw:points="0,0 18,0 18,18 0,18">
          <text:p/>
        </draw:polygon>
        <draw:polygon draw:style-name="gr2" draw:text-style-name="P3" draw:layer="layout" svg:width="1.758cm" svg:height="0.017cm" svg:x="10.614cm" svg:y="12.164cm" svg:viewBox="0 0 1759 18" draw:points="0,0 1759,0 1759,18 0,18">
          <text:p/>
        </draw:polygon>
        <draw:polygon draw:style-name="gr2" draw:text-style-name="P3" draw:layer="layout" svg:width="0.017cm" svg:height="0.53cm" svg:x="12.372cm" svg:y="11.634cm" svg:viewBox="0 0 18 531" draw:points="0,0 18,0 18,531 0,531">
          <text:p/>
        </draw:polygon>
        <draw:polygon draw:style-name="gr2" draw:text-style-name="P3" draw:layer="layout" svg:width="0.017cm" svg:height="0.017cm" svg:x="12.372cm" svg:y="12.164cm" svg:viewBox="0 0 18 18" draw:points="0,0 18,0 18,18 0,18">
          <text:p/>
        </draw:polygon>
        <draw:polygon draw:style-name="gr2" draw:text-style-name="P3" draw:layer="layout" svg:width="1.892cm" svg:height="0.017cm" svg:x="12.389cm" svg:y="12.164cm" svg:viewBox="0 0 1893 18" draw:points="0,0 1893,0 1893,18 0,18">
          <text:p/>
        </draw:polygon>
        <draw:polygon draw:style-name="gr2" draw:text-style-name="P3" draw:layer="layout" svg:width="0.017cm" svg:height="0.53cm" svg:x="14.281cm" svg:y="11.634cm" svg:viewBox="0 0 18 531" draw:points="0,0 18,0 18,531 0,531">
          <text:p/>
        </draw:polygon>
        <draw:polygon draw:style-name="gr2" draw:text-style-name="P3" draw:layer="layout" svg:width="0.017cm" svg:height="0.017cm" svg:x="14.281cm" svg:y="12.164cm" svg:viewBox="0 0 18 18" draw:points="0,0 18,0 18,18 0,18">
          <text:p/>
        </draw:polygon>
        <draw:polygon draw:style-name="gr2" draw:text-style-name="P3" draw:layer="layout" svg:width="1.888cm" svg:height="0.017cm" svg:x="14.298cm" svg:y="12.164cm" svg:viewBox="0 0 1889 18" draw:points="0,0 1889,0 1889,18 0,18">
          <text:p/>
        </draw:polygon>
        <draw:polygon draw:style-name="gr2" draw:text-style-name="P3" draw:layer="layout" svg:width="0.017cm" svg:height="0.53cm" svg:x="16.186cm" svg:y="11.634cm" svg:viewBox="0 0 18 531" draw:points="0,0 18,0 18,531 0,531">
          <text:p/>
        </draw:polygon>
        <draw:polygon draw:style-name="gr2" draw:text-style-name="P3" draw:layer="layout" svg:width="0.017cm" svg:height="0.017cm" svg:x="16.186cm" svg:y="12.164cm" svg:viewBox="0 0 18 18" draw:points="0,0 18,0 18,18 0,18">
          <text:p/>
        </draw:polygon>
        <draw:polygon draw:style-name="gr2" draw:text-style-name="P3" draw:layer="layout" svg:width="1.783cm" svg:height="0.017cm" svg:x="16.203cm" svg:y="12.164cm" svg:viewBox="0 0 1784 18" draw:points="0,0 1784,0 1784,18 0,18">
          <text:p/>
        </draw:polygon>
        <draw:polygon draw:style-name="gr2" draw:text-style-name="P3" draw:layer="layout" svg:width="0.017cm" svg:height="0.53cm" svg:x="17.986cm" svg:y="11.634cm" svg:viewBox="0 0 18 531" draw:points="0,0 18,0 18,531 0,531">
          <text:p/>
        </draw:polygon>
        <draw:polygon draw:style-name="gr2" draw:text-style-name="P3" draw:layer="layout" svg:width="0.017cm" svg:height="0.017cm" svg:x="17.986cm" svg:y="12.164cm" svg:viewBox="0 0 18 18" draw:points="0,0 18,0 18,18 0,18">
          <text:p/>
        </draw:polygon>
        <draw:polygon draw:style-name="gr2" draw:text-style-name="P3" draw:layer="layout" svg:width="1.846cm" svg:height="0.017cm" svg:x="18.003cm" svg:y="12.164cm" svg:viewBox="0 0 1847 18" draw:points="0,0 1847,0 1847,18 0,18">
          <text:p/>
        </draw:polygon>
        <draw:polygon draw:style-name="gr2" draw:text-style-name="P3" draw:layer="layout" svg:width="0.017cm" svg:height="0.53cm" svg:x="19.849cm" svg:y="11.634cm" svg:viewBox="0 0 18 531" draw:points="0,0 18,0 18,531 0,531">
          <text:p/>
        </draw:polygon>
        <draw:polygon draw:style-name="gr2" draw:text-style-name="P3" draw:layer="layout" svg:width="0.017cm" svg:height="0.017cm" svg:x="19.849cm" svg:y="12.164cm" svg:viewBox="0 0 18 18" draw:points="0,0 18,0 18,18 0,18">
          <text:p/>
        </draw:polygon>
        <draw:polygon draw:style-name="gr2" draw:text-style-name="P3" draw:layer="layout" svg:width="0.017cm" svg:height="0.017cm" svg:x="19.849cm" svg:y="12.164cm" svg:viewBox="0 0 18 18" draw:points="0,0 18,0 18,18 0,18">
          <text:p/>
        </draw:polygon>
        <draw:frame draw:style-name="gr3" draw:text-style-name="P4" draw:layer="layout" svg:width="0.456cm" svg:height="0.505cm" svg:x="18.927cm" svg:y="11.655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7.067cm" svg:height="0.033cm" svg:x="2.49cm" svg:y="12.926cm" svg:viewBox="0 0 17068 34" draw:points="0,0 17068,0 17068,34 0,34">
          <text:p/>
        </draw:polygon>
        <draw:frame draw:style-name="gr3" draw:text-style-name="P4" draw:layer="layout" svg:width="5.738cm" svg:height="0.505cm" svg:x="2.541cm" svg:y="12.205cm">
          <draw:text-box>
            <text:p text:style-name="P1"><text:span text:style-name="T6">TỰ LUẬN (1 điểm) (G1, G2) </text:span></text:p>
          </draw:text-box>
        </draw:frame>
        <draw:frame draw:style-name="gr3" draw:text-style-name="P4" draw:layer="layout" svg:width="17.257cm" svg:height="0.505cm" svg:x="2.04cm" svg:y="13.196cm">
          <draw:text-box>
            <text:p text:style-name="P1"><text:span text:style-name="T4">Chuyển đoạn lệnh C dịch trái các phần tử của mảng A gồm 10 phần tử sau sang assembly của </text:span></text:p>
          </draw:text-box>
        </draw:frame>
        <draw:frame draw:style-name="gr3" draw:text-style-name="P4" draw:layer="layout" svg:width="17.297cm" svg:height="0.505cm" svg:x="2.04cm" svg:y="13.725cm">
          <draw:text-box>
            <text:p text:style-name="P1"><text:span text:style-name="T4">MIPS. Biết i là các số nguyên tương ứng với các thanh ghi $s1. Mảng A là mảng mà các phần </text:span></text:p>
          </draw:text-box>
        </draw:frame>
        <draw:frame draw:style-name="gr3" draw:text-style-name="P4" draw:layer="layout" svg:width="17.868cm" svg:height="0.505cm" svg:x="2.04cm" svg:y="14.25cm">
          <draw:text-box>
            <text:p text:style-name="P1"><text:span text:style-name="T4">tử là số nguyên, mỗi phần tử chiếm 1 từ nhớ (4 bytes) và địa chỉ nền của mảng A lưu trong thanh </text:span></text:p>
          </draw:text-box>
        </draw:frame>
        <draw:frame draw:style-name="gr3" draw:text-style-name="P4" draw:layer="layout" svg:width="3.736cm" svg:height="0.505cm" svg:x="2.04cm" svg:y="14.78cm">
          <draw:text-box>
            <text:p text:style-name="P1"><text:span text:style-name="T4">ghi $s6 <text:s text:c="20"/></text:span></text:p>
          </draw:text-box>
        </draw:frame>
        <draw:frame draw:style-name="gr1" draw:text-style-name="P2" draw:layer="layout" svg:width="0.422cm" svg:height="0.471cm" svg:x="6.097cm" svg:y="14.81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317cm" svg:height="0.505cm" svg:x="2.04cm" svg:y="15.271cm">
          <draw:text-box>
            <text:p text:style-name="P1"><text:span text:style-name="T4"><text:s text:c="29"/></text:span></text:p>
          </draw:text-box>
        </draw:frame>
        <draw:frame draw:style-name="gr1" draw:text-style-name="P2" draw:layer="layout" svg:width="3.72cm" svg:height="0.471cm" svg:x="5.377cm" svg:y="15.301cm">
          <draw:text-box>
            <text:p text:style-name="P1"><text:span text:style-name="T7">for(i = 0; i &lt; 9; i++) </text:span></text:p>
          </draw:text-box>
        </draw:frame>
        <draw:frame draw:style-name="gr1" draw:text-style-name="P2" draw:layer="layout" svg:width="2.655cm" svg:height="0.471cm" svg:x="6.605cm" svg:y="15.788cm">
          <draw:text-box>
            <text:p text:style-name="P1"><text:span text:style-name="T7">A[i] = A[i+1]; </text:span></text:p>
          </draw:text-box>
        </draw:frame>
        <draw:polygon draw:style-name="gr2" draw:text-style-name="P3" draw:layer="layout" svg:width="1.398cm" svg:height="0.043cm" svg:x="2.54cm" svg:y="16.698cm" svg:viewBox="0 0 1399 44" draw:points="0,0 1399,0 1399,44 0,44">
          <text:p/>
        </draw:polygon>
        <draw:frame draw:style-name="gr1" draw:text-style-name="P2" draw:layer="layout" svg:width="1.506cm" svg:height="0.471cm" svg:x="2.541cm" svg:y="16.275cm">
          <draw:text-box>
            <text:p text:style-name="P1"><text:span text:style-name="T2">Trả lời: </text:span></text:p>
          </draw:text-box>
        </draw:frame>
        <draw:frame draw:style-name="gr1" draw:text-style-name="P2" draw:layer="layout" svg:width="0.422cm" svg:height="0.471cm" svg:x="5.081cm" svg:y="19.0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5.335cm" svg:y="19.0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5.843cm" svg:y="19.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541cm" svg:y="22.35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6.828cm" svg:height="0.471cm" svg:x="2.541cm" svg:y="22.918cm">
          <draw:text-box>
            <text:p text:style-name="P1"><text:span text:style-name="T7">Sinh viên thực hiện được gán giá trị i=0 và so sánh được i&lt;9 (0.25 điểm); load được A[i+1] (0.25 </text:span></text:p>
          </draw:text-box>
        </draw:frame>
        <draw:frame draw:style-name="gr1" draw:text-style-name="P2" draw:layer="layout" svg:width="16.801cm" svg:height="0.471cm" svg:x="2.541cm" svg:y="23.651cm">
          <draw:text-box>
            <text:p text:style-name="P1"><text:span text:style-name="T7">điểm); store được A[i] (0.25 điểm); quay lại vòng lặp và nhãn end: đúng (0.25 điểm). Sinh viên có </text:span></text:p>
          </draw:text-box>
        </draw:frame>
        <draw:frame draw:style-name="gr1" draw:text-style-name="P2" draw:layer="layout" svg:width="16.597cm" svg:height="0.471cm" svg:x="2.541cm" svg:y="24.378cm">
          <draw:text-box>
            <text:p text:style-name="P1"><text:span text:style-name="T7">thể làm theo cách khác mà đúng theo các phần trên thì vẫn cho điểm, được phép sử dụng mã giả. </text:span></text:p>
          </draw:text-box>
        </draw:frame>
        <draw:line draw:style-name="gr6" draw:text-style-name="P7" draw:layer="layout" svg:x1="4.572cm" svg:y1="2.25cm" svg:x2="8.984cm" svg:y2="2.255cm">
          <text:p/>
        </draw:line>
        <draw:frame draw:style-name="gr1" draw:text-style-name="P2" draw:layer="layout" svg:width="0.422cm" svg:height="0.471cm" svg:x="2.541cm" svg:y="25.111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8">
        <draw:frame draw:style-name="gr1" draw:text-style-name="P9" draw:layer="layout" svg:width="3.635cm" svg:height="0.471cm" svg:x="9.26cm" svg:y="26.987cm">
          <draw:text-box>
            <text:p text:style-name="P8"><text:span text:style-name="T8">Trang </text:span><text:span text:style-name="T9">2 </text:span><text:span text:style-name="T8">/ </text:span><text:span text:style-name="T9">4 – Đề 101 </text:span></text:p>
          </draw:text-box>
        </draw:frame>
        <draw:frame draw:style-name="gr1" draw:text-style-name="P9" draw:layer="layout" svg:width="0.422cm" svg:height="0.471cm" svg:x="2.541cm" svg:y="27.474cm">
          <draw:text-box>
            <text:p text:style-name="P8"><text:span text:style-name="T8"><text:s/></text:span></text:p>
          </draw:text-box>
        </draw:frame>
        <draw:frame draw:style-name="gr3" draw:text-style-name="P10" draw:layer="layout" svg:width="16.146cm" svg:height="0.505cm" svg:x="2.541cm" svg:y="1.294cm">
          <draw:text-box>
            <text:p text:style-name="P8"><text:span text:style-name="T10">CÂU HỎI TRẮC NGHIỆM (9 điểm, 0.5 điểm/câu, SV chọn 1 đáp án đúng và điền </text:span></text:p>
          </draw:text-box>
        </draw:frame>
        <draw:polygon draw:style-name="gr5" draw:text-style-name="P11" draw:layer="layout" svg:width="17.067cm" svg:height="0.034cm" svg:x="2.49cm" svg:y="2.463cm" svg:viewBox="0 0 17068 35" draw:points="0,0 17068,0 17068,35 0,35">
          <text:p/>
        </draw:polygon>
        <draw:frame draw:style-name="gr3" draw:text-style-name="P10" draw:layer="layout" svg:width="8.217cm" svg:height="0.505cm" svg:x="2.541cm" svg:y="1.819cm">
          <draw:text-box>
            <text:p text:style-name="P8"><text:span text:style-name="T10">vào bảng trả lời trắc nghiệm ở trang đầu) </text:span></text:p>
          </draw:text-box>
        </draw:frame>
        <draw:frame draw:style-name="gr1" draw:text-style-name="P9" draw:layer="layout" svg:width="1.072cm" svg:height="0.471cm" svg:x="2.541cm" svg:y="2.769cm">
          <draw:text-box>
            <text:p text:style-name="P8"><text:span text:style-name="T9">Câu 1</text:span></text:p>
          </draw:text-box>
        </draw:frame>
        <draw:frame draw:style-name="gr1" draw:text-style-name="P9" draw:layer="layout" svg:width="0.422cm" svg:height="0.475cm" svg:x="3.612cm" svg:y="2.763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13.792cm" svg:height="0.505cm" svg:x="3.811cm" svg:y="2.739cm">
          <draw:text-box>
            <text:p text:style-name="P8"><text:span text:style-name="T12">Trong các loại bộ nhớ sau, bộ nhớ nào có tốc độ truy xuất nhanh nhất (G2) </text:span></text:p>
          </draw:text-box>
        </draw:frame>
        <draw:frame draw:style-name="gr3" draw:text-style-name="P10" draw:layer="layout" svg:width="1.717cm" svg:height="0.505cm" svg:x="2.74cm" svg:y="3.501cm">
          <draw:text-box>
            <text:p text:style-name="P8"><text:span text:style-name="T12">A. RAM </text:span></text:p>
          </draw:text-box>
        </draw:frame>
        <draw:frame draw:style-name="gr3" draw:text-style-name="P10" draw:layer="layout" svg:width="1.489cm" svg:height="0.505cm" svg:x="6.863cm" svg:y="3.501cm">
          <draw:text-box>
            <text:p text:style-name="P8"><text:span text:style-name="T12">B. SSD </text:span></text:p>
          </draw:text-box>
        </draw:frame>
        <draw:frame draw:style-name="gr3" draw:text-style-name="P10" draw:layer="layout" svg:width="1.906cm" svg:height="0.505cm" svg:x="10.987cm" svg:y="3.501cm">
          <draw:text-box>
            <text:p text:style-name="P8"><text:span text:style-name="T12">C. Cache <text:s/></text:span></text:p>
          </draw:text-box>
        </draw:frame>
        <draw:polygon draw:style-name="gr2" draw:text-style-name="P12" draw:layer="layout" svg:width="0.017cm" svg:height="0.017cm" svg:x="2.54cm" svg:y="3.459cm" svg:viewBox="0 0 18 18" draw:points="0,0 18,0 18,18 0,18">
          <text:p/>
        </draw:polygon>
        <draw:polygon draw:style-name="gr2" draw:text-style-name="P12" draw:layer="layout" svg:width="0.017cm" svg:height="0.017cm" svg:x="2.54cm" svg:y="3.459cm" svg:viewBox="0 0 18 18" draw:points="0,0 18,0 18,18 0,18">
          <text:p/>
        </draw:polygon>
        <draw:polygon draw:style-name="gr2" draw:text-style-name="P12" draw:layer="layout" svg:width="4.107cm" svg:height="0.017cm" svg:x="2.557cm" svg:y="3.459cm" svg:viewBox="0 0 4108 18" draw:points="0,0 4108,0 4108,18 0,18">
          <text:p/>
        </draw:polygon>
        <draw:polygon draw:style-name="gr2" draw:text-style-name="P12" draw:layer="layout" svg:width="0.018cm" svg:height="0.017cm" svg:x="6.663cm" svg:y="3.459cm" svg:viewBox="0 0 19 18" draw:points="0,0 19,0 19,18 0,18">
          <text:p/>
        </draw:polygon>
        <draw:polygon draw:style-name="gr2" draw:text-style-name="P12" draw:layer="layout" svg:width="4.107cm" svg:height="0.017cm" svg:x="6.68cm" svg:y="3.459cm" svg:viewBox="0 0 4108 18" draw:points="0,0 4108,0 4108,18 0,18">
          <text:p/>
        </draw:polygon>
        <draw:polygon draw:style-name="gr2" draw:text-style-name="P12" draw:layer="layout" svg:width="0.017cm" svg:height="0.017cm" svg:x="10.788cm" svg:y="3.459cm" svg:viewBox="0 0 18 18" draw:points="0,0 18,0 18,18 0,18">
          <text:p/>
        </draw:polygon>
        <draw:polygon draw:style-name="gr2" draw:text-style-name="P12" draw:layer="layout" svg:width="4.107cm" svg:height="0.017cm" svg:x="10.805cm" svg:y="3.459cm" svg:viewBox="0 0 4108 18" draw:points="0,0 4108,0 4108,18 0,18">
          <text:p/>
        </draw:polygon>
        <draw:polygon draw:style-name="gr2" draw:text-style-name="P12" draw:layer="layout" svg:width="0.017cm" svg:height="0.017cm" svg:x="14.912cm" svg:y="3.459cm" svg:viewBox="0 0 18 18" draw:points="0,0 18,0 18,18 0,18">
          <text:p/>
        </draw:polygon>
        <draw:polygon draw:style-name="gr2" draw:text-style-name="P12" draw:layer="layout" svg:width="4.107cm" svg:height="0.017cm" svg:x="14.929cm" svg:y="3.459cm" svg:viewBox="0 0 4108 18" draw:points="0,0 4108,0 4108,18 0,18">
          <text:p/>
        </draw:polygon>
        <draw:polygon draw:style-name="gr2" draw:text-style-name="P12" draw:layer="layout" svg:width="0.017cm" svg:height="0.017cm" svg:x="19.036cm" svg:y="3.459cm" svg:viewBox="0 0 18 18" draw:points="0,0 18,0 18,18 0,18">
          <text:p/>
        </draw:polygon>
        <draw:polygon draw:style-name="gr2" draw:text-style-name="P12" draw:layer="layout" svg:width="0.017cm" svg:height="0.017cm" svg:x="19.036cm" svg:y="3.459cm" svg:viewBox="0 0 18 18" draw:points="0,0 18,0 18,18 0,18">
          <text:p/>
        </draw:polygon>
        <draw:polygon draw:style-name="gr2" draw:text-style-name="P12" draw:layer="layout" svg:width="0.017cm" svg:height="0.529cm" svg:x="2.54cm" svg:y="3.476cm" svg:viewBox="0 0 18 530" draw:points="0,0 18,0 18,530 0,530">
          <text:p/>
        </draw:polygon>
        <draw:polygon draw:style-name="gr2" draw:text-style-name="P12" draw:layer="layout" svg:width="0.017cm" svg:height="0.017cm" svg:x="2.54cm" svg:y="4.005cm" svg:viewBox="0 0 18 18" draw:points="0,0 18,0 18,18 0,18">
          <text:p/>
        </draw:polygon>
        <draw:polygon draw:style-name="gr2" draw:text-style-name="P12" draw:layer="layout" svg:width="0.017cm" svg:height="0.017cm" svg:x="2.54cm" svg:y="4.005cm" svg:viewBox="0 0 18 18" draw:points="0,0 18,0 18,18 0,18">
          <text:p/>
        </draw:polygon>
        <draw:polygon draw:style-name="gr2" draw:text-style-name="P12" draw:layer="layout" svg:width="4.107cm" svg:height="0.017cm" svg:x="2.557cm" svg:y="4.005cm" svg:viewBox="0 0 4108 18" draw:points="0,0 4108,0 4108,18 0,18">
          <text:p/>
        </draw:polygon>
        <draw:polygon draw:style-name="gr2" draw:text-style-name="P12" draw:layer="layout" svg:width="0.018cm" svg:height="0.529cm" svg:x="6.663cm" svg:y="3.476cm" svg:viewBox="0 0 19 530" draw:points="0,0 19,0 19,530 0,530">
          <text:p/>
        </draw:polygon>
        <draw:polygon draw:style-name="gr2" draw:text-style-name="P12" draw:layer="layout" svg:width="0.018cm" svg:height="0.017cm" svg:x="6.663cm" svg:y="4.005cm" svg:viewBox="0 0 19 18" draw:points="0,0 19,0 19,18 0,18">
          <text:p/>
        </draw:polygon>
        <draw:polygon draw:style-name="gr2" draw:text-style-name="P12" draw:layer="layout" svg:width="4.107cm" svg:height="0.017cm" svg:x="6.68cm" svg:y="4.005cm" svg:viewBox="0 0 4108 18" draw:points="0,0 4108,0 4108,18 0,18">
          <text:p/>
        </draw:polygon>
        <draw:polygon draw:style-name="gr2" draw:text-style-name="P12" draw:layer="layout" svg:width="0.017cm" svg:height="0.529cm" svg:x="10.788cm" svg:y="3.476cm" svg:viewBox="0 0 18 530" draw:points="0,0 18,0 18,530 0,530">
          <text:p/>
        </draw:polygon>
        <draw:polygon draw:style-name="gr2" draw:text-style-name="P12" draw:layer="layout" svg:width="0.017cm" svg:height="0.017cm" svg:x="10.788cm" svg:y="4.005cm" svg:viewBox="0 0 18 18" draw:points="0,0 18,0 18,18 0,18">
          <text:p/>
        </draw:polygon>
        <draw:polygon draw:style-name="gr2" draw:text-style-name="P12" draw:layer="layout" svg:width="4.107cm" svg:height="0.017cm" svg:x="10.805cm" svg:y="4.005cm" svg:viewBox="0 0 4108 18" draw:points="0,0 4108,0 4108,18 0,18">
          <text:p/>
        </draw:polygon>
        <draw:polygon draw:style-name="gr2" draw:text-style-name="P12" draw:layer="layout" svg:width="0.017cm" svg:height="0.529cm" svg:x="14.912cm" svg:y="3.476cm" svg:viewBox="0 0 18 530" draw:points="0,0 18,0 18,530 0,530">
          <text:p/>
        </draw:polygon>
        <draw:polygon draw:style-name="gr2" draw:text-style-name="P12" draw:layer="layout" svg:width="0.017cm" svg:height="0.017cm" svg:x="14.912cm" svg:y="4.005cm" svg:viewBox="0 0 18 18" draw:points="0,0 18,0 18,18 0,18">
          <text:p/>
        </draw:polygon>
        <draw:polygon draw:style-name="gr2" draw:text-style-name="P12" draw:layer="layout" svg:width="4.107cm" svg:height="0.017cm" svg:x="14.929cm" svg:y="4.005cm" svg:viewBox="0 0 4108 18" draw:points="0,0 4108,0 4108,18 0,18">
          <text:p/>
        </draw:polygon>
        <draw:polygon draw:style-name="gr2" draw:text-style-name="P12" draw:layer="layout" svg:width="0.017cm" svg:height="0.529cm" svg:x="19.036cm" svg:y="3.476cm" svg:viewBox="0 0 18 530" draw:points="0,0 18,0 18,530 0,530">
          <text:p/>
        </draw:polygon>
        <draw:polygon draw:style-name="gr2" draw:text-style-name="P12" draw:layer="layout" svg:width="0.017cm" svg:height="0.017cm" svg:x="19.036cm" svg:y="4.005cm" svg:viewBox="0 0 18 18" draw:points="0,0 18,0 18,18 0,18">
          <text:p/>
        </draw:polygon>
        <draw:polygon draw:style-name="gr2" draw:text-style-name="P12" draw:layer="layout" svg:width="0.017cm" svg:height="0.017cm" svg:x="19.036cm" svg:y="4.005cm" svg:viewBox="0 0 18 18" draw:points="0,0 18,0 18,18 0,18">
          <text:p/>
        </draw:polygon>
        <draw:frame draw:style-name="gr3" draw:text-style-name="P10" draw:layer="layout" svg:width="2.199cm" svg:height="0.505cm" svg:x="15.111cm" svg:y="3.501cm">
          <draw:text-box>
            <text:p text:style-name="P8"><text:span text:style-name="T12">D. Register </text:span></text:p>
          </draw:text-box>
        </draw:frame>
        <draw:frame draw:style-name="gr7" draw:text-style-name="P13" draw:layer="layout" svg:width="0.033cm" svg:height="0.039cm" svg:x="2.541cm" svg:y="4.026cm">
          <draw:text-box>
            <text:p text:style-name="P8"><text:span text:style-name="T13"><text:s/></text:span></text:p>
          </draw:text-box>
        </draw:frame>
        <draw:frame draw:style-name="gr1" draw:text-style-name="P9" draw:layer="layout" svg:width="1.072cm" svg:height="0.471cm" svg:x="2.541cm" svg:y="4.263cm">
          <draw:text-box>
            <text:p text:style-name="P8"><text:span text:style-name="T9">Câu 2</text:span></text:p>
          </draw:text-box>
        </draw:frame>
        <draw:frame draw:style-name="gr1" draw:text-style-name="P9" draw:layer="layout" svg:width="0.422cm" svg:height="0.475cm" svg:x="3.612cm" svg:y="4.257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16.041cm" svg:height="0.505cm" svg:x="3.811cm" svg:y="4.233cm">
          <draw:text-box>
            <text:p text:style-name="P8"><text:span text:style-name="T12">Giả sử kiến trúc tập lệnh của một bộ xử lý P1 có 4 lớp lệnh: A, B, C và D. Tần số xung </text:span></text:p>
          </draw:text-box>
        </draw:frame>
        <draw:frame draw:style-name="gr3" draw:text-style-name="P10" draw:layer="layout" svg:width="17.121cm" svg:height="0.505cm" svg:x="2.541cm" svg:y="4.838cm">
          <draw:text-box>
            <text:p text:style-name="P8"><text:span text:style-name="T12">clock và CPI của mỗi lệnh như bảng bên dưới. Cho một chương trình với 100 lệnh được chia </text:span></text:p>
          </draw:text-box>
        </draw:frame>
        <draw:frame draw:style-name="gr3" draw:text-style-name="P10" draw:layer="layout" svg:width="12.69cm" svg:height="0.505cm" svg:x="2.541cm" svg:y="5.448cm">
          <draw:text-box>
            <text:p text:style-name="P8"><text:span text:style-name="T12">thành các lớp sau: 10% lớp A, 30% lớp B, 40% lớp C và 20% lớp D. </text:span></text:p>
          </draw:text-box>
        </draw:frame>
        <draw:frame draw:style-name="gr3" draw:text-style-name="P10" draw:layer="layout" svg:width="8.485cm" svg:height="0.505cm" svg:x="2.541cm" svg:y="7.997cm">
          <draw:text-box>
            <text:p text:style-name="P8"><text:span text:style-name="T12">Thời gian thực thi chương trình trên P1? (G1) </text:span></text:p>
          </draw:text-box>
        </draw:frame>
        <draw:frame draw:style-name="gr3" draw:text-style-name="P10" draw:layer="layout" svg:width="1.882cm" svg:height="0.505cm" svg:x="2.74cm" svg:y="8.683cm">
          <draw:text-box>
            <text:p text:style-name="P8"><text:span text:style-name="T12">A. 210 ns </text:span></text:p>
          </draw:text-box>
        </draw:frame>
        <draw:frame draw:style-name="gr3" draw:text-style-name="P10" draw:layer="layout" svg:width="1.856cm" svg:height="0.505cm" svg:x="6.863cm" svg:y="8.538cm">
          <draw:text-box>
            <text:p text:style-name="P8"><text:span text:style-name="T12">B. 405 ns </text:span></text:p>
          </draw:text-box>
        </draw:frame>
        <draw:frame draw:style-name="gr3" draw:text-style-name="P10" draw:layer="layout" svg:width="1.856cm" svg:height="0.505cm" svg:x="10.987cm" svg:y="8.538cm">
          <draw:text-box>
            <text:p text:style-name="P8"><text:span text:style-name="T12">C. 180 ns </text:span></text:p>
          </draw:text-box>
        </draw:frame>
        <draw:polygon draw:style-name="gr2" draw:text-style-name="P12" draw:layer="layout" svg:width="0.017cm" svg:height="0.017cm" svg:x="2.54cm" svg:y="8.501cm" svg:viewBox="0 0 18 18" draw:points="0,0 18,0 18,18 0,18">
          <text:p/>
        </draw:polygon>
        <draw:polygon draw:style-name="gr2" draw:text-style-name="P12" draw:layer="layout" svg:width="0.017cm" svg:height="0.017cm" svg:x="2.54cm" svg:y="8.501cm" svg:viewBox="0 0 18 18" draw:points="0,0 18,0 18,18 0,18">
          <text:p/>
        </draw:polygon>
        <draw:polygon draw:style-name="gr2" draw:text-style-name="P12" draw:layer="layout" svg:width="4.107cm" svg:height="0.017cm" svg:x="2.557cm" svg:y="8.501cm" svg:viewBox="0 0 4108 18" draw:points="0,0 4108,0 4108,18 0,18">
          <text:p/>
        </draw:polygon>
        <draw:polygon draw:style-name="gr2" draw:text-style-name="P12" draw:layer="layout" svg:width="0.018cm" svg:height="0.017cm" svg:x="6.663cm" svg:y="8.501cm" svg:viewBox="0 0 19 18" draw:points="0,0 19,0 19,18 0,18">
          <text:p/>
        </draw:polygon>
        <draw:polygon draw:style-name="gr2" draw:text-style-name="P12" draw:layer="layout" svg:width="4.107cm" svg:height="0.017cm" svg:x="6.68cm" svg:y="8.501cm" svg:viewBox="0 0 4108 18" draw:points="0,0 4108,0 4108,18 0,18">
          <text:p/>
        </draw:polygon>
        <draw:polygon draw:style-name="gr2" draw:text-style-name="P12" draw:layer="layout" svg:width="0.017cm" svg:height="0.017cm" svg:x="10.788cm" svg:y="8.501cm" svg:viewBox="0 0 18 18" draw:points="0,0 18,0 18,18 0,18">
          <text:p/>
        </draw:polygon>
        <draw:polygon draw:style-name="gr2" draw:text-style-name="P12" draw:layer="layout" svg:width="4.107cm" svg:height="0.017cm" svg:x="10.805cm" svg:y="8.501cm" svg:viewBox="0 0 4108 18" draw:points="0,0 4108,0 4108,18 0,18">
          <text:p/>
        </draw:polygon>
        <draw:polygon draw:style-name="gr2" draw:text-style-name="P12" draw:layer="layout" svg:width="0.017cm" svg:height="0.017cm" svg:x="14.912cm" svg:y="8.501cm" svg:viewBox="0 0 18 18" draw:points="0,0 18,0 18,18 0,18">
          <text:p/>
        </draw:polygon>
        <draw:polygon draw:style-name="gr2" draw:text-style-name="P12" draw:layer="layout" svg:width="4.107cm" svg:height="0.017cm" svg:x="14.929cm" svg:y="8.501cm" svg:viewBox="0 0 4108 18" draw:points="0,0 4108,0 4108,18 0,18">
          <text:p/>
        </draw:polygon>
        <draw:polygon draw:style-name="gr2" draw:text-style-name="P12" draw:layer="layout" svg:width="0.017cm" svg:height="0.017cm" svg:x="19.036cm" svg:y="8.501cm" svg:viewBox="0 0 18 18" draw:points="0,0 18,0 18,18 0,18">
          <text:p/>
        </draw:polygon>
        <draw:polygon draw:style-name="gr2" draw:text-style-name="P12" draw:layer="layout" svg:width="0.017cm" svg:height="0.017cm" svg:x="19.036cm" svg:y="8.501cm" svg:viewBox="0 0 18 18" draw:points="0,0 18,0 18,18 0,18">
          <text:p/>
        </draw:polygon>
        <draw:polygon draw:style-name="gr2" draw:text-style-name="P12" draw:layer="layout" svg:width="0.017cm" svg:height="0.75cm" svg:x="2.54cm" svg:y="8.518cm" svg:viewBox="0 0 18 751" draw:points="0,0 18,0 18,751 0,751">
          <text:p/>
        </draw:polygon>
        <draw:polygon draw:style-name="gr2" draw:text-style-name="P12" draw:layer="layout" svg:width="0.017cm" svg:height="0.017cm" svg:x="2.54cm" svg:y="9.268cm" svg:viewBox="0 0 18 18" draw:points="0,0 18,0 18,18 0,18">
          <text:p/>
        </draw:polygon>
        <draw:polygon draw:style-name="gr2" draw:text-style-name="P12" draw:layer="layout" svg:width="0.017cm" svg:height="0.017cm" svg:x="2.54cm" svg:y="9.268cm" svg:viewBox="0 0 18 18" draw:points="0,0 18,0 18,18 0,18">
          <text:p/>
        </draw:polygon>
        <draw:polygon draw:style-name="gr2" draw:text-style-name="P12" draw:layer="layout" svg:width="4.107cm" svg:height="0.017cm" svg:x="2.557cm" svg:y="9.268cm" svg:viewBox="0 0 4108 18" draw:points="0,0 4108,0 4108,18 0,18">
          <text:p/>
        </draw:polygon>
        <draw:polygon draw:style-name="gr2" draw:text-style-name="P12" draw:layer="layout" svg:width="0.018cm" svg:height="0.75cm" svg:x="6.663cm" svg:y="8.518cm" svg:viewBox="0 0 19 751" draw:points="0,0 19,0 19,751 0,751">
          <text:p/>
        </draw:polygon>
        <draw:polygon draw:style-name="gr2" draw:text-style-name="P12" draw:layer="layout" svg:width="0.018cm" svg:height="0.017cm" svg:x="6.663cm" svg:y="9.268cm" svg:viewBox="0 0 19 18" draw:points="0,0 19,0 19,18 0,18">
          <text:p/>
        </draw:polygon>
        <draw:polygon draw:style-name="gr2" draw:text-style-name="P12" draw:layer="layout" svg:width="4.107cm" svg:height="0.017cm" svg:x="6.68cm" svg:y="9.268cm" svg:viewBox="0 0 4108 18" draw:points="0,0 4108,0 4108,18 0,18">
          <text:p/>
        </draw:polygon>
        <draw:polygon draw:style-name="gr2" draw:text-style-name="P12" draw:layer="layout" svg:width="0.017cm" svg:height="0.75cm" svg:x="10.788cm" svg:y="8.518cm" svg:viewBox="0 0 18 751" draw:points="0,0 18,0 18,751 0,751">
          <text:p/>
        </draw:polygon>
        <draw:polygon draw:style-name="gr2" draw:text-style-name="P12" draw:layer="layout" svg:width="0.017cm" svg:height="0.017cm" svg:x="10.788cm" svg:y="9.268cm" svg:viewBox="0 0 18 18" draw:points="0,0 18,0 18,18 0,18">
          <text:p/>
        </draw:polygon>
        <draw:polygon draw:style-name="gr2" draw:text-style-name="P12" draw:layer="layout" svg:width="4.107cm" svg:height="0.017cm" svg:x="10.805cm" svg:y="9.268cm" svg:viewBox="0 0 4108 18" draw:points="0,0 4108,0 4108,18 0,18">
          <text:p/>
        </draw:polygon>
        <draw:polygon draw:style-name="gr2" draw:text-style-name="P12" draw:layer="layout" svg:width="0.017cm" svg:height="0.75cm" svg:x="14.912cm" svg:y="8.518cm" svg:viewBox="0 0 18 751" draw:points="0,0 18,0 18,751 0,751">
          <text:p/>
        </draw:polygon>
        <draw:polygon draw:style-name="gr2" draw:text-style-name="P12" draw:layer="layout" svg:width="0.017cm" svg:height="0.017cm" svg:x="14.912cm" svg:y="9.268cm" svg:viewBox="0 0 18 18" draw:points="0,0 18,0 18,18 0,18">
          <text:p/>
        </draw:polygon>
        <draw:polygon draw:style-name="gr2" draw:text-style-name="P12" draw:layer="layout" svg:width="4.107cm" svg:height="0.017cm" svg:x="14.929cm" svg:y="9.268cm" svg:viewBox="0 0 4108 18" draw:points="0,0 4108,0 4108,18 0,18">
          <text:p/>
        </draw:polygon>
        <draw:polygon draw:style-name="gr2" draw:text-style-name="P12" draw:layer="layout" svg:width="0.017cm" svg:height="0.75cm" svg:x="19.036cm" svg:y="8.518cm" svg:viewBox="0 0 18 751" draw:points="0,0 18,0 18,751 0,751">
          <text:p/>
        </draw:polygon>
        <draw:polygon draw:style-name="gr2" draw:text-style-name="P12" draw:layer="layout" svg:width="0.017cm" svg:height="0.017cm" svg:x="19.036cm" svg:y="9.268cm" svg:viewBox="0 0 18 18" draw:points="0,0 18,0 18,18 0,18">
          <text:p/>
        </draw:polygon>
        <draw:polygon draw:style-name="gr2" draw:text-style-name="P12" draw:layer="layout" svg:width="0.017cm" svg:height="0.017cm" svg:x="19.036cm" svg:y="9.268cm" svg:viewBox="0 0 18 18" draw:points="0,0 18,0 18,18 0,18">
          <text:p/>
        </draw:polygon>
        <draw:frame draw:style-name="gr3" draw:text-style-name="P10" draw:layer="layout" svg:width="1.882cm" svg:height="0.505cm" svg:x="15.111cm" svg:y="8.543cm">
          <draw:text-box>
            <text:p text:style-name="P8"><text:span text:style-name="T12">D. 270 ns </text:span></text:p>
          </draw:text-box>
        </draw:frame>
        <draw:frame draw:style-name="gr1" draw:text-style-name="P9" draw:layer="layout" svg:width="1.072cm" svg:height="0.471cm" svg:x="2.541cm" svg:y="9.48cm">
          <draw:text-box>
            <text:p text:style-name="P8"><text:span text:style-name="T9">Câu 3</text:span></text:p>
          </draw:text-box>
        </draw:frame>
        <draw:frame draw:style-name="gr1" draw:text-style-name="P9" draw:layer="layout" svg:width="0.422cm" svg:height="0.475cm" svg:x="3.612cm" svg:y="9.474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7.683cm" svg:height="0.505cm" svg:x="3.811cm" svg:y="9.45cm">
          <draw:text-box>
            <text:p text:style-name="P8"><text:span text:style-name="T12">Một Terabyte bằng bao nhiêu Byte? (G1) </text:span></text:p>
          </draw:text-box>
        </draw:frame>
        <draw:frame draw:style-name="gr3" draw:text-style-name="P10" draw:layer="layout" svg:width="1.575cm" svg:height="0.505cm" svg:x="2.74cm" svg:y="10.072cm">
          <draw:text-box>
            <text:p text:style-name="P8"><text:span text:style-name="T12">A. 2^20 </text:span></text:p>
          </draw:text-box>
        </draw:frame>
        <draw:frame draw:style-name="gr3" draw:text-style-name="P10" draw:layer="layout" svg:width="1.55cm" svg:height="0.505cm" svg:x="6.863cm" svg:y="10.072cm">
          <draw:text-box>
            <text:p text:style-name="P8"><text:span text:style-name="T12">B. 2^30 </text:span></text:p>
          </draw:text-box>
        </draw:frame>
        <draw:frame draw:style-name="gr3" draw:text-style-name="P10" draw:layer="layout" svg:width="1.55cm" svg:height="0.505cm" svg:x="10.987cm" svg:y="10.072cm">
          <draw:text-box>
            <text:p text:style-name="P8"><text:span text:style-name="T12">C. 2^40 </text:span></text:p>
          </draw:text-box>
        </draw:frame>
        <draw:polygon draw:style-name="gr2" draw:text-style-name="P12" draw:layer="layout" svg:width="0.017cm" svg:height="0.017cm" svg:x="2.54cm" svg:y="10.03cm" svg:viewBox="0 0 18 18" draw:points="0,0 18,0 18,18 0,18">
          <text:p/>
        </draw:polygon>
        <draw:polygon draw:style-name="gr2" draw:text-style-name="P12" draw:layer="layout" svg:width="0.017cm" svg:height="0.017cm" svg:x="2.54cm" svg:y="10.03cm" svg:viewBox="0 0 18 18" draw:points="0,0 18,0 18,18 0,18">
          <text:p/>
        </draw:polygon>
        <draw:polygon draw:style-name="gr2" draw:text-style-name="P12" draw:layer="layout" svg:width="4.107cm" svg:height="0.017cm" svg:x="2.557cm" svg:y="10.03cm" svg:viewBox="0 0 4108 18" draw:points="0,0 4108,0 4108,18 0,18">
          <text:p/>
        </draw:polygon>
        <draw:polygon draw:style-name="gr2" draw:text-style-name="P12" draw:layer="layout" svg:width="0.018cm" svg:height="0.017cm" svg:x="6.663cm" svg:y="10.03cm" svg:viewBox="0 0 19 18" draw:points="0,0 19,0 19,18 0,18">
          <text:p/>
        </draw:polygon>
        <draw:polygon draw:style-name="gr2" draw:text-style-name="P12" draw:layer="layout" svg:width="4.107cm" svg:height="0.017cm" svg:x="6.68cm" svg:y="10.03cm" svg:viewBox="0 0 4108 18" draw:points="0,0 4108,0 4108,18 0,18">
          <text:p/>
        </draw:polygon>
        <draw:polygon draw:style-name="gr2" draw:text-style-name="P12" draw:layer="layout" svg:width="0.017cm" svg:height="0.017cm" svg:x="10.788cm" svg:y="10.03cm" svg:viewBox="0 0 18 18" draw:points="0,0 18,0 18,18 0,18">
          <text:p/>
        </draw:polygon>
        <draw:polygon draw:style-name="gr2" draw:text-style-name="P12" draw:layer="layout" svg:width="4.107cm" svg:height="0.017cm" svg:x="10.805cm" svg:y="10.03cm" svg:viewBox="0 0 4108 18" draw:points="0,0 4108,0 4108,18 0,18">
          <text:p/>
        </draw:polygon>
        <draw:polygon draw:style-name="gr2" draw:text-style-name="P12" draw:layer="layout" svg:width="0.017cm" svg:height="0.017cm" svg:x="14.912cm" svg:y="10.03cm" svg:viewBox="0 0 18 18" draw:points="0,0 18,0 18,18 0,18">
          <text:p/>
        </draw:polygon>
        <draw:polygon draw:style-name="gr2" draw:text-style-name="P12" draw:layer="layout" svg:width="4.107cm" svg:height="0.017cm" svg:x="14.929cm" svg:y="10.03cm" svg:viewBox="0 0 4108 18" draw:points="0,0 4108,0 4108,18 0,18">
          <text:p/>
        </draw:polygon>
        <draw:polygon draw:style-name="gr2" draw:text-style-name="P12" draw:layer="layout" svg:width="0.017cm" svg:height="0.017cm" svg:x="19.036cm" svg:y="10.03cm" svg:viewBox="0 0 18 18" draw:points="0,0 18,0 18,18 0,18">
          <text:p/>
        </draw:polygon>
        <draw:polygon draw:style-name="gr2" draw:text-style-name="P12" draw:layer="layout" svg:width="0.017cm" svg:height="0.017cm" svg:x="19.036cm" svg:y="10.03cm" svg:viewBox="0 0 18 18" draw:points="0,0 18,0 18,18 0,18">
          <text:p/>
        </draw:polygon>
        <draw:polygon draw:style-name="gr2" draw:text-style-name="P12" draw:layer="layout" svg:width="0.017cm" svg:height="0.749cm" svg:x="2.54cm" svg:y="10.047cm" svg:viewBox="0 0 18 750" draw:points="0,0 18,0 18,750 0,750">
          <text:p/>
        </draw:polygon>
        <draw:polygon draw:style-name="gr2" draw:text-style-name="P12" draw:layer="layout" svg:width="0.017cm" svg:height="0.017cm" svg:x="2.54cm" svg:y="10.796cm" svg:viewBox="0 0 18 18" draw:points="0,0 18,0 18,18 0,18">
          <text:p/>
        </draw:polygon>
        <draw:polygon draw:style-name="gr2" draw:text-style-name="P12" draw:layer="layout" svg:width="0.017cm" svg:height="0.017cm" svg:x="2.54cm" svg:y="10.796cm" svg:viewBox="0 0 18 18" draw:points="0,0 18,0 18,18 0,18">
          <text:p/>
        </draw:polygon>
        <draw:polygon draw:style-name="gr2" draw:text-style-name="P12" draw:layer="layout" svg:width="4.107cm" svg:height="0.017cm" svg:x="2.557cm" svg:y="10.796cm" svg:viewBox="0 0 4108 18" draw:points="0,0 4108,0 4108,18 0,18">
          <text:p/>
        </draw:polygon>
        <draw:polygon draw:style-name="gr2" draw:text-style-name="P12" draw:layer="layout" svg:width="0.018cm" svg:height="0.749cm" svg:x="6.663cm" svg:y="10.047cm" svg:viewBox="0 0 19 750" draw:points="0,0 19,0 19,750 0,750">
          <text:p/>
        </draw:polygon>
        <draw:polygon draw:style-name="gr2" draw:text-style-name="P12" draw:layer="layout" svg:width="0.018cm" svg:height="0.017cm" svg:x="6.663cm" svg:y="10.796cm" svg:viewBox="0 0 19 18" draw:points="0,0 19,0 19,18 0,18">
          <text:p/>
        </draw:polygon>
        <draw:polygon draw:style-name="gr2" draw:text-style-name="P12" draw:layer="layout" svg:width="4.107cm" svg:height="0.017cm" svg:x="6.68cm" svg:y="10.796cm" svg:viewBox="0 0 4108 18" draw:points="0,0 4108,0 4108,18 0,18">
          <text:p/>
        </draw:polygon>
        <draw:polygon draw:style-name="gr2" draw:text-style-name="P12" draw:layer="layout" svg:width="0.017cm" svg:height="0.749cm" svg:x="10.788cm" svg:y="10.047cm" svg:viewBox="0 0 18 750" draw:points="0,0 18,0 18,750 0,750">
          <text:p/>
        </draw:polygon>
        <draw:polygon draw:style-name="gr2" draw:text-style-name="P12" draw:layer="layout" svg:width="0.017cm" svg:height="0.017cm" svg:x="10.788cm" svg:y="10.796cm" svg:viewBox="0 0 18 18" draw:points="0,0 18,0 18,18 0,18">
          <text:p/>
        </draw:polygon>
        <draw:polygon draw:style-name="gr2" draw:text-style-name="P12" draw:layer="layout" svg:width="4.107cm" svg:height="0.017cm" svg:x="10.805cm" svg:y="10.796cm" svg:viewBox="0 0 4108 18" draw:points="0,0 4108,0 4108,18 0,18">
          <text:p/>
        </draw:polygon>
        <draw:polygon draw:style-name="gr2" draw:text-style-name="P12" draw:layer="layout" svg:width="0.017cm" svg:height="0.749cm" svg:x="14.912cm" svg:y="10.047cm" svg:viewBox="0 0 18 750" draw:points="0,0 18,0 18,750 0,750">
          <text:p/>
        </draw:polygon>
        <draw:polygon draw:style-name="gr2" draw:text-style-name="P12" draw:layer="layout" svg:width="0.017cm" svg:height="0.017cm" svg:x="14.912cm" svg:y="10.796cm" svg:viewBox="0 0 18 18" draw:points="0,0 18,0 18,18 0,18">
          <text:p/>
        </draw:polygon>
        <draw:polygon draw:style-name="gr2" draw:text-style-name="P12" draw:layer="layout" svg:width="4.107cm" svg:height="0.017cm" svg:x="14.929cm" svg:y="10.796cm" svg:viewBox="0 0 4108 18" draw:points="0,0 4108,0 4108,18 0,18">
          <text:p/>
        </draw:polygon>
        <draw:polygon draw:style-name="gr2" draw:text-style-name="P12" draw:layer="layout" svg:width="0.017cm" svg:height="0.749cm" svg:x="19.036cm" svg:y="10.047cm" svg:viewBox="0 0 18 750" draw:points="0,0 18,0 18,750 0,750">
          <text:p/>
        </draw:polygon>
        <draw:polygon draw:style-name="gr2" draw:text-style-name="P12" draw:layer="layout" svg:width="0.017cm" svg:height="0.017cm" svg:x="19.036cm" svg:y="10.796cm" svg:viewBox="0 0 18 18" draw:points="0,0 18,0 18,18 0,18">
          <text:p/>
        </draw:polygon>
        <draw:polygon draw:style-name="gr2" draw:text-style-name="P12" draw:layer="layout" svg:width="0.017cm" svg:height="0.017cm" svg:x="19.036cm" svg:y="10.796cm" svg:viewBox="0 0 18 18" draw:points="0,0 18,0 18,18 0,18">
          <text:p/>
        </draw:polygon>
        <draw:frame draw:style-name="gr3" draw:text-style-name="P10" draw:layer="layout" svg:width="1.575cm" svg:height="0.505cm" svg:x="15.111cm" svg:y="10.076cm">
          <draw:text-box>
            <text:p text:style-name="P8"><text:span text:style-name="T12">D. 2^50 </text:span></text:p>
          </draw:text-box>
        </draw:frame>
        <draw:frame draw:style-name="gr1" draw:text-style-name="P9" draw:layer="layout" svg:width="1.072cm" svg:height="0.471cm" svg:x="2.541cm" svg:y="11.008cm">
          <draw:text-box>
            <text:p text:style-name="P8"><text:span text:style-name="T9">Câu 4</text:span></text:p>
          </draw:text-box>
        </draw:frame>
        <draw:frame draw:style-name="gr1" draw:text-style-name="P9" draw:layer="layout" svg:width="0.422cm" svg:height="0.475cm" svg:x="3.612cm" svg:y="11.002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13.634cm" svg:height="0.505cm" svg:x="3.811cm" svg:y="10.978cm">
          <draw:text-box>
            <text:p text:style-name="P8"><text:span text:style-name="T12">Công cụ dùng để dịch từ ngôn ngữ cấp cao thành hợp ngữ gọi là gì? <text:s/>(G2) </text:span></text:p>
          </draw:text-box>
        </draw:frame>
        <draw:frame draw:style-name="gr3" draw:text-style-name="P10" draw:layer="layout" svg:width="0.561cm" svg:height="0.505cm" svg:x="2.74cm" svg:y="11.744cm">
          <draw:text-box>
            <text:p text:style-name="P8"><text:span text:style-name="T12">A. </text:span></text:p>
          </draw:text-box>
        </draw:frame>
        <draw:polygon draw:style-name="gr2" draw:text-style-name="P12" draw:layer="layout" svg:width="0.017cm" svg:height="0.017cm" svg:x="2.54cm" svg:y="11.702cm" svg:viewBox="0 0 18 18" draw:points="0,0 18,0 18,18 0,18">
          <text:p/>
        </draw:polygon>
        <draw:polygon draw:style-name="gr2" draw:text-style-name="P12" draw:layer="layout" svg:width="0.017cm" svg:height="0.017cm" svg:x="2.54cm" svg:y="11.702cm" svg:viewBox="0 0 18 18" draw:points="0,0 18,0 18,18 0,18">
          <text:p/>
        </draw:polygon>
        <draw:polygon draw:style-name="gr2" draw:text-style-name="P12" draw:layer="layout" svg:width="1.406cm" svg:height="0.017cm" svg:x="2.557cm" svg:y="11.702cm" svg:viewBox="0 0 1407 18" draw:points="0,0 1407,0 1407,18 0,18">
          <text:p/>
        </draw:polygon>
        <draw:polygon draw:style-name="gr2" draw:text-style-name="P12" draw:layer="layout" svg:width="0.017cm" svg:height="0.017cm" svg:x="3.963cm" svg:y="11.702cm" svg:viewBox="0 0 18 18" draw:points="0,0 18,0 18,18 0,18">
          <text:p/>
        </draw:polygon>
        <draw:polygon draw:style-name="gr2" draw:text-style-name="P12" draw:layer="layout" svg:width="15.056cm" svg:height="0.017cm" svg:x="3.98cm" svg:y="11.702cm" svg:viewBox="0 0 15057 18" draw:points="0,0 15057,0 15057,18 0,18">
          <text:p/>
        </draw:polygon>
        <draw:polygon draw:style-name="gr2" draw:text-style-name="P12" draw:layer="layout" svg:width="0.017cm" svg:height="0.017cm" svg:x="19.036cm" svg:y="11.702cm" svg:viewBox="0 0 18 18" draw:points="0,0 18,0 18,18 0,18">
          <text:p/>
        </draw:polygon>
        <draw:polygon draw:style-name="gr2" draw:text-style-name="P12" draw:layer="layout" svg:width="0.017cm" svg:height="0.017cm" svg:x="19.036cm" svg:y="11.702cm" svg:viewBox="0 0 18 18" draw:points="0,0 18,0 18,18 0,18">
          <text:p/>
        </draw:polygon>
        <draw:polygon draw:style-name="gr2" draw:text-style-name="P12" draw:layer="layout" svg:width="0.017cm" svg:height="0.529cm" svg:x="2.54cm" svg:y="11.719cm" svg:viewBox="0 0 18 530" draw:points="0,0 18,0 18,530 0,530">
          <text:p/>
        </draw:polygon>
        <draw:polygon draw:style-name="gr2" draw:text-style-name="P12" draw:layer="layout" svg:width="0.017cm" svg:height="0.529cm" svg:x="3.963cm" svg:y="11.719cm" svg:viewBox="0 0 18 530" draw:points="0,0 18,0 18,530 0,530">
          <text:p/>
        </draw:polygon>
        <draw:polygon draw:style-name="gr2" draw:text-style-name="P12" draw:layer="layout" svg:width="0.017cm" svg:height="0.529cm" svg:x="19.036cm" svg:y="11.719cm" svg:viewBox="0 0 18 530" draw:points="0,0 18,0 18,530 0,530">
          <text:p/>
        </draw:polygon>
        <draw:frame draw:style-name="gr3" draw:text-style-name="P10" draw:layer="layout" svg:width="1.843cm" svg:height="0.505cm" svg:x="4.158cm" svg:y="11.744cm">
          <draw:text-box>
            <text:p text:style-name="P8"><text:span text:style-name="T12">Compiler </text:span></text:p>
          </draw:text-box>
        </draw:frame>
        <draw:frame draw:style-name="gr3" draw:text-style-name="P10" draw:layer="layout" svg:width="0.536cm" svg:height="0.505cm" svg:x="2.74cm" svg:y="12.29cm">
          <draw:text-box>
            <text:p text:style-name="P8"><text:span text:style-name="T12">B. </text:span></text:p>
          </draw:text-box>
        </draw:frame>
        <draw:polygon draw:style-name="gr2" draw:text-style-name="P12" draw:layer="layout" svg:width="0.017cm" svg:height="0.017cm" svg:x="2.54cm" svg:y="12.248cm" svg:viewBox="0 0 18 18" draw:points="0,0 18,0 18,18 0,18">
          <text:p/>
        </draw:polygon>
        <draw:polygon draw:style-name="gr2" draw:text-style-name="P12" draw:layer="layout" svg:width="1.406cm" svg:height="0.017cm" svg:x="2.557cm" svg:y="12.248cm" svg:viewBox="0 0 1407 18" draw:points="0,0 1407,0 1407,18 0,18">
          <text:p/>
        </draw:polygon>
        <draw:polygon draw:style-name="gr2" draw:text-style-name="P12" draw:layer="layout" svg:width="0.017cm" svg:height="0.017cm" svg:x="3.963cm" svg:y="12.248cm" svg:viewBox="0 0 18 18" draw:points="0,0 18,0 18,18 0,18">
          <text:p/>
        </draw:polygon>
        <draw:polygon draw:style-name="gr2" draw:text-style-name="P12" draw:layer="layout" svg:width="15.056cm" svg:height="0.017cm" svg:x="3.98cm" svg:y="12.248cm" svg:viewBox="0 0 15057 18" draw:points="0,0 15057,0 15057,18 0,18">
          <text:p/>
        </draw:polygon>
        <draw:polygon draw:style-name="gr2" draw:text-style-name="P12" draw:layer="layout" svg:width="0.017cm" svg:height="0.017cm" svg:x="19.036cm" svg:y="12.248cm" svg:viewBox="0 0 18 18" draw:points="0,0 18,0 18,18 0,18">
          <text:p/>
        </draw:polygon>
        <draw:polygon draw:style-name="gr2" draw:text-style-name="P12" draw:layer="layout" svg:width="0.017cm" svg:height="0.529cm" svg:x="2.54cm" svg:y="12.265cm" svg:viewBox="0 0 18 530" draw:points="0,0 18,0 18,530 0,530">
          <text:p/>
        </draw:polygon>
        <draw:polygon draw:style-name="gr2" draw:text-style-name="P12" draw:layer="layout" svg:width="0.017cm" svg:height="0.529cm" svg:x="3.963cm" svg:y="12.265cm" svg:viewBox="0 0 18 530" draw:points="0,0 18,0 18,530 0,530">
          <text:p/>
        </draw:polygon>
        <draw:polygon draw:style-name="gr2" draw:text-style-name="P12" draw:layer="layout" svg:width="0.017cm" svg:height="0.529cm" svg:x="19.036cm" svg:y="12.265cm" svg:viewBox="0 0 18 530" draw:points="0,0 18,0 18,530 0,530">
          <text:p/>
        </draw:polygon>
        <draw:frame draw:style-name="gr3" draw:text-style-name="P10" draw:layer="layout" svg:width="2.072cm" svg:height="0.505cm" svg:x="4.158cm" svg:y="12.29cm">
          <draw:text-box>
            <text:p text:style-name="P8"><text:span text:style-name="T12">Assembler </text:span></text:p>
          </draw:text-box>
        </draw:frame>
        <draw:frame draw:style-name="gr3" draw:text-style-name="P10" draw:layer="layout" svg:width="0.536cm" svg:height="0.505cm" svg:x="2.74cm" svg:y="12.832cm">
          <draw:text-box>
            <text:p text:style-name="P8"><text:span text:style-name="T12">C. </text:span></text:p>
          </draw:text-box>
        </draw:frame>
        <draw:polygon draw:style-name="gr2" draw:text-style-name="P12" draw:layer="layout" svg:width="0.017cm" svg:height="0.017cm" svg:x="2.54cm" svg:y="12.794cm" svg:viewBox="0 0 18 18" draw:points="0,0 18,0 18,18 0,18">
          <text:p/>
        </draw:polygon>
        <draw:polygon draw:style-name="gr2" draw:text-style-name="P12" draw:layer="layout" svg:width="1.406cm" svg:height="0.017cm" svg:x="2.557cm" svg:y="12.794cm" svg:viewBox="0 0 1407 18" draw:points="0,0 1407,0 1407,18 0,18">
          <text:p/>
        </draw:polygon>
        <draw:polygon draw:style-name="gr2" draw:text-style-name="P12" draw:layer="layout" svg:width="0.017cm" svg:height="0.017cm" svg:x="3.963cm" svg:y="12.794cm" svg:viewBox="0 0 18 18" draw:points="0,0 18,0 18,18 0,18">
          <text:p/>
        </draw:polygon>
        <draw:polygon draw:style-name="gr2" draw:text-style-name="P12" draw:layer="layout" svg:width="15.056cm" svg:height="0.017cm" svg:x="3.98cm" svg:y="12.794cm" svg:viewBox="0 0 15057 18" draw:points="0,0 15057,0 15057,18 0,18">
          <text:p/>
        </draw:polygon>
        <draw:polygon draw:style-name="gr2" draw:text-style-name="P12" draw:layer="layout" svg:width="0.017cm" svg:height="0.017cm" svg:x="19.036cm" svg:y="12.794cm" svg:viewBox="0 0 18 18" draw:points="0,0 18,0 18,18 0,18">
          <text:p/>
        </draw:polygon>
        <draw:polygon draw:style-name="gr2" draw:text-style-name="P12" draw:layer="layout" svg:width="0.017cm" svg:height="0.525cm" svg:x="2.54cm" svg:y="12.811cm" svg:viewBox="0 0 18 526" draw:points="0,0 18,0 18,526 0,526">
          <text:p/>
        </draw:polygon>
        <draw:polygon draw:style-name="gr2" draw:text-style-name="P12" draw:layer="layout" svg:width="0.017cm" svg:height="0.525cm" svg:x="3.963cm" svg:y="12.811cm" svg:viewBox="0 0 18 526" draw:points="0,0 18,0 18,526 0,526">
          <text:p/>
        </draw:polygon>
        <draw:polygon draw:style-name="gr2" draw:text-style-name="P12" draw:layer="layout" svg:width="0.017cm" svg:height="0.525cm" svg:x="19.036cm" svg:y="12.811cm" svg:viewBox="0 0 18 526" draw:points="0,0 18,0 18,526 0,526">
          <text:p/>
        </draw:polygon>
        <draw:frame draw:style-name="gr3" draw:text-style-name="P10" draw:layer="layout" svg:width="3.152cm" svg:height="0.505cm" svg:x="4.158cm" svg:y="12.832cm">
          <draw:text-box>
            <text:p text:style-name="P8"><text:span text:style-name="T12">System Program </text:span></text:p>
          </draw:text-box>
        </draw:frame>
        <draw:frame draw:style-name="gr3" draw:text-style-name="P10" draw:layer="layout" svg:width="0.561cm" svg:height="0.505cm" svg:x="2.74cm" svg:y="13.378cm">
          <draw:text-box>
            <text:p text:style-name="P8"><text:span text:style-name="T12">D. </text:span></text:p>
          </draw:text-box>
        </draw:frame>
        <draw:polygon draw:style-name="gr2" draw:text-style-name="P12" draw:layer="layout" svg:width="0.017cm" svg:height="0.017cm" svg:x="2.54cm" svg:y="13.336cm" svg:viewBox="0 0 18 18" draw:points="0,0 18,0 18,18 0,18">
          <text:p/>
        </draw:polygon>
        <draw:polygon draw:style-name="gr2" draw:text-style-name="P12" draw:layer="layout" svg:width="1.406cm" svg:height="0.017cm" svg:x="2.557cm" svg:y="13.336cm" svg:viewBox="0 0 1407 18" draw:points="0,0 1407,0 1407,18 0,18">
          <text:p/>
        </draw:polygon>
        <draw:polygon draw:style-name="gr2" draw:text-style-name="P12" draw:layer="layout" svg:width="0.017cm" svg:height="0.017cm" svg:x="3.963cm" svg:y="13.336cm" svg:viewBox="0 0 18 18" draw:points="0,0 18,0 18,18 0,18">
          <text:p/>
        </draw:polygon>
        <draw:polygon draw:style-name="gr2" draw:text-style-name="P12" draw:layer="layout" svg:width="15.056cm" svg:height="0.017cm" svg:x="3.98cm" svg:y="13.336cm" svg:viewBox="0 0 15057 18" draw:points="0,0 15057,0 15057,18 0,18">
          <text:p/>
        </draw:polygon>
        <draw:polygon draw:style-name="gr2" draw:text-style-name="P12" draw:layer="layout" svg:width="0.017cm" svg:height="0.017cm" svg:x="19.036cm" svg:y="13.336cm" svg:viewBox="0 0 18 18" draw:points="0,0 18,0 18,18 0,18">
          <text:p/>
        </draw:polygon>
        <draw:polygon draw:style-name="gr2" draw:text-style-name="P12" draw:layer="layout" svg:width="0.017cm" svg:height="0.529cm" svg:x="2.54cm" svg:y="13.353cm" svg:viewBox="0 0 18 530" draw:points="0,0 18,0 18,530 0,530">
          <text:p/>
        </draw:polygon>
        <draw:polygon draw:style-name="gr2" draw:text-style-name="P12" draw:layer="layout" svg:width="0.017cm" svg:height="0.017cm" svg:x="2.54cm" svg:y="13.882cm" svg:viewBox="0 0 18 18" draw:points="0,0 18,0 18,18 0,18">
          <text:p/>
        </draw:polygon>
        <draw:polygon draw:style-name="gr2" draw:text-style-name="P12" draw:layer="layout" svg:width="0.017cm" svg:height="0.017cm" svg:x="2.54cm" svg:y="13.882cm" svg:viewBox="0 0 18 18" draw:points="0,0 18,0 18,18 0,18">
          <text:p/>
        </draw:polygon>
        <draw:polygon draw:style-name="gr2" draw:text-style-name="P12" draw:layer="layout" svg:width="1.406cm" svg:height="0.017cm" svg:x="2.557cm" svg:y="13.882cm" svg:viewBox="0 0 1407 18" draw:points="0,0 1407,0 1407,18 0,18">
          <text:p/>
        </draw:polygon>
        <draw:polygon draw:style-name="gr2" draw:text-style-name="P12" draw:layer="layout" svg:width="0.017cm" svg:height="0.529cm" svg:x="3.963cm" svg:y="13.353cm" svg:viewBox="0 0 18 530" draw:points="0,0 18,0 18,530 0,530">
          <text:p/>
        </draw:polygon>
        <draw:polygon draw:style-name="gr2" draw:text-style-name="P12" draw:layer="layout" svg:width="0.017cm" svg:height="0.017cm" svg:x="3.963cm" svg:y="13.882cm" svg:viewBox="0 0 18 18" draw:points="0,0 18,0 18,18 0,18">
          <text:p/>
        </draw:polygon>
        <draw:polygon draw:style-name="gr2" draw:text-style-name="P12" draw:layer="layout" svg:width="15.056cm" svg:height="0.017cm" svg:x="3.98cm" svg:y="13.882cm" svg:viewBox="0 0 15057 18" draw:points="0,0 15057,0 15057,18 0,18">
          <text:p/>
        </draw:polygon>
        <draw:polygon draw:style-name="gr2" draw:text-style-name="P12" draw:layer="layout" svg:width="0.017cm" svg:height="0.529cm" svg:x="19.036cm" svg:y="13.353cm" svg:viewBox="0 0 18 530" draw:points="0,0 18,0 18,530 0,530">
          <text:p/>
        </draw:polygon>
        <draw:polygon draw:style-name="gr2" draw:text-style-name="P12" draw:layer="layout" svg:width="0.017cm" svg:height="0.017cm" svg:x="19.036cm" svg:y="13.882cm" svg:viewBox="0 0 18 18" draw:points="0,0 18,0 18,18 0,18">
          <text:p/>
        </draw:polygon>
        <draw:polygon draw:style-name="gr2" draw:text-style-name="P12" draw:layer="layout" svg:width="0.017cm" svg:height="0.017cm" svg:x="19.036cm" svg:y="13.882cm" svg:viewBox="0 0 18 18" draw:points="0,0 18,0 18,18 0,18">
          <text:p/>
        </draw:polygon>
        <draw:frame draw:style-name="gr3" draw:text-style-name="P10" draw:layer="layout" svg:width="3.405cm" svg:height="0.505cm" svg:x="4.158cm" svg:y="13.378cm">
          <draw:text-box>
            <text:p text:style-name="P8"><text:span text:style-name="T12">Operating System </text:span></text:p>
          </draw:text-box>
        </draw:frame>
        <draw:frame draw:style-name="gr1" draw:text-style-name="P9" draw:layer="layout" svg:width="1.072cm" svg:height="0.471cm" svg:x="2.541cm" svg:y="14.094cm">
          <draw:text-box>
            <text:p text:style-name="P8"><text:span text:style-name="T9">Câu 5</text:span></text:p>
          </draw:text-box>
        </draw:frame>
        <draw:frame draw:style-name="gr1" draw:text-style-name="P9" draw:layer="layout" svg:width="0.422cm" svg:height="0.475cm" svg:x="3.612cm" svg:y="14.088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15.793cm" svg:height="0.505cm" svg:x="3.811cm" svg:y="14.064cm">
          <draw:text-box>
            <text:p text:style-name="P8"><text:span text:style-name="T12">Một máy in màu sử dụng 8 bit để hiển thị một kênh màu trong hệ 4 kênh màu CMYK </text:span></text:p>
          </draw:text-box>
        </draw:frame>
        <draw:frame draw:style-name="gr3" draw:text-style-name="P10" draw:layer="layout" svg:width="16.742cm" svg:height="0.505cm" svg:x="2.541cm" svg:y="14.67cm">
          <draw:text-box>
            <text:p text:style-name="P8"><text:span text:style-name="T12">để in ảnh với độ phân giải 1280×800 pixel. Hãy cho biết độ lớn nhỏ nhất của bộ đệm để có </text:span></text:p>
          </draw:text-box>
        </draw:frame>
        <draw:frame draw:style-name="gr3" draw:text-style-name="P10" draw:layer="layout" svg:width="8.694cm" svg:height="0.505cm" svg:x="2.541cm" svg:y="15.28cm">
          <draw:text-box>
            <text:p text:style-name="P8"><text:span text:style-name="T12">thể chứa một khung ảnh (đơn vị là Bytes) (G1) </text:span></text:p>
          </draw:text-box>
        </draw:frame>
        <draw:frame draw:style-name="gr3" draw:text-style-name="P10" draw:layer="layout" svg:width="2.275cm" svg:height="0.505cm" svg:x="2.74cm" svg:y="16.046cm">
          <draw:text-box>
            <text:p text:style-name="P8"><text:span text:style-name="T12">A. 3072000 </text:span></text:p>
          </draw:text-box>
        </draw:frame>
        <draw:frame draw:style-name="gr3" draw:text-style-name="P10" draw:layer="layout" svg:width="2.25cm" svg:height="0.505cm" svg:x="6.863cm" svg:y="16.046cm">
          <draw:text-box>
            <text:p text:style-name="P8"><text:span text:style-name="T12">B. 4096000 </text:span></text:p>
          </draw:text-box>
        </draw:frame>
        <draw:frame draw:style-name="gr3" draw:text-style-name="P10" draw:layer="layout" svg:width="2.479cm" svg:height="0.505cm" svg:x="10.987cm" svg:y="16.046cm">
          <draw:text-box>
            <text:p text:style-name="P8"><text:span text:style-name="T12">C. 24576000 </text:span></text:p>
          </draw:text-box>
        </draw:frame>
        <draw:polygon draw:style-name="gr2" draw:text-style-name="P12" draw:layer="layout" svg:width="0.017cm" svg:height="0.017cm" svg:x="2.54cm" svg:y="16.004cm" svg:viewBox="0 0 18 18" draw:points="0,0 18,0 18,18 0,18">
          <text:p/>
        </draw:polygon>
        <draw:polygon draw:style-name="gr2" draw:text-style-name="P12" draw:layer="layout" svg:width="0.017cm" svg:height="0.017cm" svg:x="2.54cm" svg:y="16.004cm" svg:viewBox="0 0 18 18" draw:points="0,0 18,0 18,18 0,18">
          <text:p/>
        </draw:polygon>
        <draw:polygon draw:style-name="gr2" draw:text-style-name="P12" draw:layer="layout" svg:width="4.107cm" svg:height="0.017cm" svg:x="2.557cm" svg:y="16.004cm" svg:viewBox="0 0 4108 18" draw:points="0,0 4108,0 4108,18 0,18">
          <text:p/>
        </draw:polygon>
        <draw:polygon draw:style-name="gr2" draw:text-style-name="P12" draw:layer="layout" svg:width="0.018cm" svg:height="0.017cm" svg:x="6.663cm" svg:y="16.004cm" svg:viewBox="0 0 19 18" draw:points="0,0 19,0 19,18 0,18">
          <text:p/>
        </draw:polygon>
        <draw:polygon draw:style-name="gr2" draw:text-style-name="P12" draw:layer="layout" svg:width="4.107cm" svg:height="0.017cm" svg:x="6.68cm" svg:y="16.004cm" svg:viewBox="0 0 4108 18" draw:points="0,0 4108,0 4108,18 0,18">
          <text:p/>
        </draw:polygon>
        <draw:polygon draw:style-name="gr2" draw:text-style-name="P12" draw:layer="layout" svg:width="0.017cm" svg:height="0.017cm" svg:x="10.788cm" svg:y="16.004cm" svg:viewBox="0 0 18 18" draw:points="0,0 18,0 18,18 0,18">
          <text:p/>
        </draw:polygon>
        <draw:polygon draw:style-name="gr2" draw:text-style-name="P12" draw:layer="layout" svg:width="4.107cm" svg:height="0.017cm" svg:x="10.805cm" svg:y="16.004cm" svg:viewBox="0 0 4108 18" draw:points="0,0 4108,0 4108,18 0,18">
          <text:p/>
        </draw:polygon>
        <draw:polygon draw:style-name="gr2" draw:text-style-name="P12" draw:layer="layout" svg:width="0.017cm" svg:height="0.017cm" svg:x="14.912cm" svg:y="16.004cm" svg:viewBox="0 0 18 18" draw:points="0,0 18,0 18,18 0,18">
          <text:p/>
        </draw:polygon>
        <draw:polygon draw:style-name="gr2" draw:text-style-name="P12" draw:layer="layout" svg:width="4.107cm" svg:height="0.017cm" svg:x="14.929cm" svg:y="16.004cm" svg:viewBox="0 0 4108 18" draw:points="0,0 4108,0 4108,18 0,18">
          <text:p/>
        </draw:polygon>
        <draw:polygon draw:style-name="gr2" draw:text-style-name="P12" draw:layer="layout" svg:width="0.017cm" svg:height="0.017cm" svg:x="19.036cm" svg:y="16.004cm" svg:viewBox="0 0 18 18" draw:points="0,0 18,0 18,18 0,18">
          <text:p/>
        </draw:polygon>
        <draw:polygon draw:style-name="gr2" draw:text-style-name="P12" draw:layer="layout" svg:width="0.017cm" svg:height="0.017cm" svg:x="19.036cm" svg:y="16.004cm" svg:viewBox="0 0 18 18" draw:points="0,0 18,0 18,18 0,18">
          <text:p/>
        </draw:polygon>
        <draw:polygon draw:style-name="gr2" draw:text-style-name="P12" draw:layer="layout" svg:width="0.017cm" svg:height="0.529cm" svg:x="2.54cm" svg:y="16.021cm" svg:viewBox="0 0 18 530" draw:points="0,0 18,0 18,530 0,530">
          <text:p/>
        </draw:polygon>
        <draw:polygon draw:style-name="gr2" draw:text-style-name="P12" draw:layer="layout" svg:width="0.017cm" svg:height="0.017cm" svg:x="2.54cm" svg:y="16.55cm" svg:viewBox="0 0 18 18" draw:points="0,0 18,0 18,18 0,18">
          <text:p/>
        </draw:polygon>
        <draw:polygon draw:style-name="gr2" draw:text-style-name="P12" draw:layer="layout" svg:width="0.017cm" svg:height="0.017cm" svg:x="2.54cm" svg:y="16.55cm" svg:viewBox="0 0 18 18" draw:points="0,0 18,0 18,18 0,18">
          <text:p/>
        </draw:polygon>
        <draw:polygon draw:style-name="gr2" draw:text-style-name="P12" draw:layer="layout" svg:width="4.107cm" svg:height="0.017cm" svg:x="2.557cm" svg:y="16.55cm" svg:viewBox="0 0 4108 18" draw:points="0,0 4108,0 4108,18 0,18">
          <text:p/>
        </draw:polygon>
        <draw:polygon draw:style-name="gr2" draw:text-style-name="P12" draw:layer="layout" svg:width="0.018cm" svg:height="0.529cm" svg:x="6.663cm" svg:y="16.021cm" svg:viewBox="0 0 19 530" draw:points="0,0 19,0 19,530 0,530">
          <text:p/>
        </draw:polygon>
        <draw:polygon draw:style-name="gr2" draw:text-style-name="P12" draw:layer="layout" svg:width="0.018cm" svg:height="0.017cm" svg:x="6.663cm" svg:y="16.55cm" svg:viewBox="0 0 19 18" draw:points="0,0 19,0 19,18 0,18">
          <text:p/>
        </draw:polygon>
        <draw:polygon draw:style-name="gr2" draw:text-style-name="P12" draw:layer="layout" svg:width="4.107cm" svg:height="0.017cm" svg:x="6.68cm" svg:y="16.55cm" svg:viewBox="0 0 4108 18" draw:points="0,0 4108,0 4108,18 0,18">
          <text:p/>
        </draw:polygon>
        <draw:polygon draw:style-name="gr2" draw:text-style-name="P12" draw:layer="layout" svg:width="0.017cm" svg:height="0.529cm" svg:x="10.788cm" svg:y="16.021cm" svg:viewBox="0 0 18 530" draw:points="0,0 18,0 18,530 0,530">
          <text:p/>
        </draw:polygon>
        <draw:polygon draw:style-name="gr2" draw:text-style-name="P12" draw:layer="layout" svg:width="0.017cm" svg:height="0.017cm" svg:x="10.788cm" svg:y="16.55cm" svg:viewBox="0 0 18 18" draw:points="0,0 18,0 18,18 0,18">
          <text:p/>
        </draw:polygon>
        <draw:polygon draw:style-name="gr2" draw:text-style-name="P12" draw:layer="layout" svg:width="4.107cm" svg:height="0.017cm" svg:x="10.805cm" svg:y="16.55cm" svg:viewBox="0 0 4108 18" draw:points="0,0 4108,0 4108,18 0,18">
          <text:p/>
        </draw:polygon>
        <draw:polygon draw:style-name="gr2" draw:text-style-name="P12" draw:layer="layout" svg:width="0.017cm" svg:height="0.529cm" svg:x="14.912cm" svg:y="16.021cm" svg:viewBox="0 0 18 530" draw:points="0,0 18,0 18,530 0,530">
          <text:p/>
        </draw:polygon>
        <draw:polygon draw:style-name="gr2" draw:text-style-name="P12" draw:layer="layout" svg:width="0.017cm" svg:height="0.017cm" svg:x="14.912cm" svg:y="16.55cm" svg:viewBox="0 0 18 18" draw:points="0,0 18,0 18,18 0,18">
          <text:p/>
        </draw:polygon>
        <draw:polygon draw:style-name="gr2" draw:text-style-name="P12" draw:layer="layout" svg:width="4.107cm" svg:height="0.017cm" svg:x="14.929cm" svg:y="16.55cm" svg:viewBox="0 0 4108 18" draw:points="0,0 4108,0 4108,18 0,18">
          <text:p/>
        </draw:polygon>
        <draw:polygon draw:style-name="gr2" draw:text-style-name="P12" draw:layer="layout" svg:width="0.017cm" svg:height="0.529cm" svg:x="19.036cm" svg:y="16.021cm" svg:viewBox="0 0 18 530" draw:points="0,0 18,0 18,530 0,530">
          <text:p/>
        </draw:polygon>
        <draw:polygon draw:style-name="gr2" draw:text-style-name="P12" draw:layer="layout" svg:width="0.017cm" svg:height="0.017cm" svg:x="19.036cm" svg:y="16.55cm" svg:viewBox="0 0 18 18" draw:points="0,0 18,0 18,18 0,18">
          <text:p/>
        </draw:polygon>
        <draw:polygon draw:style-name="gr2" draw:text-style-name="P12" draw:layer="layout" svg:width="0.017cm" svg:height="0.017cm" svg:x="19.036cm" svg:y="16.55cm" svg:viewBox="0 0 18 18" draw:points="0,0 18,0 18,18 0,18">
          <text:p/>
        </draw:polygon>
        <draw:frame draw:style-name="gr3" draw:text-style-name="P10" draw:layer="layout" svg:width="2.504cm" svg:height="0.505cm" svg:x="15.111cm" svg:y="16.046cm">
          <draw:text-box>
            <text:p text:style-name="P8"><text:span text:style-name="T12">D. 32768000 </text:span></text:p>
          </draw:text-box>
        </draw:frame>
        <draw:frame draw:style-name="gr1" draw:text-style-name="P9" draw:layer="layout" svg:width="1.072cm" svg:height="0.471cm" svg:x="2.541cm" svg:y="16.762cm">
          <draw:text-box>
            <text:p text:style-name="P8"><text:span text:style-name="T9">Câu 6</text:span></text:p>
          </draw:text-box>
        </draw:frame>
        <draw:frame draw:style-name="gr1" draw:text-style-name="P9" draw:layer="layout" svg:width="0.422cm" svg:height="0.475cm" svg:x="3.612cm" svg:y="16.756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15.829cm" svg:height="0.505cm" svg:x="3.811cm" svg:y="16.732cm">
          <draw:text-box>
            <text:p text:style-name="P8"><text:span text:style-name="T12">Ngôn ngữ dùng để mô tả lệnh nhị phân (mã máy) của máy tính thông qua kí hiệu biểu </text:span></text:p>
          </draw:text-box>
        </draw:frame>
        <draw:frame draw:style-name="gr3" draw:text-style-name="P10" draw:layer="layout" svg:width="2.452cm" svg:height="0.505cm" svg:x="2.541cm" svg:y="17.337cm">
          <draw:text-box>
            <text:p text:style-name="P8"><text:span text:style-name="T12">diễn là: (G2) </text:span></text:p>
          </draw:text-box>
        </draw:frame>
        <draw:frame draw:style-name="gr3" draw:text-style-name="P10" draw:layer="layout" svg:width="0.561cm" svg:height="0.505cm" svg:x="2.74cm" svg:y="18.103cm">
          <draw:text-box>
            <text:p text:style-name="P8"><text:span text:style-name="T12">A. </text:span></text:p>
          </draw:text-box>
        </draw:frame>
        <draw:polygon draw:style-name="gr2" draw:text-style-name="P12" draw:layer="layout" svg:width="0.017cm" svg:height="0.017cm" svg:x="2.54cm" svg:y="18.061cm" svg:viewBox="0 0 18 18" draw:points="0,0 18,0 18,18 0,18">
          <text:p/>
        </draw:polygon>
        <draw:polygon draw:style-name="gr2" draw:text-style-name="P12" draw:layer="layout" svg:width="0.017cm" svg:height="0.017cm" svg:x="2.54cm" svg:y="18.061cm" svg:viewBox="0 0 18 18" draw:points="0,0 18,0 18,18 0,18">
          <text:p/>
        </draw:polygon>
        <draw:polygon draw:style-name="gr2" draw:text-style-name="P12" draw:layer="layout" svg:width="1.406cm" svg:height="0.017cm" svg:x="2.557cm" svg:y="18.061cm" svg:viewBox="0 0 1407 18" draw:points="0,0 1407,0 1407,18 0,18">
          <text:p/>
        </draw:polygon>
        <draw:polygon draw:style-name="gr2" draw:text-style-name="P12" draw:layer="layout" svg:width="0.017cm" svg:height="0.017cm" svg:x="3.963cm" svg:y="18.061cm" svg:viewBox="0 0 18 18" draw:points="0,0 18,0 18,18 0,18">
          <text:p/>
        </draw:polygon>
        <draw:polygon draw:style-name="gr2" draw:text-style-name="P12" draw:layer="layout" svg:width="15.056cm" svg:height="0.017cm" svg:x="3.98cm" svg:y="18.061cm" svg:viewBox="0 0 15057 18" draw:points="0,0 15057,0 15057,18 0,18">
          <text:p/>
        </draw:polygon>
        <draw:polygon draw:style-name="gr2" draw:text-style-name="P12" draw:layer="layout" svg:width="0.017cm" svg:height="0.017cm" svg:x="19.036cm" svg:y="18.061cm" svg:viewBox="0 0 18 18" draw:points="0,0 18,0 18,18 0,18">
          <text:p/>
        </draw:polygon>
        <draw:polygon draw:style-name="gr2" draw:text-style-name="P12" draw:layer="layout" svg:width="0.017cm" svg:height="0.017cm" svg:x="19.036cm" svg:y="18.061cm" svg:viewBox="0 0 18 18" draw:points="0,0 18,0 18,18 0,18">
          <text:p/>
        </draw:polygon>
        <draw:polygon draw:style-name="gr2" draw:text-style-name="P12" draw:layer="layout" svg:width="0.017cm" svg:height="0.529cm" svg:x="2.54cm" svg:y="18.078cm" svg:viewBox="0 0 18 530" draw:points="0,0 18,0 18,530 0,530">
          <text:p/>
        </draw:polygon>
        <draw:polygon draw:style-name="gr2" draw:text-style-name="P12" draw:layer="layout" svg:width="0.017cm" svg:height="0.529cm" svg:x="3.963cm" svg:y="18.078cm" svg:viewBox="0 0 18 530" draw:points="0,0 18,0 18,530 0,530">
          <text:p/>
        </draw:polygon>
        <draw:polygon draw:style-name="gr2" draw:text-style-name="P12" draw:layer="layout" svg:width="0.017cm" svg:height="0.529cm" svg:x="19.036cm" svg:y="18.078cm" svg:viewBox="0 0 18 530" draw:points="0,0 18,0 18,530 0,530">
          <text:p/>
        </draw:polygon>
        <draw:frame draw:style-name="gr3" draw:text-style-name="P10" draw:layer="layout" svg:width="3.48cm" svg:height="0.505cm" svg:x="4.158cm" svg:y="18.103cm">
          <draw:text-box>
            <text:p text:style-name="P8"><text:span text:style-name="T12">Machine language </text:span></text:p>
          </draw:text-box>
        </draw:frame>
        <draw:frame draw:style-name="gr3" draw:text-style-name="P10" draw:layer="layout" svg:width="0.536cm" svg:height="0.505cm" svg:x="2.74cm" svg:y="18.645cm">
          <draw:text-box>
            <text:p text:style-name="P8"><text:span text:style-name="T12">B. </text:span></text:p>
          </draw:text-box>
        </draw:frame>
        <draw:polygon draw:style-name="gr2" draw:text-style-name="P12" draw:layer="layout" svg:width="0.017cm" svg:height="0.017cm" svg:x="2.54cm" svg:y="18.607cm" svg:viewBox="0 0 18 18" draw:points="0,0 18,0 18,18 0,18">
          <text:p/>
        </draw:polygon>
        <draw:polygon draw:style-name="gr2" draw:text-style-name="P12" draw:layer="layout" svg:width="1.406cm" svg:height="0.017cm" svg:x="2.557cm" svg:y="18.607cm" svg:viewBox="0 0 1407 18" draw:points="0,0 1407,0 1407,18 0,18">
          <text:p/>
        </draw:polygon>
        <draw:polygon draw:style-name="gr2" draw:text-style-name="P12" draw:layer="layout" svg:width="0.017cm" svg:height="0.017cm" svg:x="3.963cm" svg:y="18.607cm" svg:viewBox="0 0 18 18" draw:points="0,0 18,0 18,18 0,18">
          <text:p/>
        </draw:polygon>
        <draw:polygon draw:style-name="gr2" draw:text-style-name="P12" draw:layer="layout" svg:width="15.056cm" svg:height="0.017cm" svg:x="3.98cm" svg:y="18.607cm" svg:viewBox="0 0 15057 18" draw:points="0,0 15057,0 15057,18 0,18">
          <text:p/>
        </draw:polygon>
        <draw:polygon draw:style-name="gr2" draw:text-style-name="P12" draw:layer="layout" svg:width="0.017cm" svg:height="0.017cm" svg:x="19.036cm" svg:y="18.607cm" svg:viewBox="0 0 18 18" draw:points="0,0 18,0 18,18 0,18">
          <text:p/>
        </draw:polygon>
        <draw:polygon draw:style-name="gr2" draw:text-style-name="P12" draw:layer="layout" svg:width="0.017cm" svg:height="0.525cm" svg:x="2.54cm" svg:y="18.624cm" svg:viewBox="0 0 18 526" draw:points="0,0 18,0 18,526 0,526">
          <text:p/>
        </draw:polygon>
        <draw:polygon draw:style-name="gr2" draw:text-style-name="P12" draw:layer="layout" svg:width="0.017cm" svg:height="0.525cm" svg:x="3.963cm" svg:y="18.624cm" svg:viewBox="0 0 18 526" draw:points="0,0 18,0 18,526 0,526">
          <text:p/>
        </draw:polygon>
        <draw:polygon draw:style-name="gr2" draw:text-style-name="P12" draw:layer="layout" svg:width="0.017cm" svg:height="0.525cm" svg:x="19.036cm" svg:y="18.624cm" svg:viewBox="0 0 18 526" draw:points="0,0 18,0 18,526 0,526">
          <text:p/>
        </draw:polygon>
        <draw:frame draw:style-name="gr3" draw:text-style-name="P10" draw:layer="layout" svg:width="3.71cm" svg:height="0.505cm" svg:x="4.158cm" svg:y="18.645cm">
          <draw:text-box>
            <text:p text:style-name="P8"><text:span text:style-name="T12">Assembly language </text:span></text:p>
          </draw:text-box>
        </draw:frame>
        <draw:frame draw:style-name="gr3" draw:text-style-name="P10" draw:layer="layout" svg:width="0.536cm" svg:height="0.505cm" svg:x="2.74cm" svg:y="19.191cm">
          <draw:text-box>
            <text:p text:style-name="P8"><text:span text:style-name="T12">C. </text:span></text:p>
          </draw:text-box>
        </draw:frame>
        <draw:polygon draw:style-name="gr2" draw:text-style-name="P12" draw:layer="layout" svg:width="0.017cm" svg:height="0.017cm" svg:x="2.54cm" svg:y="19.149cm" svg:viewBox="0 0 18 18" draw:points="0,0 18,0 18,18 0,18">
          <text:p/>
        </draw:polygon>
        <draw:polygon draw:style-name="gr2" draw:text-style-name="P12" draw:layer="layout" svg:width="1.406cm" svg:height="0.017cm" svg:x="2.557cm" svg:y="19.149cm" svg:viewBox="0 0 1407 18" draw:points="0,0 1407,0 1407,18 0,18">
          <text:p/>
        </draw:polygon>
        <draw:polygon draw:style-name="gr2" draw:text-style-name="P12" draw:layer="layout" svg:width="0.017cm" svg:height="0.017cm" svg:x="3.963cm" svg:y="19.149cm" svg:viewBox="0 0 18 18" draw:points="0,0 18,0 18,18 0,18">
          <text:p/>
        </draw:polygon>
        <draw:polygon draw:style-name="gr2" draw:text-style-name="P12" draw:layer="layout" svg:width="15.056cm" svg:height="0.017cm" svg:x="3.98cm" svg:y="19.149cm" svg:viewBox="0 0 15057 18" draw:points="0,0 15057,0 15057,18 0,18">
          <text:p/>
        </draw:polygon>
        <draw:polygon draw:style-name="gr2" draw:text-style-name="P12" draw:layer="layout" svg:width="0.017cm" svg:height="0.017cm" svg:x="19.036cm" svg:y="19.149cm" svg:viewBox="0 0 18 18" draw:points="0,0 18,0 18,18 0,18">
          <text:p/>
        </draw:polygon>
        <draw:polygon draw:style-name="gr2" draw:text-style-name="P12" draw:layer="layout" svg:width="0.017cm" svg:height="0.529cm" svg:x="2.54cm" svg:y="19.166cm" svg:viewBox="0 0 18 530" draw:points="0,0 18,0 18,530 0,530">
          <text:p/>
        </draw:polygon>
        <draw:polygon draw:style-name="gr2" draw:text-style-name="P12" draw:layer="layout" svg:width="0.017cm" svg:height="0.529cm" svg:x="3.963cm" svg:y="19.166cm" svg:viewBox="0 0 18 530" draw:points="0,0 18,0 18,530 0,530">
          <text:p/>
        </draw:polygon>
        <draw:polygon draw:style-name="gr2" draw:text-style-name="P12" draw:layer="layout" svg:width="0.017cm" svg:height="0.529cm" svg:x="19.036cm" svg:y="19.166cm" svg:viewBox="0 0 18 530" draw:points="0,0 18,0 18,530 0,530">
          <text:p/>
        </draw:polygon>
        <draw:frame draw:style-name="gr3" draw:text-style-name="P10" draw:layer="layout" svg:width="2.186cm" svg:height="0.505cm" svg:x="4.158cm" svg:y="19.191cm">
          <draw:text-box>
            <text:p text:style-name="P8"><text:span text:style-name="T12">C language </text:span></text:p>
          </draw:text-box>
        </draw:frame>
        <draw:frame draw:style-name="gr3" draw:text-style-name="P10" draw:layer="layout" svg:width="0.561cm" svg:height="0.505cm" svg:x="2.74cm" svg:y="19.737cm">
          <draw:text-box>
            <text:p text:style-name="P8"><text:span text:style-name="T12">D. </text:span></text:p>
          </draw:text-box>
        </draw:frame>
        <draw:polygon draw:style-name="gr2" draw:text-style-name="P12" draw:layer="layout" svg:width="0.017cm" svg:height="0.017cm" svg:x="2.54cm" svg:y="19.695cm" svg:viewBox="0 0 18 18" draw:points="0,0 18,0 18,18 0,18">
          <text:p/>
        </draw:polygon>
        <draw:polygon draw:style-name="gr2" draw:text-style-name="P12" draw:layer="layout" svg:width="1.406cm" svg:height="0.017cm" svg:x="2.557cm" svg:y="19.695cm" svg:viewBox="0 0 1407 18" draw:points="0,0 1407,0 1407,18 0,18">
          <text:p/>
        </draw:polygon>
        <draw:polygon draw:style-name="gr2" draw:text-style-name="P12" draw:layer="layout" svg:width="0.017cm" svg:height="0.017cm" svg:x="3.963cm" svg:y="19.695cm" svg:viewBox="0 0 18 18" draw:points="0,0 18,0 18,18 0,18">
          <text:p/>
        </draw:polygon>
        <draw:polygon draw:style-name="gr2" draw:text-style-name="P12" draw:layer="layout" svg:width="15.056cm" svg:height="0.017cm" svg:x="3.98cm" svg:y="19.695cm" svg:viewBox="0 0 15057 18" draw:points="0,0 15057,0 15057,18 0,18">
          <text:p/>
        </draw:polygon>
        <draw:polygon draw:style-name="gr2" draw:text-style-name="P12" draw:layer="layout" svg:width="0.017cm" svg:height="0.017cm" svg:x="19.036cm" svg:y="19.695cm" svg:viewBox="0 0 18 18" draw:points="0,0 18,0 18,18 0,18">
          <text:p/>
        </draw:polygon>
        <draw:polygon draw:style-name="gr2" draw:text-style-name="P12" draw:layer="layout" svg:width="0.017cm" svg:height="0.53cm" svg:x="2.54cm" svg:y="19.712cm" svg:viewBox="0 0 18 531" draw:points="0,0 18,0 18,531 0,531">
          <text:p/>
        </draw:polygon>
        <draw:polygon draw:style-name="gr2" draw:text-style-name="P12" draw:layer="layout" svg:width="0.017cm" svg:height="0.016cm" svg:x="2.54cm" svg:y="20.242cm" svg:viewBox="0 0 18 17" draw:points="0,0 18,0 18,17 0,17">
          <text:p/>
        </draw:polygon>
        <draw:polygon draw:style-name="gr2" draw:text-style-name="P12" draw:layer="layout" svg:width="0.017cm" svg:height="0.016cm" svg:x="2.54cm" svg:y="20.242cm" svg:viewBox="0 0 18 17" draw:points="0,0 18,0 18,17 0,17">
          <text:p/>
        </draw:polygon>
        <draw:polygon draw:style-name="gr2" draw:text-style-name="P12" draw:layer="layout" svg:width="1.406cm" svg:height="0.016cm" svg:x="2.557cm" svg:y="20.242cm" svg:viewBox="0 0 1407 17" draw:points="0,0 1407,0 1407,17 0,17">
          <text:p/>
        </draw:polygon>
        <draw:polygon draw:style-name="gr2" draw:text-style-name="P12" draw:layer="layout" svg:width="0.017cm" svg:height="0.53cm" svg:x="3.963cm" svg:y="19.712cm" svg:viewBox="0 0 18 531" draw:points="0,0 18,0 18,531 0,531">
          <text:p/>
        </draw:polygon>
        <draw:polygon draw:style-name="gr2" draw:text-style-name="P12" draw:layer="layout" svg:width="0.017cm" svg:height="0.016cm" svg:x="3.963cm" svg:y="20.242cm" svg:viewBox="0 0 18 17" draw:points="0,0 18,0 18,17 0,17">
          <text:p/>
        </draw:polygon>
        <draw:polygon draw:style-name="gr2" draw:text-style-name="P12" draw:layer="layout" svg:width="15.056cm" svg:height="0.016cm" svg:x="3.98cm" svg:y="20.242cm" svg:viewBox="0 0 15057 17" draw:points="0,0 15057,0 15057,17 0,17">
          <text:p/>
        </draw:polygon>
        <draw:polygon draw:style-name="gr2" draw:text-style-name="P12" draw:layer="layout" svg:width="0.017cm" svg:height="0.53cm" svg:x="19.036cm" svg:y="19.712cm" svg:viewBox="0 0 18 531" draw:points="0,0 18,0 18,531 0,531">
          <text:p/>
        </draw:polygon>
        <draw:polygon draw:style-name="gr2" draw:text-style-name="P12" draw:layer="layout" svg:width="0.017cm" svg:height="0.016cm" svg:x="19.036cm" svg:y="20.242cm" svg:viewBox="0 0 18 17" draw:points="0,0 18,0 18,17 0,17">
          <text:p/>
        </draw:polygon>
        <draw:polygon draw:style-name="gr2" draw:text-style-name="P12" draw:layer="layout" svg:width="0.017cm" svg:height="0.016cm" svg:x="19.036cm" svg:y="20.242cm" svg:viewBox="0 0 18 17" draw:points="0,0 18,0 18,17 0,17">
          <text:p/>
        </draw:polygon>
        <draw:frame draw:style-name="gr3" draw:text-style-name="P10" draw:layer="layout" svg:width="3.252cm" svg:height="0.505cm" svg:x="4.158cm" svg:y="19.737cm">
          <draw:text-box>
            <text:p text:style-name="P8"><text:span text:style-name="T12">Natural language </text:span></text:p>
          </draw:text-box>
        </draw:frame>
        <draw:frame draw:style-name="gr1" draw:text-style-name="P9" draw:layer="layout" svg:width="1.072cm" svg:height="0.471cm" svg:x="2.541cm" svg:y="20.453cm">
          <draw:text-box>
            <text:p text:style-name="P8"><text:span text:style-name="T9">Câu 7</text:span></text:p>
          </draw:text-box>
        </draw:frame>
        <draw:frame draw:style-name="gr1" draw:text-style-name="P9" draw:layer="layout" svg:width="0.422cm" svg:height="0.475cm" svg:x="3.612cm" svg:y="20.447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16.088cm" svg:height="0.505cm" svg:x="3.811cm" svg:y="20.423cm">
          <draw:text-box>
            <text:p text:style-name="P8"><text:span text:style-name="T12">Cho một bộ xử lý với Clock Rate = 3 Ghz và CPI = 4.5. Hỏi tổng số lệnh thực thi trong </text:span></text:p>
          </draw:text-box>
        </draw:frame>
        <draw:frame draw:style-name="gr3" draw:text-style-name="P10" draw:layer="layout" svg:width="10.934cm" svg:height="0.505cm" svg:x="2.541cm" svg:y="21.034cm">
          <draw:text-box>
            <text:p text:style-name="P8"><text:span text:style-name="T12">một giây (instructions per second - IPS) là bao nhiêu? (G1) </text:span></text:p>
          </draw:text-box>
        </draw:frame>
        <draw:frame draw:style-name="gr3" draw:text-style-name="P10" draw:layer="layout" svg:width="2.604cm" svg:height="0.505cm" svg:x="2.74cm" svg:y="21.796cm">
          <draw:text-box>
            <text:p text:style-name="P8"><text:span text:style-name="T12">A. 1.5 x 10^9 </text:span></text:p>
          </draw:text-box>
        </draw:frame>
        <draw:frame draw:style-name="gr3" draw:text-style-name="P10" draw:layer="layout" svg:width="2.807cm" svg:height="0.505cm" svg:x="7.016cm" svg:y="21.796cm">
          <draw:text-box>
            <text:p text:style-name="P8"><text:span text:style-name="T12">B. 0.67 x 10^9 </text:span></text:p>
          </draw:text-box>
        </draw:frame>
        <draw:frame draw:style-name="gr3" draw:text-style-name="P10" draw:layer="layout" svg:width="2.807cm" svg:height="0.505cm" svg:x="10.67cm" svg:y="21.796cm">
          <draw:text-box>
            <text:p text:style-name="P8"><text:span text:style-name="T12">C. 13.5 x 10^9 </text:span></text:p>
          </draw:text-box>
        </draw:frame>
        <draw:polygon draw:style-name="gr2" draw:text-style-name="P12" draw:layer="layout" svg:width="0.017cm" svg:height="0.017cm" svg:x="2.54cm" svg:y="21.754cm" svg:viewBox="0 0 18 18" draw:points="0,0 18,0 18,18 0,18">
          <text:p/>
        </draw:polygon>
        <draw:polygon draw:style-name="gr2" draw:text-style-name="P12" draw:layer="layout" svg:width="0.017cm" svg:height="0.017cm" svg:x="2.54cm" svg:y="21.754cm" svg:viewBox="0 0 18 18" draw:points="0,0 18,0 18,18 0,18">
          <text:p/>
        </draw:polygon>
        <draw:polygon draw:style-name="gr2" draw:text-style-name="P12" draw:layer="layout" svg:width="4.263cm" svg:height="0.017cm" svg:x="2.557cm" svg:y="21.754cm" svg:viewBox="0 0 4264 18" draw:points="0,0 4264,0 4264,18 0,18">
          <text:p/>
        </draw:polygon>
        <draw:polygon draw:style-name="gr2" draw:text-style-name="P12" draw:layer="layout" svg:width="0.017cm" svg:height="0.017cm" svg:x="6.82cm" svg:y="21.754cm" svg:viewBox="0 0 18 18" draw:points="0,0 18,0 18,18 0,18">
          <text:p/>
        </draw:polygon>
        <draw:polygon draw:style-name="gr2" draw:text-style-name="P12" draw:layer="layout" svg:width="3.633cm" svg:height="0.017cm" svg:x="6.837cm" svg:y="21.754cm" svg:viewBox="0 0 3634 18" draw:points="0,0 3634,0 3634,18 0,18">
          <text:p/>
        </draw:polygon>
        <draw:polygon draw:style-name="gr2" draw:text-style-name="P12" draw:layer="layout" svg:width="0.017cm" svg:height="0.017cm" svg:x="10.47cm" svg:y="21.754cm" svg:viewBox="0 0 18 18" draw:points="0,0 18,0 18,18 0,18">
          <text:p/>
        </draw:polygon>
        <draw:polygon draw:style-name="gr2" draw:text-style-name="P12" draw:layer="layout" svg:width="4.112cm" svg:height="0.017cm" svg:x="10.487cm" svg:y="21.754cm" svg:viewBox="0 0 4113 18" draw:points="0,0 4113,0 4113,18 0,18">
          <text:p/>
        </draw:polygon>
        <draw:polygon draw:style-name="gr2" draw:text-style-name="P12" draw:layer="layout" svg:width="0.016cm" svg:height="0.017cm" svg:x="14.599cm" svg:y="21.754cm" svg:viewBox="0 0 17 18" draw:points="0,0 17,0 17,18 0,18">
          <text:p/>
        </draw:polygon>
        <draw:polygon draw:style-name="gr2" draw:text-style-name="P12" draw:layer="layout" svg:width="4.429cm" svg:height="0.017cm" svg:x="14.615cm" svg:y="21.754cm" svg:viewBox="0 0 4430 18" draw:points="0,0 4430,0 4430,18 0,18">
          <text:p/>
        </draw:polygon>
        <draw:polygon draw:style-name="gr2" draw:text-style-name="P12" draw:layer="layout" svg:width="0.016cm" svg:height="0.017cm" svg:x="19.045cm" svg:y="21.754cm" svg:viewBox="0 0 17 18" draw:points="0,0 17,0 17,18 0,18">
          <text:p/>
        </draw:polygon>
        <draw:polygon draw:style-name="gr2" draw:text-style-name="P12" draw:layer="layout" svg:width="0.016cm" svg:height="0.017cm" svg:x="19.045cm" svg:y="21.754cm" svg:viewBox="0 0 17 18" draw:points="0,0 17,0 17,18 0,18">
          <text:p/>
        </draw:polygon>
        <draw:polygon draw:style-name="gr2" draw:text-style-name="P12" draw:layer="layout" svg:width="0.017cm" svg:height="0.529cm" svg:x="2.54cm" svg:y="21.771cm" svg:viewBox="0 0 18 530" draw:points="0,0 18,0 18,530 0,530">
          <text:p/>
        </draw:polygon>
        <draw:polygon draw:style-name="gr2" draw:text-style-name="P12" draw:layer="layout" svg:width="0.017cm" svg:height="0.017cm" svg:x="2.54cm" svg:y="22.3cm" svg:viewBox="0 0 18 18" draw:points="0,0 18,0 18,18 0,18">
          <text:p/>
        </draw:polygon>
        <draw:polygon draw:style-name="gr2" draw:text-style-name="P12" draw:layer="layout" svg:width="0.017cm" svg:height="0.017cm" svg:x="2.54cm" svg:y="22.3cm" svg:viewBox="0 0 18 18" draw:points="0,0 18,0 18,18 0,18">
          <text:p/>
        </draw:polygon>
        <draw:polygon draw:style-name="gr2" draw:text-style-name="P12" draw:layer="layout" svg:width="4.263cm" svg:height="0.017cm" svg:x="2.557cm" svg:y="22.3cm" svg:viewBox="0 0 4264 18" draw:points="0,0 4264,0 4264,18 0,18">
          <text:p/>
        </draw:polygon>
        <draw:polygon draw:style-name="gr2" draw:text-style-name="P12" draw:layer="layout" svg:width="0.017cm" svg:height="0.529cm" svg:x="6.82cm" svg:y="21.771cm" svg:viewBox="0 0 18 530" draw:points="0,0 18,0 18,530 0,530">
          <text:p/>
        </draw:polygon>
        <draw:polygon draw:style-name="gr2" draw:text-style-name="P12" draw:layer="layout" svg:width="0.017cm" svg:height="0.017cm" svg:x="6.82cm" svg:y="22.3cm" svg:viewBox="0 0 18 18" draw:points="0,0 18,0 18,18 0,18">
          <text:p/>
        </draw:polygon>
        <draw:polygon draw:style-name="gr2" draw:text-style-name="P12" draw:layer="layout" svg:width="3.633cm" svg:height="0.017cm" svg:x="6.837cm" svg:y="22.3cm" svg:viewBox="0 0 3634 18" draw:points="0,0 3634,0 3634,18 0,18">
          <text:p/>
        </draw:polygon>
        <draw:polygon draw:style-name="gr2" draw:text-style-name="P12" draw:layer="layout" svg:width="0.017cm" svg:height="0.529cm" svg:x="10.47cm" svg:y="21.771cm" svg:viewBox="0 0 18 530" draw:points="0,0 18,0 18,530 0,530">
          <text:p/>
        </draw:polygon>
        <draw:polygon draw:style-name="gr2" draw:text-style-name="P12" draw:layer="layout" svg:width="0.017cm" svg:height="0.017cm" svg:x="10.47cm" svg:y="22.3cm" svg:viewBox="0 0 18 18" draw:points="0,0 18,0 18,18 0,18">
          <text:p/>
        </draw:polygon>
        <draw:polygon draw:style-name="gr2" draw:text-style-name="P12" draw:layer="layout" svg:width="4.112cm" svg:height="0.017cm" svg:x="10.487cm" svg:y="22.3cm" svg:viewBox="0 0 4113 18" draw:points="0,0 4113,0 4113,18 0,18">
          <text:p/>
        </draw:polygon>
        <draw:polygon draw:style-name="gr2" draw:text-style-name="P12" draw:layer="layout" svg:width="0.016cm" svg:height="0.529cm" svg:x="14.599cm" svg:y="21.771cm" svg:viewBox="0 0 17 530" draw:points="0,0 17,0 17,530 0,530">
          <text:p/>
        </draw:polygon>
        <draw:polygon draw:style-name="gr2" draw:text-style-name="P12" draw:layer="layout" svg:width="0.016cm" svg:height="0.017cm" svg:x="14.599cm" svg:y="22.3cm" svg:viewBox="0 0 17 18" draw:points="0,0 17,0 17,18 0,18">
          <text:p/>
        </draw:polygon>
        <draw:polygon draw:style-name="gr2" draw:text-style-name="P12" draw:layer="layout" svg:width="4.429cm" svg:height="0.017cm" svg:x="14.615cm" svg:y="22.3cm" svg:viewBox="0 0 4430 18" draw:points="0,0 4430,0 4430,18 0,18">
          <text:p/>
        </draw:polygon>
        <draw:polygon draw:style-name="gr2" draw:text-style-name="P12" draw:layer="layout" svg:width="0.016cm" svg:height="0.529cm" svg:x="19.045cm" svg:y="21.771cm" svg:viewBox="0 0 17 530" draw:points="0,0 17,0 17,530 0,530">
          <text:p/>
        </draw:polygon>
        <draw:polygon draw:style-name="gr2" draw:text-style-name="P12" draw:layer="layout" svg:width="0.016cm" svg:height="0.017cm" svg:x="19.045cm" svg:y="22.3cm" svg:viewBox="0 0 17 18" draw:points="0,0 17,0 17,18 0,18">
          <text:p/>
        </draw:polygon>
        <draw:polygon draw:style-name="gr2" draw:text-style-name="P12" draw:layer="layout" svg:width="0.016cm" svg:height="0.017cm" svg:x="19.045cm" svg:y="22.3cm" svg:viewBox="0 0 17 18" draw:points="0,0 17,0 17,18 0,18">
          <text:p/>
        </draw:polygon>
        <draw:frame draw:style-name="gr3" draw:text-style-name="P10" draw:layer="layout" svg:width="3.201cm" svg:height="0.505cm" svg:x="14.798cm" svg:y="21.796cm">
          <draw:text-box>
            <text:p text:style-name="P8"><text:span text:style-name="T12">D. Tất cả đều sai </text:span></text:p>
          </draw:text-box>
        </draw:frame>
        <draw:frame draw:style-name="gr1" draw:text-style-name="P9" draw:layer="layout" svg:width="1.072cm" svg:height="0.471cm" svg:x="2.541cm" svg:y="22.512cm">
          <draw:text-box>
            <text:p text:style-name="P8"><text:span text:style-name="T9">Câu 8</text:span></text:p>
          </draw:text-box>
        </draw:frame>
        <draw:frame draw:style-name="gr1" draw:text-style-name="P9" draw:layer="layout" svg:width="0.422cm" svg:height="0.475cm" svg:x="3.612cm" svg:y="22.506cm">
          <draw:text-box>
            <text:p text:style-name="P8"><text:span text:style-name="T11"><text:s/></text:span></text:p>
          </draw:text-box>
        </draw:frame>
        <draw:frame draw:style-name="gr3" draw:text-style-name="P10" draw:layer="layout" svg:width="15.76cm" svg:height="0.505cm" svg:x="3.811cm" svg:y="22.482cm">
          <draw:text-box>
            <text:p text:style-name="P8"><text:span text:style-name="T12">Cho giá trị ban đầu trong thanh ghi $s0 là 0x20222023. Hãy cho biết giá trị của thanh </text:span></text:p>
          </draw:text-box>
        </draw:frame>
        <draw:frame draw:style-name="gr3" draw:text-style-name="P10" draw:layer="layout" svg:width="8.331cm" svg:height="0.505cm" svg:x="2.541cm" svg:y="23.091cm">
          <draw:text-box>
            <text:p text:style-name="P8"><text:span text:style-name="T12">ghi $s1 sau khi chạy hết đoạn lệnh sau? (G1) </text:span></text:p>
          </draw:text-box>
        </draw:frame>
        <draw:frame draw:style-name="gr3" draw:text-style-name="P10" draw:layer="layout" svg:width="4.802cm" svg:height="0.505cm" svg:x="8.591cm" svg:y="23.836cm">
          <draw:text-box>
            <text:p text:style-name="P8"><text:span text:style-name="T14">addi $t0, $0, 0x10010008 </text:span></text:p>
          </draw:text-box>
        </draw:frame>
        <draw:frame draw:style-name="gr3" draw:text-style-name="P10" draw:layer="layout" svg:width="2.923cm" svg:height="0.505cm" svg:x="8.591cm" svg:y="24.361cm">
          <draw:text-box>
            <text:p text:style-name="P8"><text:span text:style-name="T14">sw <text:s text:c="2"/>$s0, 0($t0) </text:span></text:p>
          </draw:text-box>
        </draw:frame>
        <draw:frame draw:style-name="gr3" draw:text-style-name="P10" draw:layer="layout" svg:width="2.91cm" svg:height="0.505cm" svg:x="8.591cm" svg:y="24.89cm">
          <draw:text-box>
            <text:p text:style-name="P8"><text:span text:style-name="T14">lb <text:s text:c="3"/>$s1, 0($t0) </text:span></text:p>
          </draw:text-box>
        </draw:frame>
        <draw:frame draw:style-name="gr7" draw:text-style-name="P13" draw:layer="layout" svg:width="0.033cm" svg:height="0.039cm" svg:x="2.541cm" svg:y="25.538cm">
          <draw:text-box>
            <text:p text:style-name="P8"><text:span text:style-name="T13"><text:s/></text:span></text:p>
          </draw:text-box>
        </draw:frame>
        <draw:frame draw:style-name="gr3" draw:text-style-name="P10" draw:layer="layout" svg:width="2.961cm" svg:height="0.505cm" svg:x="2.74cm" svg:y="25.762cm">
          <draw:text-box>
            <text:p text:style-name="P8"><text:span text:style-name="T12">A. 0x00000023 </text:span></text:p>
          </draw:text-box>
        </draw:frame>
        <draw:frame draw:style-name="gr3" draw:text-style-name="P10" draw:layer="layout" svg:width="2.936cm" svg:height="0.505cm" svg:x="6.983cm" svg:y="25.762cm">
          <draw:text-box>
            <text:p text:style-name="P8"><text:span text:style-name="T12">B. 0x00002023 </text:span></text:p>
          </draw:text-box>
        </draw:frame>
        <draw:frame draw:style-name="gr3" draw:text-style-name="P10" draw:layer="layout" svg:width="2.936cm" svg:height="0.505cm" svg:x="10.759cm" svg:y="25.762cm">
          <draw:text-box>
            <text:p text:style-name="P8"><text:span text:style-name="T12">C. 0x00222023 </text:span></text:p>
          </draw:text-box>
        </draw:frame>
        <draw:polygon draw:style-name="gr2" draw:text-style-name="P12" draw:layer="layout" svg:width="0.017cm" svg:height="0.017cm" svg:x="2.54cm" svg:y="25.725cm" svg:viewBox="0 0 18 18" draw:points="0,0 18,0 18,18 0,18">
          <text:p/>
        </draw:polygon>
        <draw:polygon draw:style-name="gr2" draw:text-style-name="P12" draw:layer="layout" svg:width="0.017cm" svg:height="0.017cm" svg:x="2.54cm" svg:y="25.725cm" svg:viewBox="0 0 18 18" draw:points="0,0 18,0 18,18 0,18">
          <text:p/>
        </draw:polygon>
        <draw:polygon draw:style-name="gr2" draw:text-style-name="P12" draw:layer="layout" svg:width="4.225cm" svg:height="0.017cm" svg:x="2.557cm" svg:y="25.725cm" svg:viewBox="0 0 4226 18" draw:points="0,0 4226,0 4226,18 0,18">
          <text:p/>
        </draw:polygon>
        <draw:polygon draw:style-name="gr2" draw:text-style-name="P12" draw:layer="layout" svg:width="0.017cm" svg:height="0.017cm" svg:x="6.782cm" svg:y="25.725cm" svg:viewBox="0 0 18 18" draw:points="0,0 18,0 18,18 0,18">
          <text:p/>
        </draw:polygon>
        <draw:polygon draw:style-name="gr2" draw:text-style-name="P12" draw:layer="layout" svg:width="3.76cm" svg:height="0.017cm" svg:x="6.799cm" svg:y="25.725cm" svg:viewBox="0 0 3761 18" draw:points="0,0 3761,0 3761,18 0,18">
          <text:p/>
        </draw:polygon>
        <draw:polygon draw:style-name="gr2" draw:text-style-name="P12" draw:layer="layout" svg:width="0.017cm" svg:height="0.017cm" svg:x="10.559cm" svg:y="25.725cm" svg:viewBox="0 0 18 18" draw:points="0,0 18,0 18,18 0,18">
          <text:p/>
        </draw:polygon>
        <draw:polygon draw:style-name="gr2" draw:text-style-name="P12" draw:layer="layout" svg:width="3.832cm" svg:height="0.017cm" svg:x="10.576cm" svg:y="25.725cm" svg:viewBox="0 0 3833 18" draw:points="0,0 3833,0 3833,18 0,18">
          <text:p/>
        </draw:polygon>
        <draw:polygon draw:style-name="gr2" draw:text-style-name="P12" draw:layer="layout" svg:width="0.017cm" svg:height="0.017cm" svg:x="14.408cm" svg:y="25.725cm" svg:viewBox="0 0 18 18" draw:points="0,0 18,0 18,18 0,18">
          <text:p/>
        </draw:polygon>
        <draw:polygon draw:style-name="gr2" draw:text-style-name="P12" draw:layer="layout" svg:width="4.708cm" svg:height="0.017cm" svg:x="14.425cm" svg:y="25.725cm" svg:viewBox="0 0 4709 18" draw:points="0,0 4709,0 4709,18 0,18">
          <text:p/>
        </draw:polygon>
        <draw:polygon draw:style-name="gr2" draw:text-style-name="P12" draw:layer="layout" svg:width="0.017cm" svg:height="0.017cm" svg:x="19.133cm" svg:y="25.725cm" svg:viewBox="0 0 18 18" draw:points="0,0 18,0 18,18 0,18">
          <text:p/>
        </draw:polygon>
        <draw:polygon draw:style-name="gr2" draw:text-style-name="P12" draw:layer="layout" svg:width="0.017cm" svg:height="0.017cm" svg:x="19.133cm" svg:y="25.725cm" svg:viewBox="0 0 18 18" draw:points="0,0 18,0 18,18 0,18">
          <text:p/>
        </draw:polygon>
        <draw:polygon draw:style-name="gr2" draw:text-style-name="P12" draw:layer="layout" svg:width="0.017cm" svg:height="0.529cm" svg:x="2.54cm" svg:y="25.742cm" svg:viewBox="0 0 18 530" draw:points="0,0 18,0 18,530 0,530">
          <text:p/>
        </draw:polygon>
        <draw:polygon draw:style-name="gr2" draw:text-style-name="P12" draw:layer="layout" svg:width="0.017cm" svg:height="0.017cm" svg:x="2.54cm" svg:y="26.271cm" svg:viewBox="0 0 18 18" draw:points="0,0 18,0 18,18 0,18">
          <text:p/>
        </draw:polygon>
        <draw:polygon draw:style-name="gr2" draw:text-style-name="P12" draw:layer="layout" svg:width="0.017cm" svg:height="0.017cm" svg:x="2.54cm" svg:y="26.271cm" svg:viewBox="0 0 18 18" draw:points="0,0 18,0 18,18 0,18">
          <text:p/>
        </draw:polygon>
        <draw:polygon draw:style-name="gr2" draw:text-style-name="P12" draw:layer="layout" svg:width="4.225cm" svg:height="0.017cm" svg:x="2.557cm" svg:y="26.271cm" svg:viewBox="0 0 4226 18" draw:points="0,0 4226,0 4226,18 0,18">
          <text:p/>
        </draw:polygon>
        <draw:polygon draw:style-name="gr2" draw:text-style-name="P12" draw:layer="layout" svg:width="0.017cm" svg:height="0.529cm" svg:x="6.782cm" svg:y="25.742cm" svg:viewBox="0 0 18 530" draw:points="0,0 18,0 18,530 0,530">
          <text:p/>
        </draw:polygon>
        <draw:polygon draw:style-name="gr2" draw:text-style-name="P12" draw:layer="layout" svg:width="0.017cm" svg:height="0.017cm" svg:x="6.782cm" svg:y="26.271cm" svg:viewBox="0 0 18 18" draw:points="0,0 18,0 18,18 0,18">
          <text:p/>
        </draw:polygon>
        <draw:polygon draw:style-name="gr2" draw:text-style-name="P12" draw:layer="layout" svg:width="3.76cm" svg:height="0.017cm" svg:x="6.799cm" svg:y="26.271cm" svg:viewBox="0 0 3761 18" draw:points="0,0 3761,0 3761,18 0,18">
          <text:p/>
        </draw:polygon>
        <draw:polygon draw:style-name="gr2" draw:text-style-name="P12" draw:layer="layout" svg:width="0.017cm" svg:height="0.529cm" svg:x="10.559cm" svg:y="25.742cm" svg:viewBox="0 0 18 530" draw:points="0,0 18,0 18,530 0,530">
          <text:p/>
        </draw:polygon>
        <draw:polygon draw:style-name="gr2" draw:text-style-name="P12" draw:layer="layout" svg:width="0.017cm" svg:height="0.017cm" svg:x="10.559cm" svg:y="26.271cm" svg:viewBox="0 0 18 18" draw:points="0,0 18,0 18,18 0,18">
          <text:p/>
        </draw:polygon>
        <draw:polygon draw:style-name="gr2" draw:text-style-name="P12" draw:layer="layout" svg:width="3.832cm" svg:height="0.017cm" svg:x="10.576cm" svg:y="26.271cm" svg:viewBox="0 0 3833 18" draw:points="0,0 3833,0 3833,18 0,18">
          <text:p/>
        </draw:polygon>
        <draw:polygon draw:style-name="gr2" draw:text-style-name="P12" draw:layer="layout" svg:width="0.017cm" svg:height="0.529cm" svg:x="14.408cm" svg:y="25.742cm" svg:viewBox="0 0 18 530" draw:points="0,0 18,0 18,530 0,530">
          <text:p/>
        </draw:polygon>
        <draw:polygon draw:style-name="gr2" draw:text-style-name="P12" draw:layer="layout" svg:width="0.017cm" svg:height="0.017cm" svg:x="14.408cm" svg:y="26.271cm" svg:viewBox="0 0 18 18" draw:points="0,0 18,0 18,18 0,18">
          <text:p/>
        </draw:polygon>
        <draw:polygon draw:style-name="gr2" draw:text-style-name="P12" draw:layer="layout" svg:width="4.708cm" svg:height="0.017cm" svg:x="14.425cm" svg:y="26.271cm" svg:viewBox="0 0 4709 18" draw:points="0,0 4709,0 4709,18 0,18">
          <text:p/>
        </draw:polygon>
        <draw:polygon draw:style-name="gr2" draw:text-style-name="P12" draw:layer="layout" svg:width="0.017cm" svg:height="0.529cm" svg:x="19.133cm" svg:y="25.742cm" svg:viewBox="0 0 18 530" draw:points="0,0 18,0 18,530 0,530">
          <text:p/>
        </draw:polygon>
        <draw:polygon draw:style-name="gr2" draw:text-style-name="P12" draw:layer="layout" svg:width="0.017cm" svg:height="0.017cm" svg:x="19.133cm" svg:y="26.271cm" svg:viewBox="0 0 18 18" draw:points="0,0 18,0 18,18 0,18">
          <text:p/>
        </draw:polygon>
        <draw:polygon draw:style-name="gr2" draw:text-style-name="P12" draw:layer="layout" svg:width="0.017cm" svg:height="0.017cm" svg:x="19.133cm" svg:y="26.271cm" svg:viewBox="0 0 18 18" draw:points="0,0 18,0 18,18 0,18">
          <text:p/>
        </draw:polygon>
        <draw:frame draw:style-name="gr3" draw:text-style-name="P10" draw:layer="layout" svg:width="2.961cm" svg:height="0.505cm" svg:x="14.607cm" svg:y="25.762cm">
          <draw:text-box>
            <text:p text:style-name="P8"><text:span text:style-name="T12">D. 0x20222023 </text:span></text:p>
          </draw:text-box>
        </draw:frame>
        <draw:frame draw:style-name="gr1" draw:text-style-name="P9" draw:layer="layout" svg:width="1.584cm" svg:height="0.471cm" svg:x="3.404cm" svg:y="6.13cm">
          <draw:text-box>
            <text:p text:style-name="P8"><text:span text:style-name="T8">Bộ xử lý </text:span></text:p>
          </draw:text-box>
        </draw:frame>
        <draw:frame draw:style-name="gr1" draw:text-style-name="P9" draw:layer="layout" svg:width="1.859cm" svg:height="0.471cm" svg:x="6.008cm" svg:y="6.13cm">
          <draw:text-box>
            <text:p text:style-name="P8"><text:span text:style-name="T8">Clock rate </text:span></text:p>
          </draw:text-box>
        </draw:frame>
        <draw:frame draw:style-name="gr1" draw:text-style-name="P9" draw:layer="layout" svg:width="2.201cm" svg:height="0.471cm" svg:x="8.612cm" svg:y="6.13cm">
          <draw:text-box>
            <text:p text:style-name="P8"><text:span text:style-name="T8">CPI Class A </text:span></text:p>
          </draw:text-box>
        </draw:frame>
        <draw:frame draw:style-name="gr1" draw:text-style-name="P9" draw:layer="layout" svg:width="2.178cm" svg:height="0.471cm" svg:x="11.216cm" svg:y="6.13cm">
          <draw:text-box>
            <text:p text:style-name="P8"><text:span text:style-name="T8">CPI Class B </text:span></text:p>
          </draw:text-box>
        </draw:frame>
        <draw:frame draw:style-name="gr1" draw:text-style-name="P9" draw:layer="layout" svg:width="2.178cm" svg:height="0.471cm" svg:x="13.82cm" svg:y="6.13cm">
          <draw:text-box>
            <text:p text:style-name="P8"><text:span text:style-name="T8">CPI Class C </text:span></text:p>
          </draw:text-box>
        </draw:frame>
        <draw:polygon draw:style-name="gr2" draw:text-style-name="P12" draw:layer="layout" svg:width="0.017cm" svg:height="0.017cm" svg:x="3.201cm" svg:y="6.096cm" svg:viewBox="0 0 18 18" draw:points="0,0 18,0 18,18 0,18">
          <text:p/>
        </draw:polygon>
        <draw:polygon draw:style-name="gr2" draw:text-style-name="P12" draw:layer="layout" svg:width="0.017cm" svg:height="0.017cm" svg:x="3.201cm" svg:y="6.096cm" svg:viewBox="0 0 18 18" draw:points="0,0 18,0 18,18 0,18">
          <text:p/>
        </draw:polygon>
        <draw:polygon draw:style-name="gr2" draw:text-style-name="P12" draw:layer="layout" svg:width="2.586cm" svg:height="0.017cm" svg:x="3.218cm" svg:y="6.096cm" svg:viewBox="0 0 2587 18" draw:points="0,0 2587,0 2587,18 0,18">
          <text:p/>
        </draw:polygon>
        <draw:polygon draw:style-name="gr2" draw:text-style-name="P12" draw:layer="layout" svg:width="0.017cm" svg:height="0.017cm" svg:x="5.804cm" svg:y="6.096cm" svg:viewBox="0 0 18 18" draw:points="0,0 18,0 18,18 0,18">
          <text:p/>
        </draw:polygon>
        <draw:polygon draw:style-name="gr2" draw:text-style-name="P12" draw:layer="layout" svg:width="2.587cm" svg:height="0.017cm" svg:x="5.821cm" svg:y="6.096cm" svg:viewBox="0 0 2588 18" draw:points="0,0 2588,0 2588,18 0,18">
          <text:p/>
        </draw:polygon>
        <draw:polygon draw:style-name="gr2" draw:text-style-name="P12" draw:layer="layout" svg:width="0.017cm" svg:height="0.017cm" svg:x="8.409cm" svg:y="6.096cm" svg:viewBox="0 0 18 18" draw:points="0,0 18,0 18,18 0,18">
          <text:p/>
        </draw:polygon>
        <draw:polygon draw:style-name="gr2" draw:text-style-name="P12" draw:layer="layout" svg:width="2.586cm" svg:height="0.017cm" svg:x="8.426cm" svg:y="6.096cm" svg:viewBox="0 0 2587 18" draw:points="0,0 2587,0 2587,18 0,18">
          <text:p/>
        </draw:polygon>
        <draw:polygon draw:style-name="gr2" draw:text-style-name="P12" draw:layer="layout" svg:width="0.017cm" svg:height="0.017cm" svg:x="11.012cm" svg:y="6.096cm" svg:viewBox="0 0 18 18" draw:points="0,0 18,0 18,18 0,18">
          <text:p/>
        </draw:polygon>
        <draw:polygon draw:style-name="gr2" draw:text-style-name="P12" draw:layer="layout" svg:width="2.588cm" svg:height="0.017cm" svg:x="11.029cm" svg:y="6.096cm" svg:viewBox="0 0 2589 18" draw:points="0,0 2589,0 2589,18 0,18">
          <text:p/>
        </draw:polygon>
        <draw:polygon draw:style-name="gr2" draw:text-style-name="P12" draw:layer="layout" svg:width="0.017cm" svg:height="0.017cm" svg:x="13.616cm" svg:y="6.096cm" svg:viewBox="0 0 18 18" draw:points="0,0 18,0 18,18 0,18">
          <text:p/>
        </draw:polygon>
        <draw:polygon draw:style-name="gr2" draw:text-style-name="P12" draw:layer="layout" svg:width="2.587cm" svg:height="0.017cm" svg:x="13.633cm" svg:y="6.096cm" svg:viewBox="0 0 2588 18" draw:points="0,0 2588,0 2588,18 0,18">
          <text:p/>
        </draw:polygon>
        <draw:polygon draw:style-name="gr2" draw:text-style-name="P12" draw:layer="layout" svg:width="0.018cm" svg:height="0.017cm" svg:x="16.22cm" svg:y="6.096cm" svg:viewBox="0 0 19 18" draw:points="0,0 19,0 19,18 0,18">
          <text:p/>
        </draw:polygon>
        <draw:polygon draw:style-name="gr2" draw:text-style-name="P12" draw:layer="layout" svg:width="2.586cm" svg:height="0.017cm" svg:x="16.238cm" svg:y="6.096cm" svg:viewBox="0 0 2587 18" draw:points="0,0 2587,0 2587,18 0,18">
          <text:p/>
        </draw:polygon>
        <draw:polygon draw:style-name="gr2" draw:text-style-name="P12" draw:layer="layout" svg:width="0.017cm" svg:height="0.017cm" svg:x="18.824cm" svg:y="6.096cm" svg:viewBox="0 0 18 18" draw:points="0,0 18,0 18,18 0,18">
          <text:p/>
        </draw:polygon>
        <draw:polygon draw:style-name="gr2" draw:text-style-name="P12" draw:layer="layout" svg:width="0.017cm" svg:height="0.017cm" svg:x="18.824cm" svg:y="6.096cm" svg:viewBox="0 0 18 18" draw:points="0,0 18,0 18,18 0,18">
          <text:p/>
        </draw:polygon>
        <draw:polygon draw:style-name="gr2" draw:text-style-name="P12" draw:layer="layout" svg:width="0.017cm" svg:height="0.91cm" svg:x="3.201cm" svg:y="6.113cm" svg:viewBox="0 0 18 911" draw:points="0,0 18,0 18,911 0,911">
          <text:p/>
        </draw:polygon>
        <draw:polygon draw:style-name="gr2" draw:text-style-name="P12" draw:layer="layout" svg:width="0.017cm" svg:height="0.91cm" svg:x="5.804cm" svg:y="6.113cm" svg:viewBox="0 0 18 911" draw:points="0,0 18,0 18,911 0,911">
          <text:p/>
        </draw:polygon>
        <draw:polygon draw:style-name="gr2" draw:text-style-name="P12" draw:layer="layout" svg:width="0.017cm" svg:height="0.91cm" svg:x="8.409cm" svg:y="6.113cm" svg:viewBox="0 0 18 911" draw:points="0,0 18,0 18,911 0,911">
          <text:p/>
        </draw:polygon>
        <draw:polygon draw:style-name="gr2" draw:text-style-name="P12" draw:layer="layout" svg:width="0.017cm" svg:height="0.91cm" svg:x="11.012cm" svg:y="6.113cm" svg:viewBox="0 0 18 911" draw:points="0,0 18,0 18,911 0,911">
          <text:p/>
        </draw:polygon>
        <draw:polygon draw:style-name="gr2" draw:text-style-name="P12" draw:layer="layout" svg:width="0.017cm" svg:height="0.91cm" svg:x="13.616cm" svg:y="6.113cm" svg:viewBox="0 0 18 911" draw:points="0,0 18,0 18,911 0,911">
          <text:p/>
        </draw:polygon>
        <draw:polygon draw:style-name="gr2" draw:text-style-name="P12" draw:layer="layout" svg:width="0.018cm" svg:height="0.91cm" svg:x="16.22cm" svg:y="6.113cm" svg:viewBox="0 0 19 911" draw:points="0,0 19,0 19,911 0,911">
          <text:p/>
        </draw:polygon>
        <draw:polygon draw:style-name="gr2" draw:text-style-name="P12" draw:layer="layout" svg:width="0.017cm" svg:height="0.91cm" svg:x="18.824cm" svg:y="6.113cm" svg:viewBox="0 0 18 911" draw:points="0,0 18,0 18,911 0,911">
          <text:p/>
        </draw:polygon>
        <draw:frame draw:style-name="gr1" draw:text-style-name="P9" draw:layer="layout" svg:width="2.201cm" svg:height="0.471cm" svg:x="16.425cm" svg:y="6.13cm">
          <draw:text-box>
            <text:p text:style-name="P8"><text:span text:style-name="T8">CPI Class D </text:span></text:p>
          </draw:text-box>
        </draw:frame>
        <draw:frame draw:style-name="gr1" draw:text-style-name="P9" draw:layer="layout" svg:width="0.555cm" svg:height="0.471cm" svg:x="3.404cm" svg:y="7.061cm">
          <draw:text-box>
            <text:p text:style-name="P8"><text:span text:style-name="T8">P1 </text:span></text:p>
          </draw:text-box>
        </draw:frame>
        <draw:frame draw:style-name="gr1" draw:text-style-name="P9" draw:layer="layout" svg:width="1.448cm" svg:height="0.471cm" svg:x="6.008cm" svg:y="7.061cm">
          <draw:text-box>
            <text:p text:style-name="P8"><text:span text:style-name="T8">1.5 Ghz </text:span></text:p>
          </draw:text-box>
        </draw:frame>
        <draw:frame draw:style-name="gr1" draw:text-style-name="P9" draw:layer="layout" svg:width="0.422cm" svg:height="0.471cm" svg:x="8.612cm" svg:y="7.061cm">
          <draw:text-box>
            <text:p text:style-name="P8"><text:span text:style-name="T8">1 </text:span></text:p>
          </draw:text-box>
        </draw:frame>
        <draw:frame draw:style-name="gr1" draw:text-style-name="P9" draw:layer="layout" svg:width="0.422cm" svg:height="0.471cm" svg:x="11.216cm" svg:y="7.061cm">
          <draw:text-box>
            <text:p text:style-name="P8"><text:span text:style-name="T8">2 </text:span></text:p>
          </draw:text-box>
        </draw:frame>
        <draw:frame draw:style-name="gr1" draw:text-style-name="P9" draw:layer="layout" svg:width="0.422cm" svg:height="0.471cm" svg:x="13.82cm" svg:y="7.061cm">
          <draw:text-box>
            <text:p text:style-name="P8"><text:span text:style-name="T8">3 </text:span></text:p>
          </draw:text-box>
        </draw:frame>
        <draw:polygon draw:style-name="gr2" draw:text-style-name="P12" draw:layer="layout" svg:width="0.017cm" svg:height="0.017cm" svg:x="3.201cm" svg:y="7.023cm" svg:viewBox="0 0 18 18" draw:points="0,0 18,0 18,18 0,18">
          <text:p/>
        </draw:polygon>
        <draw:polygon draw:style-name="gr2" draw:text-style-name="P12" draw:layer="layout" svg:width="2.586cm" svg:height="0.017cm" svg:x="3.218cm" svg:y="7.023cm" svg:viewBox="0 0 2587 18" draw:points="0,0 2587,0 2587,18 0,18">
          <text:p/>
        </draw:polygon>
        <draw:polygon draw:style-name="gr2" draw:text-style-name="P12" draw:layer="layout" svg:width="0.017cm" svg:height="0.017cm" svg:x="5.804cm" svg:y="7.023cm" svg:viewBox="0 0 18 18" draw:points="0,0 18,0 18,18 0,18">
          <text:p/>
        </draw:polygon>
        <draw:polygon draw:style-name="gr2" draw:text-style-name="P12" draw:layer="layout" svg:width="2.587cm" svg:height="0.017cm" svg:x="5.821cm" svg:y="7.023cm" svg:viewBox="0 0 2588 18" draw:points="0,0 2588,0 2588,18 0,18">
          <text:p/>
        </draw:polygon>
        <draw:polygon draw:style-name="gr2" draw:text-style-name="P12" draw:layer="layout" svg:width="0.017cm" svg:height="0.017cm" svg:x="8.409cm" svg:y="7.023cm" svg:viewBox="0 0 18 18" draw:points="0,0 18,0 18,18 0,18">
          <text:p/>
        </draw:polygon>
        <draw:polygon draw:style-name="gr2" draw:text-style-name="P12" draw:layer="layout" svg:width="2.586cm" svg:height="0.017cm" svg:x="8.426cm" svg:y="7.023cm" svg:viewBox="0 0 2587 18" draw:points="0,0 2587,0 2587,18 0,18">
          <text:p/>
        </draw:polygon>
        <draw:polygon draw:style-name="gr2" draw:text-style-name="P12" draw:layer="layout" svg:width="0.017cm" svg:height="0.017cm" svg:x="11.012cm" svg:y="7.023cm" svg:viewBox="0 0 18 18" draw:points="0,0 18,0 18,18 0,18">
          <text:p/>
        </draw:polygon>
        <draw:polygon draw:style-name="gr2" draw:text-style-name="P12" draw:layer="layout" svg:width="2.588cm" svg:height="0.017cm" svg:x="11.029cm" svg:y="7.023cm" svg:viewBox="0 0 2589 18" draw:points="0,0 2589,0 2589,18 0,18">
          <text:p/>
        </draw:polygon>
        <draw:polygon draw:style-name="gr2" draw:text-style-name="P12" draw:layer="layout" svg:width="0.017cm" svg:height="0.017cm" svg:x="13.616cm" svg:y="7.023cm" svg:viewBox="0 0 18 18" draw:points="0,0 18,0 18,18 0,18">
          <text:p/>
        </draw:polygon>
        <draw:polygon draw:style-name="gr2" draw:text-style-name="P12" draw:layer="layout" svg:width="2.587cm" svg:height="0.017cm" svg:x="13.633cm" svg:y="7.023cm" svg:viewBox="0 0 2588 18" draw:points="0,0 2588,0 2588,18 0,18">
          <text:p/>
        </draw:polygon>
        <draw:polygon draw:style-name="gr2" draw:text-style-name="P12" draw:layer="layout" svg:width="0.018cm" svg:height="0.017cm" svg:x="16.22cm" svg:y="7.023cm" svg:viewBox="0 0 19 18" draw:points="0,0 19,0 19,18 0,18">
          <text:p/>
        </draw:polygon>
        <draw:polygon draw:style-name="gr2" draw:text-style-name="P12" draw:layer="layout" svg:width="2.586cm" svg:height="0.017cm" svg:x="16.238cm" svg:y="7.023cm" svg:viewBox="0 0 2587 18" draw:points="0,0 2587,0 2587,18 0,18">
          <text:p/>
        </draw:polygon>
        <draw:polygon draw:style-name="gr2" draw:text-style-name="P12" draw:layer="layout" svg:width="0.017cm" svg:height="0.017cm" svg:x="18.824cm" svg:y="7.023cm" svg:viewBox="0 0 18 18" draw:points="0,0 18,0 18,18 0,18">
          <text:p/>
        </draw:polygon>
        <draw:polygon draw:style-name="gr2" draw:text-style-name="P12" draw:layer="layout" svg:width="0.017cm" svg:height="0.915cm" svg:x="3.201cm" svg:y="7.04cm" svg:viewBox="0 0 18 916" draw:points="0,0 18,0 18,916 0,916">
          <text:p/>
        </draw:polygon>
        <draw:polygon draw:style-name="gr2" draw:text-style-name="P12" draw:layer="layout" svg:width="0.017cm" svg:height="0.017cm" svg:x="3.201cm" svg:y="7.955cm" svg:viewBox="0 0 18 18" draw:points="0,0 18,0 18,18 0,18">
          <text:p/>
        </draw:polygon>
        <draw:polygon draw:style-name="gr2" draw:text-style-name="P12" draw:layer="layout" svg:width="0.017cm" svg:height="0.017cm" svg:x="3.201cm" svg:y="7.955cm" svg:viewBox="0 0 18 18" draw:points="0,0 18,0 18,18 0,18">
          <text:p/>
        </draw:polygon>
        <draw:polygon draw:style-name="gr2" draw:text-style-name="P12" draw:layer="layout" svg:width="2.586cm" svg:height="0.017cm" svg:x="3.218cm" svg:y="7.955cm" svg:viewBox="0 0 2587 18" draw:points="0,0 2587,0 2587,18 0,18">
          <text:p/>
        </draw:polygon>
        <draw:polygon draw:style-name="gr2" draw:text-style-name="P12" draw:layer="layout" svg:width="0.017cm" svg:height="0.915cm" svg:x="5.804cm" svg:y="7.04cm" svg:viewBox="0 0 18 916" draw:points="0,0 18,0 18,916 0,916">
          <text:p/>
        </draw:polygon>
        <draw:polygon draw:style-name="gr2" draw:text-style-name="P12" draw:layer="layout" svg:width="0.017cm" svg:height="0.017cm" svg:x="5.804cm" svg:y="7.955cm" svg:viewBox="0 0 18 18" draw:points="0,0 18,0 18,18 0,18">
          <text:p/>
        </draw:polygon>
        <draw:polygon draw:style-name="gr2" draw:text-style-name="P12" draw:layer="layout" svg:width="2.587cm" svg:height="0.017cm" svg:x="5.821cm" svg:y="7.955cm" svg:viewBox="0 0 2588 18" draw:points="0,0 2588,0 2588,18 0,18">
          <text:p/>
        </draw:polygon>
        <draw:polygon draw:style-name="gr2" draw:text-style-name="P12" draw:layer="layout" svg:width="0.017cm" svg:height="0.915cm" svg:x="8.409cm" svg:y="7.04cm" svg:viewBox="0 0 18 916" draw:points="0,0 18,0 18,916 0,916">
          <text:p/>
        </draw:polygon>
        <draw:polygon draw:style-name="gr2" draw:text-style-name="P12" draw:layer="layout" svg:width="0.017cm" svg:height="0.017cm" svg:x="8.409cm" svg:y="7.955cm" svg:viewBox="0 0 18 18" draw:points="0,0 18,0 18,18 0,18">
          <text:p/>
        </draw:polygon>
        <draw:polygon draw:style-name="gr2" draw:text-style-name="P12" draw:layer="layout" svg:width="2.586cm" svg:height="0.017cm" svg:x="8.426cm" svg:y="7.955cm" svg:viewBox="0 0 2587 18" draw:points="0,0 2587,0 2587,18 0,18">
          <text:p/>
        </draw:polygon>
        <draw:polygon draw:style-name="gr2" draw:text-style-name="P12" draw:layer="layout" svg:width="0.017cm" svg:height="0.915cm" svg:x="11.012cm" svg:y="7.04cm" svg:viewBox="0 0 18 916" draw:points="0,0 18,0 18,916 0,916">
          <text:p/>
        </draw:polygon>
        <draw:polygon draw:style-name="gr2" draw:text-style-name="P12" draw:layer="layout" svg:width="0.017cm" svg:height="0.017cm" svg:x="11.012cm" svg:y="7.955cm" svg:viewBox="0 0 18 18" draw:points="0,0 18,0 18,18 0,18">
          <text:p/>
        </draw:polygon>
        <draw:polygon draw:style-name="gr2" draw:text-style-name="P12" draw:layer="layout" svg:width="2.588cm" svg:height="0.017cm" svg:x="11.029cm" svg:y="7.955cm" svg:viewBox="0 0 2589 18" draw:points="0,0 2589,0 2589,18 0,18">
          <text:p/>
        </draw:polygon>
        <draw:polygon draw:style-name="gr2" draw:text-style-name="P12" draw:layer="layout" svg:width="0.017cm" svg:height="0.915cm" svg:x="13.616cm" svg:y="7.04cm" svg:viewBox="0 0 18 916" draw:points="0,0 18,0 18,916 0,916">
          <text:p/>
        </draw:polygon>
        <draw:polygon draw:style-name="gr2" draw:text-style-name="P12" draw:layer="layout" svg:width="0.017cm" svg:height="0.017cm" svg:x="13.616cm" svg:y="7.955cm" svg:viewBox="0 0 18 18" draw:points="0,0 18,0 18,18 0,18">
          <text:p/>
        </draw:polygon>
        <draw:polygon draw:style-name="gr2" draw:text-style-name="P12" draw:layer="layout" svg:width="2.587cm" svg:height="0.017cm" svg:x="13.633cm" svg:y="7.955cm" svg:viewBox="0 0 2588 18" draw:points="0,0 2588,0 2588,18 0,18">
          <text:p/>
        </draw:polygon>
        <draw:polygon draw:style-name="gr2" draw:text-style-name="P12" draw:layer="layout" svg:width="0.018cm" svg:height="0.915cm" svg:x="16.22cm" svg:y="7.04cm" svg:viewBox="0 0 19 916" draw:points="0,0 19,0 19,916 0,916">
          <text:p/>
        </draw:polygon>
        <draw:polygon draw:style-name="gr2" draw:text-style-name="P12" draw:layer="layout" svg:width="0.018cm" svg:height="0.017cm" svg:x="16.22cm" svg:y="7.955cm" svg:viewBox="0 0 19 18" draw:points="0,0 19,0 19,18 0,18">
          <text:p/>
        </draw:polygon>
        <draw:polygon draw:style-name="gr2" draw:text-style-name="P12" draw:layer="layout" svg:width="2.586cm" svg:height="0.017cm" svg:x="16.238cm" svg:y="7.955cm" svg:viewBox="0 0 2587 18" draw:points="0,0 2587,0 2587,18 0,18">
          <text:p/>
        </draw:polygon>
        <draw:polygon draw:style-name="gr2" draw:text-style-name="P12" draw:layer="layout" svg:width="0.017cm" svg:height="0.915cm" svg:x="18.824cm" svg:y="7.04cm" svg:viewBox="0 0 18 916" draw:points="0,0 18,0 18,916 0,916">
          <text:p/>
        </draw:polygon>
        <draw:polygon draw:style-name="gr2" draw:text-style-name="P12" draw:layer="layout" svg:width="0.017cm" svg:height="0.017cm" svg:x="18.824cm" svg:y="7.955cm" svg:viewBox="0 0 18 18" draw:points="0,0 18,0 18,18 0,18">
          <text:p/>
        </draw:polygon>
        <draw:polygon draw:style-name="gr2" draw:text-style-name="P12" draw:layer="layout" svg:width="0.017cm" svg:height="0.017cm" svg:x="18.824cm" svg:y="7.955cm" svg:viewBox="0 0 18 18" draw:points="0,0 18,0 18,18 0,18">
          <text:p/>
        </draw:polygon>
        <draw:frame draw:style-name="gr1" draw:text-style-name="P9" draw:layer="layout" svg:width="0.422cm" svg:height="0.471cm" svg:x="16.425cm" svg:y="7.061cm">
          <draw:text-box>
            <text:p text:style-name="P8"><text:span text:style-name="T8">4 </text:span></text:p>
          </draw:text-box>
        </draw:frame>
      </draw:page>
      <draw:page draw:name="page3" draw:style-name="dp1" draw:master-page-name="master-page51">
        <draw:frame draw:style-name="gr1" draw:text-style-name="P2" draw:layer="layout" svg:width="3.635cm" svg:height="0.471cm" svg:x="9.26cm" svg:y="26.987cm">
          <draw:text-box>
            <text:p text:style-name="P1"><text:span text:style-name="T1">Trang </text:span><text:span text:style-name="T2">3 </text:span><text:span text:style-name="T1">/ </text:span><text:span text:style-name="T2">4 – Đề 101 </text:span></text:p>
          </draw:text-box>
        </draw:frame>
        <draw:frame draw:style-name="gr1" draw:text-style-name="P2" draw:layer="layout" svg:width="0.422cm" svg:height="0.471cm" svg:x="2.541cm" svg:y="27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72cm" svg:height="0.471cm" svg:x="2.541cm" svg:y="1.325cm">
          <draw:text-box>
            <text:p text:style-name="P1"><text:span text:style-name="T2">Câu 9</text:span></text:p>
          </draw:text-box>
        </draw:frame>
        <draw:frame draw:style-name="gr1" draw:text-style-name="P2" draw:layer="layout" svg:width="0.422cm" svg:height="0.475cm" svg:x="3.612cm" svg:y="1.319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3.621cm" svg:height="0.505cm" svg:x="3.811cm" svg:y="1.294cm">
          <draw:text-box>
            <text:p text:style-name="P1"><text:span text:style-name="T4">Lệnh Assembly MIPS nào dưới đây thuộc định dạng lệnh R-format? (G1) </text:span></text:p>
          </draw:text-box>
        </draw:frame>
        <draw:frame draw:style-name="gr3" draw:text-style-name="P4" draw:layer="layout" svg:width="1.335cm" svg:height="0.505cm" svg:x="2.74cm" svg:y="2.056cm">
          <draw:text-box>
            <text:p text:style-name="P1"><text:span text:style-name="T4">A. beq </text:span></text:p>
          </draw:text-box>
        </draw:frame>
        <draw:frame draw:style-name="gr1" draw:text-style-name="P2" draw:layer="layout" svg:width="1.402cm" svg:height="0.471cm" svg:x="7.177cm" svg:y="2.053cm">
          <draw:text-box>
            <text:p text:style-name="P1"><text:span text:style-name="T16">B. subu</text:span><text:span text:style-name="T1"> </text:span></text:p>
          </draw:text-box>
        </draw:frame>
        <draw:frame draw:style-name="gr3" draw:text-style-name="P4" draw:layer="layout" svg:width="1.234cm" svg:height="0.505cm" svg:x="11.301cm" svg:y="2.056cm">
          <draw:text-box>
            <text:p text:style-name="P1"><text:span text:style-name="T4">C. lbu </text:span></text:p>
          </draw:text-box>
        </draw:frame>
        <draw:polygon draw:style-name="gr2" draw:text-style-name="P3" draw:layer="layout" svg:width="0.017cm" svg:height="0.017cm" svg:x="2.54cm" svg:y="2.019cm" svg:viewBox="0 0 18 18" draw:points="0,0 18,0 18,18 0,18">
          <text:p/>
        </draw:polygon>
        <draw:polygon draw:style-name="gr2" draw:text-style-name="P3" draw:layer="layout" svg:width="0.017cm" svg:height="0.017cm" svg:x="2.54cm" svg:y="2.019cm" svg:viewBox="0 0 18 18" draw:points="0,0 18,0 18,18 0,18">
          <text:p/>
        </draw:polygon>
        <draw:polygon draw:style-name="gr2" draw:text-style-name="P3" draw:layer="layout" svg:width="4.421cm" svg:height="0.017cm" svg:x="2.557cm" svg:y="2.019cm" svg:viewBox="0 0 4422 18" draw:points="0,0 4422,0 4422,18 0,18">
          <text:p/>
        </draw:polygon>
        <draw:polygon draw:style-name="gr2" draw:text-style-name="P3" draw:layer="layout" svg:width="0.017cm" svg:height="0.017cm" svg:x="6.978cm" svg:y="2.019cm" svg:viewBox="0 0 18 18" draw:points="0,0 18,0 18,18 0,18">
          <text:p/>
        </draw:polygon>
        <draw:polygon draw:style-name="gr2" draw:text-style-name="P3" draw:layer="layout" svg:width="4.106cm" svg:height="0.017cm" svg:x="6.995cm" svg:y="2.019cm" svg:viewBox="0 0 4107 18" draw:points="0,0 4107,0 4107,18 0,18">
          <text:p/>
        </draw:polygon>
        <draw:polygon draw:style-name="gr2" draw:text-style-name="P3" draw:layer="layout" svg:width="0.017cm" svg:height="0.017cm" svg:x="11.101cm" svg:y="2.019cm" svg:viewBox="0 0 18 18" draw:points="0,0 18,0 18,18 0,18">
          <text:p/>
        </draw:polygon>
        <draw:polygon draw:style-name="gr2" draw:text-style-name="P3" draw:layer="layout" svg:width="4.107cm" svg:height="0.017cm" svg:x="11.118cm" svg:y="2.019cm" svg:viewBox="0 0 4108 18" draw:points="0,0 4108,0 4108,18 0,18">
          <text:p/>
        </draw:polygon>
        <draw:polygon draw:style-name="gr2" draw:text-style-name="P3" draw:layer="layout" svg:width="0.017cm" svg:height="0.017cm" svg:x="15.225cm" svg:y="2.019cm" svg:viewBox="0 0 18 18" draw:points="0,0 18,0 18,18 0,18">
          <text:p/>
        </draw:polygon>
        <draw:polygon draw:style-name="gr2" draw:text-style-name="P3" draw:layer="layout" svg:width="4.107cm" svg:height="0.017cm" svg:x="15.242cm" svg:y="2.019cm" svg:viewBox="0 0 4108 18" draw:points="0,0 4108,0 4108,18 0,18">
          <text:p/>
        </draw:polygon>
        <draw:polygon draw:style-name="gr2" draw:text-style-name="P3" draw:layer="layout" svg:width="0.017cm" svg:height="0.017cm" svg:x="19.349cm" svg:y="2.019cm" svg:viewBox="0 0 18 18" draw:points="0,0 18,0 18,18 0,18">
          <text:p/>
        </draw:polygon>
        <draw:polygon draw:style-name="gr2" draw:text-style-name="P3" draw:layer="layout" svg:width="0.017cm" svg:height="0.017cm" svg:x="19.349cm" svg:y="2.019cm" svg:viewBox="0 0 18 18" draw:points="0,0 18,0 18,18 0,18">
          <text:p/>
        </draw:polygon>
        <draw:polygon draw:style-name="gr2" draw:text-style-name="P3" draw:layer="layout" svg:width="0.017cm" svg:height="0.525cm" svg:x="2.54cm" svg:y="2.036cm" svg:viewBox="0 0 18 526" draw:points="0,0 18,0 18,526 0,526">
          <text:p/>
        </draw:polygon>
        <draw:polygon draw:style-name="gr2" draw:text-style-name="P3" draw:layer="layout" svg:width="0.017cm" svg:height="0.017cm" svg:x="2.54cm" svg:y="2.561cm" svg:viewBox="0 0 18 18" draw:points="0,0 18,0 18,18 0,18">
          <text:p/>
        </draw:polygon>
        <draw:polygon draw:style-name="gr2" draw:text-style-name="P3" draw:layer="layout" svg:width="0.017cm" svg:height="0.017cm" svg:x="2.54cm" svg:y="2.561cm" svg:viewBox="0 0 18 18" draw:points="0,0 18,0 18,18 0,18">
          <text:p/>
        </draw:polygon>
        <draw:polygon draw:style-name="gr2" draw:text-style-name="P3" draw:layer="layout" svg:width="4.421cm" svg:height="0.017cm" svg:x="2.557cm" svg:y="2.561cm" svg:viewBox="0 0 4422 18" draw:points="0,0 4422,0 4422,18 0,18">
          <text:p/>
        </draw:polygon>
        <draw:polygon draw:style-name="gr2" draw:text-style-name="P3" draw:layer="layout" svg:width="0.017cm" svg:height="0.525cm" svg:x="6.978cm" svg:y="2.036cm" svg:viewBox="0 0 18 526" draw:points="0,0 18,0 18,526 0,526">
          <text:p/>
        </draw:polygon>
        <draw:polygon draw:style-name="gr2" draw:text-style-name="P3" draw:layer="layout" svg:width="0.017cm" svg:height="0.017cm" svg:x="6.978cm" svg:y="2.561cm" svg:viewBox="0 0 18 18" draw:points="0,0 18,0 18,18 0,18">
          <text:p/>
        </draw:polygon>
        <draw:polygon draw:style-name="gr2" draw:text-style-name="P3" draw:layer="layout" svg:width="4.106cm" svg:height="0.017cm" svg:x="6.995cm" svg:y="2.561cm" svg:viewBox="0 0 4107 18" draw:points="0,0 4107,0 4107,18 0,18">
          <text:p/>
        </draw:polygon>
        <draw:polygon draw:style-name="gr2" draw:text-style-name="P3" draw:layer="layout" svg:width="0.017cm" svg:height="0.525cm" svg:x="11.101cm" svg:y="2.036cm" svg:viewBox="0 0 18 526" draw:points="0,0 18,0 18,526 0,526">
          <text:p/>
        </draw:polygon>
        <draw:polygon draw:style-name="gr2" draw:text-style-name="P3" draw:layer="layout" svg:width="0.017cm" svg:height="0.017cm" svg:x="11.101cm" svg:y="2.561cm" svg:viewBox="0 0 18 18" draw:points="0,0 18,0 18,18 0,18">
          <text:p/>
        </draw:polygon>
        <draw:polygon draw:style-name="gr2" draw:text-style-name="P3" draw:layer="layout" svg:width="4.107cm" svg:height="0.017cm" svg:x="11.118cm" svg:y="2.561cm" svg:viewBox="0 0 4108 18" draw:points="0,0 4108,0 4108,18 0,18">
          <text:p/>
        </draw:polygon>
        <draw:polygon draw:style-name="gr2" draw:text-style-name="P3" draw:layer="layout" svg:width="0.017cm" svg:height="0.525cm" svg:x="15.225cm" svg:y="2.036cm" svg:viewBox="0 0 18 526" draw:points="0,0 18,0 18,526 0,526">
          <text:p/>
        </draw:polygon>
        <draw:polygon draw:style-name="gr2" draw:text-style-name="P3" draw:layer="layout" svg:width="0.017cm" svg:height="0.017cm" svg:x="15.225cm" svg:y="2.561cm" svg:viewBox="0 0 18 18" draw:points="0,0 18,0 18,18 0,18">
          <text:p/>
        </draw:polygon>
        <draw:polygon draw:style-name="gr2" draw:text-style-name="P3" draw:layer="layout" svg:width="4.107cm" svg:height="0.017cm" svg:x="15.242cm" svg:y="2.561cm" svg:viewBox="0 0 4108 18" draw:points="0,0 4108,0 4108,18 0,18">
          <text:p/>
        </draw:polygon>
        <draw:polygon draw:style-name="gr2" draw:text-style-name="P3" draw:layer="layout" svg:width="0.017cm" svg:height="0.525cm" svg:x="19.349cm" svg:y="2.036cm" svg:viewBox="0 0 18 526" draw:points="0,0 18,0 18,526 0,526">
          <text:p/>
        </draw:polygon>
        <draw:polygon draw:style-name="gr2" draw:text-style-name="P3" draw:layer="layout" svg:width="0.017cm" svg:height="0.017cm" svg:x="19.349cm" svg:y="2.561cm" svg:viewBox="0 0 18 18" draw:points="0,0 18,0 18,18 0,18">
          <text:p/>
        </draw:polygon>
        <draw:polygon draw:style-name="gr2" draw:text-style-name="P3" draw:layer="layout" svg:width="0.017cm" svg:height="0.017cm" svg:x="19.349cm" svg:y="2.561cm" svg:viewBox="0 0 18 18" draw:points="0,0 18,0 18,18 0,18">
          <text:p/>
        </draw:polygon>
        <draw:frame draw:style-name="gr1" draw:text-style-name="P2" draw:layer="layout" svg:width="1.096cm" svg:height="0.471cm" svg:x="15.425cm" svg:y="2.053cm">
          <draw:text-box>
            <text:p text:style-name="P1"><text:span text:style-name="T1">D. sw </text:span></text:p>
          </draw:text-box>
        </draw:frame>
        <draw:frame draw:style-name="gr1" draw:text-style-name="P2" draw:layer="layout" svg:width="1.284cm" svg:height="0.471cm" svg:x="2.541cm" svg:y="2.773cm">
          <draw:text-box>
            <text:p text:style-name="P1"><text:span text:style-name="T2">Câu 10</text:span></text:p>
          </draw:text-box>
        </draw:frame>
        <draw:frame draw:style-name="gr1" draw:text-style-name="P2" draw:layer="layout" svg:width="0.422cm" svg:height="0.475cm" svg:x="3.823cm" svg:y="2.767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5.506cm" svg:height="0.505cm" svg:x="4.065cm" svg:y="2.743cm">
          <draw:text-box>
            <text:p text:style-name="P1"><text:span text:style-name="T4">Cho bộ xử lý với Clock Rate = 3Ghz. Giả sử bộ xử lý này thực thi một chương trình </text:span></text:p>
          </draw:text-box>
        </draw:frame>
        <draw:frame draw:style-name="gr3" draw:text-style-name="P4" draw:layer="layout" svg:width="16.736cm" svg:height="0.505cm" svg:x="2.541cm" svg:y="3.348cm">
          <draw:text-box>
            <text:p text:style-name="P1"><text:span text:style-name="T4">có 30 x 10^9 lệnh (number of instructions) trong thời gian 4 giây (execution time). Tính số </text:span></text:p>
          </draw:text-box>
        </draw:frame>
        <draw:frame draw:style-name="gr3" draw:text-style-name="P4" draw:layer="layout" svg:width="13.309cm" svg:height="0.505cm" svg:x="2.541cm" svg:y="3.958cm">
          <draw:text-box>
            <text:p text:style-name="P1"><text:span text:style-name="T4">lệnh được thực thi trong một chu kỳ (instructions per cycle - IPC)? (G1) </text:span></text:p>
          </draw:text-box>
        </draw:frame>
        <draw:frame draw:style-name="gr3" draw:text-style-name="P4" draw:layer="layout" svg:width="0.904cm" svg:height="0.505cm" svg:x="2.74cm" svg:y="4.724cm">
          <draw:text-box>
            <text:p text:style-name="P1"><text:span text:style-name="T4">A. 1 </text:span></text:p>
          </draw:text-box>
        </draw:frame>
        <draw:frame draw:style-name="gr3" draw:text-style-name="P4" draw:layer="layout" svg:width="1.45cm" svg:height="0.505cm" svg:x="6.38cm" svg:y="4.724cm">
          <draw:text-box>
            <text:p text:style-name="P1"><text:span text:style-name="T4">B. 1.67 </text:span></text:p>
          </draw:text-box>
        </draw:frame>
        <draw:frame draw:style-name="gr3" draw:text-style-name="P4" draw:layer="layout" svg:width="0.878cm" svg:height="0.505cm" svg:x="10.035cm" svg:y="4.724cm">
          <draw:text-box>
            <text:p text:style-name="P1"><text:span text:style-name="T4">C. 2 </text:span></text:p>
          </draw:text-box>
        </draw:frame>
        <draw:polygon draw:style-name="gr2" draw:text-style-name="P3" draw:layer="layout" svg:width="0.017cm" svg:height="0.017cm" svg:x="2.54cm" svg:y="4.682cm" svg:viewBox="0 0 18 18" draw:points="0,0 18,0 18,18 0,18">
          <text:p/>
        </draw:polygon>
        <draw:polygon draw:style-name="gr2" draw:text-style-name="P3" draw:layer="layout" svg:width="0.017cm" svg:height="0.017cm" svg:x="2.54cm" svg:y="4.682cm" svg:viewBox="0 0 18 18" draw:points="0,0 18,0 18,18 0,18">
          <text:p/>
        </draw:polygon>
        <draw:polygon draw:style-name="gr2" draw:text-style-name="P3" draw:layer="layout" svg:width="3.628cm" svg:height="0.017cm" svg:x="2.557cm" svg:y="4.682cm" svg:viewBox="0 0 3629 18" draw:points="0,0 3629,0 3629,18 0,18">
          <text:p/>
        </draw:polygon>
        <draw:polygon draw:style-name="gr2" draw:text-style-name="P3" draw:layer="layout" svg:width="0.017cm" svg:height="0.017cm" svg:x="6.185cm" svg:y="4.682cm" svg:viewBox="0 0 18 18" draw:points="0,0 18,0 18,18 0,18">
          <text:p/>
        </draw:polygon>
        <draw:polygon draw:style-name="gr2" draw:text-style-name="P3" draw:layer="layout" svg:width="3.633cm" svg:height="0.017cm" svg:x="6.202cm" svg:y="4.682cm" svg:viewBox="0 0 3634 18" draw:points="0,0 3634,0 3634,18 0,18">
          <text:p/>
        </draw:polygon>
        <draw:polygon draw:style-name="gr2" draw:text-style-name="P3" draw:layer="layout" svg:width="0.017cm" svg:height="0.017cm" svg:x="9.835cm" svg:y="4.682cm" svg:viewBox="0 0 18 18" draw:points="0,0 18,0 18,18 0,18">
          <text:p/>
        </draw:polygon>
        <draw:polygon draw:style-name="gr2" draw:text-style-name="P3" draw:layer="layout" svg:width="4.272cm" svg:height="0.017cm" svg:x="9.852cm" svg:y="4.682cm" svg:viewBox="0 0 4273 18" draw:points="0,0 4273,0 4273,18 0,18">
          <text:p/>
        </draw:polygon>
        <draw:polygon draw:style-name="gr2" draw:text-style-name="P3" draw:layer="layout" svg:width="0.017cm" svg:height="0.017cm" svg:x="14.124cm" svg:y="4.682cm" svg:viewBox="0 0 18 18" draw:points="0,0 18,0 18,18 0,18">
          <text:p/>
        </draw:polygon>
        <draw:polygon draw:style-name="gr2" draw:text-style-name="P3" draw:layer="layout" svg:width="4.903cm" svg:height="0.017cm" svg:x="14.141cm" svg:y="4.682cm" svg:viewBox="0 0 4904 18" draw:points="0,0 4904,0 4904,18 0,18">
          <text:p/>
        </draw:polygon>
        <draw:polygon draw:style-name="gr2" draw:text-style-name="P3" draw:layer="layout" svg:width="0.016cm" svg:height="0.017cm" svg:x="19.045cm" svg:y="4.682cm" svg:viewBox="0 0 17 18" draw:points="0,0 17,0 17,18 0,18">
          <text:p/>
        </draw:polygon>
        <draw:polygon draw:style-name="gr2" draw:text-style-name="P3" draw:layer="layout" svg:width="0.016cm" svg:height="0.017cm" svg:x="19.045cm" svg:y="4.682cm" svg:viewBox="0 0 17 18" draw:points="0,0 17,0 17,18 0,18">
          <text:p/>
        </draw:polygon>
        <draw:polygon draw:style-name="gr2" draw:text-style-name="P3" draw:layer="layout" svg:width="0.017cm" svg:height="0.529cm" svg:x="2.54cm" svg:y="4.699cm" svg:viewBox="0 0 18 530" draw:points="0,0 18,0 18,530 0,530">
          <text:p/>
        </draw:polygon>
        <draw:polygon draw:style-name="gr2" draw:text-style-name="P3" draw:layer="layout" svg:width="0.017cm" svg:height="0.017cm" svg:x="2.54cm" svg:y="5.228cm" svg:viewBox="0 0 18 18" draw:points="0,0 18,0 18,18 0,18">
          <text:p/>
        </draw:polygon>
        <draw:polygon draw:style-name="gr2" draw:text-style-name="P3" draw:layer="layout" svg:width="0.017cm" svg:height="0.017cm" svg:x="2.54cm" svg:y="5.228cm" svg:viewBox="0 0 18 18" draw:points="0,0 18,0 18,18 0,18">
          <text:p/>
        </draw:polygon>
        <draw:polygon draw:style-name="gr2" draw:text-style-name="P3" draw:layer="layout" svg:width="3.628cm" svg:height="0.017cm" svg:x="2.557cm" svg:y="5.228cm" svg:viewBox="0 0 3629 18" draw:points="0,0 3629,0 3629,18 0,18">
          <text:p/>
        </draw:polygon>
        <draw:polygon draw:style-name="gr2" draw:text-style-name="P3" draw:layer="layout" svg:width="0.017cm" svg:height="0.529cm" svg:x="6.185cm" svg:y="4.699cm" svg:viewBox="0 0 18 530" draw:points="0,0 18,0 18,530 0,530">
          <text:p/>
        </draw:polygon>
        <draw:polygon draw:style-name="gr2" draw:text-style-name="P3" draw:layer="layout" svg:width="0.017cm" svg:height="0.017cm" svg:x="6.185cm" svg:y="5.228cm" svg:viewBox="0 0 18 18" draw:points="0,0 18,0 18,18 0,18">
          <text:p/>
        </draw:polygon>
        <draw:polygon draw:style-name="gr2" draw:text-style-name="P3" draw:layer="layout" svg:width="3.633cm" svg:height="0.017cm" svg:x="6.202cm" svg:y="5.228cm" svg:viewBox="0 0 3634 18" draw:points="0,0 3634,0 3634,18 0,18">
          <text:p/>
        </draw:polygon>
        <draw:polygon draw:style-name="gr2" draw:text-style-name="P3" draw:layer="layout" svg:width="0.017cm" svg:height="0.529cm" svg:x="9.835cm" svg:y="4.699cm" svg:viewBox="0 0 18 530" draw:points="0,0 18,0 18,530 0,530">
          <text:p/>
        </draw:polygon>
        <draw:polygon draw:style-name="gr2" draw:text-style-name="P3" draw:layer="layout" svg:width="0.017cm" svg:height="0.017cm" svg:x="9.835cm" svg:y="5.228cm" svg:viewBox="0 0 18 18" draw:points="0,0 18,0 18,18 0,18">
          <text:p/>
        </draw:polygon>
        <draw:polygon draw:style-name="gr2" draw:text-style-name="P3" draw:layer="layout" svg:width="4.272cm" svg:height="0.017cm" svg:x="9.852cm" svg:y="5.228cm" svg:viewBox="0 0 4273 18" draw:points="0,0 4273,0 4273,18 0,18">
          <text:p/>
        </draw:polygon>
        <draw:polygon draw:style-name="gr2" draw:text-style-name="P3" draw:layer="layout" svg:width="0.017cm" svg:height="0.529cm" svg:x="14.124cm" svg:y="4.699cm" svg:viewBox="0 0 18 530" draw:points="0,0 18,0 18,530 0,530">
          <text:p/>
        </draw:polygon>
        <draw:polygon draw:style-name="gr2" draw:text-style-name="P3" draw:layer="layout" svg:width="0.017cm" svg:height="0.017cm" svg:x="14.124cm" svg:y="5.228cm" svg:viewBox="0 0 18 18" draw:points="0,0 18,0 18,18 0,18">
          <text:p/>
        </draw:polygon>
        <draw:polygon draw:style-name="gr2" draw:text-style-name="P3" draw:layer="layout" svg:width="4.903cm" svg:height="0.017cm" svg:x="14.141cm" svg:y="5.228cm" svg:viewBox="0 0 4904 18" draw:points="0,0 4904,0 4904,18 0,18">
          <text:p/>
        </draw:polygon>
        <draw:polygon draw:style-name="gr2" draw:text-style-name="P3" draw:layer="layout" svg:width="0.016cm" svg:height="0.529cm" svg:x="19.045cm" svg:y="4.699cm" svg:viewBox="0 0 17 530" draw:points="0,0 17,0 17,530 0,530">
          <text:p/>
        </draw:polygon>
        <draw:polygon draw:style-name="gr2" draw:text-style-name="P3" draw:layer="layout" svg:width="0.016cm" svg:height="0.017cm" svg:x="19.045cm" svg:y="5.228cm" svg:viewBox="0 0 17 18" draw:points="0,0 17,0 17,18 0,18">
          <text:p/>
        </draw:polygon>
        <draw:polygon draw:style-name="gr2" draw:text-style-name="P3" draw:layer="layout" svg:width="0.016cm" svg:height="0.017cm" svg:x="19.045cm" svg:y="5.228cm" svg:viewBox="0 0 17 18" draw:points="0,0 17,0 17,18 0,18">
          <text:p/>
        </draw:polygon>
        <draw:frame draw:style-name="gr3" draw:text-style-name="P4" draw:layer="layout" svg:width="1.246cm" svg:height="0.505cm" svg:x="14.324cm" svg:y="4.724cm">
          <draw:text-box>
            <text:p text:style-name="P1"><text:span text:style-name="T17">D. 2.5</text:span><text:span text:style-name="T4"> </text:span></text:p>
          </draw:text-box>
        </draw:frame>
        <draw:frame draw:style-name="gr1" draw:text-style-name="P2" draw:layer="layout" svg:width="1.284cm" svg:height="0.471cm" svg:x="2.541cm" svg:y="5.44cm">
          <draw:text-box>
            <text:p text:style-name="P1"><text:span text:style-name="T2">Câu 11</text:span></text:p>
          </draw:text-box>
        </draw:frame>
        <draw:frame draw:style-name="gr1" draw:text-style-name="P2" draw:layer="layout" svg:width="0.422cm" svg:height="0.475cm" svg:x="3.823cm" svg:y="5.434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5.709cm" svg:height="0.505cm" svg:x="4.065cm" svg:y="5.41cm">
          <draw:text-box>
            <text:p text:style-name="P1"><text:span text:style-name="T4">Cho giá trị ban đầu trong thanh ghi $t0 là 0x20222023. Hãy cho biết giá trị của thanh </text:span></text:p>
          </draw:text-box>
        </draw:frame>
        <draw:frame draw:style-name="gr3" draw:text-style-name="P4" draw:layer="layout" svg:width="8.204cm" svg:height="0.505cm" svg:x="2.541cm" svg:y="6.015cm">
          <draw:text-box>
            <text:p text:style-name="P1"><text:span text:style-name="T4">ghi $t1 sau khi chạy hết đoạn lệnh sau: (G1) </text:span></text:p>
          </draw:text-box>
        </draw:frame>
        <draw:frame draw:style-name="gr3" draw:text-style-name="P4" draw:layer="layout" svg:width="2.568cm" svg:height="0.505cm" svg:x="8.976cm" svg:y="6.76cm">
          <draw:text-box>
            <text:p text:style-name="P1"><text:span text:style-name="T18">srl $t1, $t0, 3 </text:span></text:p>
          </draw:text-box>
        </draw:frame>
        <draw:frame draw:style-name="gr3" draw:text-style-name="P4" draw:layer="layout" svg:width="4.167cm" svg:height="0.505cm" svg:x="8.976cm" svg:y="7.366cm">
          <draw:text-box>
            <text:p text:style-name="P1"><text:span text:style-name="T18">andi $t1, $t1, 0x0FEF </text:span></text:p>
          </draw:text-box>
        </draw:frame>
        <draw:frame draw:style-name="gr1" draw:text-style-name="P2" draw:layer="layout" svg:width="0.519cm" svg:height="0.471cm" svg:x="2.74cm" svg:y="7.989cm">
          <draw:text-box>
            <text:p text:style-name="P1"><text:span text:style-name="T1">A. </text:span></text:p>
          </draw:text-box>
        </draw:frame>
        <draw:polygon draw:style-name="gr2" draw:text-style-name="P3" draw:layer="layout" svg:width="0.017cm" svg:height="0.017cm" svg:x="2.54cm" svg:y="7.955cm" svg:viewBox="0 0 18 18" draw:points="0,0 18,0 18,18 0,18">
          <text:p/>
        </draw:polygon>
        <draw:polygon draw:style-name="gr2" draw:text-style-name="P3" draw:layer="layout" svg:width="0.017cm" svg:height="0.017cm" svg:x="2.54cm" svg:y="7.955cm" svg:viewBox="0 0 18 18" draw:points="0,0 18,0 18,18 0,18">
          <text:p/>
        </draw:polygon>
        <draw:polygon draw:style-name="gr2" draw:text-style-name="P3" draw:layer="layout" svg:width="1.406cm" svg:height="0.017cm" svg:x="2.557cm" svg:y="7.955cm" svg:viewBox="0 0 1407 18" draw:points="0,0 1407,0 1407,18 0,18">
          <text:p/>
        </draw:polygon>
        <draw:polygon draw:style-name="gr2" draw:text-style-name="P3" draw:layer="layout" svg:width="0.017cm" svg:height="0.017cm" svg:x="3.963cm" svg:y="7.955cm" svg:viewBox="0 0 18 18" draw:points="0,0 18,0 18,18 0,18">
          <text:p/>
        </draw:polygon>
        <draw:polygon draw:style-name="gr2" draw:text-style-name="P3" draw:layer="layout" svg:width="4.805cm" svg:height="0.017cm" svg:x="3.98cm" svg:y="7.955cm" svg:viewBox="0 0 4806 18" draw:points="0,0 4806,0 4806,18 0,18">
          <text:p/>
        </draw:polygon>
        <draw:polygon draw:style-name="gr2" draw:text-style-name="P3" draw:layer="layout" svg:width="0.017cm" svg:height="0.017cm" svg:x="8.785cm" svg:y="7.955cm" svg:viewBox="0 0 18 18" draw:points="0,0 18,0 18,18 0,18">
          <text:p/>
        </draw:polygon>
        <draw:polygon draw:style-name="gr2" draw:text-style-name="P3" draw:layer="layout" svg:width="5.233cm" svg:height="0.017cm" svg:x="8.802cm" svg:y="7.955cm" svg:viewBox="0 0 5234 18" draw:points="0,0 5234,0 5234,18 0,18">
          <text:p/>
        </draw:polygon>
        <draw:polygon draw:style-name="gr2" draw:text-style-name="P3" draw:layer="layout" svg:width="0.017cm" svg:height="0.017cm" svg:x="14.035cm" svg:y="7.955cm" svg:viewBox="0 0 18 18" draw:points="0,0 18,0 18,18 0,18">
          <text:p/>
        </draw:polygon>
        <draw:polygon draw:style-name="gr2" draw:text-style-name="P3" draw:layer="layout" svg:width="0.009cm" svg:height="0.017cm" svg:x="14.052cm" svg:y="7.955cm" svg:viewBox="0 0 10 18" draw:points="0,0 10,0 10,18 0,18">
          <text:p/>
        </draw:polygon>
        <draw:polygon draw:style-name="gr2" draw:text-style-name="P3" draw:layer="layout" svg:width="0.017cm" svg:height="0.017cm" svg:x="14.061cm" svg:y="7.955cm" svg:viewBox="0 0 18 18" draw:points="0,0 18,0 18,18 0,18">
          <text:p/>
        </draw:polygon>
        <draw:polygon draw:style-name="gr2" draw:text-style-name="P3" draw:layer="layout" svg:width="4.958cm" svg:height="0.017cm" svg:x="14.078cm" svg:y="7.955cm" svg:viewBox="0 0 4959 18" draw:points="0,0 4959,0 4959,18 0,18">
          <text:p/>
        </draw:polygon>
        <draw:polygon draw:style-name="gr2" draw:text-style-name="P3" draw:layer="layout" svg:width="0.017cm" svg:height="0.017cm" svg:x="19.036cm" svg:y="7.955cm" svg:viewBox="0 0 18 18" draw:points="0,0 18,0 18,18 0,18">
          <text:p/>
        </draw:polygon>
        <draw:polygon draw:style-name="gr2" draw:text-style-name="P3" draw:layer="layout" svg:width="0.017cm" svg:height="0.017cm" svg:x="19.036cm" svg:y="7.955cm" svg:viewBox="0 0 18 18" draw:points="0,0 18,0 18,18 0,18">
          <text:p/>
        </draw:polygon>
        <draw:polygon draw:style-name="gr2" draw:text-style-name="P3" draw:layer="layout" svg:width="0.017cm" svg:height="0.558cm" svg:x="2.54cm" svg:y="7.972cm" svg:viewBox="0 0 18 559" draw:points="0,0 18,0 18,559 0,559">
          <text:p/>
        </draw:polygon>
        <draw:polygon draw:style-name="gr2" draw:text-style-name="P3" draw:layer="layout" svg:width="0.017cm" svg:height="0.558cm" svg:x="3.963cm" svg:y="7.972cm" svg:viewBox="0 0 18 559" draw:points="0,0 18,0 18,559 0,559">
          <text:p/>
        </draw:polygon>
        <draw:polygon draw:style-name="gr2" draw:text-style-name="P3" draw:layer="layout" svg:width="0.017cm" svg:height="0.558cm" svg:x="19.036cm" svg:y="7.972cm" svg:viewBox="0 0 18 559" draw:points="0,0 18,0 18,559 0,559">
          <text:p/>
        </draw:polygon>
        <draw:frame draw:style-name="gr1" draw:text-style-name="P2" draw:layer="layout" svg:width="2.225cm" svg:height="0.471cm" svg:x="4.158cm" svg:y="7.989cm">
          <draw:text-box>
            <text:p text:style-name="P1"><text:span text:style-name="T1">0x00004404 </text:span></text:p>
          </draw:text-box>
        </draw:frame>
        <draw:frame draw:style-name="gr1" draw:text-style-name="P2" draw:layer="layout" svg:width="0.496cm" svg:height="0.471cm" svg:x="2.74cm" svg:y="8.564cm">
          <draw:text-box>
            <text:p text:style-name="P1"><text:span text:style-name="T1">B. </text:span></text:p>
          </draw:text-box>
        </draw:frame>
        <draw:polygon draw:style-name="gr2" draw:text-style-name="P3" draw:layer="layout" svg:width="0.017cm" svg:height="0.017cm" svg:x="2.54cm" svg:y="8.53cm" svg:viewBox="0 0 18 18" draw:points="0,0 18,0 18,18 0,18">
          <text:p/>
        </draw:polygon>
        <draw:polygon draw:style-name="gr2" draw:text-style-name="P3" draw:layer="layout" svg:width="1.406cm" svg:height="0.017cm" svg:x="2.557cm" svg:y="8.53cm" svg:viewBox="0 0 1407 18" draw:points="0,0 1407,0 1407,18 0,18">
          <text:p/>
        </draw:polygon>
        <draw:polygon draw:style-name="gr2" draw:text-style-name="P3" draw:layer="layout" svg:width="0.017cm" svg:height="0.017cm" svg:x="3.963cm" svg:y="8.53cm" svg:viewBox="0 0 18 18" draw:points="0,0 18,0 18,18 0,18">
          <text:p/>
        </draw:polygon>
        <draw:polygon draw:style-name="gr2" draw:text-style-name="P3" draw:layer="layout" svg:width="15.056cm" svg:height="0.017cm" svg:x="3.98cm" svg:y="8.53cm" svg:viewBox="0 0 15057 18" draw:points="0,0 15057,0 15057,18 0,18">
          <text:p/>
        </draw:polygon>
        <draw:polygon draw:style-name="gr2" draw:text-style-name="P3" draw:layer="layout" svg:width="0.017cm" svg:height="0.017cm" svg:x="19.036cm" svg:y="8.53cm" svg:viewBox="0 0 18 18" draw:points="0,0 18,0 18,18 0,18">
          <text:p/>
        </draw:polygon>
        <draw:polygon draw:style-name="gr2" draw:text-style-name="P3" draw:layer="layout" svg:width="0.017cm" svg:height="0.559cm" svg:x="2.54cm" svg:y="8.548cm" svg:viewBox="0 0 18 560" draw:points="0,0 18,0 18,560 0,560">
          <text:p/>
        </draw:polygon>
        <draw:polygon draw:style-name="gr2" draw:text-style-name="P3" draw:layer="layout" svg:width="0.017cm" svg:height="0.559cm" svg:x="3.963cm" svg:y="8.548cm" svg:viewBox="0 0 18 560" draw:points="0,0 18,0 18,560 0,560">
          <text:p/>
        </draw:polygon>
        <draw:polygon draw:style-name="gr2" draw:text-style-name="P3" draw:layer="layout" svg:width="0.017cm" svg:height="0.559cm" svg:x="19.036cm" svg:y="8.548cm" svg:viewBox="0 0 18 560" draw:points="0,0 18,0 18,560 0,560">
          <text:p/>
        </draw:polygon>
        <draw:frame draw:style-name="gr1" draw:text-style-name="P2" draw:layer="layout" svg:width="2.225cm" svg:height="0.471cm" svg:x="4.158cm" svg:y="8.564cm">
          <draw:text-box>
            <text:p text:style-name="P1"><text:span text:style-name="T1">0x04040404 </text:span></text:p>
          </draw:text-box>
        </draw:frame>
        <draw:frame draw:style-name="gr1" draw:text-style-name="P2" draw:layer="layout" svg:width="0.496cm" svg:height="0.471cm" svg:x="2.74cm" svg:y="9.145cm">
          <draw:text-box>
            <text:p text:style-name="P1"><text:span text:style-name="T16">C. </text:span></text:p>
          </draw:text-box>
        </draw:frame>
        <draw:polygon draw:style-name="gr2" draw:text-style-name="P3" draw:layer="layout" svg:width="0.017cm" svg:height="0.017cm" svg:x="2.54cm" svg:y="9.107cm" svg:viewBox="0 0 18 18" draw:points="0,0 18,0 18,18 0,18">
          <text:p/>
        </draw:polygon>
        <draw:polygon draw:style-name="gr2" draw:text-style-name="P3" draw:layer="layout" svg:width="1.406cm" svg:height="0.017cm" svg:x="2.557cm" svg:y="9.107cm" svg:viewBox="0 0 1407 18" draw:points="0,0 1407,0 1407,18 0,18">
          <text:p/>
        </draw:polygon>
        <draw:polygon draw:style-name="gr2" draw:text-style-name="P3" draw:layer="layout" svg:width="0.017cm" svg:height="0.017cm" svg:x="3.963cm" svg:y="9.107cm" svg:viewBox="0 0 18 18" draw:points="0,0 18,0 18,18 0,18">
          <text:p/>
        </draw:polygon>
        <draw:polygon draw:style-name="gr2" draw:text-style-name="P3" draw:layer="layout" svg:width="15.056cm" svg:height="0.017cm" svg:x="3.98cm" svg:y="9.107cm" svg:viewBox="0 0 15057 18" draw:points="0,0 15057,0 15057,18 0,18">
          <text:p/>
        </draw:polygon>
        <draw:polygon draw:style-name="gr2" draw:text-style-name="P3" draw:layer="layout" svg:width="0.017cm" svg:height="0.017cm" svg:x="19.036cm" svg:y="9.107cm" svg:viewBox="0 0 18 18" draw:points="0,0 18,0 18,18 0,18">
          <text:p/>
        </draw:polygon>
        <draw:polygon draw:style-name="gr2" draw:text-style-name="P3" draw:layer="layout" svg:width="0.017cm" svg:height="0.563cm" svg:x="2.54cm" svg:y="9.124cm" svg:viewBox="0 0 18 564" draw:points="0,0 18,0 18,564 0,564">
          <text:p/>
        </draw:polygon>
        <draw:polygon draw:style-name="gr2" draw:text-style-name="P3" draw:layer="layout" svg:width="0.017cm" svg:height="0.563cm" svg:x="3.963cm" svg:y="9.124cm" svg:viewBox="0 0 18 564" draw:points="0,0 18,0 18,564 0,564">
          <text:p/>
        </draw:polygon>
        <draw:polygon draw:style-name="gr2" draw:text-style-name="P3" draw:layer="layout" svg:width="0.017cm" svg:height="0.563cm" svg:x="19.036cm" svg:y="9.124cm" svg:viewBox="0 0 18 564" draw:points="0,0 18,0 18,564 0,564">
          <text:p/>
        </draw:polygon>
        <draw:frame draw:style-name="gr1" draw:text-style-name="P2" draw:layer="layout" svg:width="2.225cm" svg:height="0.471cm" svg:x="4.158cm" svg:y="9.145cm">
          <draw:text-box>
            <text:p text:style-name="P1"><text:span text:style-name="T16">0x00000404 </text:span></text:p>
          </draw:text-box>
        </draw:frame>
        <draw:frame draw:style-name="gr1" draw:text-style-name="P2" draw:layer="layout" svg:width="0.519cm" svg:height="0.471cm" svg:x="2.74cm" svg:y="9.721cm">
          <draw:text-box>
            <text:p text:style-name="P1"><text:span text:style-name="T1">D. </text:span></text:p>
          </draw:text-box>
        </draw:frame>
        <draw:polygon draw:style-name="gr2" draw:text-style-name="P3" draw:layer="layout" svg:width="0.017cm" svg:height="0.018cm" svg:x="2.54cm" svg:y="9.687cm" svg:viewBox="0 0 18 19" draw:points="0,0 18,0 18,19 0,19">
          <text:p/>
        </draw:polygon>
        <draw:polygon draw:style-name="gr2" draw:text-style-name="P3" draw:layer="layout" svg:width="1.406cm" svg:height="0.018cm" svg:x="2.557cm" svg:y="9.687cm" svg:viewBox="0 0 1407 19" draw:points="0,0 1407,0 1407,19 0,19">
          <text:p/>
        </draw:polygon>
        <draw:polygon draw:style-name="gr2" draw:text-style-name="P3" draw:layer="layout" svg:width="0.017cm" svg:height="0.018cm" svg:x="3.963cm" svg:y="9.687cm" svg:viewBox="0 0 18 19" draw:points="0,0 18,0 18,19 0,19">
          <text:p/>
        </draw:polygon>
        <draw:polygon draw:style-name="gr2" draw:text-style-name="P3" draw:layer="layout" svg:width="15.056cm" svg:height="0.018cm" svg:x="3.98cm" svg:y="9.687cm" svg:viewBox="0 0 15057 19" draw:points="0,0 15057,0 15057,19 0,19">
          <text:p/>
        </draw:polygon>
        <draw:polygon draw:style-name="gr2" draw:text-style-name="P3" draw:layer="layout" svg:width="0.017cm" svg:height="0.018cm" svg:x="19.036cm" svg:y="9.687cm" svg:viewBox="0 0 18 19" draw:points="0,0 18,0 18,19 0,19">
          <text:p/>
        </draw:polygon>
        <draw:polygon draw:style-name="gr2" draw:text-style-name="P3" draw:layer="layout" svg:width="0.017cm" svg:height="0.559cm" svg:x="2.54cm" svg:y="9.704cm" svg:viewBox="0 0 18 560" draw:points="0,0 18,0 18,560 0,560">
          <text:p/>
        </draw:polygon>
        <draw:polygon draw:style-name="gr2" draw:text-style-name="P3" draw:layer="layout" svg:width="0.017cm" svg:height="0.018cm" svg:x="2.54cm" svg:y="10.263cm" svg:viewBox="0 0 18 19" draw:points="0,0 18,0 18,19 0,19">
          <text:p/>
        </draw:polygon>
        <draw:polygon draw:style-name="gr2" draw:text-style-name="P3" draw:layer="layout" svg:width="0.017cm" svg:height="0.018cm" svg:x="2.54cm" svg:y="10.263cm" svg:viewBox="0 0 18 19" draw:points="0,0 18,0 18,19 0,19">
          <text:p/>
        </draw:polygon>
        <draw:polygon draw:style-name="gr2" draw:text-style-name="P3" draw:layer="layout" svg:width="1.406cm" svg:height="0.018cm" svg:x="2.557cm" svg:y="10.263cm" svg:viewBox="0 0 1407 19" draw:points="0,0 1407,0 1407,19 0,19">
          <text:p/>
        </draw:polygon>
        <draw:polygon draw:style-name="gr2" draw:text-style-name="P3" draw:layer="layout" svg:width="0.017cm" svg:height="0.559cm" svg:x="3.963cm" svg:y="9.704cm" svg:viewBox="0 0 18 560" draw:points="0,0 18,0 18,560 0,560">
          <text:p/>
        </draw:polygon>
        <draw:polygon draw:style-name="gr2" draw:text-style-name="P3" draw:layer="layout" svg:width="0.017cm" svg:height="0.018cm" svg:x="3.963cm" svg:y="10.263cm" svg:viewBox="0 0 18 19" draw:points="0,0 18,0 18,19 0,19">
          <text:p/>
        </draw:polygon>
        <draw:polygon draw:style-name="gr2" draw:text-style-name="P3" draw:layer="layout" svg:width="15.056cm" svg:height="0.018cm" svg:x="3.98cm" svg:y="10.263cm" svg:viewBox="0 0 15057 19" draw:points="0,0 15057,0 15057,19 0,19">
          <text:p/>
        </draw:polygon>
        <draw:polygon draw:style-name="gr2" draw:text-style-name="P3" draw:layer="layout" svg:width="0.017cm" svg:height="0.559cm" svg:x="19.036cm" svg:y="9.704cm" svg:viewBox="0 0 18 560" draw:points="0,0 18,0 18,560 0,560">
          <text:p/>
        </draw:polygon>
        <draw:polygon draw:style-name="gr2" draw:text-style-name="P3" draw:layer="layout" svg:width="0.017cm" svg:height="0.018cm" svg:x="19.036cm" svg:y="10.263cm" svg:viewBox="0 0 18 19" draw:points="0,0 18,0 18,19 0,19">
          <text:p/>
        </draw:polygon>
        <draw:polygon draw:style-name="gr2" draw:text-style-name="P3" draw:layer="layout" svg:width="0.017cm" svg:height="0.018cm" svg:x="19.036cm" svg:y="10.263cm" svg:viewBox="0 0 18 19" draw:points="0,0 18,0 18,19 0,19">
          <text:p/>
        </draw:polygon>
        <draw:frame draw:style-name="gr1" draw:text-style-name="P2" draw:layer="layout" svg:width="2.225cm" svg:height="0.471cm" svg:x="4.158cm" svg:y="9.721cm">
          <draw:text-box>
            <text:p text:style-name="P1"><text:span text:style-name="T1">0x04044404 </text:span></text:p>
          </draw:text-box>
        </draw:frame>
        <draw:frame draw:style-name="gr1" draw:text-style-name="P2" draw:layer="layout" svg:width="1.284cm" svg:height="0.471cm" svg:x="2.541cm" svg:y="10.475cm">
          <draw:text-box>
            <text:p text:style-name="P1"><text:span text:style-name="T2">Câu 12</text:span></text:p>
          </draw:text-box>
        </draw:frame>
        <draw:frame draw:style-name="gr1" draw:text-style-name="P2" draw:layer="layout" svg:width="0.422cm" svg:height="0.475cm" svg:x="3.823cm" svg:y="10.469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5.277cm" svg:height="0.505cm" svg:x="4.065cm" svg:y="10.444cm">
          <draw:text-box>
            <text:p text:style-name="P1"><text:span text:style-name="T4">Trong các mã máy biểu diễn dưới dạng thập lục phân bên dưới. Câu lệnh nào dùng </text:span></text:p>
          </draw:text-box>
        </draw:frame>
        <draw:frame draw:style-name="gr3" draw:text-style-name="P4" draw:layer="layout" svg:width="7.532cm" svg:height="0.505cm" svg:x="2.541cm" svg:y="11.054cm">
          <draw:text-box>
            <text:p text:style-name="P1"><text:span text:style-name="T4">để biểu diễn lệnh “</text:span><text:span text:style-name="T18">srl $s5, $t8, 27” </text:span><text:span text:style-name="T4">(G1) </text:span></text:p>
          </draw:text-box>
        </draw:frame>
        <draw:frame draw:style-name="gr3" draw:text-style-name="P4" draw:layer="layout" svg:width="3.037cm" svg:height="0.505cm" svg:x="2.74cm" svg:y="11.816cm">
          <draw:text-box>
            <text:p text:style-name="P1"><text:span text:style-name="T4">A. 0x001800C2 </text:span></text:p>
          </draw:text-box>
        </draw:frame>
        <draw:frame draw:style-name="gr3" draw:text-style-name="P4" draw:layer="layout" svg:width="3.164cm" svg:height="0.505cm" svg:x="6.863cm" svg:y="11.816cm">
          <draw:text-box>
            <text:p text:style-name="P1"><text:span text:style-name="T17">B. 0x0018AEC2</text:span><text:span text:style-name="T4"> </text:span></text:p>
          </draw:text-box>
        </draw:frame>
        <draw:frame draw:style-name="gr3" draw:text-style-name="P4" draw:layer="layout" svg:width="3.012cm" svg:height="0.505cm" svg:x="10.987cm" svg:y="11.816cm">
          <draw:text-box>
            <text:p text:style-name="P1"><text:span text:style-name="T4">C. 0x001565C2</text:span><text:span text:style-name="T17"> </text:span></text:p>
          </draw:text-box>
        </draw:frame>
        <draw:polygon draw:style-name="gr2" draw:text-style-name="P3" draw:layer="layout" svg:width="0.017cm" svg:height="0.017cm" svg:x="2.54cm" svg:y="11.778cm" svg:viewBox="0 0 18 18" draw:points="0,0 18,0 18,18 0,18">
          <text:p/>
        </draw:polygon>
        <draw:polygon draw:style-name="gr2" draw:text-style-name="P3" draw:layer="layout" svg:width="0.017cm" svg:height="0.017cm" svg:x="2.54cm" svg:y="11.778cm" svg:viewBox="0 0 18 18" draw:points="0,0 18,0 18,18 0,18">
          <text:p/>
        </draw:polygon>
        <draw:polygon draw:style-name="gr2" draw:text-style-name="P3" draw:layer="layout" svg:width="4.107cm" svg:height="0.017cm" svg:x="2.557cm" svg:y="11.778cm" svg:viewBox="0 0 4108 18" draw:points="0,0 4108,0 4108,18 0,18">
          <text:p/>
        </draw:polygon>
        <draw:polygon draw:style-name="gr2" draw:text-style-name="P3" draw:layer="layout" svg:width="0.018cm" svg:height="0.017cm" svg:x="6.663cm" svg:y="11.778cm" svg:viewBox="0 0 19 18" draw:points="0,0 19,0 19,18 0,18">
          <text:p/>
        </draw:polygon>
        <draw:polygon draw:style-name="gr2" draw:text-style-name="P3" draw:layer="layout" svg:width="4.107cm" svg:height="0.017cm" svg:x="6.68cm" svg:y="11.778cm" svg:viewBox="0 0 4108 18" draw:points="0,0 4108,0 4108,18 0,18">
          <text:p/>
        </draw:polygon>
        <draw:polygon draw:style-name="gr2" draw:text-style-name="P3" draw:layer="layout" svg:width="0.017cm" svg:height="0.017cm" svg:x="10.788cm" svg:y="11.778cm" svg:viewBox="0 0 18 18" draw:points="0,0 18,0 18,18 0,18">
          <text:p/>
        </draw:polygon>
        <draw:polygon draw:style-name="gr2" draw:text-style-name="P3" draw:layer="layout" svg:width="4.107cm" svg:height="0.017cm" svg:x="10.805cm" svg:y="11.778cm" svg:viewBox="0 0 4108 18" draw:points="0,0 4108,0 4108,18 0,18">
          <text:p/>
        </draw:polygon>
        <draw:polygon draw:style-name="gr2" draw:text-style-name="P3" draw:layer="layout" svg:width="0.017cm" svg:height="0.017cm" svg:x="14.912cm" svg:y="11.778cm" svg:viewBox="0 0 18 18" draw:points="0,0 18,0 18,18 0,18">
          <text:p/>
        </draw:polygon>
        <draw:polygon draw:style-name="gr2" draw:text-style-name="P3" draw:layer="layout" svg:width="4.107cm" svg:height="0.017cm" svg:x="14.929cm" svg:y="11.778cm" svg:viewBox="0 0 4108 18" draw:points="0,0 4108,0 4108,18 0,18">
          <text:p/>
        </draw:polygon>
        <draw:polygon draw:style-name="gr2" draw:text-style-name="P3" draw:layer="layout" svg:width="0.017cm" svg:height="0.017cm" svg:x="19.036cm" svg:y="11.778cm" svg:viewBox="0 0 18 18" draw:points="0,0 18,0 18,18 0,18">
          <text:p/>
        </draw:polygon>
        <draw:polygon draw:style-name="gr2" draw:text-style-name="P3" draw:layer="layout" svg:width="0.017cm" svg:height="0.017cm" svg:x="19.036cm" svg:y="11.778cm" svg:viewBox="0 0 18 18" draw:points="0,0 18,0 18,18 0,18">
          <text:p/>
        </draw:polygon>
        <draw:polygon draw:style-name="gr2" draw:text-style-name="P3" draw:layer="layout" svg:width="0.017cm" svg:height="0.525cm" svg:x="2.54cm" svg:y="11.795cm" svg:viewBox="0 0 18 526" draw:points="0,0 18,0 18,526 0,526">
          <text:p/>
        </draw:polygon>
        <draw:polygon draw:style-name="gr2" draw:text-style-name="P3" draw:layer="layout" svg:width="0.017cm" svg:height="0.017cm" svg:x="2.54cm" svg:y="12.32cm" svg:viewBox="0 0 18 18" draw:points="0,0 18,0 18,18 0,18">
          <text:p/>
        </draw:polygon>
        <draw:polygon draw:style-name="gr2" draw:text-style-name="P3" draw:layer="layout" svg:width="0.017cm" svg:height="0.017cm" svg:x="2.54cm" svg:y="12.32cm" svg:viewBox="0 0 18 18" draw:points="0,0 18,0 18,18 0,18">
          <text:p/>
        </draw:polygon>
        <draw:polygon draw:style-name="gr2" draw:text-style-name="P3" draw:layer="layout" svg:width="4.107cm" svg:height="0.017cm" svg:x="2.557cm" svg:y="12.32cm" svg:viewBox="0 0 4108 18" draw:points="0,0 4108,0 4108,18 0,18">
          <text:p/>
        </draw:polygon>
        <draw:polygon draw:style-name="gr2" draw:text-style-name="P3" draw:layer="layout" svg:width="0.018cm" svg:height="0.525cm" svg:x="6.663cm" svg:y="11.795cm" svg:viewBox="0 0 19 526" draw:points="0,0 19,0 19,526 0,526">
          <text:p/>
        </draw:polygon>
        <draw:polygon draw:style-name="gr2" draw:text-style-name="P3" draw:layer="layout" svg:width="0.018cm" svg:height="0.017cm" svg:x="6.663cm" svg:y="12.32cm" svg:viewBox="0 0 19 18" draw:points="0,0 19,0 19,18 0,18">
          <text:p/>
        </draw:polygon>
        <draw:polygon draw:style-name="gr2" draw:text-style-name="P3" draw:layer="layout" svg:width="4.107cm" svg:height="0.017cm" svg:x="6.68cm" svg:y="12.32cm" svg:viewBox="0 0 4108 18" draw:points="0,0 4108,0 4108,18 0,18">
          <text:p/>
        </draw:polygon>
        <draw:polygon draw:style-name="gr2" draw:text-style-name="P3" draw:layer="layout" svg:width="0.017cm" svg:height="0.525cm" svg:x="10.788cm" svg:y="11.795cm" svg:viewBox="0 0 18 526" draw:points="0,0 18,0 18,526 0,526">
          <text:p/>
        </draw:polygon>
        <draw:polygon draw:style-name="gr2" draw:text-style-name="P3" draw:layer="layout" svg:width="0.017cm" svg:height="0.017cm" svg:x="10.788cm" svg:y="12.32cm" svg:viewBox="0 0 18 18" draw:points="0,0 18,0 18,18 0,18">
          <text:p/>
        </draw:polygon>
        <draw:polygon draw:style-name="gr2" draw:text-style-name="P3" draw:layer="layout" svg:width="4.107cm" svg:height="0.017cm" svg:x="10.805cm" svg:y="12.32cm" svg:viewBox="0 0 4108 18" draw:points="0,0 4108,0 4108,18 0,18">
          <text:p/>
        </draw:polygon>
        <draw:polygon draw:style-name="gr2" draw:text-style-name="P3" draw:layer="layout" svg:width="0.017cm" svg:height="0.525cm" svg:x="14.912cm" svg:y="11.795cm" svg:viewBox="0 0 18 526" draw:points="0,0 18,0 18,526 0,526">
          <text:p/>
        </draw:polygon>
        <draw:polygon draw:style-name="gr2" draw:text-style-name="P3" draw:layer="layout" svg:width="0.017cm" svg:height="0.017cm" svg:x="14.912cm" svg:y="12.32cm" svg:viewBox="0 0 18 18" draw:points="0,0 18,0 18,18 0,18">
          <text:p/>
        </draw:polygon>
        <draw:polygon draw:style-name="gr2" draw:text-style-name="P3" draw:layer="layout" svg:width="4.107cm" svg:height="0.017cm" svg:x="14.929cm" svg:y="12.32cm" svg:viewBox="0 0 4108 18" draw:points="0,0 4108,0 4108,18 0,18">
          <text:p/>
        </draw:polygon>
        <draw:polygon draw:style-name="gr2" draw:text-style-name="P3" draw:layer="layout" svg:width="0.017cm" svg:height="0.525cm" svg:x="19.036cm" svg:y="11.795cm" svg:viewBox="0 0 18 526" draw:points="0,0 18,0 18,526 0,526">
          <text:p/>
        </draw:polygon>
        <draw:polygon draw:style-name="gr2" draw:text-style-name="P3" draw:layer="layout" svg:width="0.017cm" svg:height="0.017cm" svg:x="19.036cm" svg:y="12.32cm" svg:viewBox="0 0 18 18" draw:points="0,0 18,0 18,18 0,18">
          <text:p/>
        </draw:polygon>
        <draw:polygon draw:style-name="gr2" draw:text-style-name="P3" draw:layer="layout" svg:width="0.017cm" svg:height="0.017cm" svg:x="19.036cm" svg:y="12.32cm" svg:viewBox="0 0 18 18" draw:points="0,0 18,0 18,18 0,18">
          <text:p/>
        </draw:polygon>
        <draw:frame draw:style-name="gr3" draw:text-style-name="P4" draw:layer="layout" svg:width="3.037cm" svg:height="0.505cm" svg:x="15.111cm" svg:y="11.816cm">
          <draw:text-box>
            <text:p text:style-name="P1"><text:span text:style-name="T4">D. 0x001845C2 </text:span></text:p>
          </draw:text-box>
        </draw:frame>
        <draw:frame draw:style-name="gr1" draw:text-style-name="P2" draw:layer="layout" svg:width="1.284cm" svg:height="0.471cm" svg:x="2.541cm" svg:y="12.532cm">
          <draw:text-box>
            <text:p text:style-name="P1"><text:span text:style-name="T2">Câu 13</text:span></text:p>
          </draw:text-box>
        </draw:frame>
        <draw:frame draw:style-name="gr1" draw:text-style-name="P2" draw:layer="layout" svg:width="0.422cm" svg:height="0.475cm" svg:x="3.823cm" svg:y="12.526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6.18cm" svg:height="0.505cm" svg:x="4.065cm" svg:y="12.502cm">
          <draw:text-box>
            <text:p text:style-name="P1"><text:span text:style-name="T4">Cho đoạn chương trình sau: (G1) </text:span></text:p>
          </draw:text-box>
        </draw:frame>
        <draw:frame draw:style-name="gr3" draw:text-style-name="P4" draw:layer="layout" svg:width="3.495cm" svg:height="0.505cm" svg:x="6.452cm" svg:y="13.107cm">
          <draw:text-box>
            <text:p text:style-name="P1"><text:span text:style-name="T18"><text:s/>addi $s0, $zero, 5 </text:span></text:p>
          </draw:text-box>
        </draw:frame>
        <draw:frame draw:style-name="gr3" draw:text-style-name="P4" draw:layer="layout" svg:width="3.558cm" svg:height="0.505cm" svg:x="6.452cm" svg:y="13.713cm">
          <draw:text-box>
            <text:p text:style-name="P1"><text:span text:style-name="T18">addi $t1, $zero, 12 </text:span></text:p>
          </draw:text-box>
        </draw:frame>
        <draw:frame draw:style-name="gr3" draw:text-style-name="P4" draw:layer="layout" svg:width="4.688cm" svg:height="0.505cm" svg:x="6.452cm" svg:y="14.322cm">
          <draw:text-box>
            <text:p text:style-name="P1"><text:span text:style-name="T18">loop: beq $t1, $zero, end </text:span></text:p>
          </draw:text-box>
        </draw:frame>
        <draw:frame draw:style-name="gr3" draw:text-style-name="P4" draw:layer="layout" svg:width="2.619cm" svg:height="0.505cm" svg:x="6.452cm" svg:y="14.928cm">
          <draw:text-box>
            <text:p text:style-name="P1"><text:span text:style-name="T18">sll $s0, $s0, 1 </text:span></text:p>
          </draw:text-box>
        </draw:frame>
        <draw:frame draw:style-name="gr3" draw:text-style-name="P4" draw:layer="layout" svg:width="3.05cm" svg:height="0.505cm" svg:x="6.452cm" svg:y="15.534cm">
          <draw:text-box>
            <text:p text:style-name="P1"><text:span text:style-name="T18">addi $t1, $t1, -4 </text:span></text:p>
          </draw:text-box>
        </draw:frame>
        <draw:frame draw:style-name="gr3" draw:text-style-name="P4" draw:layer="layout" svg:width="1.17cm" svg:height="0.505cm" svg:x="6.452cm" svg:y="16.139cm">
          <draw:text-box>
            <text:p text:style-name="P1"><text:span text:style-name="T18">j loop </text:span></text:p>
          </draw:text-box>
        </draw:frame>
        <draw:frame draw:style-name="gr3" draw:text-style-name="P4" draw:layer="layout" svg:width="3.926cm" svg:height="0.505cm" svg:x="6.452cm" svg:y="16.753cm">
          <draw:text-box>
            <text:p text:style-name="P1"><text:span text:style-name="T18">end: addi $s1, $s0, 5 </text:span></text:p>
          </draw:text-box>
        </draw:frame>
        <draw:frame draw:style-name="gr3" draw:text-style-name="P4" draw:layer="layout" svg:width="15.596cm" svg:height="0.505cm" svg:x="2.541cm" svg:y="17.498cm">
          <draw:text-box>
            <text:p text:style-name="P1"><text:span text:style-name="T4">Sau đoạn chương trình này thực thi xong thì giá trị trong thanh ghi </text:span><text:span text:style-name="T18">$s0 </text:span><text:span text:style-name="T4">là bao nhiêu? </text:span></text:p>
          </draw:text-box>
        </draw:frame>
        <draw:frame draw:style-name="gr3" draw:text-style-name="P4" draw:layer="layout" svg:width="1.132cm" svg:height="0.505cm" svg:x="2.74cm" svg:y="18.264cm">
          <draw:text-box>
            <text:p text:style-name="P1"><text:span text:style-name="T17">A. 40</text:span><text:span text:style-name="T4"> </text:span></text:p>
          </draw:text-box>
        </draw:frame>
        <draw:frame draw:style-name="gr3" draw:text-style-name="P4" draw:layer="layout" svg:width="1.107cm" svg:height="0.505cm" svg:x="6.863cm" svg:y="18.264cm">
          <draw:text-box>
            <text:p text:style-name="P1"><text:span text:style-name="T4">B. 45 </text:span></text:p>
          </draw:text-box>
        </draw:frame>
        <draw:frame draw:style-name="gr3" draw:text-style-name="P4" draw:layer="layout" svg:width="1.107cm" svg:height="0.505cm" svg:x="10.987cm" svg:y="18.264cm">
          <draw:text-box>
            <text:p text:style-name="P1"><text:span text:style-name="T4">C. 47 </text:span></text:p>
          </draw:text-box>
        </draw:frame>
        <draw:polygon draw:style-name="gr2" draw:text-style-name="P3" draw:layer="layout" svg:width="0.017cm" svg:height="0.017cm" svg:x="2.54cm" svg:y="18.222cm" svg:viewBox="0 0 18 18" draw:points="0,0 18,0 18,18 0,18">
          <text:p/>
        </draw:polygon>
        <draw:polygon draw:style-name="gr2" draw:text-style-name="P3" draw:layer="layout" svg:width="0.017cm" svg:height="0.017cm" svg:x="2.54cm" svg:y="18.222cm" svg:viewBox="0 0 18 18" draw:points="0,0 18,0 18,18 0,18">
          <text:p/>
        </draw:polygon>
        <draw:polygon draw:style-name="gr2" draw:text-style-name="P3" draw:layer="layout" svg:width="4.107cm" svg:height="0.017cm" svg:x="2.557cm" svg:y="18.222cm" svg:viewBox="0 0 4108 18" draw:points="0,0 4108,0 4108,18 0,18">
          <text:p/>
        </draw:polygon>
        <draw:polygon draw:style-name="gr2" draw:text-style-name="P3" draw:layer="layout" svg:width="0.018cm" svg:height="0.017cm" svg:x="6.663cm" svg:y="18.222cm" svg:viewBox="0 0 19 18" draw:points="0,0 19,0 19,18 0,18">
          <text:p/>
        </draw:polygon>
        <draw:polygon draw:style-name="gr2" draw:text-style-name="P3" draw:layer="layout" svg:width="4.107cm" svg:height="0.017cm" svg:x="6.68cm" svg:y="18.222cm" svg:viewBox="0 0 4108 18" draw:points="0,0 4108,0 4108,18 0,18">
          <text:p/>
        </draw:polygon>
        <draw:polygon draw:style-name="gr2" draw:text-style-name="P3" draw:layer="layout" svg:width="0.017cm" svg:height="0.017cm" svg:x="10.788cm" svg:y="18.222cm" svg:viewBox="0 0 18 18" draw:points="0,0 18,0 18,18 0,18">
          <text:p/>
        </draw:polygon>
        <draw:polygon draw:style-name="gr2" draw:text-style-name="P3" draw:layer="layout" svg:width="4.107cm" svg:height="0.017cm" svg:x="10.805cm" svg:y="18.222cm" svg:viewBox="0 0 4108 18" draw:points="0,0 4108,0 4108,18 0,18">
          <text:p/>
        </draw:polygon>
        <draw:polygon draw:style-name="gr2" draw:text-style-name="P3" draw:layer="layout" svg:width="0.017cm" svg:height="0.017cm" svg:x="14.912cm" svg:y="18.222cm" svg:viewBox="0 0 18 18" draw:points="0,0 18,0 18,18 0,18">
          <text:p/>
        </draw:polygon>
        <draw:polygon draw:style-name="gr2" draw:text-style-name="P3" draw:layer="layout" svg:width="4.107cm" svg:height="0.017cm" svg:x="14.929cm" svg:y="18.222cm" svg:viewBox="0 0 4108 18" draw:points="0,0 4108,0 4108,18 0,18">
          <text:p/>
        </draw:polygon>
        <draw:polygon draw:style-name="gr2" draw:text-style-name="P3" draw:layer="layout" svg:width="0.017cm" svg:height="0.017cm" svg:x="19.036cm" svg:y="18.222cm" svg:viewBox="0 0 18 18" draw:points="0,0 18,0 18,18 0,18">
          <text:p/>
        </draw:polygon>
        <draw:polygon draw:style-name="gr2" draw:text-style-name="P3" draw:layer="layout" svg:width="0.017cm" svg:height="0.017cm" svg:x="19.036cm" svg:y="18.222cm" svg:viewBox="0 0 18 18" draw:points="0,0 18,0 18,18 0,18">
          <text:p/>
        </draw:polygon>
        <draw:polygon draw:style-name="gr2" draw:text-style-name="P3" draw:layer="layout" svg:width="0.017cm" svg:height="0.529cm" svg:x="2.54cm" svg:y="18.239cm" svg:viewBox="0 0 18 530" draw:points="0,0 18,0 18,530 0,530">
          <text:p/>
        </draw:polygon>
        <draw:polygon draw:style-name="gr2" draw:text-style-name="P3" draw:layer="layout" svg:width="0.017cm" svg:height="0.017cm" svg:x="2.54cm" svg:y="18.768cm" svg:viewBox="0 0 18 18" draw:points="0,0 18,0 18,18 0,18">
          <text:p/>
        </draw:polygon>
        <draw:polygon draw:style-name="gr2" draw:text-style-name="P3" draw:layer="layout" svg:width="0.017cm" svg:height="0.017cm" svg:x="2.54cm" svg:y="18.768cm" svg:viewBox="0 0 18 18" draw:points="0,0 18,0 18,18 0,18">
          <text:p/>
        </draw:polygon>
        <draw:polygon draw:style-name="gr2" draw:text-style-name="P3" draw:layer="layout" svg:width="4.107cm" svg:height="0.017cm" svg:x="2.557cm" svg:y="18.768cm" svg:viewBox="0 0 4108 18" draw:points="0,0 4108,0 4108,18 0,18">
          <text:p/>
        </draw:polygon>
        <draw:polygon draw:style-name="gr2" draw:text-style-name="P3" draw:layer="layout" svg:width="0.018cm" svg:height="0.529cm" svg:x="6.663cm" svg:y="18.239cm" svg:viewBox="0 0 19 530" draw:points="0,0 19,0 19,530 0,530">
          <text:p/>
        </draw:polygon>
        <draw:polygon draw:style-name="gr2" draw:text-style-name="P3" draw:layer="layout" svg:width="0.018cm" svg:height="0.017cm" svg:x="6.663cm" svg:y="18.768cm" svg:viewBox="0 0 19 18" draw:points="0,0 19,0 19,18 0,18">
          <text:p/>
        </draw:polygon>
        <draw:polygon draw:style-name="gr2" draw:text-style-name="P3" draw:layer="layout" svg:width="4.107cm" svg:height="0.017cm" svg:x="6.68cm" svg:y="18.768cm" svg:viewBox="0 0 4108 18" draw:points="0,0 4108,0 4108,18 0,18">
          <text:p/>
        </draw:polygon>
        <draw:polygon draw:style-name="gr2" draw:text-style-name="P3" draw:layer="layout" svg:width="0.017cm" svg:height="0.529cm" svg:x="10.788cm" svg:y="18.239cm" svg:viewBox="0 0 18 530" draw:points="0,0 18,0 18,530 0,530">
          <text:p/>
        </draw:polygon>
        <draw:polygon draw:style-name="gr2" draw:text-style-name="P3" draw:layer="layout" svg:width="0.017cm" svg:height="0.017cm" svg:x="10.788cm" svg:y="18.768cm" svg:viewBox="0 0 18 18" draw:points="0,0 18,0 18,18 0,18">
          <text:p/>
        </draw:polygon>
        <draw:polygon draw:style-name="gr2" draw:text-style-name="P3" draw:layer="layout" svg:width="4.107cm" svg:height="0.017cm" svg:x="10.805cm" svg:y="18.768cm" svg:viewBox="0 0 4108 18" draw:points="0,0 4108,0 4108,18 0,18">
          <text:p/>
        </draw:polygon>
        <draw:polygon draw:style-name="gr2" draw:text-style-name="P3" draw:layer="layout" svg:width="0.017cm" svg:height="0.529cm" svg:x="14.912cm" svg:y="18.239cm" svg:viewBox="0 0 18 530" draw:points="0,0 18,0 18,530 0,530">
          <text:p/>
        </draw:polygon>
        <draw:polygon draw:style-name="gr2" draw:text-style-name="P3" draw:layer="layout" svg:width="0.017cm" svg:height="0.017cm" svg:x="14.912cm" svg:y="18.768cm" svg:viewBox="0 0 18 18" draw:points="0,0 18,0 18,18 0,18">
          <text:p/>
        </draw:polygon>
        <draw:polygon draw:style-name="gr2" draw:text-style-name="P3" draw:layer="layout" svg:width="4.107cm" svg:height="0.017cm" svg:x="14.929cm" svg:y="18.768cm" svg:viewBox="0 0 4108 18" draw:points="0,0 4108,0 4108,18 0,18">
          <text:p/>
        </draw:polygon>
        <draw:polygon draw:style-name="gr2" draw:text-style-name="P3" draw:layer="layout" svg:width="0.017cm" svg:height="0.529cm" svg:x="19.036cm" svg:y="18.239cm" svg:viewBox="0 0 18 530" draw:points="0,0 18,0 18,530 0,530">
          <text:p/>
        </draw:polygon>
        <draw:polygon draw:style-name="gr2" draw:text-style-name="P3" draw:layer="layout" svg:width="0.017cm" svg:height="0.017cm" svg:x="19.036cm" svg:y="18.768cm" svg:viewBox="0 0 18 18" draw:points="0,0 18,0 18,18 0,18">
          <text:p/>
        </draw:polygon>
        <draw:polygon draw:style-name="gr2" draw:text-style-name="P3" draw:layer="layout" svg:width="0.017cm" svg:height="0.017cm" svg:x="19.036cm" svg:y="18.768cm" svg:viewBox="0 0 18 18" draw:points="0,0 18,0 18,18 0,18">
          <text:p/>
        </draw:polygon>
        <draw:frame draw:style-name="gr3" draw:text-style-name="P4" draw:layer="layout" svg:width="1.132cm" svg:height="0.505cm" svg:x="15.111cm" svg:y="18.264cm">
          <draw:text-box>
            <text:p text:style-name="P1"><text:span text:style-name="T4">D. 35 </text:span></text:p>
          </draw:text-box>
        </draw:frame>
        <draw:frame draw:style-name="gr1" draw:text-style-name="P2" draw:layer="layout" svg:width="1.284cm" svg:height="0.471cm" svg:x="2.541cm" svg:y="18.98cm">
          <draw:text-box>
            <text:p text:style-name="P1"><text:span text:style-name="T2">Câu 14</text:span></text:p>
          </draw:text-box>
        </draw:frame>
        <draw:frame draw:style-name="gr1" draw:text-style-name="P2" draw:layer="layout" svg:width="0.422cm" svg:height="0.475cm" svg:x="3.823cm" svg:y="18.974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5.61cm" svg:height="0.505cm" svg:x="4.065cm" svg:y="18.95cm">
          <draw:text-box>
            <text:p text:style-name="P1"><text:span text:style-name="T4">Giả định rằng </text:span><text:span text:style-name="T6">i </text:span><text:span text:style-name="T4">và </text:span><text:span text:style-name="T6">k </text:span><text:span text:style-name="T4">tương ứng với thanh ghi $s0 và $s1; địa chỉ nền/cơ sở của mảng </text:span></text:p>
          </draw:text-box>
        </draw:frame>
        <draw:frame draw:style-name="gr3" draw:text-style-name="P4" draw:layer="layout" svg:width="17.65cm" svg:height="0.505cm" svg:x="2.541cm" svg:y="19.555cm">
          <draw:text-box>
            <text:p text:style-name="P1"><text:span text:style-name="T6">arr </text:span><text:span text:style-name="T4">lưu trong $s2. Tìm đoạn chương trình C/C++ tương ứng với chuỗi lệnh Assembly sau: (G1) </text:span></text:p>
          </draw:text-box>
        </draw:frame>
        <draw:frame draw:style-name="gr3" draw:text-style-name="P4" draw:layer="layout" svg:width="4.333cm" svg:height="0.505cm" svg:x="6.974cm" svg:y="20.3cm">
          <draw:text-box>
            <text:p text:style-name="P1"><text:span text:style-name="T18">function: sll $t1, $s0, 2 </text:span></text:p>
          </draw:text-box>
        </draw:frame>
        <draw:frame draw:style-name="gr3" draw:text-style-name="P4" draw:layer="layout" svg:width="3.177cm" svg:height="0.505cm" svg:x="6.974cm" svg:y="20.831cm">
          <draw:text-box>
            <text:p text:style-name="P1"><text:span text:style-name="T18">add $t1, $t1, $s2 </text:span></text:p>
          </draw:text-box>
        </draw:frame>
        <draw:frame draw:style-name="gr3" draw:text-style-name="P4" draw:layer="layout" svg:width="2.593cm" svg:height="0.505cm" svg:x="6.974cm" svg:y="21.36cm">
          <draw:text-box>
            <text:p text:style-name="P1"><text:span text:style-name="T18">lw $t0, 0($t1) </text:span></text:p>
          </draw:text-box>
        </draw:frame>
        <draw:frame draw:style-name="gr3" draw:text-style-name="P4" draw:layer="layout" svg:width="3.227cm" svg:height="0.505cm" svg:x="6.974cm" svg:y="21.885cm">
          <draw:text-box>
            <text:p text:style-name="P1"><text:span text:style-name="T18">bne $t0, $s1, exit </text:span></text:p>
          </draw:text-box>
        </draw:frame>
        <draw:frame draw:style-name="gr3" draw:text-style-name="P4" draw:layer="layout" svg:width="2.999cm" svg:height="0.505cm" svg:x="6.974cm" svg:y="22.414cm">
          <draw:text-box>
            <text:p text:style-name="P1"><text:span text:style-name="T18">addi $s0, $s0, 1 </text:span></text:p>
          </draw:text-box>
        </draw:frame>
        <draw:frame draw:style-name="gr3" draw:text-style-name="P4" draw:layer="layout" svg:width="1.856cm" svg:height="0.505cm" svg:x="6.974cm" svg:y="22.939cm">
          <draw:text-box>
            <text:p text:style-name="P1"><text:span text:style-name="T18">j function </text:span></text:p>
          </draw:text-box>
        </draw:frame>
        <draw:frame draw:style-name="gr3" draw:text-style-name="P4" draw:layer="layout" svg:width="0.928cm" svg:height="0.505cm" svg:x="6.974cm" svg:y="23.608cm">
          <draw:text-box>
            <text:p text:style-name="P1"><text:span text:style-name="T18">exit: </text:span></text:p>
          </draw:text-box>
        </draw:frame>
        <draw:frame draw:style-name="gr3" draw:text-style-name="P4" draw:layer="layout" svg:width="0.561cm" svg:height="0.505cm" svg:x="2.74cm" svg:y="24.154cm">
          <draw:text-box>
            <text:p text:style-name="P1"><text:span text:style-name="T4">A. </text:span></text:p>
          </draw:text-box>
        </draw:frame>
        <draw:polygon draw:style-name="gr2" draw:text-style-name="P3" draw:layer="layout" svg:width="0.017cm" svg:height="0.017cm" svg:x="2.54cm" svg:y="24.112cm" svg:viewBox="0 0 18 18" draw:points="0,0 18,0 18,18 0,18">
          <text:p/>
        </draw:polygon>
        <draw:polygon draw:style-name="gr2" draw:text-style-name="P3" draw:layer="layout" svg:width="0.017cm" svg:height="0.017cm" svg:x="2.54cm" svg:y="24.112cm" svg:viewBox="0 0 18 18" draw:points="0,0 18,0 18,18 0,18">
          <text:p/>
        </draw:polygon>
        <draw:polygon draw:style-name="gr2" draw:text-style-name="P3" draw:layer="layout" svg:width="1.406cm" svg:height="0.017cm" svg:x="2.557cm" svg:y="24.112cm" svg:viewBox="0 0 1407 18" draw:points="0,0 1407,0 1407,18 0,18">
          <text:p/>
        </draw:polygon>
        <draw:polygon draw:style-name="gr2" draw:text-style-name="P3" draw:layer="layout" svg:width="0.017cm" svg:height="0.017cm" svg:x="3.963cm" svg:y="24.112cm" svg:viewBox="0 0 18 18" draw:points="0,0 18,0 18,18 0,18">
          <text:p/>
        </draw:polygon>
        <draw:polygon draw:style-name="gr2" draw:text-style-name="P3" draw:layer="layout" svg:width="2.802cm" svg:height="0.017cm" svg:x="3.98cm" svg:y="24.112cm" svg:viewBox="0 0 2803 18" draw:points="0,0 2803,0 2803,18 0,18">
          <text:p/>
        </draw:polygon>
        <draw:polygon draw:style-name="gr2" draw:text-style-name="P3" draw:layer="layout" svg:width="0.017cm" svg:height="0.017cm" svg:x="6.782cm" svg:y="24.112cm" svg:viewBox="0 0 18 18" draw:points="0,0 18,0 18,18 0,18">
          <text:p/>
        </draw:polygon>
        <draw:polygon draw:style-name="gr2" draw:text-style-name="P3" draw:layer="layout" svg:width="6.237cm" svg:height="0.017cm" svg:x="6.799cm" svg:y="24.112cm" svg:viewBox="0 0 6238 18" draw:points="0,0 6238,0 6238,18 0,18">
          <text:p/>
        </draw:polygon>
        <draw:polygon draw:style-name="gr2" draw:text-style-name="P3" draw:layer="layout" svg:width="0.017cm" svg:height="0.017cm" svg:x="13.036cm" svg:y="24.112cm" svg:viewBox="0 0 18 18" draw:points="0,0 18,0 18,18 0,18">
          <text:p/>
        </draw:polygon>
        <draw:polygon draw:style-name="gr2" draw:text-style-name="P3" draw:layer="layout" svg:width="0.009cm" svg:height="0.017cm" svg:x="13.053cm" svg:y="24.112cm" svg:viewBox="0 0 10 18" draw:points="0,0 10,0 10,18 0,18">
          <text:p/>
        </draw:polygon>
        <draw:polygon draw:style-name="gr2" draw:text-style-name="P3" draw:layer="layout" svg:width="0.017cm" svg:height="0.017cm" svg:x="13.062cm" svg:y="24.112cm" svg:viewBox="0 0 18 18" draw:points="0,0 18,0 18,18 0,18">
          <text:p/>
        </draw:polygon>
        <draw:polygon draw:style-name="gr2" draw:text-style-name="P3" draw:layer="layout" svg:width="5.957cm" svg:height="0.017cm" svg:x="13.079cm" svg:y="24.112cm" svg:viewBox="0 0 5958 18" draw:points="0,0 5958,0 5958,18 0,18">
          <text:p/>
        </draw:polygon>
        <draw:polygon draw:style-name="gr2" draw:text-style-name="P3" draw:layer="layout" svg:width="0.017cm" svg:height="0.017cm" svg:x="19.036cm" svg:y="24.112cm" svg:viewBox="0 0 18 18" draw:points="0,0 18,0 18,18 0,18">
          <text:p/>
        </draw:polygon>
        <draw:polygon draw:style-name="gr2" draw:text-style-name="P3" draw:layer="layout" svg:width="0.017cm" svg:height="0.017cm" svg:x="19.036cm" svg:y="24.112cm" svg:viewBox="0 0 18 18" draw:points="0,0 18,0 18,18 0,18">
          <text:p/>
        </draw:polygon>
        <draw:polygon draw:style-name="gr2" draw:text-style-name="P3" draw:layer="layout" svg:width="0.017cm" svg:height="0.529cm" svg:x="2.54cm" svg:y="24.129cm" svg:viewBox="0 0 18 530" draw:points="0,0 18,0 18,530 0,530">
          <text:p/>
        </draw:polygon>
        <draw:polygon draw:style-name="gr2" draw:text-style-name="P3" draw:layer="layout" svg:width="0.017cm" svg:height="0.529cm" svg:x="3.963cm" svg:y="24.129cm" svg:viewBox="0 0 18 530" draw:points="0,0 18,0 18,530 0,530">
          <text:p/>
        </draw:polygon>
        <draw:polygon draw:style-name="gr2" draw:text-style-name="P3" draw:layer="layout" svg:width="0.017cm" svg:height="0.529cm" svg:x="19.036cm" svg:y="24.129cm" svg:viewBox="0 0 18 530" draw:points="0,0 18,0 18,530 0,530">
          <text:p/>
        </draw:polygon>
        <draw:frame draw:style-name="gr3" draw:text-style-name="P4" draw:layer="layout" svg:width="5.505cm" svg:height="0.505cm" svg:x="4.158cm" svg:y="24.154cm">
          <draw:text-box>
            <text:p text:style-name="P1"><text:span text:style-name="T4">while ( arr[i] != k) { i += 1) } </text:span></text:p>
          </draw:text-box>
        </draw:frame>
        <draw:frame draw:style-name="gr3" draw:text-style-name="P4" draw:layer="layout" svg:width="0.536cm" svg:height="0.505cm" svg:x="2.74cm" svg:y="24.7cm">
          <draw:text-box>
            <text:p text:style-name="P1"><text:span text:style-name="T17">B. </text:span></text:p>
          </draw:text-box>
        </draw:frame>
        <draw:polygon draw:style-name="gr2" draw:text-style-name="P3" draw:layer="layout" svg:width="0.017cm" svg:height="0.017cm" svg:x="2.54cm" svg:y="24.658cm" svg:viewBox="0 0 18 18" draw:points="0,0 18,0 18,18 0,18">
          <text:p/>
        </draw:polygon>
        <draw:polygon draw:style-name="gr2" draw:text-style-name="P3" draw:layer="layout" svg:width="1.406cm" svg:height="0.017cm" svg:x="2.557cm" svg:y="24.658cm" svg:viewBox="0 0 1407 18" draw:points="0,0 1407,0 1407,18 0,18">
          <text:p/>
        </draw:polygon>
        <draw:polygon draw:style-name="gr2" draw:text-style-name="P3" draw:layer="layout" svg:width="0.017cm" svg:height="0.017cm" svg:x="3.963cm" svg:y="24.658cm" svg:viewBox="0 0 18 18" draw:points="0,0 18,0 18,18 0,18">
          <text:p/>
        </draw:polygon>
        <draw:polygon draw:style-name="gr2" draw:text-style-name="P3" draw:layer="layout" svg:width="15.056cm" svg:height="0.017cm" svg:x="3.98cm" svg:y="24.658cm" svg:viewBox="0 0 15057 18" draw:points="0,0 15057,0 15057,18 0,18">
          <text:p/>
        </draw:polygon>
        <draw:polygon draw:style-name="gr2" draw:text-style-name="P3" draw:layer="layout" svg:width="0.017cm" svg:height="0.017cm" svg:x="19.036cm" svg:y="24.658cm" svg:viewBox="0 0 18 18" draw:points="0,0 18,0 18,18 0,18">
          <text:p/>
        </draw:polygon>
        <draw:polygon draw:style-name="gr2" draw:text-style-name="P3" draw:layer="layout" svg:width="0.017cm" svg:height="0.529cm" svg:x="2.54cm" svg:y="24.675cm" svg:viewBox="0 0 18 530" draw:points="0,0 18,0 18,530 0,530">
          <text:p/>
        </draw:polygon>
        <draw:polygon draw:style-name="gr2" draw:text-style-name="P3" draw:layer="layout" svg:width="0.017cm" svg:height="0.529cm" svg:x="3.963cm" svg:y="24.675cm" svg:viewBox="0 0 18 530" draw:points="0,0 18,0 18,530 0,530">
          <text:p/>
        </draw:polygon>
        <draw:polygon draw:style-name="gr2" draw:text-style-name="P3" draw:layer="layout" svg:width="0.017cm" svg:height="0.529cm" svg:x="19.036cm" svg:y="24.675cm" svg:viewBox="0 0 18 530" draw:points="0,0 18,0 18,530 0,530">
          <text:p/>
        </draw:polygon>
        <draw:frame draw:style-name="gr3" draw:text-style-name="P4" draw:layer="layout" svg:width="5.611cm" svg:height="0.505cm" svg:x="4.158cm" svg:y="24.7cm">
          <draw:text-box>
            <text:p text:style-name="P1"><text:span text:style-name="T17">while ( arr[i] == k) { i += 1) } </text:span></text:p>
          </draw:text-box>
        </draw:frame>
        <draw:frame draw:style-name="gr3" draw:text-style-name="P4" draw:layer="layout" svg:width="0.536cm" svg:height="0.505cm" svg:x="2.74cm" svg:y="25.242cm">
          <draw:text-box>
            <text:p text:style-name="P1"><text:span text:style-name="T4">C. </text:span></text:p>
          </draw:text-box>
        </draw:frame>
        <draw:polygon draw:style-name="gr2" draw:text-style-name="P3" draw:layer="layout" svg:width="0.017cm" svg:height="0.017cm" svg:x="2.54cm" svg:y="25.204cm" svg:viewBox="0 0 18 18" draw:points="0,0 18,0 18,18 0,18">
          <text:p/>
        </draw:polygon>
        <draw:polygon draw:style-name="gr2" draw:text-style-name="P3" draw:layer="layout" svg:width="1.406cm" svg:height="0.017cm" svg:x="2.557cm" svg:y="25.204cm" svg:viewBox="0 0 1407 18" draw:points="0,0 1407,0 1407,18 0,18">
          <text:p/>
        </draw:polygon>
        <draw:polygon draw:style-name="gr2" draw:text-style-name="P3" draw:layer="layout" svg:width="0.017cm" svg:height="0.017cm" svg:x="3.963cm" svg:y="25.204cm" svg:viewBox="0 0 18 18" draw:points="0,0 18,0 18,18 0,18">
          <text:p/>
        </draw:polygon>
        <draw:polygon draw:style-name="gr2" draw:text-style-name="P3" draw:layer="layout" svg:width="15.056cm" svg:height="0.017cm" svg:x="3.98cm" svg:y="25.204cm" svg:viewBox="0 0 15057 18" draw:points="0,0 15057,0 15057,18 0,18">
          <text:p/>
        </draw:polygon>
        <draw:polygon draw:style-name="gr2" draw:text-style-name="P3" draw:layer="layout" svg:width="0.017cm" svg:height="0.017cm" svg:x="19.036cm" svg:y="25.204cm" svg:viewBox="0 0 18 18" draw:points="0,0 18,0 18,18 0,18">
          <text:p/>
        </draw:polygon>
        <draw:polygon draw:style-name="gr2" draw:text-style-name="P3" draw:layer="layout" svg:width="0.017cm" svg:height="0.525cm" svg:x="2.54cm" svg:y="25.221cm" svg:viewBox="0 0 18 526" draw:points="0,0 18,0 18,526 0,526">
          <text:p/>
        </draw:polygon>
        <draw:polygon draw:style-name="gr2" draw:text-style-name="P3" draw:layer="layout" svg:width="0.017cm" svg:height="0.525cm" svg:x="3.963cm" svg:y="25.221cm" svg:viewBox="0 0 18 526" draw:points="0,0 18,0 18,526 0,526">
          <text:p/>
        </draw:polygon>
        <draw:polygon draw:style-name="gr2" draw:text-style-name="P3" draw:layer="layout" svg:width="0.017cm" svg:height="0.525cm" svg:x="19.036cm" svg:y="25.221cm" svg:viewBox="0 0 18 526" draw:points="0,0 18,0 18,526 0,526">
          <text:p/>
        </draw:polygon>
        <draw:frame draw:style-name="gr3" draw:text-style-name="P4" draw:layer="layout" svg:width="5.505cm" svg:height="0.505cm" svg:x="4.158cm" svg:y="25.242cm">
          <draw:text-box>
            <text:p text:style-name="P1"><text:span text:style-name="T4">while ( i != k) { arr[i] += 1) } </text:span></text:p>
          </draw:text-box>
        </draw:frame>
        <draw:frame draw:style-name="gr3" draw:text-style-name="P4" draw:layer="layout" svg:width="0.561cm" svg:height="0.505cm" svg:x="2.74cm" svg:y="25.788cm">
          <draw:text-box>
            <text:p text:style-name="P1"><text:span text:style-name="T4">D. </text:span></text:p>
          </draw:text-box>
        </draw:frame>
        <draw:polygon draw:style-name="gr2" draw:text-style-name="P3" draw:layer="layout" svg:width="0.017cm" svg:height="0.017cm" svg:x="2.54cm" svg:y="25.746cm" svg:viewBox="0 0 18 18" draw:points="0,0 18,0 18,18 0,18">
          <text:p/>
        </draw:polygon>
        <draw:polygon draw:style-name="gr2" draw:text-style-name="P3" draw:layer="layout" svg:width="1.406cm" svg:height="0.017cm" svg:x="2.557cm" svg:y="25.746cm" svg:viewBox="0 0 1407 18" draw:points="0,0 1407,0 1407,18 0,18">
          <text:p/>
        </draw:polygon>
        <draw:polygon draw:style-name="gr2" draw:text-style-name="P3" draw:layer="layout" svg:width="0.017cm" svg:height="0.017cm" svg:x="3.963cm" svg:y="25.746cm" svg:viewBox="0 0 18 18" draw:points="0,0 18,0 18,18 0,18">
          <text:p/>
        </draw:polygon>
        <draw:polygon draw:style-name="gr2" draw:text-style-name="P3" draw:layer="layout" svg:width="15.056cm" svg:height="0.017cm" svg:x="3.98cm" svg:y="25.746cm" svg:viewBox="0 0 15057 18" draw:points="0,0 15057,0 15057,18 0,18">
          <text:p/>
        </draw:polygon>
        <draw:polygon draw:style-name="gr2" draw:text-style-name="P3" draw:layer="layout" svg:width="0.017cm" svg:height="0.017cm" svg:x="19.036cm" svg:y="25.746cm" svg:viewBox="0 0 18 18" draw:points="0,0 18,0 18,18 0,18">
          <text:p/>
        </draw:polygon>
        <draw:polygon draw:style-name="gr2" draw:text-style-name="P3" draw:layer="layout" svg:width="0.017cm" svg:height="0.529cm" svg:x="2.54cm" svg:y="25.763cm" svg:viewBox="0 0 18 530" draw:points="0,0 18,0 18,530 0,530">
          <text:p/>
        </draw:polygon>
        <draw:polygon draw:style-name="gr2" draw:text-style-name="P3" draw:layer="layout" svg:width="0.017cm" svg:height="0.017cm" svg:x="2.54cm" svg:y="26.292cm" svg:viewBox="0 0 18 18" draw:points="0,0 18,0 18,18 0,18">
          <text:p/>
        </draw:polygon>
        <draw:polygon draw:style-name="gr2" draw:text-style-name="P3" draw:layer="layout" svg:width="0.017cm" svg:height="0.017cm" svg:x="2.54cm" svg:y="26.292cm" svg:viewBox="0 0 18 18" draw:points="0,0 18,0 18,18 0,18">
          <text:p/>
        </draw:polygon>
        <draw:polygon draw:style-name="gr2" draw:text-style-name="P3" draw:layer="layout" svg:width="1.406cm" svg:height="0.017cm" svg:x="2.557cm" svg:y="26.292cm" svg:viewBox="0 0 1407 18" draw:points="0,0 1407,0 1407,18 0,18">
          <text:p/>
        </draw:polygon>
        <draw:polygon draw:style-name="gr2" draw:text-style-name="P3" draw:layer="layout" svg:width="0.017cm" svg:height="0.529cm" svg:x="3.963cm" svg:y="25.763cm" svg:viewBox="0 0 18 530" draw:points="0,0 18,0 18,530 0,530">
          <text:p/>
        </draw:polygon>
        <draw:polygon draw:style-name="gr2" draw:text-style-name="P3" draw:layer="layout" svg:width="0.017cm" svg:height="0.017cm" svg:x="3.963cm" svg:y="26.292cm" svg:viewBox="0 0 18 18" draw:points="0,0 18,0 18,18 0,18">
          <text:p/>
        </draw:polygon>
        <draw:polygon draw:style-name="gr2" draw:text-style-name="P3" draw:layer="layout" svg:width="15.056cm" svg:height="0.017cm" svg:x="3.98cm" svg:y="26.292cm" svg:viewBox="0 0 15057 18" draw:points="0,0 15057,0 15057,18 0,18">
          <text:p/>
        </draw:polygon>
        <draw:polygon draw:style-name="gr2" draw:text-style-name="P3" draw:layer="layout" svg:width="0.017cm" svg:height="0.529cm" svg:x="19.036cm" svg:y="25.763cm" svg:viewBox="0 0 18 530" draw:points="0,0 18,0 18,530 0,530">
          <text:p/>
        </draw:polygon>
        <draw:polygon draw:style-name="gr2" draw:text-style-name="P3" draw:layer="layout" svg:width="0.017cm" svg:height="0.017cm" svg:x="19.036cm" svg:y="26.292cm" svg:viewBox="0 0 18 18" draw:points="0,0 18,0 18,18 0,18">
          <text:p/>
        </draw:polygon>
        <draw:polygon draw:style-name="gr2" draw:text-style-name="P3" draw:layer="layout" svg:width="0.017cm" svg:height="0.017cm" svg:x="19.036cm" svg:y="26.292cm" svg:viewBox="0 0 18 18" draw:points="0,0 18,0 18,18 0,18">
          <text:p/>
        </draw:polygon>
        <draw:frame draw:style-name="gr3" draw:text-style-name="P4" draw:layer="layout" svg:width="5.611cm" svg:height="0.505cm" svg:x="4.158cm" svg:y="25.788cm">
          <draw:text-box>
            <text:p text:style-name="P1"><text:span text:style-name="T4">while ( i == k) { arr[i] += 1) } </text:span></text:p>
          </draw:text-box>
        </draw:frame>
      </draw:page>
      <draw:page draw:name="page4" draw:style-name="dp1" draw:master-page-name="master-page51">
        <draw:frame draw:style-name="gr1" draw:text-style-name="P2" draw:layer="layout" svg:width="3.635cm" svg:height="0.471cm" svg:x="9.26cm" svg:y="26.987cm">
          <draw:text-box>
            <text:p text:style-name="P1"><text:span text:style-name="T1">Trang </text:span><text:span text:style-name="T2">4 </text:span><text:span text:style-name="T1">/ </text:span><text:span text:style-name="T2">4 – Đề 101 </text:span></text:p>
          </draw:text-box>
        </draw:frame>
        <draw:frame draw:style-name="gr1" draw:text-style-name="P2" draw:layer="layout" svg:width="0.422cm" svg:height="0.471cm" svg:x="2.541cm" svg:y="27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84cm" svg:height="0.471cm" svg:x="2.541cm" svg:y="1.325cm">
          <draw:text-box>
            <text:p text:style-name="P1"><text:span text:style-name="T2">Câu 15</text:span></text:p>
          </draw:text-box>
        </draw:frame>
        <draw:frame draw:style-name="gr1" draw:text-style-name="P2" draw:layer="layout" svg:width="0.422cm" svg:height="0.475cm" svg:x="3.823cm" svg:y="1.319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5.277cm" svg:height="0.505cm" svg:x="4.065cm" svg:y="1.294cm">
          <draw:text-box>
            <text:p text:style-name="P1"><text:span text:style-name="T4">Trong các mã máy biểu diễn dưới dạng thập lục phân bên dưới. Câu lệnh nào dùng </text:span></text:p>
          </draw:text-box>
        </draw:frame>
        <draw:frame draw:style-name="gr3" draw:text-style-name="P4" draw:layer="layout" svg:width="8.066cm" svg:height="0.505cm" svg:x="2.541cm" svg:y="1.9cm">
          <draw:text-box>
            <text:p text:style-name="P1"><text:span text:style-name="T4">để biểu diễn lệnh “</text:span><text:span text:style-name="T18">addi $s1, $s7, -55” </text:span><text:span text:style-name="T4">(G1) </text:span></text:p>
          </draw:text-box>
        </draw:frame>
        <draw:frame draw:style-name="gr3" draw:text-style-name="P4" draw:layer="layout" svg:width="3.114cm" svg:height="0.505cm" svg:x="2.74cm" svg:y="2.667cm">
          <draw:text-box>
            <text:p text:style-name="P1"><text:span text:style-name="T4">A. 0x22F2FFC8 </text:span></text:p>
          </draw:text-box>
        </draw:frame>
        <draw:frame draw:style-name="gr3" draw:text-style-name="P4" draw:layer="layout" svg:width="3.089cm" svg:height="0.505cm" svg:x="6.863cm" svg:y="2.667cm">
          <draw:text-box>
            <text:p text:style-name="P1"><text:span text:style-name="T17">B. 0x22F1FFC9</text:span><text:span text:style-name="T4"> </text:span></text:p>
          </draw:text-box>
        </draw:frame>
        <draw:frame draw:style-name="gr3" draw:text-style-name="P4" draw:layer="layout" svg:width="3.039cm" svg:height="0.505cm" svg:x="10.987cm" svg:y="2.667cm">
          <draw:text-box>
            <text:p text:style-name="P1"><text:span text:style-name="T4">C. 0x22F1FFF9 </text:span></text:p>
          </draw:text-box>
        </draw:frame>
        <draw:polygon draw:style-name="gr2" draw:text-style-name="P3" draw:layer="layout" svg:width="0.017cm" svg:height="0.017cm" svg:x="2.54cm" svg:y="2.624cm" svg:viewBox="0 0 18 18" draw:points="0,0 18,0 18,18 0,18">
          <text:p/>
        </draw:polygon>
        <draw:polygon draw:style-name="gr2" draw:text-style-name="P3" draw:layer="layout" svg:width="0.017cm" svg:height="0.017cm" svg:x="2.54cm" svg:y="2.624cm" svg:viewBox="0 0 18 18" draw:points="0,0 18,0 18,18 0,18">
          <text:p/>
        </draw:polygon>
        <draw:polygon draw:style-name="gr2" draw:text-style-name="P3" draw:layer="layout" svg:width="4.107cm" svg:height="0.017cm" svg:x="2.557cm" svg:y="2.624cm" svg:viewBox="0 0 4108 18" draw:points="0,0 4108,0 4108,18 0,18">
          <text:p/>
        </draw:polygon>
        <draw:polygon draw:style-name="gr2" draw:text-style-name="P3" draw:layer="layout" svg:width="0.018cm" svg:height="0.017cm" svg:x="6.663cm" svg:y="2.624cm" svg:viewBox="0 0 19 18" draw:points="0,0 19,0 19,18 0,18">
          <text:p/>
        </draw:polygon>
        <draw:polygon draw:style-name="gr2" draw:text-style-name="P3" draw:layer="layout" svg:width="4.107cm" svg:height="0.017cm" svg:x="6.68cm" svg:y="2.624cm" svg:viewBox="0 0 4108 18" draw:points="0,0 4108,0 4108,18 0,18">
          <text:p/>
        </draw:polygon>
        <draw:polygon draw:style-name="gr2" draw:text-style-name="P3" draw:layer="layout" svg:width="0.017cm" svg:height="0.017cm" svg:x="10.788cm" svg:y="2.624cm" svg:viewBox="0 0 18 18" draw:points="0,0 18,0 18,18 0,18">
          <text:p/>
        </draw:polygon>
        <draw:polygon draw:style-name="gr2" draw:text-style-name="P3" draw:layer="layout" svg:width="4.107cm" svg:height="0.017cm" svg:x="10.805cm" svg:y="2.624cm" svg:viewBox="0 0 4108 18" draw:points="0,0 4108,0 4108,18 0,18">
          <text:p/>
        </draw:polygon>
        <draw:polygon draw:style-name="gr2" draw:text-style-name="P3" draw:layer="layout" svg:width="0.017cm" svg:height="0.017cm" svg:x="14.912cm" svg:y="2.624cm" svg:viewBox="0 0 18 18" draw:points="0,0 18,0 18,18 0,18">
          <text:p/>
        </draw:polygon>
        <draw:polygon draw:style-name="gr2" draw:text-style-name="P3" draw:layer="layout" svg:width="4.107cm" svg:height="0.017cm" svg:x="14.929cm" svg:y="2.624cm" svg:viewBox="0 0 4108 18" draw:points="0,0 4108,0 4108,18 0,18">
          <text:p/>
        </draw:polygon>
        <draw:polygon draw:style-name="gr2" draw:text-style-name="P3" draw:layer="layout" svg:width="0.017cm" svg:height="0.017cm" svg:x="19.036cm" svg:y="2.624cm" svg:viewBox="0 0 18 18" draw:points="0,0 18,0 18,18 0,18">
          <text:p/>
        </draw:polygon>
        <draw:polygon draw:style-name="gr2" draw:text-style-name="P3" draw:layer="layout" svg:width="0.017cm" svg:height="0.017cm" svg:x="19.036cm" svg:y="2.624cm" svg:viewBox="0 0 18 18" draw:points="0,0 18,0 18,18 0,18">
          <text:p/>
        </draw:polygon>
        <draw:polygon draw:style-name="gr2" draw:text-style-name="P3" draw:layer="layout" svg:width="0.017cm" svg:height="0.53cm" svg:x="2.54cm" svg:y="2.641cm" svg:viewBox="0 0 18 531" draw:points="0,0 18,0 18,531 0,531">
          <text:p/>
        </draw:polygon>
        <draw:polygon draw:style-name="gr2" draw:text-style-name="P3" draw:layer="layout" svg:width="0.017cm" svg:height="0.017cm" svg:x="2.54cm" svg:y="3.171cm" svg:viewBox="0 0 18 18" draw:points="0,0 18,0 18,18 0,18">
          <text:p/>
        </draw:polygon>
        <draw:polygon draw:style-name="gr2" draw:text-style-name="P3" draw:layer="layout" svg:width="0.017cm" svg:height="0.017cm" svg:x="2.54cm" svg:y="3.171cm" svg:viewBox="0 0 18 18" draw:points="0,0 18,0 18,18 0,18">
          <text:p/>
        </draw:polygon>
        <draw:polygon draw:style-name="gr2" draw:text-style-name="P3" draw:layer="layout" svg:width="4.107cm" svg:height="0.017cm" svg:x="2.557cm" svg:y="3.171cm" svg:viewBox="0 0 4108 18" draw:points="0,0 4108,0 4108,18 0,18">
          <text:p/>
        </draw:polygon>
        <draw:polygon draw:style-name="gr2" draw:text-style-name="P3" draw:layer="layout" svg:width="0.018cm" svg:height="0.53cm" svg:x="6.663cm" svg:y="2.641cm" svg:viewBox="0 0 19 531" draw:points="0,0 19,0 19,531 0,531">
          <text:p/>
        </draw:polygon>
        <draw:polygon draw:style-name="gr2" draw:text-style-name="P3" draw:layer="layout" svg:width="0.018cm" svg:height="0.017cm" svg:x="6.663cm" svg:y="3.171cm" svg:viewBox="0 0 19 18" draw:points="0,0 19,0 19,18 0,18">
          <text:p/>
        </draw:polygon>
        <draw:polygon draw:style-name="gr2" draw:text-style-name="P3" draw:layer="layout" svg:width="4.107cm" svg:height="0.017cm" svg:x="6.68cm" svg:y="3.171cm" svg:viewBox="0 0 4108 18" draw:points="0,0 4108,0 4108,18 0,18">
          <text:p/>
        </draw:polygon>
        <draw:polygon draw:style-name="gr2" draw:text-style-name="P3" draw:layer="layout" svg:width="0.017cm" svg:height="0.53cm" svg:x="10.788cm" svg:y="2.641cm" svg:viewBox="0 0 18 531" draw:points="0,0 18,0 18,531 0,531">
          <text:p/>
        </draw:polygon>
        <draw:polygon draw:style-name="gr2" draw:text-style-name="P3" draw:layer="layout" svg:width="0.017cm" svg:height="0.017cm" svg:x="10.788cm" svg:y="3.171cm" svg:viewBox="0 0 18 18" draw:points="0,0 18,0 18,18 0,18">
          <text:p/>
        </draw:polygon>
        <draw:polygon draw:style-name="gr2" draw:text-style-name="P3" draw:layer="layout" svg:width="4.107cm" svg:height="0.017cm" svg:x="10.805cm" svg:y="3.171cm" svg:viewBox="0 0 4108 18" draw:points="0,0 4108,0 4108,18 0,18">
          <text:p/>
        </draw:polygon>
        <draw:polygon draw:style-name="gr2" draw:text-style-name="P3" draw:layer="layout" svg:width="0.017cm" svg:height="0.53cm" svg:x="14.912cm" svg:y="2.641cm" svg:viewBox="0 0 18 531" draw:points="0,0 18,0 18,531 0,531">
          <text:p/>
        </draw:polygon>
        <draw:polygon draw:style-name="gr2" draw:text-style-name="P3" draw:layer="layout" svg:width="0.017cm" svg:height="0.017cm" svg:x="14.912cm" svg:y="3.171cm" svg:viewBox="0 0 18 18" draw:points="0,0 18,0 18,18 0,18">
          <text:p/>
        </draw:polygon>
        <draw:polygon draw:style-name="gr2" draw:text-style-name="P3" draw:layer="layout" svg:width="4.107cm" svg:height="0.017cm" svg:x="14.929cm" svg:y="3.171cm" svg:viewBox="0 0 4108 18" draw:points="0,0 4108,0 4108,18 0,18">
          <text:p/>
        </draw:polygon>
        <draw:polygon draw:style-name="gr2" draw:text-style-name="P3" draw:layer="layout" svg:width="0.017cm" svg:height="0.53cm" svg:x="19.036cm" svg:y="2.641cm" svg:viewBox="0 0 18 531" draw:points="0,0 18,0 18,531 0,531">
          <text:p/>
        </draw:polygon>
        <draw:polygon draw:style-name="gr2" draw:text-style-name="P3" draw:layer="layout" svg:width="0.017cm" svg:height="0.017cm" svg:x="19.036cm" svg:y="3.171cm" svg:viewBox="0 0 18 18" draw:points="0,0 18,0 18,18 0,18">
          <text:p/>
        </draw:polygon>
        <draw:polygon draw:style-name="gr2" draw:text-style-name="P3" draw:layer="layout" svg:width="0.017cm" svg:height="0.017cm" svg:x="19.036cm" svg:y="3.171cm" svg:viewBox="0 0 18 18" draw:points="0,0 18,0 18,18 0,18">
          <text:p/>
        </draw:polygon>
        <draw:frame draw:style-name="gr3" draw:text-style-name="P4" draw:layer="layout" svg:width="3.064cm" svg:height="0.505cm" svg:x="15.111cm" svg:y="2.667cm">
          <draw:text-box>
            <text:p text:style-name="P1"><text:span text:style-name="T4">D. 0x22F1FFF8 </text:span></text:p>
          </draw:text-box>
        </draw:frame>
        <draw:frame draw:style-name="gr1" draw:text-style-name="P2" draw:layer="layout" svg:width="1.284cm" svg:height="0.471cm" svg:x="2.541cm" svg:y="3.383cm">
          <draw:text-box>
            <text:p text:style-name="P1"><text:span text:style-name="T2">Câu 16</text:span></text:p>
          </draw:text-box>
        </draw:frame>
        <draw:frame draw:style-name="gr1" draw:text-style-name="P2" draw:layer="layout" svg:width="0.422cm" svg:height="0.475cm" svg:x="3.823cm" svg:y="3.377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5.258cm" svg:height="0.505cm" svg:x="4.065cm" svg:y="3.353cm">
          <draw:text-box>
            <text:p text:style-name="P1"><text:span text:style-name="T4">Trong các câu lệnh assembly MIPS bên dưới. Câu lệnh nào dùng để biểu diễn lệnh </text:span></text:p>
          </draw:text-box>
        </draw:frame>
        <draw:frame draw:style-name="gr3" draw:text-style-name="P4" draw:layer="layout" svg:width="3.406cm" svg:height="0.505cm" svg:x="2.541cm" svg:y="3.958cm">
          <draw:text-box>
            <text:p text:style-name="P1"><text:span text:style-name="T4">0x01F37024 (G1) </text:span></text:p>
          </draw:text-box>
        </draw:frame>
        <draw:frame draw:style-name="gr3" draw:text-style-name="P4" draw:layer="layout" svg:width="3.431cm" svg:height="0.505cm" svg:x="2.74cm" svg:y="4.724cm">
          <draw:text-box>
            <text:p text:style-name="P1"><text:span text:style-name="T4">A. or $t1, $t7, $s5 </text:span></text:p>
          </draw:text-box>
        </draw:frame>
        <draw:frame draw:style-name="gr1" draw:text-style-name="P2" draw:layer="layout" svg:width="3.412cm" svg:height="0.471cm" svg:x="7.177cm" svg:y="4.716cm">
          <draw:text-box>
            <text:p text:style-name="P1"><text:span text:style-name="T16">B. and $t6, $t7, $s3 </text:span></text:p>
          </draw:text-box>
        </draw:frame>
        <draw:frame draw:style-name="gr3" draw:text-style-name="P4" draw:layer="layout" svg:width="3.406cm" svg:height="0.505cm" svg:x="11.301cm" svg:y="4.724cm">
          <draw:text-box>
            <text:p text:style-name="P1"><text:span text:style-name="T4">C. or $t3, $t4, $s3 </text:span></text:p>
          </draw:text-box>
        </draw:frame>
        <draw:polygon draw:style-name="gr2" draw:text-style-name="P3" draw:layer="layout" svg:width="0.017cm" svg:height="0.017cm" svg:x="2.54cm" svg:y="4.682cm" svg:viewBox="0 0 18 18" draw:points="0,0 18,0 18,18 0,18">
          <text:p/>
        </draw:polygon>
        <draw:polygon draw:style-name="gr2" draw:text-style-name="P3" draw:layer="layout" svg:width="0.017cm" svg:height="0.017cm" svg:x="2.54cm" svg:y="4.682cm" svg:viewBox="0 0 18 18" draw:points="0,0 18,0 18,18 0,18">
          <text:p/>
        </draw:polygon>
        <draw:polygon draw:style-name="gr2" draw:text-style-name="P3" draw:layer="layout" svg:width="4.421cm" svg:height="0.017cm" svg:x="2.557cm" svg:y="4.682cm" svg:viewBox="0 0 4422 18" draw:points="0,0 4422,0 4422,18 0,18">
          <text:p/>
        </draw:polygon>
        <draw:polygon draw:style-name="gr2" draw:text-style-name="P3" draw:layer="layout" svg:width="0.017cm" svg:height="0.017cm" svg:x="6.978cm" svg:y="4.682cm" svg:viewBox="0 0 18 18" draw:points="0,0 18,0 18,18 0,18">
          <text:p/>
        </draw:polygon>
        <draw:polygon draw:style-name="gr2" draw:text-style-name="P3" draw:layer="layout" svg:width="4.106cm" svg:height="0.017cm" svg:x="6.995cm" svg:y="4.682cm" svg:viewBox="0 0 4107 18" draw:points="0,0 4107,0 4107,18 0,18">
          <text:p/>
        </draw:polygon>
        <draw:polygon draw:style-name="gr2" draw:text-style-name="P3" draw:layer="layout" svg:width="0.017cm" svg:height="0.017cm" svg:x="11.101cm" svg:y="4.682cm" svg:viewBox="0 0 18 18" draw:points="0,0 18,0 18,18 0,18">
          <text:p/>
        </draw:polygon>
        <draw:polygon draw:style-name="gr2" draw:text-style-name="P3" draw:layer="layout" svg:width="4.107cm" svg:height="0.017cm" svg:x="11.118cm" svg:y="4.682cm" svg:viewBox="0 0 4108 18" draw:points="0,0 4108,0 4108,18 0,18">
          <text:p/>
        </draw:polygon>
        <draw:polygon draw:style-name="gr2" draw:text-style-name="P3" draw:layer="layout" svg:width="0.017cm" svg:height="0.017cm" svg:x="15.225cm" svg:y="4.682cm" svg:viewBox="0 0 18 18" draw:points="0,0 18,0 18,18 0,18">
          <text:p/>
        </draw:polygon>
        <draw:polygon draw:style-name="gr2" draw:text-style-name="P3" draw:layer="layout" svg:width="4.107cm" svg:height="0.017cm" svg:x="15.242cm" svg:y="4.682cm" svg:viewBox="0 0 4108 18" draw:points="0,0 4108,0 4108,18 0,18">
          <text:p/>
        </draw:polygon>
        <draw:polygon draw:style-name="gr2" draw:text-style-name="P3" draw:layer="layout" svg:width="0.017cm" svg:height="0.017cm" svg:x="19.349cm" svg:y="4.682cm" svg:viewBox="0 0 18 18" draw:points="0,0 18,0 18,18 0,18">
          <text:p/>
        </draw:polygon>
        <draw:polygon draw:style-name="gr2" draw:text-style-name="P3" draw:layer="layout" svg:width="0.017cm" svg:height="0.017cm" svg:x="19.349cm" svg:y="4.682cm" svg:viewBox="0 0 18 18" draw:points="0,0 18,0 18,18 0,18">
          <text:p/>
        </draw:polygon>
        <draw:polygon draw:style-name="gr2" draw:text-style-name="P3" draw:layer="layout" svg:width="0.017cm" svg:height="0.529cm" svg:x="2.54cm" svg:y="4.699cm" svg:viewBox="0 0 18 530" draw:points="0,0 18,0 18,530 0,530">
          <text:p/>
        </draw:polygon>
        <draw:polygon draw:style-name="gr2" draw:text-style-name="P3" draw:layer="layout" svg:width="0.017cm" svg:height="0.017cm" svg:x="2.54cm" svg:y="5.228cm" svg:viewBox="0 0 18 18" draw:points="0,0 18,0 18,18 0,18">
          <text:p/>
        </draw:polygon>
        <draw:polygon draw:style-name="gr2" draw:text-style-name="P3" draw:layer="layout" svg:width="0.017cm" svg:height="0.017cm" svg:x="2.54cm" svg:y="5.228cm" svg:viewBox="0 0 18 18" draw:points="0,0 18,0 18,18 0,18">
          <text:p/>
        </draw:polygon>
        <draw:polygon draw:style-name="gr2" draw:text-style-name="P3" draw:layer="layout" svg:width="4.421cm" svg:height="0.017cm" svg:x="2.557cm" svg:y="5.228cm" svg:viewBox="0 0 4422 18" draw:points="0,0 4422,0 4422,18 0,18">
          <text:p/>
        </draw:polygon>
        <draw:polygon draw:style-name="gr2" draw:text-style-name="P3" draw:layer="layout" svg:width="0.017cm" svg:height="0.529cm" svg:x="6.978cm" svg:y="4.699cm" svg:viewBox="0 0 18 530" draw:points="0,0 18,0 18,530 0,530">
          <text:p/>
        </draw:polygon>
        <draw:polygon draw:style-name="gr2" draw:text-style-name="P3" draw:layer="layout" svg:width="0.017cm" svg:height="0.017cm" svg:x="6.978cm" svg:y="5.228cm" svg:viewBox="0 0 18 18" draw:points="0,0 18,0 18,18 0,18">
          <text:p/>
        </draw:polygon>
        <draw:polygon draw:style-name="gr2" draw:text-style-name="P3" draw:layer="layout" svg:width="4.106cm" svg:height="0.017cm" svg:x="6.995cm" svg:y="5.228cm" svg:viewBox="0 0 4107 18" draw:points="0,0 4107,0 4107,18 0,18">
          <text:p/>
        </draw:polygon>
        <draw:polygon draw:style-name="gr2" draw:text-style-name="P3" draw:layer="layout" svg:width="0.017cm" svg:height="0.529cm" svg:x="11.101cm" svg:y="4.699cm" svg:viewBox="0 0 18 530" draw:points="0,0 18,0 18,530 0,530">
          <text:p/>
        </draw:polygon>
        <draw:polygon draw:style-name="gr2" draw:text-style-name="P3" draw:layer="layout" svg:width="0.017cm" svg:height="0.017cm" svg:x="11.101cm" svg:y="5.228cm" svg:viewBox="0 0 18 18" draw:points="0,0 18,0 18,18 0,18">
          <text:p/>
        </draw:polygon>
        <draw:polygon draw:style-name="gr2" draw:text-style-name="P3" draw:layer="layout" svg:width="4.107cm" svg:height="0.017cm" svg:x="11.118cm" svg:y="5.228cm" svg:viewBox="0 0 4108 18" draw:points="0,0 4108,0 4108,18 0,18">
          <text:p/>
        </draw:polygon>
        <draw:polygon draw:style-name="gr2" draw:text-style-name="P3" draw:layer="layout" svg:width="0.017cm" svg:height="0.529cm" svg:x="15.225cm" svg:y="4.699cm" svg:viewBox="0 0 18 530" draw:points="0,0 18,0 18,530 0,530">
          <text:p/>
        </draw:polygon>
        <draw:polygon draw:style-name="gr2" draw:text-style-name="P3" draw:layer="layout" svg:width="0.017cm" svg:height="0.017cm" svg:x="15.225cm" svg:y="5.228cm" svg:viewBox="0 0 18 18" draw:points="0,0 18,0 18,18 0,18">
          <text:p/>
        </draw:polygon>
        <draw:polygon draw:style-name="gr2" draw:text-style-name="P3" draw:layer="layout" svg:width="4.107cm" svg:height="0.017cm" svg:x="15.242cm" svg:y="5.228cm" svg:viewBox="0 0 4108 18" draw:points="0,0 4108,0 4108,18 0,18">
          <text:p/>
        </draw:polygon>
        <draw:polygon draw:style-name="gr2" draw:text-style-name="P3" draw:layer="layout" svg:width="0.017cm" svg:height="0.529cm" svg:x="19.349cm" svg:y="4.699cm" svg:viewBox="0 0 18 530" draw:points="0,0 18,0 18,530 0,530">
          <text:p/>
        </draw:polygon>
        <draw:polygon draw:style-name="gr2" draw:text-style-name="P3" draw:layer="layout" svg:width="0.017cm" svg:height="0.017cm" svg:x="19.349cm" svg:y="5.228cm" svg:viewBox="0 0 18 18" draw:points="0,0 18,0 18,18 0,18">
          <text:p/>
        </draw:polygon>
        <draw:polygon draw:style-name="gr2" draw:text-style-name="P3" draw:layer="layout" svg:width="0.017cm" svg:height="0.017cm" svg:x="19.349cm" svg:y="5.228cm" svg:viewBox="0 0 18 18" draw:points="0,0 18,0 18,18 0,18">
          <text:p/>
        </draw:polygon>
        <draw:frame draw:style-name="gr1" draw:text-style-name="P2" draw:layer="layout" svg:width="3.377cm" svg:height="0.471cm" svg:x="15.425cm" svg:y="4.716cm">
          <draw:text-box>
            <text:p text:style-name="P1"><text:span text:style-name="T1">D.and $t6, $s7, $s5 </text:span></text:p>
          </draw:text-box>
        </draw:frame>
        <draw:frame draw:style-name="gr1" draw:text-style-name="P2" draw:layer="layout" svg:width="1.284cm" svg:height="0.471cm" svg:x="2.541cm" svg:y="5.44cm">
          <draw:text-box>
            <text:p text:style-name="P1"><text:span text:style-name="T2">Câu 17</text:span></text:p>
          </draw:text-box>
        </draw:frame>
        <draw:frame draw:style-name="gr1" draw:text-style-name="P2" draw:layer="layout" svg:width="0.422cm" svg:height="0.475cm" svg:x="3.823cm" svg:y="5.434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7.146cm" svg:height="0.505cm" svg:x="4.065cm" svg:y="5.41cm">
          <draw:text-box>
            <text:p text:style-name="P1"><text:span text:style-name="T4">Cho đoạn chương trình Assembly sau: </text:span></text:p>
          </draw:text-box>
        </draw:frame>
        <draw:frame draw:style-name="gr3" draw:text-style-name="P4" draw:layer="layout" svg:width="4.802cm" svg:height="0.505cm" svg:x="7.042cm" svg:y="6.155cm">
          <draw:text-box>
            <text:p text:style-name="P1"><text:span text:style-name="T18">addi $t0, $0, 0x10010004 </text:span></text:p>
          </draw:text-box>
        </draw:frame>
        <draw:frame draw:style-name="gr3" draw:text-style-name="P4" draw:layer="layout" svg:width="4.802cm" svg:height="0.505cm" svg:x="7.042cm" svg:y="6.684cm">
          <draw:text-box>
            <text:p text:style-name="P1"><text:span text:style-name="T18">addi $t1, $0, 0x10010008 </text:span></text:p>
          </draw:text-box>
        </draw:frame>
        <draw:frame draw:style-name="gr3" draw:text-style-name="P4" draw:layer="layout" svg:width="2.872cm" svg:height="0.505cm" svg:x="7.042cm" svg:y="7.353cm">
          <draw:text-box>
            <text:p text:style-name="P1"><text:span text:style-name="T18">sw <text:s text:c="2"/>$t1, 8($t0) </text:span></text:p>
          </draw:text-box>
        </draw:frame>
        <draw:frame draw:style-name="gr3" draw:text-style-name="P4" draw:layer="layout" svg:width="16.966cm" svg:height="0.505cm" svg:x="2.541cm" svg:y="7.878cm">
          <draw:text-box>
            <text:p text:style-name="P1"><text:span text:style-name="T4">Sau khi chạy hết đoạn lệnh trên thì giá trị của thanh ghi $t1 sẽ được lưu tại địa chỉ nào trong </text:span></text:p>
          </draw:text-box>
        </draw:frame>
        <draw:frame draw:style-name="gr3" draw:text-style-name="P4" draw:layer="layout" svg:width="3.024cm" svg:height="0.505cm" svg:x="2.541cm" svg:y="8.488cm">
          <draw:text-box>
            <text:p text:style-name="P1"><text:span text:style-name="T4">vùng nhớ? (G1) </text:span></text:p>
          </draw:text-box>
        </draw:frame>
        <draw:frame draw:style-name="gr3" draw:text-style-name="P4" draw:layer="layout" svg:width="2.961cm" svg:height="0.505cm" svg:x="2.74cm" svg:y="9.251cm">
          <draw:text-box>
            <text:p text:style-name="P1"><text:span text:style-name="T4">A. 0x10010008 </text:span></text:p>
          </draw:text-box>
        </draw:frame>
        <draw:frame draw:style-name="gr3" draw:text-style-name="P4" draw:layer="layout" svg:width="2.936cm" svg:height="0.505cm" svg:x="6.224cm" svg:y="9.251cm">
          <draw:text-box>
            <text:p text:style-name="P1"><text:span text:style-name="T4">B. 0x10010024 </text:span></text:p>
          </draw:text-box>
        </draw:frame>
        <draw:frame draw:style-name="gr3" draw:text-style-name="P4" draw:layer="layout" svg:width="2.936cm" svg:height="0.505cm" svg:x="9.717cm" svg:y="9.251cm">
          <draw:text-box>
            <text:p text:style-name="P1"><text:span text:style-name="T4">C. 0x10010012 </text:span></text:p>
          </draw:text-box>
        </draw:frame>
        <draw:polygon draw:style-name="gr2" draw:text-style-name="P3" draw:layer="layout" svg:width="0.017cm" svg:height="0.017cm" svg:x="2.54cm" svg:y="9.213cm" svg:viewBox="0 0 18 18" draw:points="0,0 18,0 18,18 0,18">
          <text:p/>
        </draw:polygon>
        <draw:polygon draw:style-name="gr2" draw:text-style-name="P3" draw:layer="layout" svg:width="0.017cm" svg:height="0.017cm" svg:x="2.54cm" svg:y="9.213cm" svg:viewBox="0 0 18 18" draw:points="0,0 18,0 18,18 0,18">
          <text:p/>
        </draw:polygon>
        <draw:polygon draw:style-name="gr2" draw:text-style-name="P3" draw:layer="layout" svg:width="3.467cm" svg:height="0.017cm" svg:x="2.557cm" svg:y="9.213cm" svg:viewBox="0 0 3468 18" draw:points="0,0 3468,0 3468,18 0,18">
          <text:p/>
        </draw:polygon>
        <draw:polygon draw:style-name="gr2" draw:text-style-name="P3" draw:layer="layout" svg:width="0.017cm" svg:height="0.017cm" svg:x="6.024cm" svg:y="9.213cm" svg:viewBox="0 0 18 18" draw:points="0,0 18,0 18,18 0,18">
          <text:p/>
        </draw:polygon>
        <draw:polygon draw:style-name="gr2" draw:text-style-name="P3" draw:layer="layout" svg:width="3.477cm" svg:height="0.017cm" svg:x="6.041cm" svg:y="9.213cm" svg:viewBox="0 0 3478 18" draw:points="0,0 3478,0 3478,18 0,18">
          <text:p/>
        </draw:polygon>
        <draw:polygon draw:style-name="gr2" draw:text-style-name="P3" draw:layer="layout" svg:width="0.017cm" svg:height="0.017cm" svg:x="9.518cm" svg:y="9.213cm" svg:viewBox="0 0 18 18" draw:points="0,0 18,0 18,18 0,18">
          <text:p/>
        </draw:polygon>
        <draw:polygon draw:style-name="gr2" draw:text-style-name="P3" draw:layer="layout" svg:width="4.429cm" svg:height="0.017cm" svg:x="9.535cm" svg:y="9.213cm" svg:viewBox="0 0 4430 18" draw:points="0,0 4430,0 4430,18 0,18">
          <text:p/>
        </draw:polygon>
        <draw:polygon draw:style-name="gr2" draw:text-style-name="P3" draw:layer="layout" svg:width="0.016cm" svg:height="0.017cm" svg:x="13.964cm" svg:y="9.213cm" svg:viewBox="0 0 17 18" draw:points="0,0 17,0 17,18 0,18">
          <text:p/>
        </draw:polygon>
        <draw:polygon draw:style-name="gr2" draw:text-style-name="P3" draw:layer="layout" svg:width="5.064cm" svg:height="0.017cm" svg:x="13.98cm" svg:y="9.213cm" svg:viewBox="0 0 5065 18" draw:points="0,0 5065,0 5065,18 0,18">
          <text:p/>
        </draw:polygon>
        <draw:polygon draw:style-name="gr2" draw:text-style-name="P3" draw:layer="layout" svg:width="0.016cm" svg:height="0.017cm" svg:x="19.045cm" svg:y="9.213cm" svg:viewBox="0 0 17 18" draw:points="0,0 17,0 17,18 0,18">
          <text:p/>
        </draw:polygon>
        <draw:polygon draw:style-name="gr2" draw:text-style-name="P3" draw:layer="layout" svg:width="0.016cm" svg:height="0.017cm" svg:x="19.045cm" svg:y="9.213cm" svg:viewBox="0 0 17 18" draw:points="0,0 17,0 17,18 0,18">
          <text:p/>
        </draw:polygon>
        <draw:polygon draw:style-name="gr2" draw:text-style-name="P3" draw:layer="layout" svg:width="0.017cm" svg:height="0.529cm" svg:x="2.54cm" svg:y="9.23cm" svg:viewBox="0 0 18 530" draw:points="0,0 18,0 18,530 0,530">
          <text:p/>
        </draw:polygon>
        <draw:polygon draw:style-name="gr2" draw:text-style-name="P3" draw:layer="layout" svg:width="0.017cm" svg:height="0.017cm" svg:x="2.54cm" svg:y="9.759cm" svg:viewBox="0 0 18 18" draw:points="0,0 18,0 18,18 0,18">
          <text:p/>
        </draw:polygon>
        <draw:polygon draw:style-name="gr2" draw:text-style-name="P3" draw:layer="layout" svg:width="0.017cm" svg:height="0.017cm" svg:x="2.54cm" svg:y="9.759cm" svg:viewBox="0 0 18 18" draw:points="0,0 18,0 18,18 0,18">
          <text:p/>
        </draw:polygon>
        <draw:polygon draw:style-name="gr2" draw:text-style-name="P3" draw:layer="layout" svg:width="3.467cm" svg:height="0.017cm" svg:x="2.557cm" svg:y="9.759cm" svg:viewBox="0 0 3468 18" draw:points="0,0 3468,0 3468,18 0,18">
          <text:p/>
        </draw:polygon>
        <draw:polygon draw:style-name="gr2" draw:text-style-name="P3" draw:layer="layout" svg:width="0.017cm" svg:height="0.529cm" svg:x="6.024cm" svg:y="9.23cm" svg:viewBox="0 0 18 530" draw:points="0,0 18,0 18,530 0,530">
          <text:p/>
        </draw:polygon>
        <draw:polygon draw:style-name="gr2" draw:text-style-name="P3" draw:layer="layout" svg:width="0.017cm" svg:height="0.017cm" svg:x="6.024cm" svg:y="9.759cm" svg:viewBox="0 0 18 18" draw:points="0,0 18,0 18,18 0,18">
          <text:p/>
        </draw:polygon>
        <draw:polygon draw:style-name="gr2" draw:text-style-name="P3" draw:layer="layout" svg:width="3.477cm" svg:height="0.017cm" svg:x="6.041cm" svg:y="9.759cm" svg:viewBox="0 0 3478 18" draw:points="0,0 3478,0 3478,18 0,18">
          <text:p/>
        </draw:polygon>
        <draw:polygon draw:style-name="gr2" draw:text-style-name="P3" draw:layer="layout" svg:width="0.017cm" svg:height="0.529cm" svg:x="9.518cm" svg:y="9.23cm" svg:viewBox="0 0 18 530" draw:points="0,0 18,0 18,530 0,530">
          <text:p/>
        </draw:polygon>
        <draw:polygon draw:style-name="gr2" draw:text-style-name="P3" draw:layer="layout" svg:width="0.017cm" svg:height="0.017cm" svg:x="9.518cm" svg:y="9.759cm" svg:viewBox="0 0 18 18" draw:points="0,0 18,0 18,18 0,18">
          <text:p/>
        </draw:polygon>
        <draw:polygon draw:style-name="gr2" draw:text-style-name="P3" draw:layer="layout" svg:width="4.429cm" svg:height="0.017cm" svg:x="9.535cm" svg:y="9.759cm" svg:viewBox="0 0 4430 18" draw:points="0,0 4430,0 4430,18 0,18">
          <text:p/>
        </draw:polygon>
        <draw:polygon draw:style-name="gr2" draw:text-style-name="P3" draw:layer="layout" svg:width="0.016cm" svg:height="0.529cm" svg:x="13.964cm" svg:y="9.23cm" svg:viewBox="0 0 17 530" draw:points="0,0 17,0 17,530 0,530">
          <text:p/>
        </draw:polygon>
        <draw:polygon draw:style-name="gr2" draw:text-style-name="P3" draw:layer="layout" svg:width="0.016cm" svg:height="0.017cm" svg:x="13.964cm" svg:y="9.759cm" svg:viewBox="0 0 17 18" draw:points="0,0 17,0 17,18 0,18">
          <text:p/>
        </draw:polygon>
        <draw:polygon draw:style-name="gr2" draw:text-style-name="P3" draw:layer="layout" svg:width="5.064cm" svg:height="0.017cm" svg:x="13.98cm" svg:y="9.759cm" svg:viewBox="0 0 5065 18" draw:points="0,0 5065,0 5065,18 0,18">
          <text:p/>
        </draw:polygon>
        <draw:polygon draw:style-name="gr2" draw:text-style-name="P3" draw:layer="layout" svg:width="0.016cm" svg:height="0.529cm" svg:x="19.045cm" svg:y="9.23cm" svg:viewBox="0 0 17 530" draw:points="0,0 17,0 17,530 0,530">
          <text:p/>
        </draw:polygon>
        <draw:polygon draw:style-name="gr2" draw:text-style-name="P3" draw:layer="layout" svg:width="0.016cm" svg:height="0.017cm" svg:x="19.045cm" svg:y="9.759cm" svg:viewBox="0 0 17 18" draw:points="0,0 17,0 17,18 0,18">
          <text:p/>
        </draw:polygon>
        <draw:polygon draw:style-name="gr2" draw:text-style-name="P3" draw:layer="layout" svg:width="0.016cm" svg:height="0.017cm" svg:x="19.045cm" svg:y="9.759cm" svg:viewBox="0 0 17 18" draw:points="0,0 17,0 17,18 0,18">
          <text:p/>
        </draw:polygon>
        <draw:frame draw:style-name="gr3" draw:text-style-name="P4" draw:layer="layout" svg:width="3.037cm" svg:height="0.505cm" svg:x="14.163cm" svg:y="9.251cm">
          <draw:text-box>
            <text:p text:style-name="P1"><text:span text:style-name="T17">D. 0x1001000C</text:span><text:span text:style-name="T4"> </text:span></text:p>
          </draw:text-box>
        </draw:frame>
        <draw:frame draw:style-name="gr1" draw:text-style-name="P2" draw:layer="layout" svg:width="1.284cm" svg:height="0.471cm" svg:x="2.541cm" svg:y="9.971cm">
          <draw:text-box>
            <text:p text:style-name="P1"><text:span text:style-name="T2">Câu 18</text:span></text:p>
          </draw:text-box>
        </draw:frame>
        <draw:frame draw:style-name="gr1" draw:text-style-name="P2" draw:layer="layout" svg:width="0.422cm" svg:height="0.475cm" svg:x="3.823cm" svg:y="9.965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7.146cm" svg:height="0.505cm" svg:x="4.065cm" svg:y="9.941cm">
          <draw:text-box>
            <text:p text:style-name="P1"><text:span text:style-name="T4">Cho đoạn chương trình Assembly sau: </text:span></text:p>
          </draw:text-box>
        </draw:frame>
        <draw:frame draw:style-name="gr3" draw:text-style-name="P4" draw:layer="layout" svg:width="3.812cm" svg:height="0.505cm" svg:x="6.541cm" svg:y="10.686cm">
          <draw:text-box>
            <text:p text:style-name="P1"><text:span text:style-name="T18">slti $t0, $s1, 0x2022 </text:span></text:p>
          </draw:text-box>
        </draw:frame>
        <draw:frame draw:style-name="gr3" draw:text-style-name="P4" draw:layer="layout" svg:width="3.99cm" svg:height="0.505cm" svg:x="6.541cm" svg:y="11.215cm">
          <draw:text-box>
            <text:p text:style-name="P1"><text:span text:style-name="T18">beq $t0, $zero, ELSE </text:span></text:p>
          </draw:text-box>
        </draw:frame>
        <draw:frame draw:style-name="gr3" draw:text-style-name="P4" draw:layer="layout" svg:width="2.619cm" svg:height="0.505cm" svg:x="6.541cm" svg:y="11.74cm">
          <draw:text-box>
            <text:p text:style-name="P1"><text:span text:style-name="T18">srl $t1, $s1, 1 </text:span></text:p>
          </draw:text-box>
        </draw:frame>
        <draw:frame draw:style-name="gr3" draw:text-style-name="P4" draw:layer="layout" svg:width="3.228cm" svg:height="0.505cm" svg:x="6.541cm" svg:y="12.269cm">
          <draw:text-box>
            <text:p text:style-name="P1"><text:span text:style-name="T18">add $s2, $s2, $t1 </text:span></text:p>
          </draw:text-box>
        </draw:frame>
        <draw:frame draw:style-name="gr3" draw:text-style-name="P4" draw:layer="layout" svg:width="1.094cm" svg:height="0.505cm" svg:x="6.541cm" svg:y="12.794cm">
          <draw:text-box>
            <text:p text:style-name="P1"><text:span text:style-name="T18">j End </text:span></text:p>
          </draw:text-box>
        </draw:frame>
        <draw:frame draw:style-name="gr3" draw:text-style-name="P4" draw:layer="layout" svg:width="5.425cm" svg:height="0.505cm" svg:x="6.541cm" svg:y="13.323cm">
          <draw:text-box>
            <text:p text:style-name="P1"><text:span text:style-name="T18">ELSE: andi $s2, $s1, 0x2023 </text:span></text:p>
          </draw:text-box>
        </draw:frame>
        <draw:frame draw:style-name="gr3" draw:text-style-name="P4" draw:layer="layout" svg:width="1.005cm" svg:height="0.505cm" svg:x="6.541cm" svg:y="13.852cm">
          <draw:text-box>
            <text:p text:style-name="P1"><text:span text:style-name="T18">End: </text:span></text:p>
          </draw:text-box>
        </draw:frame>
        <draw:frame draw:style-name="gr3" draw:text-style-name="P4" draw:layer="layout" svg:width="17.179cm" svg:height="0.505cm" svg:x="2.541cm" svg:y="14.377cm">
          <draw:text-box>
            <text:p text:style-name="P1"><text:span text:style-name="T4">Biết thanh ghi $s1 = 0x2021, thanh ghi $s2 = 0x1. Cho biết thanh ghi $s2 bằng bao nhiêu sau </text:span></text:p>
          </draw:text-box>
        </draw:frame>
        <draw:frame draw:style-name="gr3" draw:text-style-name="P4" draw:layer="layout" svg:width="8.903cm" svg:height="0.505cm" svg:x="2.541cm" svg:y="14.988cm">
          <draw:text-box>
            <text:p text:style-name="P1"><text:span text:style-name="T4">khi thực hiện đoạn lệnh chương trình trên? (G1) </text:span></text:p>
          </draw:text-box>
        </draw:frame>
        <draw:frame draw:style-name="gr3" draw:text-style-name="P4" draw:layer="layout" svg:width="2.047cm" svg:height="0.505cm" svg:x="2.74cm" svg:y="15.961cm">
          <draw:text-box>
            <text:p text:style-name="P1"><text:span text:style-name="T4">A. 0x1021 </text:span></text:p>
          </draw:text-box>
        </draw:frame>
        <draw:frame draw:style-name="gr3" draw:text-style-name="P4" draw:layer="layout" svg:width="2.021cm" svg:height="0.505cm" svg:x="6.863cm" svg:y="15.961cm">
          <draw:text-box>
            <text:p text:style-name="P1"><text:span text:style-name="T4">B. 0x2021 </text:span></text:p>
          </draw:text-box>
        </draw:frame>
        <draw:frame draw:style-name="gr3" draw:text-style-name="P4" draw:layer="layout" svg:width="2.021cm" svg:height="0.505cm" svg:x="10.987cm" svg:y="15.961cm">
          <draw:text-box>
            <text:p text:style-name="P1"><text:span text:style-name="T4">C. 0x2022 </text:span></text:p>
          </draw:text-box>
        </draw:frame>
        <draw:polygon draw:style-name="gr2" draw:text-style-name="P3" draw:layer="layout" svg:width="0.017cm" svg:height="0.017cm" svg:x="2.54cm" svg:y="15.919cm" svg:viewBox="0 0 18 18" draw:points="0,0 18,0 18,18 0,18">
          <text:p/>
        </draw:polygon>
        <draw:polygon draw:style-name="gr2" draw:text-style-name="P3" draw:layer="layout" svg:width="0.017cm" svg:height="0.017cm" svg:x="2.54cm" svg:y="15.919cm" svg:viewBox="0 0 18 18" draw:points="0,0 18,0 18,18 0,18">
          <text:p/>
        </draw:polygon>
        <draw:polygon draw:style-name="gr2" draw:text-style-name="P3" draw:layer="layout" svg:width="4.107cm" svg:height="0.017cm" svg:x="2.557cm" svg:y="15.919cm" svg:viewBox="0 0 4108 18" draw:points="0,0 4108,0 4108,18 0,18">
          <text:p/>
        </draw:polygon>
        <draw:polygon draw:style-name="gr2" draw:text-style-name="P3" draw:layer="layout" svg:width="0.018cm" svg:height="0.017cm" svg:x="6.663cm" svg:y="15.919cm" svg:viewBox="0 0 19 18" draw:points="0,0 19,0 19,18 0,18">
          <text:p/>
        </draw:polygon>
        <draw:polygon draw:style-name="gr2" draw:text-style-name="P3" draw:layer="layout" svg:width="4.107cm" svg:height="0.017cm" svg:x="6.68cm" svg:y="15.919cm" svg:viewBox="0 0 4108 18" draw:points="0,0 4108,0 4108,18 0,18">
          <text:p/>
        </draw:polygon>
        <draw:polygon draw:style-name="gr2" draw:text-style-name="P3" draw:layer="layout" svg:width="0.017cm" svg:height="0.017cm" svg:x="10.788cm" svg:y="15.919cm" svg:viewBox="0 0 18 18" draw:points="0,0 18,0 18,18 0,18">
          <text:p/>
        </draw:polygon>
        <draw:polygon draw:style-name="gr2" draw:text-style-name="P3" draw:layer="layout" svg:width="4.107cm" svg:height="0.017cm" svg:x="10.805cm" svg:y="15.919cm" svg:viewBox="0 0 4108 18" draw:points="0,0 4108,0 4108,18 0,18">
          <text:p/>
        </draw:polygon>
        <draw:polygon draw:style-name="gr2" draw:text-style-name="P3" draw:layer="layout" svg:width="0.017cm" svg:height="0.017cm" svg:x="14.912cm" svg:y="15.919cm" svg:viewBox="0 0 18 18" draw:points="0,0 18,0 18,18 0,18">
          <text:p/>
        </draw:polygon>
        <draw:polygon draw:style-name="gr2" draw:text-style-name="P3" draw:layer="layout" svg:width="4.107cm" svg:height="0.017cm" svg:x="14.929cm" svg:y="15.919cm" svg:viewBox="0 0 4108 18" draw:points="0,0 4108,0 4108,18 0,18">
          <text:p/>
        </draw:polygon>
        <draw:polygon draw:style-name="gr2" draw:text-style-name="P3" draw:layer="layout" svg:width="0.017cm" svg:height="0.017cm" svg:x="19.036cm" svg:y="15.919cm" svg:viewBox="0 0 18 18" draw:points="0,0 18,0 18,18 0,18">
          <text:p/>
        </draw:polygon>
        <draw:polygon draw:style-name="gr2" draw:text-style-name="P3" draw:layer="layout" svg:width="0.017cm" svg:height="0.017cm" svg:x="19.036cm" svg:y="15.919cm" svg:viewBox="0 0 18 18" draw:points="0,0 18,0 18,18 0,18">
          <text:p/>
        </draw:polygon>
        <draw:polygon draw:style-name="gr2" draw:text-style-name="P3" draw:layer="layout" svg:width="0.017cm" svg:height="0.529cm" svg:x="2.54cm" svg:y="15.936cm" svg:viewBox="0 0 18 530" draw:points="0,0 18,0 18,530 0,530">
          <text:p/>
        </draw:polygon>
        <draw:polygon draw:style-name="gr2" draw:text-style-name="P3" draw:layer="layout" svg:width="0.017cm" svg:height="0.017cm" svg:x="2.54cm" svg:y="16.465cm" svg:viewBox="0 0 18 18" draw:points="0,0 18,0 18,18 0,18">
          <text:p/>
        </draw:polygon>
        <draw:polygon draw:style-name="gr2" draw:text-style-name="P3" draw:layer="layout" svg:width="0.017cm" svg:height="0.017cm" svg:x="2.54cm" svg:y="16.465cm" svg:viewBox="0 0 18 18" draw:points="0,0 18,0 18,18 0,18">
          <text:p/>
        </draw:polygon>
        <draw:polygon draw:style-name="gr2" draw:text-style-name="P3" draw:layer="layout" svg:width="4.107cm" svg:height="0.017cm" svg:x="2.557cm" svg:y="16.465cm" svg:viewBox="0 0 4108 18" draw:points="0,0 4108,0 4108,18 0,18">
          <text:p/>
        </draw:polygon>
        <draw:polygon draw:style-name="gr2" draw:text-style-name="P3" draw:layer="layout" svg:width="0.018cm" svg:height="0.529cm" svg:x="6.663cm" svg:y="15.936cm" svg:viewBox="0 0 19 530" draw:points="0,0 19,0 19,530 0,530">
          <text:p/>
        </draw:polygon>
        <draw:polygon draw:style-name="gr2" draw:text-style-name="P3" draw:layer="layout" svg:width="0.018cm" svg:height="0.017cm" svg:x="6.663cm" svg:y="16.465cm" svg:viewBox="0 0 19 18" draw:points="0,0 19,0 19,18 0,18">
          <text:p/>
        </draw:polygon>
        <draw:polygon draw:style-name="gr2" draw:text-style-name="P3" draw:layer="layout" svg:width="4.107cm" svg:height="0.017cm" svg:x="6.68cm" svg:y="16.465cm" svg:viewBox="0 0 4108 18" draw:points="0,0 4108,0 4108,18 0,18">
          <text:p/>
        </draw:polygon>
        <draw:polygon draw:style-name="gr2" draw:text-style-name="P3" draw:layer="layout" svg:width="0.017cm" svg:height="0.529cm" svg:x="10.788cm" svg:y="15.936cm" svg:viewBox="0 0 18 530" draw:points="0,0 18,0 18,530 0,530">
          <text:p/>
        </draw:polygon>
        <draw:polygon draw:style-name="gr2" draw:text-style-name="P3" draw:layer="layout" svg:width="0.017cm" svg:height="0.017cm" svg:x="10.788cm" svg:y="16.465cm" svg:viewBox="0 0 18 18" draw:points="0,0 18,0 18,18 0,18">
          <text:p/>
        </draw:polygon>
        <draw:polygon draw:style-name="gr2" draw:text-style-name="P3" draw:layer="layout" svg:width="4.107cm" svg:height="0.017cm" svg:x="10.805cm" svg:y="16.465cm" svg:viewBox="0 0 4108 18" draw:points="0,0 4108,0 4108,18 0,18">
          <text:p/>
        </draw:polygon>
        <draw:polygon draw:style-name="gr2" draw:text-style-name="P3" draw:layer="layout" svg:width="0.017cm" svg:height="0.529cm" svg:x="14.912cm" svg:y="15.936cm" svg:viewBox="0 0 18 530" draw:points="0,0 18,0 18,530 0,530">
          <text:p/>
        </draw:polygon>
        <draw:polygon draw:style-name="gr2" draw:text-style-name="P3" draw:layer="layout" svg:width="0.017cm" svg:height="0.017cm" svg:x="14.912cm" svg:y="16.465cm" svg:viewBox="0 0 18 18" draw:points="0,0 18,0 18,18 0,18">
          <text:p/>
        </draw:polygon>
        <draw:polygon draw:style-name="gr2" draw:text-style-name="P3" draw:layer="layout" svg:width="4.107cm" svg:height="0.017cm" svg:x="14.929cm" svg:y="16.465cm" svg:viewBox="0 0 4108 18" draw:points="0,0 4108,0 4108,18 0,18">
          <text:p/>
        </draw:polygon>
        <draw:polygon draw:style-name="gr2" draw:text-style-name="P3" draw:layer="layout" svg:width="0.017cm" svg:height="0.529cm" svg:x="19.036cm" svg:y="15.936cm" svg:viewBox="0 0 18 530" draw:points="0,0 18,0 18,530 0,530">
          <text:p/>
        </draw:polygon>
        <draw:polygon draw:style-name="gr2" draw:text-style-name="P3" draw:layer="layout" svg:width="0.017cm" svg:height="0.017cm" svg:x="19.036cm" svg:y="16.465cm" svg:viewBox="0 0 18 18" draw:points="0,0 18,0 18,18 0,18">
          <text:p/>
        </draw:polygon>
        <draw:polygon draw:style-name="gr2" draw:text-style-name="P3" draw:layer="layout" svg:width="0.017cm" svg:height="0.017cm" svg:x="19.036cm" svg:y="16.465cm" svg:viewBox="0 0 18 18" draw:points="0,0 18,0 18,18 0,18">
          <text:p/>
        </draw:polygon>
        <draw:frame draw:style-name="gr3" draw:text-style-name="P4" draw:layer="layout" svg:width="2.046cm" svg:height="0.505cm" svg:x="15.111cm" svg:y="15.961cm">
          <draw:text-box>
            <text:p text:style-name="P1"><text:span text:style-name="T17">D. 0x1011</text:span><text:span text:style-name="T4"> </text:span></text:p>
          </draw:text-box>
        </draw:frame>
        <draw:frame draw:style-name="gr8" draw:text-style-name="P14" draw:layer="layout" svg:width="0.245cm" svg:height="0.276cm" svg:x="2.541cm" svg:y="16.637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4.377cm" svg:height="0.471cm" svg:x="4.53cm" svg:y="17.126cm">
          <draw:text-box>
            <text:p text:style-name="P1"><text:span text:style-name="T2">Duyệt đề Khoa/Bộ Môn </text:span></text:p>
          </draw:text-box>
        </draw:frame>
        <draw:frame draw:style-name="gr1" draw:text-style-name="P2" draw:layer="layout" svg:width="0.422cm" svg:height="0.471cm" svg:x="6.664cm" svg:y="17.8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871cm" svg:height="0.471cm" svg:x="13.528cm" svg:y="17.126cm">
          <draw:text-box>
            <text:p text:style-name="P1"><text:span text:style-name="T2">Giáo viên ra đề </text:span></text:p>
          </draw:text-box>
        </draw:frame>
        <draw:frame draw:style-name="gr9" draw:text-style-name="P15" draw:layer="layout" svg:width="0.668cm" svg:height="0.742cm" svg:x="14.908cm" svg:y="17.872cm">
          <draw:text-box>
            <text:p text:style-name="P1"><text:span text:style-name="T20"><text:s/></text:span></text:p>
          </draw:text-box>
        </draw:frame>
        <draw:polygon draw:style-name="gr2" draw:text-style-name="P3" draw:layer="layout" svg:width="0.017cm" svg:height="0.017cm" svg:x="2.532cm" svg:y="17.092cm" svg:viewBox="0 0 18 18" draw:points="0,0 18,0 18,18 0,18">
          <text:p/>
        </draw:polygon>
        <draw:polygon draw:style-name="gr2" draw:text-style-name="P3" draw:layer="layout" svg:width="0.017cm" svg:height="0.017cm" svg:x="2.532cm" svg:y="17.092cm" svg:viewBox="0 0 18 18" draw:points="0,0 18,0 18,18 0,18">
          <text:p/>
        </draw:polygon>
        <draw:polygon draw:style-name="gr2" draw:text-style-name="P3" draw:layer="layout" svg:width="8.23cm" svg:height="0.017cm" svg:x="2.549cm" svg:y="17.092cm" svg:viewBox="0 0 8231 18" draw:points="0,0 8231,0 8231,18 0,18">
          <text:p/>
        </draw:polygon>
        <draw:polygon draw:style-name="gr2" draw:text-style-name="P3" draw:layer="layout" svg:width="0.017cm" svg:height="0.017cm" svg:x="10.779cm" svg:y="17.092cm" svg:viewBox="0 0 18 18" draw:points="0,0 18,0 18,18 0,18">
          <text:p/>
        </draw:polygon>
        <draw:polygon draw:style-name="gr2" draw:text-style-name="P3" draw:layer="layout" svg:width="8.232cm" svg:height="0.017cm" svg:x="10.796cm" svg:y="17.092cm" svg:viewBox="0 0 8233 18" draw:points="0,0 8233,0 8233,18 0,18">
          <text:p/>
        </draw:polygon>
        <draw:polygon draw:style-name="gr2" draw:text-style-name="P3" draw:layer="layout" svg:width="0.017cm" svg:height="0.017cm" svg:x="19.028cm" svg:y="17.092cm" svg:viewBox="0 0 18 18" draw:points="0,0 18,0 18,18 0,18">
          <text:p/>
        </draw:polygon>
        <draw:polygon draw:style-name="gr2" draw:text-style-name="P3" draw:layer="layout" svg:width="0.017cm" svg:height="0.017cm" svg:x="19.028cm" svg:y="17.092cm" svg:viewBox="0 0 18 18" draw:points="0,0 18,0 18,18 0,18">
          <text:p/>
        </draw:polygon>
        <draw:polygon draw:style-name="gr2" draw:text-style-name="P3" draw:layer="layout" svg:width="0.017cm" svg:height="2.375cm" svg:x="2.532cm" svg:y="17.109cm" svg:viewBox="0 0 18 2376" draw:points="0,0 18,0 18,2376 0,2376">
          <text:p/>
        </draw:polygon>
        <draw:polygon draw:style-name="gr2" draw:text-style-name="P3" draw:layer="layout" svg:width="0.017cm" svg:height="0.017cm" svg:x="2.532cm" svg:y="19.484cm" svg:viewBox="0 0 18 18" draw:points="0,0 18,0 18,18 0,18">
          <text:p/>
        </draw:polygon>
        <draw:polygon draw:style-name="gr2" draw:text-style-name="P3" draw:layer="layout" svg:width="0.017cm" svg:height="0.017cm" svg:x="2.532cm" svg:y="19.484cm" svg:viewBox="0 0 18 18" draw:points="0,0 18,0 18,18 0,18">
          <text:p/>
        </draw:polygon>
        <draw:polygon draw:style-name="gr2" draw:text-style-name="P3" draw:layer="layout" svg:width="8.23cm" svg:height="0.017cm" svg:x="2.549cm" svg:y="19.484cm" svg:viewBox="0 0 8231 18" draw:points="0,0 8231,0 8231,18 0,18">
          <text:p/>
        </draw:polygon>
        <draw:polygon draw:style-name="gr2" draw:text-style-name="P3" draw:layer="layout" svg:width="0.017cm" svg:height="2.375cm" svg:x="10.779cm" svg:y="17.109cm" svg:viewBox="0 0 18 2376" draw:points="0,0 18,0 18,2376 0,2376">
          <text:p/>
        </draw:polygon>
        <draw:polygon draw:style-name="gr2" draw:text-style-name="P3" draw:layer="layout" svg:width="0.017cm" svg:height="0.017cm" svg:x="10.779cm" svg:y="19.484cm" svg:viewBox="0 0 18 18" draw:points="0,0 18,0 18,18 0,18">
          <text:p/>
        </draw:polygon>
        <draw:polygon draw:style-name="gr2" draw:text-style-name="P3" draw:layer="layout" svg:width="8.232cm" svg:height="0.017cm" svg:x="10.796cm" svg:y="19.484cm" svg:viewBox="0 0 8233 18" draw:points="0,0 8233,0 8233,18 0,18">
          <text:p/>
        </draw:polygon>
        <draw:polygon draw:style-name="gr2" draw:text-style-name="P3" draw:layer="layout" svg:width="0.017cm" svg:height="2.375cm" svg:x="19.028cm" svg:y="17.109cm" svg:viewBox="0 0 18 2376" draw:points="0,0 18,0 18,2376 0,2376">
          <text:p/>
        </draw:polygon>
        <draw:polygon draw:style-name="gr2" draw:text-style-name="P3" draw:layer="layout" svg:width="0.017cm" svg:height="0.017cm" svg:x="19.028cm" svg:y="19.484cm" svg:viewBox="0 0 18 18" draw:points="0,0 18,0 18,18 0,18">
          <text:p/>
        </draw:polygon>
        <draw:polygon draw:style-name="gr2" draw:text-style-name="P3" draw:layer="layout" svg:width="0.017cm" svg:height="0.017cm" svg:x="19.028cm" svg:y="19.484cm" svg:viewBox="0 0 18 18" draw:points="0,0 18,0 18,18 0,18">
          <text:p/>
        </draw:polygon>
        <draw:frame draw:style-name="gr1" draw:text-style-name="P2" draw:layer="layout" svg:width="2.884cm" svg:height="0.471cm" svg:x="13.52cm" svg:y="19.014cm">
          <draw:text-box>
            <text:p text:style-name="P1"><text:span text:style-name="T3">Phan Đình Duy </text:span></text:p>
          </draw:text-box>
        </draw:frame>
        <draw:frame draw:style-name="gr3" draw:text-style-name="P4" draw:layer="layout" svg:width="8.788cm" svg:height="0.505cm" svg:x="2.541cm" svg:y="19.526cm">
          <draw:text-box>
            <text:p text:style-name="P1"><text:span text:style-name="T4">Bảng chuẩn đầu ra môn học Kiến trúc máy tính </text:span></text:p>
          </draw:text-box>
        </draw:frame>
        <draw:frame draw:style-name="gr1" draw:text-style-name="P2" draw:layer="layout" svg:width="1.86cm" svg:height="0.471cm" svg:x="3.214cm" svg:y="20.546cm">
          <draw:text-box>
            <text:p text:style-name="P1"><text:span text:style-name="T2">CĐRMH <text:s/></text:span></text:p>
          </draw:text-box>
        </draw:frame>
        <draw:polygon draw:style-name="gr2" draw:text-style-name="P3" draw:layer="layout" svg:width="0.017cm" svg:height="0.017cm" svg:x="2.841cm" svg:y="20.462cm" svg:viewBox="0 0 18 18" draw:points="0,0 18,0 18,18 0,18">
          <text:p/>
        </draw:polygon>
        <draw:polygon draw:style-name="gr2" draw:text-style-name="P3" draw:layer="layout" svg:width="0.017cm" svg:height="0.017cm" svg:x="2.841cm" svg:y="20.462cm" svg:viewBox="0 0 18 18" draw:points="0,0 18,0 18,18 0,18">
          <text:p/>
        </draw:polygon>
        <draw:polygon draw:style-name="gr2" draw:text-style-name="P3" draw:layer="layout" svg:width="2.358cm" svg:height="0.017cm" svg:x="2.858cm" svg:y="20.462cm" svg:viewBox="0 0 2359 18" draw:points="0,0 2359,0 2359,18 0,18">
          <text:p/>
        </draw:polygon>
        <draw:polygon draw:style-name="gr2" draw:text-style-name="P3" draw:layer="layout" svg:width="0.017cm" svg:height="0.017cm" svg:x="5.216cm" svg:y="20.462cm" svg:viewBox="0 0 18 18" draw:points="0,0 18,0 18,18 0,18">
          <text:p/>
        </draw:polygon>
        <draw:polygon draw:style-name="gr2" draw:text-style-name="P3" draw:layer="layout" svg:width="13.955cm" svg:height="0.017cm" svg:x="5.233cm" svg:y="20.462cm" svg:viewBox="0 0 13956 18" draw:points="0,0 13956,0 13956,18 0,18">
          <text:p/>
        </draw:polygon>
        <draw:polygon draw:style-name="gr2" draw:text-style-name="P3" draw:layer="layout" svg:width="0.017cm" svg:height="0.017cm" svg:x="19.188cm" svg:y="20.462cm" svg:viewBox="0 0 18 18" draw:points="0,0 18,0 18,18 0,18">
          <text:p/>
        </draw:polygon>
        <draw:polygon draw:style-name="gr2" draw:text-style-name="P3" draw:layer="layout" svg:width="0.017cm" svg:height="0.017cm" svg:x="19.188cm" svg:y="20.462cm" svg:viewBox="0 0 18 18" draw:points="0,0 18,0 18,18 0,18">
          <text:p/>
        </draw:polygon>
        <draw:polygon draw:style-name="gr2" draw:text-style-name="P3" draw:layer="layout" svg:width="0.017cm" svg:height="0.664cm" svg:x="2.841cm" svg:y="20.479cm" svg:viewBox="0 0 18 665" draw:points="0,0 18,0 18,665 0,665">
          <text:p/>
        </draw:polygon>
        <draw:polygon draw:style-name="gr2" draw:text-style-name="P3" draw:layer="layout" svg:width="0.017cm" svg:height="0.664cm" svg:x="5.216cm" svg:y="20.479cm" svg:viewBox="0 0 18 665" draw:points="0,0 18,0 18,665 0,665">
          <text:p/>
        </draw:polygon>
        <draw:polygon draw:style-name="gr2" draw:text-style-name="P3" draw:layer="layout" svg:width="0.017cm" svg:height="0.664cm" svg:x="19.188cm" svg:y="20.479cm" svg:viewBox="0 0 18 665" draw:points="0,0 18,0 18,665 0,665">
          <text:p/>
        </draw:polygon>
        <draw:frame draw:style-name="gr1" draw:text-style-name="P2" draw:layer="layout" svg:width="2.929cm" svg:height="0.471cm" svg:x="10.797cm" svg:y="20.546cm">
          <draw:text-box>
            <text:p text:style-name="P1"><text:span text:style-name="T2">Mô tả CĐRMH </text:span></text:p>
          </draw:text-box>
        </draw:frame>
        <draw:frame draw:style-name="gr1" draw:text-style-name="P2" draw:layer="layout" svg:width="1.436cm" svg:height="0.471cm" svg:x="3.04cm" svg:y="21.949cm">
          <draw:text-box>
            <text:p text:style-name="P1"><text:span text:style-name="T1">G1 (2.1)</text:span></text:p>
          </draw:text-box>
        </draw:frame>
        <draw:frame draw:style-name="gr3" draw:text-style-name="P4" draw:layer="layout" svg:width="0.456cm" svg:height="0.505cm" svg:x="4.475cm" svg:y="21.9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923cm" svg:height="0.471cm" svg:x="5.415cm" svg:y="21.39cm">
          <draw:text-box>
            <text:p text:style-name="P1"><text:span text:style-name="T1">Hiểu các kiến thức cơ bản về kiến trúc máy tính và lập trình hợp ngữ. Trình </text:span></text:p>
          </draw:text-box>
        </draw:frame>
        <draw:frame draw:style-name="gr1" draw:text-style-name="P2" draw:layer="layout" svg:width="13.493cm" svg:height="0.471cm" svg:x="5.415cm" svg:y="21.949cm">
          <draw:text-box>
            <text:p text:style-name="P1"><text:span text:style-name="T1">bày, phân tích được các thành phần và nguyên lý hoạt động bên trong một máy </text:span></text:p>
          </draw:text-box>
        </draw:frame>
        <draw:frame draw:style-name="gr1" draw:text-style-name="P2" draw:layer="layout" svg:width="13.146cm" svg:height="0.471cm" svg:x="5.415cm" svg:y="22.508cm">
          <draw:text-box>
            <text:p text:style-name="P1"><text:span text:style-name="T1">tính, cơ chế thực thi lệnh của máy tính, đánh giá được hiệu suất của máy tính.</text:span></text:p>
          </draw:text-box>
        </draw:frame>
        <draw:polygon draw:style-name="gr2" draw:text-style-name="P3" draw:layer="layout" svg:width="0.017cm" svg:height="0.018cm" svg:x="2.841cm" svg:y="21.143cm" svg:viewBox="0 0 18 19" draw:points="0,0 18,0 18,19 0,19">
          <text:p/>
        </draw:polygon>
        <draw:polygon draw:style-name="gr2" draw:text-style-name="P3" draw:layer="layout" svg:width="2.358cm" svg:height="0.018cm" svg:x="2.858cm" svg:y="21.143cm" svg:viewBox="0 0 2359 19" draw:points="0,0 2359,0 2359,19 0,19">
          <text:p/>
        </draw:polygon>
        <draw:polygon draw:style-name="gr2" draw:text-style-name="P3" draw:layer="layout" svg:width="0.017cm" svg:height="0.018cm" svg:x="5.216cm" svg:y="21.143cm" svg:viewBox="0 0 18 19" draw:points="0,0 18,0 18,19 0,19">
          <text:p/>
        </draw:polygon>
        <draw:polygon draw:style-name="gr2" draw:text-style-name="P3" draw:layer="layout" svg:width="13.955cm" svg:height="0.018cm" svg:x="5.233cm" svg:y="21.143cm" svg:viewBox="0 0 13956 19" draw:points="0,0 13956,0 13956,19 0,19">
          <text:p/>
        </draw:polygon>
        <draw:polygon draw:style-name="gr2" draw:text-style-name="P3" draw:layer="layout" svg:width="0.017cm" svg:height="0.018cm" svg:x="19.188cm" svg:y="21.143cm" svg:viewBox="0 0 18 19" draw:points="0,0 18,0 18,19 0,19">
          <text:p/>
        </draw:polygon>
        <draw:polygon draw:style-name="gr2" draw:text-style-name="P3" draw:layer="layout" svg:width="0.017cm" svg:height="2.105cm" svg:x="2.841cm" svg:y="21.16cm" svg:viewBox="0 0 18 2106" draw:points="0,0 18,0 18,2106 0,2106">
          <text:p/>
        </draw:polygon>
        <draw:polygon draw:style-name="gr2" draw:text-style-name="P3" draw:layer="layout" svg:width="0.017cm" svg:height="2.105cm" svg:x="5.216cm" svg:y="21.16cm" svg:viewBox="0 0 18 2106" draw:points="0,0 18,0 18,2106 0,2106">
          <text:p/>
        </draw:polygon>
        <draw:polygon draw:style-name="gr2" draw:text-style-name="P3" draw:layer="layout" svg:width="0.017cm" svg:height="2.105cm" svg:x="19.188cm" svg:y="21.16cm" svg:viewBox="0 0 18 2106" draw:points="0,0 18,0 18,2106 0,2106">
          <text:p/>
        </draw:polygon>
        <draw:frame draw:style-name="gr3" draw:text-style-name="P4" draw:layer="layout" svg:width="0.456cm" svg:height="0.505cm" svg:x="18.562cm" svg:y="22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54cm" svg:height="0.471cm" svg:x="3.04cm" svg:y="24.069cm">
          <draw:text-box>
            <text:p text:style-name="P1"><text:span text:style-name="T1">G2 (9.2.1)</text:span></text:p>
          </draw:text-box>
        </draw:frame>
        <draw:frame draw:style-name="gr3" draw:text-style-name="P4" draw:layer="layout" svg:width="0.456cm" svg:height="0.505cm" svg:x="4.793cm" svg:y="24.03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592cm" svg:height="0.471cm" svg:x="5.415cm" svg:y="23.511cm">
          <draw:text-box>
            <text:p text:style-name="P1"><text:span text:style-name="T1">Biết các khái niệm, nguyên lý và các thuật ngữ tiếng Anh trong nhóm kiến thức </text:span></text:p>
          </draw:text-box>
        </draw:frame>
        <draw:frame draw:style-name="gr1" draw:text-style-name="P2" draw:layer="layout" svg:width="13.427cm" svg:height="0.471cm" svg:x="5.415cm" svg:y="24.069cm">
          <draw:text-box>
            <text:p text:style-name="P1"><text:span text:style-name="T1">về kiến trúc máy tính. Khả năng tự nghiên cứu và cập nhật các kỹ thuật – công </text:span></text:p>
          </draw:text-box>
        </draw:frame>
        <draw:frame draw:style-name="gr1" draw:text-style-name="P2" draw:layer="layout" svg:width="1.813cm" svg:height="0.471cm" svg:x="5.415cm" svg:y="24.628cm">
          <draw:text-box>
            <text:p text:style-name="P1"><text:span text:style-name="T1">nghệ mới. </text:span></text:p>
          </draw:text-box>
        </draw:frame>
        <draw:polygon draw:style-name="gr2" draw:text-style-name="P3" draw:layer="layout" svg:width="0.017cm" svg:height="0.017cm" svg:x="2.841cm" svg:y="23.265cm" svg:viewBox="0 0 18 18" draw:points="0,0 18,0 18,18 0,18">
          <text:p/>
        </draw:polygon>
        <draw:polygon draw:style-name="gr2" draw:text-style-name="P3" draw:layer="layout" svg:width="2.358cm" svg:height="0.017cm" svg:x="2.858cm" svg:y="23.265cm" svg:viewBox="0 0 2359 18" draw:points="0,0 2359,0 2359,18 0,18">
          <text:p/>
        </draw:polygon>
        <draw:polygon draw:style-name="gr2" draw:text-style-name="P3" draw:layer="layout" svg:width="0.017cm" svg:height="0.017cm" svg:x="5.216cm" svg:y="23.265cm" svg:viewBox="0 0 18 18" draw:points="0,0 18,0 18,18 0,18">
          <text:p/>
        </draw:polygon>
        <draw:polygon draw:style-name="gr2" draw:text-style-name="P3" draw:layer="layout" svg:width="13.955cm" svg:height="0.017cm" svg:x="5.233cm" svg:y="23.265cm" svg:viewBox="0 0 13956 18" draw:points="0,0 13956,0 13956,18 0,18">
          <text:p/>
        </draw:polygon>
        <draw:polygon draw:style-name="gr2" draw:text-style-name="P3" draw:layer="layout" svg:width="0.017cm" svg:height="0.017cm" svg:x="19.188cm" svg:y="23.265cm" svg:viewBox="0 0 18 18" draw:points="0,0 18,0 18,18 0,18">
          <text:p/>
        </draw:polygon>
        <draw:polygon draw:style-name="gr2" draw:text-style-name="P3" draw:layer="layout" svg:width="0.017cm" svg:height="2.104cm" svg:x="2.841cm" svg:y="23.282cm" svg:viewBox="0 0 18 2105" draw:points="0,0 18,0 18,2105 0,2105">
          <text:p/>
        </draw:polygon>
        <draw:polygon draw:style-name="gr2" draw:text-style-name="P3" draw:layer="layout" svg:width="0.017cm" svg:height="0.017cm" svg:x="2.841cm" svg:y="25.386cm" svg:viewBox="0 0 18 18" draw:points="0,0 18,0 18,18 0,18">
          <text:p/>
        </draw:polygon>
        <draw:polygon draw:style-name="gr2" draw:text-style-name="P3" draw:layer="layout" svg:width="0.017cm" svg:height="0.017cm" svg:x="2.841cm" svg:y="25.386cm" svg:viewBox="0 0 18 18" draw:points="0,0 18,0 18,18 0,18">
          <text:p/>
        </draw:polygon>
        <draw:polygon draw:style-name="gr2" draw:text-style-name="P3" draw:layer="layout" svg:width="2.358cm" svg:height="0.017cm" svg:x="2.858cm" svg:y="25.386cm" svg:viewBox="0 0 2359 18" draw:points="0,0 2359,0 2359,18 0,18">
          <text:p/>
        </draw:polygon>
        <draw:polygon draw:style-name="gr2" draw:text-style-name="P3" draw:layer="layout" svg:width="0.017cm" svg:height="2.104cm" svg:x="5.216cm" svg:y="23.282cm" svg:viewBox="0 0 18 2105" draw:points="0,0 18,0 18,2105 0,2105">
          <text:p/>
        </draw:polygon>
        <draw:polygon draw:style-name="gr2" draw:text-style-name="P3" draw:layer="layout" svg:width="0.017cm" svg:height="0.017cm" svg:x="5.216cm" svg:y="25.386cm" svg:viewBox="0 0 18 18" draw:points="0,0 18,0 18,18 0,18">
          <text:p/>
        </draw:polygon>
        <draw:polygon draw:style-name="gr2" draw:text-style-name="P3" draw:layer="layout" svg:width="13.955cm" svg:height="0.017cm" svg:x="5.233cm" svg:y="25.386cm" svg:viewBox="0 0 13956 18" draw:points="0,0 13956,0 13956,18 0,18">
          <text:p/>
        </draw:polygon>
        <draw:polygon draw:style-name="gr2" draw:text-style-name="P3" draw:layer="layout" svg:width="0.017cm" svg:height="2.104cm" svg:x="19.188cm" svg:y="23.282cm" svg:viewBox="0 0 18 2105" draw:points="0,0 18,0 18,2105 0,2105">
          <text:p/>
        </draw:polygon>
        <draw:polygon draw:style-name="gr2" draw:text-style-name="P3" draw:layer="layout" svg:width="0.017cm" svg:height="0.017cm" svg:x="19.188cm" svg:y="25.386cm" svg:viewBox="0 0 18 18" draw:points="0,0 18,0 18,18 0,18">
          <text:p/>
        </draw:polygon>
        <draw:polygon draw:style-name="gr2" draw:text-style-name="P3" draw:layer="layout" svg:width="0.017cm" svg:height="0.017cm" svg:x="19.188cm" svg:y="25.386cm" svg:viewBox="0 0 18 18" draw:points="0,0 18,0 18,18 0,18">
          <text:p/>
        </draw:polygon>
        <draw:frame draw:style-name="gr3" draw:text-style-name="P4" draw:layer="layout" svg:width="0.456cm" svg:height="0.505cm" svg:x="7.228cm" svg:y="24.59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05cm" svg:x="2.541cm" svg:y="25.428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31T19:13:44.118979107</dc:date>
    <meta:editing-duration>PT2M6S</meta:editing-duration>
    <meta:editing-cycles>2</meta:editing-cycles>
    <meta:generator>LibreOffice/25.8.2.2$Linux_X86_64 LibreOffice_project/580$Build-2</meta:generator>
    <meta:document-statistic meta:object-count="1359"/>
  </office:meta>
</office:document-meta>
</file>